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/>
    <style:style style:name="ce6" style:family="table-cell" style:parent-style-name="Default" style:data-style-name="N106">
      <style:table-cell-properties fo:background-color="transparent"/>
    </style:style>
    <style:style style:name="ce2" style:family="table-cell" style:parent-style-name="Default" style:data-style-name="N106">
      <style:table-cell-properties fo:background-color="#ddddd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6">
      <style:table-cell-properties fo:background-color="#ffff6d" fo:border="0.06pt solid #0000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ample rate</text:p>
          </table:table-cell>
          <table:table-cell table:style-name="ce1" table:formula="of:=3125000/18" office:value-type="float" office:value="173611.111111111" calcext:value-type="float">
            <text:p>173.61E+03</text:p>
          </table:table-cell>
          <table:table-cell/>
          <table:table-cell office:value-type="string" calcext:value-type="string">
            <text:p>Frequencies allow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E1]/([.E2]-1)/2" office:value-type="float" office:value="84.8539154990768" calcext:value-type="float">
            <text:p>84.85E+00</text:p>
          </table:table-cell>
          <table:table-cell table:formula="of:=IF(OR(AND([.B2]&gt;[.$G$2];[.B2]&lt;[.$G$3]);AND([.B2]&gt;[.$G$4];[.B2]&lt;[.$G$5]));1;0)" office:value-type="float" office:value="0" calcext:value-type="float">
            <text:p>0</text:p>
          </table:table-cell>
          <table:table-cell office:value-type="string" calcext:value-type="string">
            <text:p>Samples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float" office:value="85" calcext:value-type="float">
            <text:p>85.00E+0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" table:formula="of:=[.$E$1]/([.$E$2]-1)*[.A3]" office:value-type="float" office:value="169.707830998154" calcext:value-type="float">
            <text:p>169.71E+00</text:p>
          </table:table-cell>
          <table:table-cell table:formula="of:=IF(OR(AND([.B3]&gt;[.$G$2];[.B3]&lt;[.$G$3]);AND([.B3]&gt;[.$G$4];[.B3]&lt;[.$G$5]));1;0)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40000" calcext:value-type="float">
            <text:p>40.00E+0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" table:formula="of:=[.$E$1]/([.$E$2]-1)*[.A4]" office:value-type="float" office:value="339.415661996307" calcext:value-type="float">
            <text:p>339.42E+00</text:p>
          </table:table-cell>
          <table:table-cell table:formula="of:=IF(OR(AND([.B4]&gt;[.$G$2];[.B4]&lt;[.$G$3]);AND([.B4]&gt;[.$G$4];[.B4]&lt;[.$G$5]));1;0)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min</text:p>
          </table:table-cell>
          <table:table-cell table:style-name="ce4" office:value-type="float" office:value="85" calcext:value-type="float">
            <text:p>85.00E+0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" table:formula="of:=[.$E$1]/([.$E$2]-1)*[.A5]" office:value-type="float" office:value="509.123492994461" calcext:value-type="float">
            <text:p>509.12E+00</text:p>
          </table:table-cell>
          <table:table-cell table:formula="of:=IF(OR(AND([.B5]&gt;[.$G$2];[.B5]&lt;[.$G$3]);AND([.B5]&gt;[.$G$4];[.B5]&lt;[.$G$5]));1;0)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40000" calcext:value-type="float">
            <text:p>40.00E+0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" table:formula="of:=[.$E$1]/([.$E$2]-1)*[.A6]" office:value-type="float" office:value="678.831323992614" calcext:value-type="float">
            <text:p>678.83E+00</text:p>
          </table:table-cell>
          <table:table-cell table:formula="of:=IF(OR(AND([.B6]&gt;[.$G$2];[.B6]&lt;[.$G$3]);AND([.B6]&gt;[.$G$4];[.B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" table:formula="of:=[.$E$1]/([.$E$2]-1)*[.A7]" office:value-type="float" office:value="848.539154990768" calcext:value-type="float">
            <text:p>848.54E+00</text:p>
          </table:table-cell>
          <table:table-cell table:formula="of:=IF(OR(AND([.B7]&gt;[.$G$2];[.B7]&lt;[.$G$3]);AND([.B7]&gt;[.$G$4];[.B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" table:formula="of:=[.$E$1]/([.$E$2]-1)*[.A8]" office:value-type="float" office:value="1018.24698598892" calcext:value-type="float">
            <text:p>1.02E+03</text:p>
          </table:table-cell>
          <table:table-cell table:formula="of:=IF(OR(AND([.B8]&gt;[.$G$2];[.B8]&lt;[.$G$3]);AND([.B8]&gt;[.$G$4];[.B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" table:formula="of:=[.$E$1]/([.$E$2]-1)*[.A9]" office:value-type="float" office:value="1187.95481698708" calcext:value-type="float">
            <text:p>1.19E+03</text:p>
          </table:table-cell>
          <table:table-cell table:formula="of:=IF(OR(AND([.B9]&gt;[.$G$2];[.B9]&lt;[.$G$3]);AND([.B9]&gt;[.$G$4];[.B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" table:formula="of:=[.$E$1]/([.$E$2]-1)*[.A10]" office:value-type="float" office:value="1357.66264798523" calcext:value-type="float">
            <text:p>1.36E+03</text:p>
          </table:table-cell>
          <table:table-cell table:formula="of:=IF(OR(AND([.B10]&gt;[.$G$2];[.B10]&lt;[.$G$3]);AND([.B10]&gt;[.$G$4];[.B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" table:formula="of:=[.$E$1]/([.$E$2]-1)*[.A11]" office:value-type="float" office:value="1527.37047898338" calcext:value-type="float">
            <text:p>1.53E+03</text:p>
          </table:table-cell>
          <table:table-cell table:formula="of:=IF(OR(AND([.B11]&gt;[.$G$2];[.B11]&lt;[.$G$3]);AND([.B11]&gt;[.$G$4];[.B11]&lt;[.$G$5]));1;0)"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" table:formula="of:=[.$E$1]/([.$E$2]-1)*[.A12]" office:value-type="float" office:value="1697.07830998154" calcext:value-type="float">
            <text:p>1.70E+03</text:p>
          </table:table-cell>
          <table:table-cell table:formula="of:=IF(OR(AND([.B12]&gt;[.$G$2];[.B12]&lt;[.$G$3]);AND([.B12]&gt;[.$G$4];[.B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" table:formula="of:=[.$E$1]/([.$E$2]-1)*[.A13]" office:value-type="float" office:value="1866.78614097969" calcext:value-type="float">
            <text:p>1.87E+03</text:p>
          </table:table-cell>
          <table:table-cell table:formula="of:=IF(OR(AND([.B13]&gt;[.$G$2];[.B13]&lt;[.$G$3]);AND([.B13]&gt;[.$G$4];[.B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" table:formula="of:=[.$E$1]/([.$E$2]-1)*[.A14]" office:value-type="float" office:value="2036.49397197784" calcext:value-type="float">
            <text:p>2.04E+03</text:p>
          </table:table-cell>
          <table:table-cell table:formula="of:=IF(OR(AND([.B14]&gt;[.$G$2];[.B14]&lt;[.$G$3]);AND([.B14]&gt;[.$G$4];[.B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" table:formula="of:=[.$E$1]/([.$E$2]-1)*[.A15]" office:value-type="float" office:value="2206.201802976" calcext:value-type="float">
            <text:p>2.21E+03</text:p>
          </table:table-cell>
          <table:table-cell table:formula="of:=IF(OR(AND([.B15]&gt;[.$G$2];[.B15]&lt;[.$G$3]);AND([.B15]&gt;[.$G$4];[.B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" table:formula="of:=[.$E$1]/([.$E$2]-1)*[.A16]" office:value-type="float" office:value="2375.90963397415" calcext:value-type="float">
            <text:p>2.38E+03</text:p>
          </table:table-cell>
          <table:table-cell table:formula="of:=IF(OR(AND([.B16]&gt;[.$G$2];[.B16]&lt;[.$G$3]);AND([.B16]&gt;[.$G$4];[.B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" table:formula="of:=[.$E$1]/([.$E$2]-1)*[.A17]" office:value-type="float" office:value="2545.6174649723" calcext:value-type="float">
            <text:p>2.55E+03</text:p>
          </table:table-cell>
          <table:table-cell table:formula="of:=IF(OR(AND([.B17]&gt;[.$G$2];[.B17]&lt;[.$G$3]);AND([.B17]&gt;[.$G$4];[.B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1" table:formula="of:=[.$E$1]/([.$E$2]-1)*[.A18]" office:value-type="float" office:value="2715.32529597046" calcext:value-type="float">
            <text:p>2.72E+03</text:p>
          </table:table-cell>
          <table:table-cell table:formula="of:=IF(OR(AND([.B18]&gt;[.$G$2];[.B18]&lt;[.$G$3]);AND([.B18]&gt;[.$G$4];[.B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1" table:formula="of:=[.$E$1]/([.$E$2]-1)*[.A19]" office:value-type="float" office:value="2885.03312696861" calcext:value-type="float">
            <text:p>2.89E+03</text:p>
          </table:table-cell>
          <table:table-cell table:formula="of:=IF(OR(AND([.B19]&gt;[.$G$2];[.B19]&lt;[.$G$3]);AND([.B19]&gt;[.$G$4];[.B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1" table:formula="of:=[.$E$1]/([.$E$2]-1)*[.A20]" office:value-type="float" office:value="3054.74095796676" calcext:value-type="float">
            <text:p>3.05E+03</text:p>
          </table:table-cell>
          <table:table-cell table:formula="of:=IF(OR(AND([.B20]&gt;[.$G$2];[.B20]&lt;[.$G$3]);AND([.B20]&gt;[.$G$4];[.B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1" table:formula="of:=[.$E$1]/([.$E$2]-1)*[.A21]" office:value-type="float" office:value="3224.44878896492" calcext:value-type="float">
            <text:p>3.22E+03</text:p>
          </table:table-cell>
          <table:table-cell table:formula="of:=IF(OR(AND([.B21]&gt;[.$G$2];[.B21]&lt;[.$G$3]);AND([.B21]&gt;[.$G$4];[.B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1" table:formula="of:=[.$E$1]/([.$E$2]-1)*[.A22]" office:value-type="float" office:value="3394.15661996307" calcext:value-type="float">
            <text:p>3.39E+03</text:p>
          </table:table-cell>
          <table:table-cell table:formula="of:=IF(OR(AND([.B22]&gt;[.$G$2];[.B22]&lt;[.$G$3]);AND([.B22]&gt;[.$G$4];[.B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1" table:formula="of:=[.$E$1]/([.$E$2]-1)*[.A23]" office:value-type="float" office:value="3563.86445096123" calcext:value-type="float">
            <text:p>3.56E+03</text:p>
          </table:table-cell>
          <table:table-cell table:formula="of:=IF(OR(AND([.B23]&gt;[.$G$2];[.B23]&lt;[.$G$3]);AND([.B23]&gt;[.$G$4];[.B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1" table:formula="of:=[.$E$1]/([.$E$2]-1)*[.A24]" office:value-type="float" office:value="3733.57228195938" calcext:value-type="float">
            <text:p>3.73E+03</text:p>
          </table:table-cell>
          <table:table-cell table:formula="of:=IF(OR(AND([.B24]&gt;[.$G$2];[.B24]&lt;[.$G$3]);AND([.B24]&gt;[.$G$4];[.B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1" table:formula="of:=[.$E$1]/([.$E$2]-1)*[.A25]" office:value-type="float" office:value="3903.28011295753" calcext:value-type="float">
            <text:p>3.90E+03</text:p>
          </table:table-cell>
          <table:table-cell table:formula="of:=IF(OR(AND([.B25]&gt;[.$G$2];[.B25]&lt;[.$G$3]);AND([.B25]&gt;[.$G$4];[.B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1" table:formula="of:=[.$E$1]/([.$E$2]-1)*[.A26]" office:value-type="float" office:value="4072.98794395569" calcext:value-type="float">
            <text:p>4.07E+03</text:p>
          </table:table-cell>
          <table:table-cell table:formula="of:=IF(OR(AND([.B26]&gt;[.$G$2];[.B26]&lt;[.$G$3]);AND([.B26]&gt;[.$G$4];[.B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1" table:formula="of:=[.$E$1]/([.$E$2]-1)*[.A27]" office:value-type="float" office:value="4242.69577495384" calcext:value-type="float">
            <text:p>4.24E+03</text:p>
          </table:table-cell>
          <table:table-cell table:formula="of:=IF(OR(AND([.B27]&gt;[.$G$2];[.B27]&lt;[.$G$3]);AND([.B27]&gt;[.$G$4];[.B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1" table:formula="of:=[.$E$1]/([.$E$2]-1)*[.A28]" office:value-type="float" office:value="4412.40360595199" calcext:value-type="float">
            <text:p>4.41E+03</text:p>
          </table:table-cell>
          <table:table-cell table:formula="of:=IF(OR(AND([.B28]&gt;[.$G$2];[.B28]&lt;[.$G$3]);AND([.B28]&gt;[.$G$4];[.B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1" table:formula="of:=[.$E$1]/([.$E$2]-1)*[.A29]" office:value-type="float" office:value="4582.11143695015" calcext:value-type="float">
            <text:p>4.58E+03</text:p>
          </table:table-cell>
          <table:table-cell table:formula="of:=IF(OR(AND([.B29]&gt;[.$G$2];[.B29]&lt;[.$G$3]);AND([.B29]&gt;[.$G$4];[.B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1" table:formula="of:=[.$E$1]/([.$E$2]-1)*[.A30]" office:value-type="float" office:value="4751.8192679483" calcext:value-type="float">
            <text:p>4.75E+03</text:p>
          </table:table-cell>
          <table:table-cell table:formula="of:=IF(OR(AND([.B30]&gt;[.$G$2];[.B30]&lt;[.$G$3]);AND([.B30]&gt;[.$G$4];[.B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1" table:formula="of:=[.$E$1]/([.$E$2]-1)*[.A31]" office:value-type="float" office:value="4921.52709894645" calcext:value-type="float">
            <text:p>4.92E+03</text:p>
          </table:table-cell>
          <table:table-cell table:formula="of:=IF(OR(AND([.B31]&gt;[.$G$2];[.B31]&lt;[.$G$3]);AND([.B31]&gt;[.$G$4];[.B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1" table:formula="of:=[.$E$1]/([.$E$2]-1)*[.A32]" office:value-type="float" office:value="5091.23492994461" calcext:value-type="float">
            <text:p>5.09E+03</text:p>
          </table:table-cell>
          <table:table-cell table:formula="of:=IF(OR(AND([.B32]&gt;[.$G$2];[.B32]&lt;[.$G$3]);AND([.B32]&gt;[.$G$4];[.B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1" table:formula="of:=[.$E$1]/([.$E$2]-1)*[.A33]" office:value-type="float" office:value="5260.94276094276" calcext:value-type="float">
            <text:p>5.26E+03</text:p>
          </table:table-cell>
          <table:table-cell table:formula="of:=IF(OR(AND([.B33]&gt;[.$G$2];[.B33]&lt;[.$G$3]);AND([.B33]&gt;[.$G$4];[.B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1" table:formula="of:=[.$E$1]/([.$E$2]-1)*[.A34]" office:value-type="float" office:value="5430.65059194092" calcext:value-type="float">
            <text:p>5.43E+03</text:p>
          </table:table-cell>
          <table:table-cell table:formula="of:=IF(OR(AND([.B34]&gt;[.$G$2];[.B34]&lt;[.$G$3]);AND([.B34]&gt;[.$G$4];[.B3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1" table:formula="of:=[.$E$1]/([.$E$2]-1)*[.A35]" office:value-type="float" office:value="5600.35842293907" calcext:value-type="float">
            <text:p>5.60E+03</text:p>
          </table:table-cell>
          <table:table-cell table:formula="of:=IF(OR(AND([.B35]&gt;[.$G$2];[.B35]&lt;[.$G$3]);AND([.B35]&gt;[.$G$4];[.B3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1" table:formula="of:=[.$E$1]/([.$E$2]-1)*[.A36]" office:value-type="float" office:value="5770.06625393722" calcext:value-type="float">
            <text:p>5.77E+03</text:p>
          </table:table-cell>
          <table:table-cell table:formula="of:=IF(OR(AND([.B36]&gt;[.$G$2];[.B36]&lt;[.$G$3]);AND([.B36]&gt;[.$G$4];[.B3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1" table:formula="of:=[.$E$1]/([.$E$2]-1)*[.A37]" office:value-type="float" office:value="5939.77408493538" calcext:value-type="float">
            <text:p>5.94E+03</text:p>
          </table:table-cell>
          <table:table-cell table:formula="of:=IF(OR(AND([.B37]&gt;[.$G$2];[.B37]&lt;[.$G$3]);AND([.B37]&gt;[.$G$4];[.B3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1" table:formula="of:=[.$E$1]/([.$E$2]-1)*[.A38]" office:value-type="float" office:value="6109.48191593353" calcext:value-type="float">
            <text:p>6.11E+03</text:p>
          </table:table-cell>
          <table:table-cell table:formula="of:=IF(OR(AND([.B38]&gt;[.$G$2];[.B38]&lt;[.$G$3]);AND([.B38]&gt;[.$G$4];[.B3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1" table:formula="of:=[.$E$1]/([.$E$2]-1)*[.A39]" office:value-type="float" office:value="6279.18974693168" calcext:value-type="float">
            <text:p>6.28E+03</text:p>
          </table:table-cell>
          <table:table-cell table:formula="of:=IF(OR(AND([.B39]&gt;[.$G$2];[.B39]&lt;[.$G$3]);AND([.B39]&gt;[.$G$4];[.B3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1" table:formula="of:=[.$E$1]/([.$E$2]-1)*[.A40]" office:value-type="float" office:value="6448.89757792984" calcext:value-type="float">
            <text:p>6.45E+03</text:p>
          </table:table-cell>
          <table:table-cell table:formula="of:=IF(OR(AND([.B40]&gt;[.$G$2];[.B40]&lt;[.$G$3]);AND([.B40]&gt;[.$G$4];[.B4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1" table:formula="of:=[.$E$1]/([.$E$2]-1)*[.A41]" office:value-type="float" office:value="6618.60540892799" calcext:value-type="float">
            <text:p>6.62E+03</text:p>
          </table:table-cell>
          <table:table-cell table:formula="of:=IF(OR(AND([.B41]&gt;[.$G$2];[.B41]&lt;[.$G$3]);AND([.B41]&gt;[.$G$4];[.B4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1" table:formula="of:=[.$E$1]/([.$E$2]-1)*[.A42]" office:value-type="float" office:value="6788.31323992614" calcext:value-type="float">
            <text:p>6.79E+03</text:p>
          </table:table-cell>
          <table:table-cell table:formula="of:=IF(OR(AND([.B42]&gt;[.$G$2];[.B42]&lt;[.$G$3]);AND([.B42]&gt;[.$G$4];[.B4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1" table:formula="of:=[.$E$1]/([.$E$2]-1)*[.A43]" office:value-type="float" office:value="6958.0210709243" calcext:value-type="float">
            <text:p>6.96E+03</text:p>
          </table:table-cell>
          <table:table-cell table:formula="of:=IF(OR(AND([.B43]&gt;[.$G$2];[.B43]&lt;[.$G$3]);AND([.B43]&gt;[.$G$4];[.B4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1" table:formula="of:=[.$E$1]/([.$E$2]-1)*[.A44]" office:value-type="float" office:value="7127.72890192245" calcext:value-type="float">
            <text:p>7.13E+03</text:p>
          </table:table-cell>
          <table:table-cell table:formula="of:=IF(OR(AND([.B44]&gt;[.$G$2];[.B44]&lt;[.$G$3]);AND([.B44]&gt;[.$G$4];[.B4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1" table:formula="of:=[.$E$1]/([.$E$2]-1)*[.A45]" office:value-type="float" office:value="7297.4367329206" calcext:value-type="float">
            <text:p>7.30E+03</text:p>
          </table:table-cell>
          <table:table-cell table:formula="of:=IF(OR(AND([.B45]&gt;[.$G$2];[.B45]&lt;[.$G$3]);AND([.B45]&gt;[.$G$4];[.B4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1" table:formula="of:=[.$E$1]/([.$E$2]-1)*[.A46]" office:value-type="float" office:value="7467.14456391876" calcext:value-type="float">
            <text:p>7.47E+03</text:p>
          </table:table-cell>
          <table:table-cell table:formula="of:=IF(OR(AND([.B46]&gt;[.$G$2];[.B46]&lt;[.$G$3]);AND([.B46]&gt;[.$G$4];[.B4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1" table:formula="of:=[.$E$1]/([.$E$2]-1)*[.A47]" office:value-type="float" office:value="7636.85239491691" calcext:value-type="float">
            <text:p>7.64E+03</text:p>
          </table:table-cell>
          <table:table-cell table:formula="of:=IF(OR(AND([.B47]&gt;[.$G$2];[.B47]&lt;[.$G$3]);AND([.B47]&gt;[.$G$4];[.B4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1" table:formula="of:=[.$E$1]/([.$E$2]-1)*[.A48]" office:value-type="float" office:value="7806.56022591506" calcext:value-type="float">
            <text:p>7.81E+03</text:p>
          </table:table-cell>
          <table:table-cell table:formula="of:=IF(OR(AND([.B48]&gt;[.$G$2];[.B48]&lt;[.$G$3]);AND([.B48]&gt;[.$G$4];[.B4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1" table:formula="of:=[.$E$1]/([.$E$2]-1)*[.A49]" office:value-type="float" office:value="7976.26805691322" calcext:value-type="float">
            <text:p>7.98E+03</text:p>
          </table:table-cell>
          <table:table-cell table:formula="of:=IF(OR(AND([.B49]&gt;[.$G$2];[.B49]&lt;[.$G$3]);AND([.B49]&gt;[.$G$4];[.B4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1" table:formula="of:=[.$E$1]/([.$E$2]-1)*[.A50]" office:value-type="float" office:value="8145.97588791137" calcext:value-type="float">
            <text:p>8.15E+03</text:p>
          </table:table-cell>
          <table:table-cell table:formula="of:=IF(OR(AND([.B50]&gt;[.$G$2];[.B50]&lt;[.$G$3]);AND([.B50]&gt;[.$G$4];[.B5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1" table:formula="of:=[.$E$1]/([.$E$2]-1)*[.A51]" office:value-type="float" office:value="8315.68371890953" calcext:value-type="float">
            <text:p>8.32E+03</text:p>
          </table:table-cell>
          <table:table-cell table:formula="of:=IF(OR(AND([.B51]&gt;[.$G$2];[.B51]&lt;[.$G$3]);AND([.B51]&gt;[.$G$4];[.B5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1" table:formula="of:=[.$E$1]/([.$E$2]-1)*[.A52]" office:value-type="float" office:value="8485.39154990768" calcext:value-type="float">
            <text:p>8.49E+03</text:p>
          </table:table-cell>
          <table:table-cell table:formula="of:=IF(OR(AND([.B52]&gt;[.$G$2];[.B52]&lt;[.$G$3]);AND([.B52]&gt;[.$G$4];[.B5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1" table:formula="of:=[.$E$1]/([.$E$2]-1)*[.A53]" office:value-type="float" office:value="8655.09938090583" calcext:value-type="float">
            <text:p>8.66E+03</text:p>
          </table:table-cell>
          <table:table-cell table:formula="of:=IF(OR(AND([.B53]&gt;[.$G$2];[.B53]&lt;[.$G$3]);AND([.B53]&gt;[.$G$4];[.B5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1" table:formula="of:=[.$E$1]/([.$E$2]-1)*[.A54]" office:value-type="float" office:value="8824.80721190399" calcext:value-type="float">
            <text:p>8.82E+03</text:p>
          </table:table-cell>
          <table:table-cell table:formula="of:=IF(OR(AND([.B54]&gt;[.$G$2];[.B54]&lt;[.$G$3]);AND([.B54]&gt;[.$G$4];[.B5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1" table:formula="of:=[.$E$1]/([.$E$2]-1)*[.A55]" office:value-type="float" office:value="8994.51504290214" calcext:value-type="float">
            <text:p>8.99E+03</text:p>
          </table:table-cell>
          <table:table-cell table:formula="of:=IF(OR(AND([.B55]&gt;[.$G$2];[.B55]&lt;[.$G$3]);AND([.B55]&gt;[.$G$4];[.B5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1" table:formula="of:=[.$E$1]/([.$E$2]-1)*[.A56]" office:value-type="float" office:value="9164.22287390029" calcext:value-type="float">
            <text:p>9.16E+03</text:p>
          </table:table-cell>
          <table:table-cell table:formula="of:=IF(OR(AND([.B56]&gt;[.$G$2];[.B56]&lt;[.$G$3]);AND([.B56]&gt;[.$G$4];[.B5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1" table:formula="of:=[.$E$1]/([.$E$2]-1)*[.A57]" office:value-type="float" office:value="9333.93070489845" calcext:value-type="float">
            <text:p>9.33E+03</text:p>
          </table:table-cell>
          <table:table-cell table:formula="of:=IF(OR(AND([.B57]&gt;[.$G$2];[.B57]&lt;[.$G$3]);AND([.B57]&gt;[.$G$4];[.B5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1" table:formula="of:=[.$E$1]/([.$E$2]-1)*[.A58]" office:value-type="float" office:value="9503.6385358966" calcext:value-type="float">
            <text:p>9.50E+03</text:p>
          </table:table-cell>
          <table:table-cell table:formula="of:=IF(OR(AND([.B58]&gt;[.$G$2];[.B58]&lt;[.$G$3]);AND([.B58]&gt;[.$G$4];[.B5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1" table:formula="of:=[.$E$1]/([.$E$2]-1)*[.A59]" office:value-type="float" office:value="9673.34636689475" calcext:value-type="float">
            <text:p>9.67E+03</text:p>
          </table:table-cell>
          <table:table-cell table:formula="of:=IF(OR(AND([.B59]&gt;[.$G$2];[.B59]&lt;[.$G$3]);AND([.B59]&gt;[.$G$4];[.B5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1" table:formula="of:=[.$E$1]/([.$E$2]-1)*[.A60]" office:value-type="float" office:value="9843.05419789291" calcext:value-type="float">
            <text:p>9.84E+03</text:p>
          </table:table-cell>
          <table:table-cell table:formula="of:=IF(OR(AND([.B60]&gt;[.$G$2];[.B60]&lt;[.$G$3]);AND([.B60]&gt;[.$G$4];[.B6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1" table:formula="of:=[.$E$1]/([.$E$2]-1)*[.A61]" office:value-type="float" office:value="10012.7620288911" calcext:value-type="float">
            <text:p>10.01E+03</text:p>
          </table:table-cell>
          <table:table-cell table:formula="of:=IF(OR(AND([.B61]&gt;[.$G$2];[.B61]&lt;[.$G$3]);AND([.B61]&gt;[.$G$4];[.B6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1" table:formula="of:=[.$E$1]/([.$E$2]-1)*[.A62]" office:value-type="float" office:value="10182.4698598892" calcext:value-type="float">
            <text:p>10.18E+03</text:p>
          </table:table-cell>
          <table:table-cell table:formula="of:=IF(OR(AND([.B62]&gt;[.$G$2];[.B62]&lt;[.$G$3]);AND([.B62]&gt;[.$G$4];[.B6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1" table:formula="of:=[.$E$1]/([.$E$2]-1)*[.A63]" office:value-type="float" office:value="10352.1776908874" calcext:value-type="float">
            <text:p>10.35E+03</text:p>
          </table:table-cell>
          <table:table-cell table:formula="of:=IF(OR(AND([.B63]&gt;[.$G$2];[.B63]&lt;[.$G$3]);AND([.B63]&gt;[.$G$4];[.B6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1" table:formula="of:=[.$E$1]/([.$E$2]-1)*[.A64]" office:value-type="float" office:value="10521.8855218855" calcext:value-type="float">
            <text:p>10.52E+03</text:p>
          </table:table-cell>
          <table:table-cell table:formula="of:=IF(OR(AND([.B64]&gt;[.$G$2];[.B64]&lt;[.$G$3]);AND([.B64]&gt;[.$G$4];[.B6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1" table:formula="of:=[.$E$1]/([.$E$2]-1)*[.A65]" office:value-type="float" office:value="10691.5933528837" calcext:value-type="float">
            <text:p>10.69E+03</text:p>
          </table:table-cell>
          <table:table-cell table:formula="of:=IF(OR(AND([.B65]&gt;[.$G$2];[.B65]&lt;[.$G$3]);AND([.B65]&gt;[.$G$4];[.B6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1" table:formula="of:=[.$E$1]/([.$E$2]-1)*[.A66]" office:value-type="float" office:value="10861.3011838818" calcext:value-type="float">
            <text:p>10.86E+03</text:p>
          </table:table-cell>
          <table:table-cell table:formula="of:=IF(OR(AND([.B66]&gt;[.$G$2];[.B66]&lt;[.$G$3]);AND([.B66]&gt;[.$G$4];[.B6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1" table:formula="of:=[.$E$1]/([.$E$2]-1)*[.A67]" office:value-type="float" office:value="11031.00901488" calcext:value-type="float">
            <text:p>11.03E+03</text:p>
          </table:table-cell>
          <table:table-cell table:formula="of:=IF(OR(AND([.B67]&gt;[.$G$2];[.B67]&lt;[.$G$3]);AND([.B67]&gt;[.$G$4];[.B6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1" table:formula="of:=[.$E$1]/([.$E$2]-1)*[.A68]" office:value-type="float" office:value="11200.7168458781" calcext:value-type="float">
            <text:p>11.20E+03</text:p>
          </table:table-cell>
          <table:table-cell table:formula="of:=IF(OR(AND([.B68]&gt;[.$G$2];[.B68]&lt;[.$G$3]);AND([.B68]&gt;[.$G$4];[.B6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1" table:formula="of:=[.$E$1]/([.$E$2]-1)*[.A69]" office:value-type="float" office:value="11370.4246768763" calcext:value-type="float">
            <text:p>11.37E+03</text:p>
          </table:table-cell>
          <table:table-cell table:formula="of:=IF(OR(AND([.B69]&gt;[.$G$2];[.B69]&lt;[.$G$3]);AND([.B69]&gt;[.$G$4];[.B6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1" table:formula="of:=[.$E$1]/([.$E$2]-1)*[.A70]" office:value-type="float" office:value="11540.1325078744" calcext:value-type="float">
            <text:p>11.54E+03</text:p>
          </table:table-cell>
          <table:table-cell table:formula="of:=IF(OR(AND([.B70]&gt;[.$G$2];[.B70]&lt;[.$G$3]);AND([.B70]&gt;[.$G$4];[.B7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1" table:formula="of:=[.$E$1]/([.$E$2]-1)*[.A71]" office:value-type="float" office:value="11709.8403388726" calcext:value-type="float">
            <text:p>11.71E+03</text:p>
          </table:table-cell>
          <table:table-cell table:formula="of:=IF(OR(AND([.B71]&gt;[.$G$2];[.B71]&lt;[.$G$3]);AND([.B71]&gt;[.$G$4];[.B7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1" table:formula="of:=[.$E$1]/([.$E$2]-1)*[.A72]" office:value-type="float" office:value="11879.5481698708" calcext:value-type="float">
            <text:p>11.88E+03</text:p>
          </table:table-cell>
          <table:table-cell table:formula="of:=IF(OR(AND([.B72]&gt;[.$G$2];[.B72]&lt;[.$G$3]);AND([.B72]&gt;[.$G$4];[.B7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1" table:formula="of:=[.$E$1]/([.$E$2]-1)*[.A73]" office:value-type="float" office:value="12049.2560008689" calcext:value-type="float">
            <text:p>12.05E+03</text:p>
          </table:table-cell>
          <table:table-cell table:formula="of:=IF(OR(AND([.B73]&gt;[.$G$2];[.B73]&lt;[.$G$3]);AND([.B73]&gt;[.$G$4];[.B7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1" table:formula="of:=[.$E$1]/([.$E$2]-1)*[.A74]" office:value-type="float" office:value="12218.9638318671" calcext:value-type="float">
            <text:p>12.22E+03</text:p>
          </table:table-cell>
          <table:table-cell table:formula="of:=IF(OR(AND([.B74]&gt;[.$G$2];[.B74]&lt;[.$G$3]);AND([.B74]&gt;[.$G$4];[.B7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1" table:formula="of:=[.$E$1]/([.$E$2]-1)*[.A75]" office:value-type="float" office:value="12388.6716628652" calcext:value-type="float">
            <text:p>12.39E+03</text:p>
          </table:table-cell>
          <table:table-cell table:formula="of:=IF(OR(AND([.B75]&gt;[.$G$2];[.B75]&lt;[.$G$3]);AND([.B75]&gt;[.$G$4];[.B7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1" table:formula="of:=[.$E$1]/([.$E$2]-1)*[.A76]" office:value-type="float" office:value="12558.3794938634" calcext:value-type="float">
            <text:p>12.56E+03</text:p>
          </table:table-cell>
          <table:table-cell table:formula="of:=IF(OR(AND([.B76]&gt;[.$G$2];[.B76]&lt;[.$G$3]);AND([.B76]&gt;[.$G$4];[.B7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1" table:formula="of:=[.$E$1]/([.$E$2]-1)*[.A77]" office:value-type="float" office:value="12728.0873248615" calcext:value-type="float">
            <text:p>12.73E+03</text:p>
          </table:table-cell>
          <table:table-cell table:formula="of:=IF(OR(AND([.B77]&gt;[.$G$2];[.B77]&lt;[.$G$3]);AND([.B77]&gt;[.$G$4];[.B7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style-name="ce1" table:formula="of:=[.$E$1]/([.$E$2]-1)*[.A78]" office:value-type="float" office:value="12897.7951558597" calcext:value-type="float">
            <text:p>12.90E+03</text:p>
          </table:table-cell>
          <table:table-cell table:formula="of:=IF(OR(AND([.B78]&gt;[.$G$2];[.B78]&lt;[.$G$3]);AND([.B78]&gt;[.$G$4];[.B7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style-name="ce1" table:formula="of:=[.$E$1]/([.$E$2]-1)*[.A79]" office:value-type="float" office:value="13067.5029868578" calcext:value-type="float">
            <text:p>13.07E+03</text:p>
          </table:table-cell>
          <table:table-cell table:formula="of:=IF(OR(AND([.B79]&gt;[.$G$2];[.B79]&lt;[.$G$3]);AND([.B79]&gt;[.$G$4];[.B7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style-name="ce1" table:formula="of:=[.$E$1]/([.$E$2]-1)*[.A80]" office:value-type="float" office:value="13237.210817856" calcext:value-type="float">
            <text:p>13.24E+03</text:p>
          </table:table-cell>
          <table:table-cell table:formula="of:=IF(OR(AND([.B80]&gt;[.$G$2];[.B80]&lt;[.$G$3]);AND([.B80]&gt;[.$G$4];[.B8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style-name="ce1" table:formula="of:=[.$E$1]/([.$E$2]-1)*[.A81]" office:value-type="float" office:value="13406.9186488541" calcext:value-type="float">
            <text:p>13.41E+03</text:p>
          </table:table-cell>
          <table:table-cell table:formula="of:=IF(OR(AND([.B81]&gt;[.$G$2];[.B81]&lt;[.$G$3]);AND([.B81]&gt;[.$G$4];[.B8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style-name="ce1" table:formula="of:=[.$E$1]/([.$E$2]-1)*[.A82]" office:value-type="float" office:value="13576.6264798523" calcext:value-type="float">
            <text:p>13.58E+03</text:p>
          </table:table-cell>
          <table:table-cell table:formula="of:=IF(OR(AND([.B82]&gt;[.$G$2];[.B82]&lt;[.$G$3]);AND([.B82]&gt;[.$G$4];[.B8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style-name="ce1" table:formula="of:=[.$E$1]/([.$E$2]-1)*[.A83]" office:value-type="float" office:value="13746.3343108504" calcext:value-type="float">
            <text:p>13.75E+03</text:p>
          </table:table-cell>
          <table:table-cell table:formula="of:=IF(OR(AND([.B83]&gt;[.$G$2];[.B83]&lt;[.$G$3]);AND([.B83]&gt;[.$G$4];[.B8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style-name="ce1" table:formula="of:=[.$E$1]/([.$E$2]-1)*[.A84]" office:value-type="float" office:value="13916.0421418486" calcext:value-type="float">
            <text:p>13.92E+03</text:p>
          </table:table-cell>
          <table:table-cell table:formula="of:=IF(OR(AND([.B84]&gt;[.$G$2];[.B84]&lt;[.$G$3]);AND([.B84]&gt;[.$G$4];[.B8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style-name="ce1" table:formula="of:=[.$E$1]/([.$E$2]-1)*[.A85]" office:value-type="float" office:value="14085.7499728467" calcext:value-type="float">
            <text:p>14.09E+03</text:p>
          </table:table-cell>
          <table:table-cell table:formula="of:=IF(OR(AND([.B85]&gt;[.$G$2];[.B85]&lt;[.$G$3]);AND([.B85]&gt;[.$G$4];[.B8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style-name="ce1" table:formula="of:=[.$E$1]/([.$E$2]-1)*[.A86]" office:value-type="float" office:value="14255.4578038449" calcext:value-type="float">
            <text:p>14.26E+03</text:p>
          </table:table-cell>
          <table:table-cell table:formula="of:=IF(OR(AND([.B86]&gt;[.$G$2];[.B86]&lt;[.$G$3]);AND([.B86]&gt;[.$G$4];[.B8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style-name="ce1" table:formula="of:=[.$E$1]/([.$E$2]-1)*[.A87]" office:value-type="float" office:value="14425.1656348431" calcext:value-type="float">
            <text:p>14.43E+03</text:p>
          </table:table-cell>
          <table:table-cell table:formula="of:=IF(OR(AND([.B87]&gt;[.$G$2];[.B87]&lt;[.$G$3]);AND([.B87]&gt;[.$G$4];[.B8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style-name="ce1" table:formula="of:=[.$E$1]/([.$E$2]-1)*[.A88]" office:value-type="float" office:value="14594.8734658412" calcext:value-type="float">
            <text:p>14.59E+03</text:p>
          </table:table-cell>
          <table:table-cell table:formula="of:=IF(OR(AND([.B88]&gt;[.$G$2];[.B88]&lt;[.$G$3]);AND([.B88]&gt;[.$G$4];[.B8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style-name="ce1" table:formula="of:=[.$E$1]/([.$E$2]-1)*[.A89]" office:value-type="float" office:value="14764.5812968394" calcext:value-type="float">
            <text:p>14.76E+03</text:p>
          </table:table-cell>
          <table:table-cell table:formula="of:=IF(OR(AND([.B89]&gt;[.$G$2];[.B89]&lt;[.$G$3]);AND([.B89]&gt;[.$G$4];[.B8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style-name="ce1" table:formula="of:=[.$E$1]/([.$E$2]-1)*[.A90]" office:value-type="float" office:value="14934.2891278375" calcext:value-type="float">
            <text:p>14.93E+03</text:p>
          </table:table-cell>
          <table:table-cell table:formula="of:=IF(OR(AND([.B90]&gt;[.$G$2];[.B90]&lt;[.$G$3]);AND([.B90]&gt;[.$G$4];[.B9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style-name="ce1" table:formula="of:=[.$E$1]/([.$E$2]-1)*[.A91]" office:value-type="float" office:value="15103.9969588357" calcext:value-type="float">
            <text:p>15.10E+03</text:p>
          </table:table-cell>
          <table:table-cell table:formula="of:=IF(OR(AND([.B91]&gt;[.$G$2];[.B91]&lt;[.$G$3]);AND([.B91]&gt;[.$G$4];[.B9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style-name="ce1" table:formula="of:=[.$E$1]/([.$E$2]-1)*[.A92]" office:value-type="float" office:value="15273.7047898338" calcext:value-type="float">
            <text:p>15.27E+03</text:p>
          </table:table-cell>
          <table:table-cell table:formula="of:=IF(OR(AND([.B92]&gt;[.$G$2];[.B92]&lt;[.$G$3]);AND([.B92]&gt;[.$G$4];[.B9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style-name="ce1" table:formula="of:=[.$E$1]/([.$E$2]-1)*[.A93]" office:value-type="float" office:value="15443.412620832" calcext:value-type="float">
            <text:p>15.44E+03</text:p>
          </table:table-cell>
          <table:table-cell table:formula="of:=IF(OR(AND([.B93]&gt;[.$G$2];[.B93]&lt;[.$G$3]);AND([.B93]&gt;[.$G$4];[.B9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style-name="ce1" table:formula="of:=[.$E$1]/([.$E$2]-1)*[.A94]" office:value-type="float" office:value="15613.1204518301" calcext:value-type="float">
            <text:p>15.61E+03</text:p>
          </table:table-cell>
          <table:table-cell table:formula="of:=IF(OR(AND([.B94]&gt;[.$G$2];[.B94]&lt;[.$G$3]);AND([.B94]&gt;[.$G$4];[.B9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style-name="ce1" table:formula="of:=[.$E$1]/([.$E$2]-1)*[.A95]" office:value-type="float" office:value="15782.8282828283" calcext:value-type="float">
            <text:p>15.78E+03</text:p>
          </table:table-cell>
          <table:table-cell table:formula="of:=IF(OR(AND([.B95]&gt;[.$G$2];[.B95]&lt;[.$G$3]);AND([.B95]&gt;[.$G$4];[.B9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style-name="ce1" table:formula="of:=[.$E$1]/([.$E$2]-1)*[.A96]" office:value-type="float" office:value="15952.5361138264" calcext:value-type="float">
            <text:p>15.95E+03</text:p>
          </table:table-cell>
          <table:table-cell table:formula="of:=IF(OR(AND([.B96]&gt;[.$G$2];[.B96]&lt;[.$G$3]);AND([.B96]&gt;[.$G$4];[.B9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style-name="ce1" table:formula="of:=[.$E$1]/([.$E$2]-1)*[.A97]" office:value-type="float" office:value="16122.2439448246" calcext:value-type="float">
            <text:p>16.12E+03</text:p>
          </table:table-cell>
          <table:table-cell table:formula="of:=IF(OR(AND([.B97]&gt;[.$G$2];[.B97]&lt;[.$G$3]);AND([.B97]&gt;[.$G$4];[.B9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style-name="ce1" table:formula="of:=[.$E$1]/([.$E$2]-1)*[.A98]" office:value-type="float" office:value="16291.9517758227" calcext:value-type="float">
            <text:p>16.29E+03</text:p>
          </table:table-cell>
          <table:table-cell table:formula="of:=IF(OR(AND([.B98]&gt;[.$G$2];[.B98]&lt;[.$G$3]);AND([.B98]&gt;[.$G$4];[.B9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style-name="ce1" table:formula="of:=[.$E$1]/([.$E$2]-1)*[.A99]" office:value-type="float" office:value="16461.6596068209" calcext:value-type="float">
            <text:p>16.46E+03</text:p>
          </table:table-cell>
          <table:table-cell table:formula="of:=IF(OR(AND([.B99]&gt;[.$G$2];[.B99]&lt;[.$G$3]);AND([.B99]&gt;[.$G$4];[.B9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style-name="ce1" table:formula="of:=[.$E$1]/([.$E$2]-1)*[.A100]" office:value-type="float" office:value="16631.3674378191" calcext:value-type="float">
            <text:p>16.63E+03</text:p>
          </table:table-cell>
          <table:table-cell table:formula="of:=IF(OR(AND([.B100]&gt;[.$G$2];[.B100]&lt;[.$G$3]);AND([.B100]&gt;[.$G$4];[.B10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style-name="ce1" table:formula="of:=[.$E$1]/([.$E$2]-1)*[.A101]" office:value-type="float" office:value="16801.0752688172" calcext:value-type="float">
            <text:p>16.80E+03</text:p>
          </table:table-cell>
          <table:table-cell table:formula="of:=IF(OR(AND([.B101]&gt;[.$G$2];[.B101]&lt;[.$G$3]);AND([.B101]&gt;[.$G$4];[.B10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style-name="ce1" table:formula="of:=[.$E$1]/([.$E$2]-1)*[.A102]" office:value-type="float" office:value="16970.7830998154" calcext:value-type="float">
            <text:p>16.97E+03</text:p>
          </table:table-cell>
          <table:table-cell table:formula="of:=IF(OR(AND([.B102]&gt;[.$G$2];[.B102]&lt;[.$G$3]);AND([.B102]&gt;[.$G$4];[.B10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style-name="ce1" table:formula="of:=[.$E$1]/([.$E$2]-1)*[.A103]" office:value-type="float" office:value="17140.4909308135" calcext:value-type="float">
            <text:p>17.14E+03</text:p>
          </table:table-cell>
          <table:table-cell table:formula="of:=IF(OR(AND([.B103]&gt;[.$G$2];[.B103]&lt;[.$G$3]);AND([.B103]&gt;[.$G$4];[.B10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style-name="ce1" table:formula="of:=[.$E$1]/([.$E$2]-1)*[.A104]" office:value-type="float" office:value="17310.1987618117" calcext:value-type="float">
            <text:p>17.31E+03</text:p>
          </table:table-cell>
          <table:table-cell table:formula="of:=IF(OR(AND([.B104]&gt;[.$G$2];[.B104]&lt;[.$G$3]);AND([.B104]&gt;[.$G$4];[.B10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style-name="ce1" table:formula="of:=[.$E$1]/([.$E$2]-1)*[.A105]" office:value-type="float" office:value="17479.9065928098" calcext:value-type="float">
            <text:p>17.48E+03</text:p>
          </table:table-cell>
          <table:table-cell table:formula="of:=IF(OR(AND([.B105]&gt;[.$G$2];[.B105]&lt;[.$G$3]);AND([.B105]&gt;[.$G$4];[.B10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style-name="ce1" table:formula="of:=[.$E$1]/([.$E$2]-1)*[.A106]" office:value-type="float" office:value="17649.614423808" calcext:value-type="float">
            <text:p>17.65E+03</text:p>
          </table:table-cell>
          <table:table-cell table:formula="of:=IF(OR(AND([.B106]&gt;[.$G$2];[.B106]&lt;[.$G$3]);AND([.B106]&gt;[.$G$4];[.B10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style-name="ce1" table:formula="of:=[.$E$1]/([.$E$2]-1)*[.A107]" office:value-type="float" office:value="17819.3222548061" calcext:value-type="float">
            <text:p>17.82E+03</text:p>
          </table:table-cell>
          <table:table-cell table:formula="of:=IF(OR(AND([.B107]&gt;[.$G$2];[.B107]&lt;[.$G$3]);AND([.B107]&gt;[.$G$4];[.B10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style-name="ce1" table:formula="of:=[.$E$1]/([.$E$2]-1)*[.A108]" office:value-type="float" office:value="17989.0300858043" calcext:value-type="float">
            <text:p>17.99E+03</text:p>
          </table:table-cell>
          <table:table-cell table:formula="of:=IF(OR(AND([.B108]&gt;[.$G$2];[.B108]&lt;[.$G$3]);AND([.B108]&gt;[.$G$4];[.B10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style-name="ce1" table:formula="of:=[.$E$1]/([.$E$2]-1)*[.A109]" office:value-type="float" office:value="18158.7379168024" calcext:value-type="float">
            <text:p>18.16E+03</text:p>
          </table:table-cell>
          <table:table-cell table:formula="of:=IF(OR(AND([.B109]&gt;[.$G$2];[.B109]&lt;[.$G$3]);AND([.B109]&gt;[.$G$4];[.B10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style-name="ce1" table:formula="of:=[.$E$1]/([.$E$2]-1)*[.A110]" office:value-type="float" office:value="18328.4457478006" calcext:value-type="float">
            <text:p>18.33E+03</text:p>
          </table:table-cell>
          <table:table-cell table:formula="of:=IF(OR(AND([.B110]&gt;[.$G$2];[.B110]&lt;[.$G$3]);AND([.B110]&gt;[.$G$4];[.B1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style-name="ce1" table:formula="of:=[.$E$1]/([.$E$2]-1)*[.A111]" office:value-type="float" office:value="18498.1535787987" calcext:value-type="float">
            <text:p>18.50E+03</text:p>
          </table:table-cell>
          <table:table-cell table:formula="of:=IF(OR(AND([.B111]&gt;[.$G$2];[.B111]&lt;[.$G$3]);AND([.B111]&gt;[.$G$4];[.B11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style-name="ce1" table:formula="of:=[.$E$1]/([.$E$2]-1)*[.A112]" office:value-type="float" office:value="18667.8614097969" calcext:value-type="float">
            <text:p>18.67E+03</text:p>
          </table:table-cell>
          <table:table-cell table:formula="of:=IF(OR(AND([.B112]&gt;[.$G$2];[.B112]&lt;[.$G$3]);AND([.B112]&gt;[.$G$4];[.B1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style-name="ce1" table:formula="of:=[.$E$1]/([.$E$2]-1)*[.A113]" office:value-type="float" office:value="18837.569240795" calcext:value-type="float">
            <text:p>18.84E+03</text:p>
          </table:table-cell>
          <table:table-cell table:formula="of:=IF(OR(AND([.B113]&gt;[.$G$2];[.B113]&lt;[.$G$3]);AND([.B113]&gt;[.$G$4];[.B1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style-name="ce1" table:formula="of:=[.$E$1]/([.$E$2]-1)*[.A114]" office:value-type="float" office:value="19007.2770717932" calcext:value-type="float">
            <text:p>19.01E+03</text:p>
          </table:table-cell>
          <table:table-cell table:formula="of:=IF(OR(AND([.B114]&gt;[.$G$2];[.B114]&lt;[.$G$3]);AND([.B114]&gt;[.$G$4];[.B1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style-name="ce1" table:formula="of:=[.$E$1]/([.$E$2]-1)*[.A115]" office:value-type="float" office:value="19176.9849027914" calcext:value-type="float">
            <text:p>19.18E+03</text:p>
          </table:table-cell>
          <table:table-cell table:formula="of:=IF(OR(AND([.B115]&gt;[.$G$2];[.B115]&lt;[.$G$3]);AND([.B115]&gt;[.$G$4];[.B1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style-name="ce1" table:formula="of:=[.$E$1]/([.$E$2]-1)*[.A116]" office:value-type="float" office:value="19346.6927337895" calcext:value-type="float">
            <text:p>19.35E+03</text:p>
          </table:table-cell>
          <table:table-cell table:formula="of:=IF(OR(AND([.B116]&gt;[.$G$2];[.B116]&lt;[.$G$3]);AND([.B116]&gt;[.$G$4];[.B1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style-name="ce1" table:formula="of:=[.$E$1]/([.$E$2]-1)*[.A117]" office:value-type="float" office:value="19516.4005647877" calcext:value-type="float">
            <text:p>19.52E+03</text:p>
          </table:table-cell>
          <table:table-cell table:formula="of:=IF(OR(AND([.B117]&gt;[.$G$2];[.B117]&lt;[.$G$3]);AND([.B117]&gt;[.$G$4];[.B1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style-name="ce1" table:formula="of:=[.$E$1]/([.$E$2]-1)*[.A118]" office:value-type="float" office:value="19686.1083957858" calcext:value-type="float">
            <text:p>19.69E+03</text:p>
          </table:table-cell>
          <table:table-cell table:formula="of:=IF(OR(AND([.B118]&gt;[.$G$2];[.B118]&lt;[.$G$3]);AND([.B118]&gt;[.$G$4];[.B1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style-name="ce1" table:formula="of:=[.$E$1]/([.$E$2]-1)*[.A119]" office:value-type="float" office:value="19855.816226784" calcext:value-type="float">
            <text:p>19.86E+03</text:p>
          </table:table-cell>
          <table:table-cell table:formula="of:=IF(OR(AND([.B119]&gt;[.$G$2];[.B119]&lt;[.$G$3]);AND([.B119]&gt;[.$G$4];[.B1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style-name="ce1" table:formula="of:=[.$E$1]/([.$E$2]-1)*[.A120]" office:value-type="float" office:value="20025.5240577821" calcext:value-type="float">
            <text:p>20.03E+03</text:p>
          </table:table-cell>
          <table:table-cell table:formula="of:=IF(OR(AND([.B120]&gt;[.$G$2];[.B120]&lt;[.$G$3]);AND([.B120]&gt;[.$G$4];[.B1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style-name="ce1" table:formula="of:=[.$E$1]/([.$E$2]-1)*[.A121]" office:value-type="float" office:value="20195.2318887803" calcext:value-type="float">
            <text:p>20.20E+03</text:p>
          </table:table-cell>
          <table:table-cell table:formula="of:=IF(OR(AND([.B121]&gt;[.$G$2];[.B121]&lt;[.$G$3]);AND([.B121]&gt;[.$G$4];[.B1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style-name="ce1" table:formula="of:=[.$E$1]/([.$E$2]-1)*[.A122]" office:value-type="float" office:value="20364.9397197784" calcext:value-type="float">
            <text:p>20.36E+03</text:p>
          </table:table-cell>
          <table:table-cell table:formula="of:=IF(OR(AND([.B122]&gt;[.$G$2];[.B122]&lt;[.$G$3]);AND([.B122]&gt;[.$G$4];[.B1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style-name="ce1" table:formula="of:=[.$E$1]/([.$E$2]-1)*[.A123]" office:value-type="float" office:value="20534.6475507766" calcext:value-type="float">
            <text:p>20.53E+03</text:p>
          </table:table-cell>
          <table:table-cell table:formula="of:=IF(OR(AND([.B123]&gt;[.$G$2];[.B123]&lt;[.$G$3]);AND([.B123]&gt;[.$G$4];[.B1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style-name="ce1" table:formula="of:=[.$E$1]/([.$E$2]-1)*[.A124]" office:value-type="float" office:value="20704.3553817747" calcext:value-type="float">
            <text:p>20.70E+03</text:p>
          </table:table-cell>
          <table:table-cell table:formula="of:=IF(OR(AND([.B124]&gt;[.$G$2];[.B124]&lt;[.$G$3]);AND([.B124]&gt;[.$G$4];[.B1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style-name="ce1" table:formula="of:=[.$E$1]/([.$E$2]-1)*[.A125]" office:value-type="float" office:value="20874.0632127729" calcext:value-type="float">
            <text:p>20.87E+03</text:p>
          </table:table-cell>
          <table:table-cell table:formula="of:=IF(OR(AND([.B125]&gt;[.$G$2];[.B125]&lt;[.$G$3]);AND([.B125]&gt;[.$G$4];[.B1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style-name="ce1" table:formula="of:=[.$E$1]/([.$E$2]-1)*[.A126]" office:value-type="float" office:value="21043.771043771" calcext:value-type="float">
            <text:p>21.04E+03</text:p>
          </table:table-cell>
          <table:table-cell table:formula="of:=IF(OR(AND([.B126]&gt;[.$G$2];[.B126]&lt;[.$G$3]);AND([.B126]&gt;[.$G$4];[.B1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style-name="ce1" table:formula="of:=[.$E$1]/([.$E$2]-1)*[.A127]" office:value-type="float" office:value="21213.4788747692" calcext:value-type="float">
            <text:p>21.21E+03</text:p>
          </table:table-cell>
          <table:table-cell table:formula="of:=IF(OR(AND([.B127]&gt;[.$G$2];[.B127]&lt;[.$G$3]);AND([.B127]&gt;[.$G$4];[.B1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style-name="ce1" table:formula="of:=[.$E$1]/([.$E$2]-1)*[.A128]" office:value-type="float" office:value="21383.1867057673" calcext:value-type="float">
            <text:p>21.38E+03</text:p>
          </table:table-cell>
          <table:table-cell table:formula="of:=IF(OR(AND([.B128]&gt;[.$G$2];[.B128]&lt;[.$G$3]);AND([.B128]&gt;[.$G$4];[.B1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style-name="ce1" table:formula="of:=[.$E$1]/([.$E$2]-1)*[.A129]" office:value-type="float" office:value="21552.8945367655" calcext:value-type="float">
            <text:p>21.55E+03</text:p>
          </table:table-cell>
          <table:table-cell table:formula="of:=IF(OR(AND([.B129]&gt;[.$G$2];[.B129]&lt;[.$G$3]);AND([.B129]&gt;[.$G$4];[.B1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style-name="ce1" table:formula="of:=[.$E$1]/([.$E$2]-1)*[.A130]" office:value-type="float" office:value="21722.6023677637" calcext:value-type="float">
            <text:p>21.72E+03</text:p>
          </table:table-cell>
          <table:table-cell table:formula="of:=IF(OR(AND([.B130]&gt;[.$G$2];[.B130]&lt;[.$G$3]);AND([.B130]&gt;[.$G$4];[.B1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style-name="ce1" table:formula="of:=[.$E$1]/([.$E$2]-1)*[.A131]" office:value-type="float" office:value="21892.3101987618" calcext:value-type="float">
            <text:p>21.89E+03</text:p>
          </table:table-cell>
          <table:table-cell table:formula="of:=IF(OR(AND([.B131]&gt;[.$G$2];[.B131]&lt;[.$G$3]);AND([.B131]&gt;[.$G$4];[.B1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style-name="ce1" table:formula="of:=[.$E$1]/([.$E$2]-1)*[.A132]" office:value-type="float" office:value="22062.01802976" calcext:value-type="float">
            <text:p>22.06E+03</text:p>
          </table:table-cell>
          <table:table-cell table:formula="of:=IF(OR(AND([.B132]&gt;[.$G$2];[.B132]&lt;[.$G$3]);AND([.B132]&gt;[.$G$4];[.B1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style-name="ce1" table:formula="of:=[.$E$1]/([.$E$2]-1)*[.A133]" office:value-type="float" office:value="22231.7258607581" calcext:value-type="float">
            <text:p>22.23E+03</text:p>
          </table:table-cell>
          <table:table-cell table:formula="of:=IF(OR(AND([.B133]&gt;[.$G$2];[.B133]&lt;[.$G$3]);AND([.B133]&gt;[.$G$4];[.B1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style-name="ce1" table:formula="of:=[.$E$1]/([.$E$2]-1)*[.A134]" office:value-type="float" office:value="22401.4336917563" calcext:value-type="float">
            <text:p>22.40E+03</text:p>
          </table:table-cell>
          <table:table-cell table:formula="of:=IF(OR(AND([.B134]&gt;[.$G$2];[.B134]&lt;[.$G$3]);AND([.B134]&gt;[.$G$4];[.B13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style-name="ce1" table:formula="of:=[.$E$1]/([.$E$2]-1)*[.A135]" office:value-type="float" office:value="22571.1415227544" calcext:value-type="float">
            <text:p>22.57E+03</text:p>
          </table:table-cell>
          <table:table-cell table:formula="of:=IF(OR(AND([.B135]&gt;[.$G$2];[.B135]&lt;[.$G$3]);AND([.B135]&gt;[.$G$4];[.B13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style-name="ce1" table:formula="of:=[.$E$1]/([.$E$2]-1)*[.A136]" office:value-type="float" office:value="22740.8493537526" calcext:value-type="float">
            <text:p>22.74E+03</text:p>
          </table:table-cell>
          <table:table-cell table:formula="of:=IF(OR(AND([.B136]&gt;[.$G$2];[.B136]&lt;[.$G$3]);AND([.B136]&gt;[.$G$4];[.B13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style-name="ce1" table:formula="of:=[.$E$1]/([.$E$2]-1)*[.A137]" office:value-type="float" office:value="22910.5571847507" calcext:value-type="float">
            <text:p>22.91E+03</text:p>
          </table:table-cell>
          <table:table-cell table:formula="of:=IF(OR(AND([.B137]&gt;[.$G$2];[.B137]&lt;[.$G$3]);AND([.B137]&gt;[.$G$4];[.B13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style-name="ce1" table:formula="of:=[.$E$1]/([.$E$2]-1)*[.A138]" office:value-type="float" office:value="23080.2650157489" calcext:value-type="float">
            <text:p>23.08E+03</text:p>
          </table:table-cell>
          <table:table-cell table:formula="of:=IF(OR(AND([.B138]&gt;[.$G$2];[.B138]&lt;[.$G$3]);AND([.B138]&gt;[.$G$4];[.B13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style-name="ce1" table:formula="of:=[.$E$1]/([.$E$2]-1)*[.A139]" office:value-type="float" office:value="23249.972846747" calcext:value-type="float">
            <text:p>23.25E+03</text:p>
          </table:table-cell>
          <table:table-cell table:formula="of:=IF(OR(AND([.B139]&gt;[.$G$2];[.B139]&lt;[.$G$3]);AND([.B139]&gt;[.$G$4];[.B13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style-name="ce1" table:formula="of:=[.$E$1]/([.$E$2]-1)*[.A140]" office:value-type="float" office:value="23419.6806777452" calcext:value-type="float">
            <text:p>23.42E+03</text:p>
          </table:table-cell>
          <table:table-cell table:formula="of:=IF(OR(AND([.B140]&gt;[.$G$2];[.B140]&lt;[.$G$3]);AND([.B140]&gt;[.$G$4];[.B14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style-name="ce1" table:formula="of:=[.$E$1]/([.$E$2]-1)*[.A141]" office:value-type="float" office:value="23589.3885087433" calcext:value-type="float">
            <text:p>23.59E+03</text:p>
          </table:table-cell>
          <table:table-cell table:formula="of:=IF(OR(AND([.B141]&gt;[.$G$2];[.B141]&lt;[.$G$3]);AND([.B141]&gt;[.$G$4];[.B14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style-name="ce1" table:formula="of:=[.$E$1]/([.$E$2]-1)*[.A142]" office:value-type="float" office:value="23759.0963397415" calcext:value-type="float">
            <text:p>23.76E+03</text:p>
          </table:table-cell>
          <table:table-cell table:formula="of:=IF(OR(AND([.B142]&gt;[.$G$2];[.B142]&lt;[.$G$3]);AND([.B142]&gt;[.$G$4];[.B14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style-name="ce1" table:formula="of:=[.$E$1]/([.$E$2]-1)*[.A143]" office:value-type="float" office:value="23928.8041707397" calcext:value-type="float">
            <text:p>23.93E+03</text:p>
          </table:table-cell>
          <table:table-cell table:formula="of:=IF(OR(AND([.B143]&gt;[.$G$2];[.B143]&lt;[.$G$3]);AND([.B143]&gt;[.$G$4];[.B14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style-name="ce1" table:formula="of:=[.$E$1]/([.$E$2]-1)*[.A144]" office:value-type="float" office:value="24098.5120017378" calcext:value-type="float">
            <text:p>24.10E+03</text:p>
          </table:table-cell>
          <table:table-cell table:formula="of:=IF(OR(AND([.B144]&gt;[.$G$2];[.B144]&lt;[.$G$3]);AND([.B144]&gt;[.$G$4];[.B14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style-name="ce1" table:formula="of:=[.$E$1]/([.$E$2]-1)*[.A145]" office:value-type="float" office:value="24268.219832736" calcext:value-type="float">
            <text:p>24.27E+03</text:p>
          </table:table-cell>
          <table:table-cell table:formula="of:=IF(OR(AND([.B145]&gt;[.$G$2];[.B145]&lt;[.$G$3]);AND([.B145]&gt;[.$G$4];[.B14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style-name="ce1" table:formula="of:=[.$E$1]/([.$E$2]-1)*[.A146]" office:value-type="float" office:value="24437.9276637341" calcext:value-type="float">
            <text:p>24.44E+03</text:p>
          </table:table-cell>
          <table:table-cell table:formula="of:=IF(OR(AND([.B146]&gt;[.$G$2];[.B146]&lt;[.$G$3]);AND([.B146]&gt;[.$G$4];[.B14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style-name="ce1" table:formula="of:=[.$E$1]/([.$E$2]-1)*[.A147]" office:value-type="float" office:value="24607.6354947323" calcext:value-type="float">
            <text:p>24.61E+03</text:p>
          </table:table-cell>
          <table:table-cell table:formula="of:=IF(OR(AND([.B147]&gt;[.$G$2];[.B147]&lt;[.$G$3]);AND([.B147]&gt;[.$G$4];[.B14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style-name="ce1" table:formula="of:=[.$E$1]/([.$E$2]-1)*[.A148]" office:value-type="float" office:value="24777.3433257304" calcext:value-type="float">
            <text:p>24.78E+03</text:p>
          </table:table-cell>
          <table:table-cell table:formula="of:=IF(OR(AND([.B148]&gt;[.$G$2];[.B148]&lt;[.$G$3]);AND([.B148]&gt;[.$G$4];[.B14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style-name="ce1" table:formula="of:=[.$E$1]/([.$E$2]-1)*[.A149]" office:value-type="float" office:value="24947.0511567286" calcext:value-type="float">
            <text:p>24.95E+03</text:p>
          </table:table-cell>
          <table:table-cell table:formula="of:=IF(OR(AND([.B149]&gt;[.$G$2];[.B149]&lt;[.$G$3]);AND([.B149]&gt;[.$G$4];[.B14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style-name="ce1" table:formula="of:=[.$E$1]/([.$E$2]-1)*[.A150]" office:value-type="float" office:value="25116.7589877267" calcext:value-type="float">
            <text:p>25.12E+03</text:p>
          </table:table-cell>
          <table:table-cell table:formula="of:=IF(OR(AND([.B150]&gt;[.$G$2];[.B150]&lt;[.$G$3]);AND([.B150]&gt;[.$G$4];[.B15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style-name="ce1" table:formula="of:=[.$E$1]/([.$E$2]-1)*[.A151]" office:value-type="float" office:value="25286.4668187249" calcext:value-type="float">
            <text:p>25.29E+03</text:p>
          </table:table-cell>
          <table:table-cell table:formula="of:=IF(OR(AND([.B151]&gt;[.$G$2];[.B151]&lt;[.$G$3]);AND([.B151]&gt;[.$G$4];[.B15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style-name="ce1" table:formula="of:=[.$E$1]/([.$E$2]-1)*[.A152]" office:value-type="float" office:value="25456.174649723" calcext:value-type="float">
            <text:p>25.46E+03</text:p>
          </table:table-cell>
          <table:table-cell table:formula="of:=IF(OR(AND([.B152]&gt;[.$G$2];[.B152]&lt;[.$G$3]);AND([.B152]&gt;[.$G$4];[.B15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style-name="ce1" table:formula="of:=[.$E$1]/([.$E$2]-1)*[.A153]" office:value-type="float" office:value="25625.8824807212" calcext:value-type="float">
            <text:p>25.63E+03</text:p>
          </table:table-cell>
          <table:table-cell table:formula="of:=IF(OR(AND([.B153]&gt;[.$G$2];[.B153]&lt;[.$G$3]);AND([.B153]&gt;[.$G$4];[.B15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style-name="ce1" table:formula="of:=[.$E$1]/([.$E$2]-1)*[.A154]" office:value-type="float" office:value="25795.5903117193" calcext:value-type="float">
            <text:p>25.80E+03</text:p>
          </table:table-cell>
          <table:table-cell table:formula="of:=IF(OR(AND([.B154]&gt;[.$G$2];[.B154]&lt;[.$G$3]);AND([.B154]&gt;[.$G$4];[.B15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style-name="ce1" table:formula="of:=[.$E$1]/([.$E$2]-1)*[.A155]" office:value-type="float" office:value="25965.2981427175" calcext:value-type="float">
            <text:p>25.97E+03</text:p>
          </table:table-cell>
          <table:table-cell table:formula="of:=IF(OR(AND([.B155]&gt;[.$G$2];[.B155]&lt;[.$G$3]);AND([.B155]&gt;[.$G$4];[.B15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style-name="ce1" table:formula="of:=[.$E$1]/([.$E$2]-1)*[.A156]" office:value-type="float" office:value="26135.0059737157" calcext:value-type="float">
            <text:p>26.14E+03</text:p>
          </table:table-cell>
          <table:table-cell table:formula="of:=IF(OR(AND([.B156]&gt;[.$G$2];[.B156]&lt;[.$G$3]);AND([.B156]&gt;[.$G$4];[.B15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style-name="ce1" table:formula="of:=[.$E$1]/([.$E$2]-1)*[.A157]" office:value-type="float" office:value="26304.7138047138" calcext:value-type="float">
            <text:p>26.30E+03</text:p>
          </table:table-cell>
          <table:table-cell table:formula="of:=IF(OR(AND([.B157]&gt;[.$G$2];[.B157]&lt;[.$G$3]);AND([.B157]&gt;[.$G$4];[.B15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style-name="ce1" table:formula="of:=[.$E$1]/([.$E$2]-1)*[.A158]" office:value-type="float" office:value="26474.421635712" calcext:value-type="float">
            <text:p>26.47E+03</text:p>
          </table:table-cell>
          <table:table-cell table:formula="of:=IF(OR(AND([.B158]&gt;[.$G$2];[.B158]&lt;[.$G$3]);AND([.B158]&gt;[.$G$4];[.B15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style-name="ce1" table:formula="of:=[.$E$1]/([.$E$2]-1)*[.A159]" office:value-type="float" office:value="26644.1294667101" calcext:value-type="float">
            <text:p>26.64E+03</text:p>
          </table:table-cell>
          <table:table-cell table:formula="of:=IF(OR(AND([.B159]&gt;[.$G$2];[.B159]&lt;[.$G$3]);AND([.B159]&gt;[.$G$4];[.B15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style-name="ce1" table:formula="of:=[.$E$1]/([.$E$2]-1)*[.A160]" office:value-type="float" office:value="26813.8372977083" calcext:value-type="float">
            <text:p>26.81E+03</text:p>
          </table:table-cell>
          <table:table-cell table:formula="of:=IF(OR(AND([.B160]&gt;[.$G$2];[.B160]&lt;[.$G$3]);AND([.B160]&gt;[.$G$4];[.B16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style-name="ce1" table:formula="of:=[.$E$1]/([.$E$2]-1)*[.A161]" office:value-type="float" office:value="26983.5451287064" calcext:value-type="float">
            <text:p>26.98E+03</text:p>
          </table:table-cell>
          <table:table-cell table:formula="of:=IF(OR(AND([.B161]&gt;[.$G$2];[.B161]&lt;[.$G$3]);AND([.B161]&gt;[.$G$4];[.B16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style-name="ce1" table:formula="of:=[.$E$1]/([.$E$2]-1)*[.A162]" office:value-type="float" office:value="27153.2529597046" calcext:value-type="float">
            <text:p>27.15E+03</text:p>
          </table:table-cell>
          <table:table-cell table:formula="of:=IF(OR(AND([.B162]&gt;[.$G$2];[.B162]&lt;[.$G$3]);AND([.B162]&gt;[.$G$4];[.B16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style-name="ce1" table:formula="of:=[.$E$1]/([.$E$2]-1)*[.A163]" office:value-type="float" office:value="27322.9607907027" calcext:value-type="float">
            <text:p>27.32E+03</text:p>
          </table:table-cell>
          <table:table-cell table:formula="of:=IF(OR(AND([.B163]&gt;[.$G$2];[.B163]&lt;[.$G$3]);AND([.B163]&gt;[.$G$4];[.B16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style-name="ce1" table:formula="of:=[.$E$1]/([.$E$2]-1)*[.A164]" office:value-type="float" office:value="27492.6686217009" calcext:value-type="float">
            <text:p>27.49E+03</text:p>
          </table:table-cell>
          <table:table-cell table:formula="of:=IF(OR(AND([.B164]&gt;[.$G$2];[.B164]&lt;[.$G$3]);AND([.B164]&gt;[.$G$4];[.B16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style-name="ce1" table:formula="of:=[.$E$1]/([.$E$2]-1)*[.A165]" office:value-type="float" office:value="27662.376452699" calcext:value-type="float">
            <text:p>27.66E+03</text:p>
          </table:table-cell>
          <table:table-cell table:formula="of:=IF(OR(AND([.B165]&gt;[.$G$2];[.B165]&lt;[.$G$3]);AND([.B165]&gt;[.$G$4];[.B16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style-name="ce1" table:formula="of:=[.$E$1]/([.$E$2]-1)*[.A166]" office:value-type="float" office:value="27832.0842836972" calcext:value-type="float">
            <text:p>27.83E+03</text:p>
          </table:table-cell>
          <table:table-cell table:formula="of:=IF(OR(AND([.B166]&gt;[.$G$2];[.B166]&lt;[.$G$3]);AND([.B166]&gt;[.$G$4];[.B16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style-name="ce1" table:formula="of:=[.$E$1]/([.$E$2]-1)*[.A167]" office:value-type="float" office:value="28001.7921146953" calcext:value-type="float">
            <text:p>28.00E+03</text:p>
          </table:table-cell>
          <table:table-cell table:formula="of:=IF(OR(AND([.B167]&gt;[.$G$2];[.B167]&lt;[.$G$3]);AND([.B167]&gt;[.$G$4];[.B16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style-name="ce1" table:formula="of:=[.$E$1]/([.$E$2]-1)*[.A168]" office:value-type="float" office:value="28171.4999456935" calcext:value-type="float">
            <text:p>28.17E+03</text:p>
          </table:table-cell>
          <table:table-cell table:formula="of:=IF(OR(AND([.B168]&gt;[.$G$2];[.B168]&lt;[.$G$3]);AND([.B168]&gt;[.$G$4];[.B16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style-name="ce1" table:formula="of:=[.$E$1]/([.$E$2]-1)*[.A169]" office:value-type="float" office:value="28341.2077766917" calcext:value-type="float">
            <text:p>28.34E+03</text:p>
          </table:table-cell>
          <table:table-cell table:formula="of:=IF(OR(AND([.B169]&gt;[.$G$2];[.B169]&lt;[.$G$3]);AND([.B169]&gt;[.$G$4];[.B16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style-name="ce1" table:formula="of:=[.$E$1]/([.$E$2]-1)*[.A170]" office:value-type="float" office:value="28510.9156076898" calcext:value-type="float">
            <text:p>28.51E+03</text:p>
          </table:table-cell>
          <table:table-cell table:formula="of:=IF(OR(AND([.B170]&gt;[.$G$2];[.B170]&lt;[.$G$3]);AND([.B170]&gt;[.$G$4];[.B17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style-name="ce1" table:formula="of:=[.$E$1]/([.$E$2]-1)*[.A171]" office:value-type="float" office:value="28680.623438688" calcext:value-type="float">
            <text:p>28.68E+03</text:p>
          </table:table-cell>
          <table:table-cell table:formula="of:=IF(OR(AND([.B171]&gt;[.$G$2];[.B171]&lt;[.$G$3]);AND([.B171]&gt;[.$G$4];[.B17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style-name="ce1" table:formula="of:=[.$E$1]/([.$E$2]-1)*[.A172]" office:value-type="float" office:value="28850.3312696861" calcext:value-type="float">
            <text:p>28.85E+03</text:p>
          </table:table-cell>
          <table:table-cell table:formula="of:=IF(OR(AND([.B172]&gt;[.$G$2];[.B172]&lt;[.$G$3]);AND([.B172]&gt;[.$G$4];[.B17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style-name="ce1" table:formula="of:=[.$E$1]/([.$E$2]-1)*[.A173]" office:value-type="float" office:value="29020.0391006843" calcext:value-type="float">
            <text:p>29.02E+03</text:p>
          </table:table-cell>
          <table:table-cell table:formula="of:=IF(OR(AND([.B173]&gt;[.$G$2];[.B173]&lt;[.$G$3]);AND([.B173]&gt;[.$G$4];[.B17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style-name="ce1" table:formula="of:=[.$E$1]/([.$E$2]-1)*[.A174]" office:value-type="float" office:value="29189.7469316824" calcext:value-type="float">
            <text:p>29.19E+03</text:p>
          </table:table-cell>
          <table:table-cell table:formula="of:=IF(OR(AND([.B174]&gt;[.$G$2];[.B174]&lt;[.$G$3]);AND([.B174]&gt;[.$G$4];[.B17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style-name="ce1" table:formula="of:=[.$E$1]/([.$E$2]-1)*[.A175]" office:value-type="float" office:value="29359.4547626806" calcext:value-type="float">
            <text:p>29.36E+03</text:p>
          </table:table-cell>
          <table:table-cell table:formula="of:=IF(OR(AND([.B175]&gt;[.$G$2];[.B175]&lt;[.$G$3]);AND([.B175]&gt;[.$G$4];[.B17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style-name="ce1" table:formula="of:=[.$E$1]/([.$E$2]-1)*[.A176]" office:value-type="float" office:value="29529.1625936787" calcext:value-type="float">
            <text:p>29.53E+03</text:p>
          </table:table-cell>
          <table:table-cell table:formula="of:=IF(OR(AND([.B176]&gt;[.$G$2];[.B176]&lt;[.$G$3]);AND([.B176]&gt;[.$G$4];[.B17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style-name="ce1" table:formula="of:=[.$E$1]/([.$E$2]-1)*[.A177]" office:value-type="float" office:value="29698.8704246769" calcext:value-type="float">
            <text:p>29.70E+03</text:p>
          </table:table-cell>
          <table:table-cell table:formula="of:=IF(OR(AND([.B177]&gt;[.$G$2];[.B177]&lt;[.$G$3]);AND([.B177]&gt;[.$G$4];[.B17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style-name="ce1" table:formula="of:=[.$E$1]/([.$E$2]-1)*[.A178]" office:value-type="float" office:value="29868.578255675" calcext:value-type="float">
            <text:p>29.87E+03</text:p>
          </table:table-cell>
          <table:table-cell table:formula="of:=IF(OR(AND([.B178]&gt;[.$G$2];[.B178]&lt;[.$G$3]);AND([.B178]&gt;[.$G$4];[.B17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style-name="ce1" table:formula="of:=[.$E$1]/([.$E$2]-1)*[.A179]" office:value-type="float" office:value="30038.2860866732" calcext:value-type="float">
            <text:p>30.04E+03</text:p>
          </table:table-cell>
          <table:table-cell table:formula="of:=IF(OR(AND([.B179]&gt;[.$G$2];[.B179]&lt;[.$G$3]);AND([.B179]&gt;[.$G$4];[.B17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style-name="ce1" table:formula="of:=[.$E$1]/([.$E$2]-1)*[.A180]" office:value-type="float" office:value="30207.9939176713" calcext:value-type="float">
            <text:p>30.21E+03</text:p>
          </table:table-cell>
          <table:table-cell table:formula="of:=IF(OR(AND([.B180]&gt;[.$G$2];[.B180]&lt;[.$G$3]);AND([.B180]&gt;[.$G$4];[.B18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style-name="ce1" table:formula="of:=[.$E$1]/([.$E$2]-1)*[.A181]" office:value-type="float" office:value="30377.7017486695" calcext:value-type="float">
            <text:p>30.38E+03</text:p>
          </table:table-cell>
          <table:table-cell table:formula="of:=IF(OR(AND([.B181]&gt;[.$G$2];[.B181]&lt;[.$G$3]);AND([.B181]&gt;[.$G$4];[.B18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style-name="ce1" table:formula="of:=[.$E$1]/([.$E$2]-1)*[.A182]" office:value-type="float" office:value="30547.4095796676" calcext:value-type="float">
            <text:p>30.55E+03</text:p>
          </table:table-cell>
          <table:table-cell table:formula="of:=IF(OR(AND([.B182]&gt;[.$G$2];[.B182]&lt;[.$G$3]);AND([.B182]&gt;[.$G$4];[.B18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style-name="ce1" table:formula="of:=[.$E$1]/([.$E$2]-1)*[.A183]" office:value-type="float" office:value="30717.1174106658" calcext:value-type="float">
            <text:p>30.72E+03</text:p>
          </table:table-cell>
          <table:table-cell table:formula="of:=IF(OR(AND([.B183]&gt;[.$G$2];[.B183]&lt;[.$G$3]);AND([.B183]&gt;[.$G$4];[.B18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style-name="ce1" table:formula="of:=[.$E$1]/([.$E$2]-1)*[.A184]" office:value-type="float" office:value="30886.8252416639" calcext:value-type="float">
            <text:p>30.89E+03</text:p>
          </table:table-cell>
          <table:table-cell table:formula="of:=IF(OR(AND([.B184]&gt;[.$G$2];[.B184]&lt;[.$G$3]);AND([.B184]&gt;[.$G$4];[.B18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style-name="ce1" table:formula="of:=[.$E$1]/([.$E$2]-1)*[.A185]" office:value-type="float" office:value="31056.5330726621" calcext:value-type="float">
            <text:p>31.06E+03</text:p>
          </table:table-cell>
          <table:table-cell table:formula="of:=IF(OR(AND([.B185]&gt;[.$G$2];[.B185]&lt;[.$G$3]);AND([.B185]&gt;[.$G$4];[.B18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style-name="ce1" table:formula="of:=[.$E$1]/([.$E$2]-1)*[.A186]" office:value-type="float" office:value="31226.2409036603" calcext:value-type="float">
            <text:p>31.23E+03</text:p>
          </table:table-cell>
          <table:table-cell table:formula="of:=IF(OR(AND([.B186]&gt;[.$G$2];[.B186]&lt;[.$G$3]);AND([.B186]&gt;[.$G$4];[.B18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style-name="ce1" table:formula="of:=[.$E$1]/([.$E$2]-1)*[.A187]" office:value-type="float" office:value="31395.9487346584" calcext:value-type="float">
            <text:p>31.40E+03</text:p>
          </table:table-cell>
          <table:table-cell table:formula="of:=IF(OR(AND([.B187]&gt;[.$G$2];[.B187]&lt;[.$G$3]);AND([.B187]&gt;[.$G$4];[.B18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style-name="ce1" table:formula="of:=[.$E$1]/([.$E$2]-1)*[.A188]" office:value-type="float" office:value="31565.6565656566" calcext:value-type="float">
            <text:p>31.57E+03</text:p>
          </table:table-cell>
          <table:table-cell table:formula="of:=IF(OR(AND([.B188]&gt;[.$G$2];[.B188]&lt;[.$G$3]);AND([.B188]&gt;[.$G$4];[.B18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style-name="ce1" table:formula="of:=[.$E$1]/([.$E$2]-1)*[.A189]" office:value-type="float" office:value="31735.3643966547" calcext:value-type="float">
            <text:p>31.74E+03</text:p>
          </table:table-cell>
          <table:table-cell table:formula="of:=IF(OR(AND([.B189]&gt;[.$G$2];[.B189]&lt;[.$G$3]);AND([.B189]&gt;[.$G$4];[.B18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style-name="ce1" table:formula="of:=[.$E$1]/([.$E$2]-1)*[.A190]" office:value-type="float" office:value="31905.0722276529" calcext:value-type="float">
            <text:p>31.91E+03</text:p>
          </table:table-cell>
          <table:table-cell table:formula="of:=IF(OR(AND([.B190]&gt;[.$G$2];[.B190]&lt;[.$G$3]);AND([.B190]&gt;[.$G$4];[.B19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style-name="ce1" table:formula="of:=[.$E$1]/([.$E$2]-1)*[.A191]" office:value-type="float" office:value="32074.780058651" calcext:value-type="float">
            <text:p>32.07E+03</text:p>
          </table:table-cell>
          <table:table-cell table:formula="of:=IF(OR(AND([.B191]&gt;[.$G$2];[.B191]&lt;[.$G$3]);AND([.B191]&gt;[.$G$4];[.B19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style-name="ce1" table:formula="of:=[.$E$1]/([.$E$2]-1)*[.A192]" office:value-type="float" office:value="32244.4878896492" calcext:value-type="float">
            <text:p>32.24E+03</text:p>
          </table:table-cell>
          <table:table-cell table:formula="of:=IF(OR(AND([.B192]&gt;[.$G$2];[.B192]&lt;[.$G$3]);AND([.B192]&gt;[.$G$4];[.B19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style-name="ce1" table:formula="of:=[.$E$1]/([.$E$2]-1)*[.A193]" office:value-type="float" office:value="32414.1957206473" calcext:value-type="float">
            <text:p>32.41E+03</text:p>
          </table:table-cell>
          <table:table-cell table:formula="of:=IF(OR(AND([.B193]&gt;[.$G$2];[.B193]&lt;[.$G$3]);AND([.B193]&gt;[.$G$4];[.B19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style-name="ce1" table:formula="of:=[.$E$1]/([.$E$2]-1)*[.A194]" office:value-type="float" office:value="32583.9035516455" calcext:value-type="float">
            <text:p>32.58E+03</text:p>
          </table:table-cell>
          <table:table-cell table:formula="of:=IF(OR(AND([.B194]&gt;[.$G$2];[.B194]&lt;[.$G$3]);AND([.B194]&gt;[.$G$4];[.B19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style-name="ce1" table:formula="of:=[.$E$1]/([.$E$2]-1)*[.A195]" office:value-type="float" office:value="32753.6113826436" calcext:value-type="float">
            <text:p>32.75E+03</text:p>
          </table:table-cell>
          <table:table-cell table:formula="of:=IF(OR(AND([.B195]&gt;[.$G$2];[.B195]&lt;[.$G$3]);AND([.B195]&gt;[.$G$4];[.B19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style-name="ce1" table:formula="of:=[.$E$1]/([.$E$2]-1)*[.A196]" office:value-type="float" office:value="32923.3192136418" calcext:value-type="float">
            <text:p>32.92E+03</text:p>
          </table:table-cell>
          <table:table-cell table:formula="of:=IF(OR(AND([.B196]&gt;[.$G$2];[.B196]&lt;[.$G$3]);AND([.B196]&gt;[.$G$4];[.B19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style-name="ce1" table:formula="of:=[.$E$1]/([.$E$2]-1)*[.A197]" office:value-type="float" office:value="33093.02704464" calcext:value-type="float">
            <text:p>33.09E+03</text:p>
          </table:table-cell>
          <table:table-cell table:formula="of:=IF(OR(AND([.B197]&gt;[.$G$2];[.B197]&lt;[.$G$3]);AND([.B197]&gt;[.$G$4];[.B19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style-name="ce1" table:formula="of:=[.$E$1]/([.$E$2]-1)*[.A198]" office:value-type="float" office:value="33262.7348756381" calcext:value-type="float">
            <text:p>33.26E+03</text:p>
          </table:table-cell>
          <table:table-cell table:formula="of:=IF(OR(AND([.B198]&gt;[.$G$2];[.B198]&lt;[.$G$3]);AND([.B198]&gt;[.$G$4];[.B19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style-name="ce1" table:formula="of:=[.$E$1]/([.$E$2]-1)*[.A199]" office:value-type="float" office:value="33432.4427066363" calcext:value-type="float">
            <text:p>33.43E+03</text:p>
          </table:table-cell>
          <table:table-cell table:formula="of:=IF(OR(AND([.B199]&gt;[.$G$2];[.B199]&lt;[.$G$3]);AND([.B199]&gt;[.$G$4];[.B19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style-name="ce1" table:formula="of:=[.$E$1]/([.$E$2]-1)*[.A200]" office:value-type="float" office:value="33602.1505376344" calcext:value-type="float">
            <text:p>33.60E+03</text:p>
          </table:table-cell>
          <table:table-cell table:formula="of:=IF(OR(AND([.B200]&gt;[.$G$2];[.B200]&lt;[.$G$3]);AND([.B200]&gt;[.$G$4];[.B20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style-name="ce1" table:formula="of:=[.$E$1]/([.$E$2]-1)*[.A201]" office:value-type="float" office:value="33771.8583686326" calcext:value-type="float">
            <text:p>33.77E+03</text:p>
          </table:table-cell>
          <table:table-cell table:formula="of:=IF(OR(AND([.B201]&gt;[.$G$2];[.B201]&lt;[.$G$3]);AND([.B201]&gt;[.$G$4];[.B20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style-name="ce1" table:formula="of:=[.$E$1]/([.$E$2]-1)*[.A202]" office:value-type="float" office:value="33941.5661996307" calcext:value-type="float">
            <text:p>33.94E+03</text:p>
          </table:table-cell>
          <table:table-cell table:formula="of:=IF(OR(AND([.B202]&gt;[.$G$2];[.B202]&lt;[.$G$3]);AND([.B202]&gt;[.$G$4];[.B20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style-name="ce1" table:formula="of:=[.$E$1]/([.$E$2]-1)*[.A203]" office:value-type="float" office:value="34111.2740306289" calcext:value-type="float">
            <text:p>34.11E+03</text:p>
          </table:table-cell>
          <table:table-cell table:formula="of:=IF(OR(AND([.B203]&gt;[.$G$2];[.B203]&lt;[.$G$3]);AND([.B203]&gt;[.$G$4];[.B20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style-name="ce1" table:formula="of:=[.$E$1]/([.$E$2]-1)*[.A204]" office:value-type="float" office:value="34280.981861627" calcext:value-type="float">
            <text:p>34.28E+03</text:p>
          </table:table-cell>
          <table:table-cell table:formula="of:=IF(OR(AND([.B204]&gt;[.$G$2];[.B204]&lt;[.$G$3]);AND([.B204]&gt;[.$G$4];[.B20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style-name="ce1" table:formula="of:=[.$E$1]/([.$E$2]-1)*[.A205]" office:value-type="float" office:value="34450.6896926252" calcext:value-type="float">
            <text:p>34.45E+03</text:p>
          </table:table-cell>
          <table:table-cell table:formula="of:=IF(OR(AND([.B205]&gt;[.$G$2];[.B205]&lt;[.$G$3]);AND([.B205]&gt;[.$G$4];[.B20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style-name="ce1" table:formula="of:=[.$E$1]/([.$E$2]-1)*[.A206]" office:value-type="float" office:value="34620.3975236233" calcext:value-type="float">
            <text:p>34.62E+03</text:p>
          </table:table-cell>
          <table:table-cell table:formula="of:=IF(OR(AND([.B206]&gt;[.$G$2];[.B206]&lt;[.$G$3]);AND([.B206]&gt;[.$G$4];[.B20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style-name="ce1" table:formula="of:=[.$E$1]/([.$E$2]-1)*[.A207]" office:value-type="float" office:value="34790.1053546215" calcext:value-type="float">
            <text:p>34.79E+03</text:p>
          </table:table-cell>
          <table:table-cell table:formula="of:=IF(OR(AND([.B207]&gt;[.$G$2];[.B207]&lt;[.$G$3]);AND([.B207]&gt;[.$G$4];[.B20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style-name="ce1" table:formula="of:=[.$E$1]/([.$E$2]-1)*[.A208]" office:value-type="float" office:value="34959.8131856196" calcext:value-type="float">
            <text:p>34.96E+03</text:p>
          </table:table-cell>
          <table:table-cell table:formula="of:=IF(OR(AND([.B208]&gt;[.$G$2];[.B208]&lt;[.$G$3]);AND([.B208]&gt;[.$G$4];[.B20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style-name="ce1" table:formula="of:=[.$E$1]/([.$E$2]-1)*[.A209]" office:value-type="float" office:value="35129.5210166178" calcext:value-type="float">
            <text:p>35.13E+03</text:p>
          </table:table-cell>
          <table:table-cell table:formula="of:=IF(OR(AND([.B209]&gt;[.$G$2];[.B209]&lt;[.$G$3]);AND([.B209]&gt;[.$G$4];[.B20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style-name="ce1" table:formula="of:=[.$E$1]/([.$E$2]-1)*[.A210]" office:value-type="float" office:value="35299.2288476159" calcext:value-type="float">
            <text:p>35.30E+03</text:p>
          </table:table-cell>
          <table:table-cell table:formula="of:=IF(OR(AND([.B210]&gt;[.$G$2];[.B210]&lt;[.$G$3]);AND([.B210]&gt;[.$G$4];[.B2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style-name="ce1" table:formula="of:=[.$E$1]/([.$E$2]-1)*[.A211]" office:value-type="float" office:value="35468.9366786141" calcext:value-type="float">
            <text:p>35.47E+03</text:p>
          </table:table-cell>
          <table:table-cell table:formula="of:=IF(OR(AND([.B211]&gt;[.$G$2];[.B211]&lt;[.$G$3]);AND([.B211]&gt;[.$G$4];[.B21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style-name="ce1" table:formula="of:=[.$E$1]/([.$E$2]-1)*[.A212]" office:value-type="float" office:value="35638.6445096123" calcext:value-type="float">
            <text:p>35.64E+03</text:p>
          </table:table-cell>
          <table:table-cell table:formula="of:=IF(OR(AND([.B212]&gt;[.$G$2];[.B212]&lt;[.$G$3]);AND([.B212]&gt;[.$G$4];[.B2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style-name="ce1" table:formula="of:=[.$E$1]/([.$E$2]-1)*[.A213]" office:value-type="float" office:value="35808.3523406104" calcext:value-type="float">
            <text:p>35.81E+03</text:p>
          </table:table-cell>
          <table:table-cell table:formula="of:=IF(OR(AND([.B213]&gt;[.$G$2];[.B213]&lt;[.$G$3]);AND([.B213]&gt;[.$G$4];[.B2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style-name="ce1" table:formula="of:=[.$E$1]/([.$E$2]-1)*[.A214]" office:value-type="float" office:value="35978.0601716086" calcext:value-type="float">
            <text:p>35.98E+03</text:p>
          </table:table-cell>
          <table:table-cell table:formula="of:=IF(OR(AND([.B214]&gt;[.$G$2];[.B214]&lt;[.$G$3]);AND([.B214]&gt;[.$G$4];[.B2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style-name="ce1" table:formula="of:=[.$E$1]/([.$E$2]-1)*[.A215]" office:value-type="float" office:value="36147.7680026067" calcext:value-type="float">
            <text:p>36.15E+03</text:p>
          </table:table-cell>
          <table:table-cell table:formula="of:=IF(OR(AND([.B215]&gt;[.$G$2];[.B215]&lt;[.$G$3]);AND([.B215]&gt;[.$G$4];[.B2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style-name="ce1" table:formula="of:=[.$E$1]/([.$E$2]-1)*[.A216]" office:value-type="float" office:value="36317.4758336049" calcext:value-type="float">
            <text:p>36.32E+03</text:p>
          </table:table-cell>
          <table:table-cell table:formula="of:=IF(OR(AND([.B216]&gt;[.$G$2];[.B216]&lt;[.$G$3]);AND([.B216]&gt;[.$G$4];[.B2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style-name="ce1" table:formula="of:=[.$E$1]/([.$E$2]-1)*[.A217]" office:value-type="float" office:value="36487.183664603" calcext:value-type="float">
            <text:p>36.49E+03</text:p>
          </table:table-cell>
          <table:table-cell table:formula="of:=IF(OR(AND([.B217]&gt;[.$G$2];[.B217]&lt;[.$G$3]);AND([.B217]&gt;[.$G$4];[.B2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style-name="ce1" table:formula="of:=[.$E$1]/([.$E$2]-1)*[.A218]" office:value-type="float" office:value="36656.8914956012" calcext:value-type="float">
            <text:p>36.66E+03</text:p>
          </table:table-cell>
          <table:table-cell table:formula="of:=IF(OR(AND([.B218]&gt;[.$G$2];[.B218]&lt;[.$G$3]);AND([.B218]&gt;[.$G$4];[.B2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style-name="ce1" table:formula="of:=[.$E$1]/([.$E$2]-1)*[.A219]" office:value-type="float" office:value="36826.5993265993" calcext:value-type="float">
            <text:p>36.83E+03</text:p>
          </table:table-cell>
          <table:table-cell table:formula="of:=IF(OR(AND([.B219]&gt;[.$G$2];[.B219]&lt;[.$G$3]);AND([.B219]&gt;[.$G$4];[.B2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style-name="ce1" table:formula="of:=[.$E$1]/([.$E$2]-1)*[.A220]" office:value-type="float" office:value="36996.3071575975" calcext:value-type="float">
            <text:p>37.00E+03</text:p>
          </table:table-cell>
          <table:table-cell table:formula="of:=IF(OR(AND([.B220]&gt;[.$G$2];[.B220]&lt;[.$G$3]);AND([.B220]&gt;[.$G$4];[.B2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style-name="ce1" table:formula="of:=[.$E$1]/([.$E$2]-1)*[.A221]" office:value-type="float" office:value="37166.0149885956" calcext:value-type="float">
            <text:p>37.17E+03</text:p>
          </table:table-cell>
          <table:table-cell table:formula="of:=IF(OR(AND([.B221]&gt;[.$G$2];[.B221]&lt;[.$G$3]);AND([.B221]&gt;[.$G$4];[.B2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style-name="ce1" table:formula="of:=[.$E$1]/([.$E$2]-1)*[.A222]" office:value-type="float" office:value="37335.7228195938" calcext:value-type="float">
            <text:p>37.34E+03</text:p>
          </table:table-cell>
          <table:table-cell table:formula="of:=IF(OR(AND([.B222]&gt;[.$G$2];[.B222]&lt;[.$G$3]);AND([.B222]&gt;[.$G$4];[.B2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style-name="ce1" table:formula="of:=[.$E$1]/([.$E$2]-1)*[.A223]" office:value-type="float" office:value="37505.4306505919" calcext:value-type="float">
            <text:p>37.51E+03</text:p>
          </table:table-cell>
          <table:table-cell table:formula="of:=IF(OR(AND([.B223]&gt;[.$G$2];[.B223]&lt;[.$G$3]);AND([.B223]&gt;[.$G$4];[.B2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style-name="ce1" table:formula="of:=[.$E$1]/([.$E$2]-1)*[.A224]" office:value-type="float" office:value="37675.1384815901" calcext:value-type="float">
            <text:p>37.68E+03</text:p>
          </table:table-cell>
          <table:table-cell table:formula="of:=IF(OR(AND([.B224]&gt;[.$G$2];[.B224]&lt;[.$G$3]);AND([.B224]&gt;[.$G$4];[.B2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style-name="ce1" table:formula="of:=[.$E$1]/([.$E$2]-1)*[.A225]" office:value-type="float" office:value="37844.8463125882" calcext:value-type="float">
            <text:p>37.84E+03</text:p>
          </table:table-cell>
          <table:table-cell table:formula="of:=IF(OR(AND([.B225]&gt;[.$G$2];[.B225]&lt;[.$G$3]);AND([.B225]&gt;[.$G$4];[.B2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style-name="ce1" table:formula="of:=[.$E$1]/([.$E$2]-1)*[.A226]" office:value-type="float" office:value="38014.5541435864" calcext:value-type="float">
            <text:p>38.01E+03</text:p>
          </table:table-cell>
          <table:table-cell table:formula="of:=IF(OR(AND([.B226]&gt;[.$G$2];[.B226]&lt;[.$G$3]);AND([.B226]&gt;[.$G$4];[.B2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style-name="ce1" table:formula="of:=[.$E$1]/([.$E$2]-1)*[.A227]" office:value-type="float" office:value="38184.2619745846" calcext:value-type="float">
            <text:p>38.18E+03</text:p>
          </table:table-cell>
          <table:table-cell table:formula="of:=IF(OR(AND([.B227]&gt;[.$G$2];[.B227]&lt;[.$G$3]);AND([.B227]&gt;[.$G$4];[.B2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style-name="ce1" table:formula="of:=[.$E$1]/([.$E$2]-1)*[.A228]" office:value-type="float" office:value="38353.9698055827" calcext:value-type="float">
            <text:p>38.35E+03</text:p>
          </table:table-cell>
          <table:table-cell table:formula="of:=IF(OR(AND([.B228]&gt;[.$G$2];[.B228]&lt;[.$G$3]);AND([.B228]&gt;[.$G$4];[.B2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style-name="ce1" table:formula="of:=[.$E$1]/([.$E$2]-1)*[.A229]" office:value-type="float" office:value="38523.6776365809" calcext:value-type="float">
            <text:p>38.52E+03</text:p>
          </table:table-cell>
          <table:table-cell table:formula="of:=IF(OR(AND([.B229]&gt;[.$G$2];[.B229]&lt;[.$G$3]);AND([.B229]&gt;[.$G$4];[.B2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style-name="ce1" table:formula="of:=[.$E$1]/([.$E$2]-1)*[.A230]" office:value-type="float" office:value="38693.385467579" calcext:value-type="float">
            <text:p>38.69E+03</text:p>
          </table:table-cell>
          <table:table-cell table:formula="of:=IF(OR(AND([.B230]&gt;[.$G$2];[.B230]&lt;[.$G$3]);AND([.B230]&gt;[.$G$4];[.B2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style-name="ce1" table:formula="of:=[.$E$1]/([.$E$2]-1)*[.A231]" office:value-type="float" office:value="38863.0932985772" calcext:value-type="float">
            <text:p>38.86E+03</text:p>
          </table:table-cell>
          <table:table-cell table:formula="of:=IF(OR(AND([.B231]&gt;[.$G$2];[.B231]&lt;[.$G$3]);AND([.B231]&gt;[.$G$4];[.B2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style-name="ce1" table:formula="of:=[.$E$1]/([.$E$2]-1)*[.A232]" office:value-type="float" office:value="39032.8011295753" calcext:value-type="float">
            <text:p>39.03E+03</text:p>
          </table:table-cell>
          <table:table-cell table:formula="of:=IF(OR(AND([.B232]&gt;[.$G$2];[.B232]&lt;[.$G$3]);AND([.B232]&gt;[.$G$4];[.B2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style-name="ce1" table:formula="of:=[.$E$1]/([.$E$2]-1)*[.A233]" office:value-type="float" office:value="39202.5089605735" calcext:value-type="float">
            <text:p>39.20E+03</text:p>
          </table:table-cell>
          <table:table-cell table:formula="of:=IF(OR(AND([.B233]&gt;[.$G$2];[.B233]&lt;[.$G$3]);AND([.B233]&gt;[.$G$4];[.B2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style-name="ce1" table:formula="of:=[.$E$1]/([.$E$2]-1)*[.A234]" office:value-type="float" office:value="39372.2167915716" calcext:value-type="float">
            <text:p>39.37E+03</text:p>
          </table:table-cell>
          <table:table-cell table:formula="of:=IF(OR(AND([.B234]&gt;[.$G$2];[.B234]&lt;[.$G$3]);AND([.B234]&gt;[.$G$4];[.B23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style-name="ce1" table:formula="of:=[.$E$1]/([.$E$2]-1)*[.A235]" office:value-type="float" office:value="39541.9246225698" calcext:value-type="float">
            <text:p>39.54E+03</text:p>
          </table:table-cell>
          <table:table-cell table:formula="of:=IF(OR(AND([.B235]&gt;[.$G$2];[.B235]&lt;[.$G$3]);AND([.B235]&gt;[.$G$4];[.B23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style-name="ce1" table:formula="of:=[.$E$1]/([.$E$2]-1)*[.A236]" office:value-type="float" office:value="39711.6324535679" calcext:value-type="float">
            <text:p>39.71E+03</text:p>
          </table:table-cell>
          <table:table-cell table:formula="of:=IF(OR(AND([.B236]&gt;[.$G$2];[.B236]&lt;[.$G$3]);AND([.B236]&gt;[.$G$4];[.B23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style-name="ce1" table:formula="of:=[.$E$1]/([.$E$2]-1)*[.A237]" office:value-type="float" office:value="39881.3402845661" calcext:value-type="float">
            <text:p>39.88E+03</text:p>
          </table:table-cell>
          <table:table-cell table:formula="of:=IF(OR(AND([.B237]&gt;[.$G$2];[.B237]&lt;[.$G$3]);AND([.B237]&gt;[.$G$4];[.B23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style-name="ce1" table:formula="of:=[.$E$1]/([.$E$2]-1)*[.A238]" office:value-type="float" office:value="40051.0481155643" calcext:value-type="float">
            <text:p>40.05E+03</text:p>
          </table:table-cell>
          <table:table-cell table:formula="of:=IF(OR(AND([.B238]&gt;[.$G$2];[.B238]&lt;[.$G$3]);AND([.B238]&gt;[.$G$4];[.B2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style-name="ce1" table:formula="of:=[.$E$1]/([.$E$2]-1)*[.A239]" office:value-type="float" office:value="40220.7559465624" calcext:value-type="float">
            <text:p>40.22E+03</text:p>
          </table:table-cell>
          <table:table-cell table:formula="of:=IF(OR(AND([.B239]&gt;[.$G$2];[.B239]&lt;[.$G$3]);AND([.B239]&gt;[.$G$4];[.B2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style-name="ce1" table:formula="of:=[.$E$1]/([.$E$2]-1)*[.A240]" office:value-type="float" office:value="40390.4637775606" calcext:value-type="float">
            <text:p>40.39E+03</text:p>
          </table:table-cell>
          <table:table-cell table:formula="of:=IF(OR(AND([.B240]&gt;[.$G$2];[.B240]&lt;[.$G$3]);AND([.B240]&gt;[.$G$4];[.B2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style-name="ce1" table:formula="of:=[.$E$1]/([.$E$2]-1)*[.A241]" office:value-type="float" office:value="40560.1716085587" calcext:value-type="float">
            <text:p>40.56E+03</text:p>
          </table:table-cell>
          <table:table-cell table:formula="of:=IF(OR(AND([.B241]&gt;[.$G$2];[.B241]&lt;[.$G$3]);AND([.B241]&gt;[.$G$4];[.B2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style-name="ce1" table:formula="of:=[.$E$1]/([.$E$2]-1)*[.A242]" office:value-type="float" office:value="40729.8794395569" calcext:value-type="float">
            <text:p>40.73E+03</text:p>
          </table:table-cell>
          <table:table-cell table:formula="of:=IF(OR(AND([.B242]&gt;[.$G$2];[.B242]&lt;[.$G$3]);AND([.B242]&gt;[.$G$4];[.B2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style-name="ce1" table:formula="of:=[.$E$1]/([.$E$2]-1)*[.A243]" office:value-type="float" office:value="40899.587270555" calcext:value-type="float">
            <text:p>40.90E+03</text:p>
          </table:table-cell>
          <table:table-cell table:formula="of:=IF(OR(AND([.B243]&gt;[.$G$2];[.B243]&lt;[.$G$3]);AND([.B243]&gt;[.$G$4];[.B2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style-name="ce1" table:formula="of:=[.$E$1]/([.$E$2]-1)*[.A244]" office:value-type="float" office:value="41069.2951015532" calcext:value-type="float">
            <text:p>41.07E+03</text:p>
          </table:table-cell>
          <table:table-cell table:formula="of:=IF(OR(AND([.B244]&gt;[.$G$2];[.B244]&lt;[.$G$3]);AND([.B244]&gt;[.$G$4];[.B2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style-name="ce1" table:formula="of:=[.$E$1]/([.$E$2]-1)*[.A245]" office:value-type="float" office:value="41239.0029325513" calcext:value-type="float">
            <text:p>41.24E+03</text:p>
          </table:table-cell>
          <table:table-cell table:formula="of:=IF(OR(AND([.B245]&gt;[.$G$2];[.B245]&lt;[.$G$3]);AND([.B245]&gt;[.$G$4];[.B2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style-name="ce1" table:formula="of:=[.$E$1]/([.$E$2]-1)*[.A246]" office:value-type="float" office:value="41408.7107635495" calcext:value-type="float">
            <text:p>41.41E+03</text:p>
          </table:table-cell>
          <table:table-cell table:formula="of:=IF(OR(AND([.B246]&gt;[.$G$2];[.B246]&lt;[.$G$3]);AND([.B246]&gt;[.$G$4];[.B2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style-name="ce1" table:formula="of:=[.$E$1]/([.$E$2]-1)*[.A247]" office:value-type="float" office:value="41578.4185945476" calcext:value-type="float">
            <text:p>41.58E+03</text:p>
          </table:table-cell>
          <table:table-cell table:formula="of:=IF(OR(AND([.B247]&gt;[.$G$2];[.B247]&lt;[.$G$3]);AND([.B247]&gt;[.$G$4];[.B2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style-name="ce1" table:formula="of:=[.$E$1]/([.$E$2]-1)*[.A248]" office:value-type="float" office:value="41748.1264255458" calcext:value-type="float">
            <text:p>41.75E+03</text:p>
          </table:table-cell>
          <table:table-cell table:formula="of:=IF(OR(AND([.B248]&gt;[.$G$2];[.B248]&lt;[.$G$3]);AND([.B248]&gt;[.$G$4];[.B2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style-name="ce1" table:formula="of:=[.$E$1]/([.$E$2]-1)*[.A249]" office:value-type="float" office:value="41917.8342565439" calcext:value-type="float">
            <text:p>41.92E+03</text:p>
          </table:table-cell>
          <table:table-cell table:formula="of:=IF(OR(AND([.B249]&gt;[.$G$2];[.B249]&lt;[.$G$3]);AND([.B249]&gt;[.$G$4];[.B2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style-name="ce1" table:formula="of:=[.$E$1]/([.$E$2]-1)*[.A250]" office:value-type="float" office:value="42087.5420875421" calcext:value-type="float">
            <text:p>42.09E+03</text:p>
          </table:table-cell>
          <table:table-cell table:formula="of:=IF(OR(AND([.B250]&gt;[.$G$2];[.B250]&lt;[.$G$3]);AND([.B250]&gt;[.$G$4];[.B2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style-name="ce1" table:formula="of:=[.$E$1]/([.$E$2]-1)*[.A251]" office:value-type="float" office:value="42257.2499185402" calcext:value-type="float">
            <text:p>42.26E+03</text:p>
          </table:table-cell>
          <table:table-cell table:formula="of:=IF(OR(AND([.B251]&gt;[.$G$2];[.B251]&lt;[.$G$3]);AND([.B251]&gt;[.$G$4];[.B2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style-name="ce1" table:formula="of:=[.$E$1]/([.$E$2]-1)*[.A252]" office:value-type="float" office:value="42426.9577495384" calcext:value-type="float">
            <text:p>42.43E+03</text:p>
          </table:table-cell>
          <table:table-cell table:formula="of:=IF(OR(AND([.B252]&gt;[.$G$2];[.B252]&lt;[.$G$3]);AND([.B252]&gt;[.$G$4];[.B2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style-name="ce1" table:formula="of:=[.$E$1]/([.$E$2]-1)*[.A253]" office:value-type="float" office:value="42596.6655805366" calcext:value-type="float">
            <text:p>42.60E+03</text:p>
          </table:table-cell>
          <table:table-cell table:formula="of:=IF(OR(AND([.B253]&gt;[.$G$2];[.B253]&lt;[.$G$3]);AND([.B253]&gt;[.$G$4];[.B2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style-name="ce1" table:formula="of:=[.$E$1]/([.$E$2]-1)*[.A254]" office:value-type="float" office:value="42766.3734115347" calcext:value-type="float">
            <text:p>42.77E+03</text:p>
          </table:table-cell>
          <table:table-cell table:formula="of:=IF(OR(AND([.B254]&gt;[.$G$2];[.B254]&lt;[.$G$3]);AND([.B254]&gt;[.$G$4];[.B2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style-name="ce1" table:formula="of:=[.$E$1]/([.$E$2]-1)*[.A255]" office:value-type="float" office:value="42936.0812425329" calcext:value-type="float">
            <text:p>42.94E+03</text:p>
          </table:table-cell>
          <table:table-cell table:formula="of:=IF(OR(AND([.B255]&gt;[.$G$2];[.B255]&lt;[.$G$3]);AND([.B255]&gt;[.$G$4];[.B2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style-name="ce1" table:formula="of:=[.$E$1]/([.$E$2]-1)*[.A256]" office:value-type="float" office:value="43105.789073531" calcext:value-type="float">
            <text:p>43.11E+03</text:p>
          </table:table-cell>
          <table:table-cell table:formula="of:=IF(OR(AND([.B256]&gt;[.$G$2];[.B256]&lt;[.$G$3]);AND([.B256]&gt;[.$G$4];[.B2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style-name="ce1" table:formula="of:=[.$E$1]/([.$E$2]-1)*[.A257]" office:value-type="float" office:value="43275.4969045292" calcext:value-type="float">
            <text:p>43.28E+03</text:p>
          </table:table-cell>
          <table:table-cell table:formula="of:=IF(OR(AND([.B257]&gt;[.$G$2];[.B257]&lt;[.$G$3]);AND([.B257]&gt;[.$G$4];[.B2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style-name="ce1" table:formula="of:=[.$E$1]/([.$E$2]-1)*[.A258]" office:value-type="float" office:value="43445.2047355273" calcext:value-type="float">
            <text:p>43.45E+03</text:p>
          </table:table-cell>
          <table:table-cell table:formula="of:=IF(OR(AND([.B258]&gt;[.$G$2];[.B258]&lt;[.$G$3]);AND([.B258]&gt;[.$G$4];[.B2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style-name="ce1" table:formula="of:=[.$E$1]/([.$E$2]-1)*[.A259]" office:value-type="float" office:value="43614.9125665255" calcext:value-type="float">
            <text:p>43.61E+03</text:p>
          </table:table-cell>
          <table:table-cell table:formula="of:=IF(OR(AND([.B259]&gt;[.$G$2];[.B259]&lt;[.$G$3]);AND([.B259]&gt;[.$G$4];[.B2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style-name="ce1" table:formula="of:=[.$E$1]/([.$E$2]-1)*[.A260]" office:value-type="float" office:value="43784.6203975236" calcext:value-type="float">
            <text:p>43.78E+03</text:p>
          </table:table-cell>
          <table:table-cell table:formula="of:=IF(OR(AND([.B260]&gt;[.$G$2];[.B260]&lt;[.$G$3]);AND([.B260]&gt;[.$G$4];[.B2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style-name="ce1" table:formula="of:=[.$E$1]/([.$E$2]-1)*[.A261]" office:value-type="float" office:value="43954.3282285218" calcext:value-type="float">
            <text:p>43.95E+03</text:p>
          </table:table-cell>
          <table:table-cell table:formula="of:=IF(OR(AND([.B261]&gt;[.$G$2];[.B261]&lt;[.$G$3]);AND([.B261]&gt;[.$G$4];[.B2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style-name="ce1" table:formula="of:=[.$E$1]/([.$E$2]-1)*[.A262]" office:value-type="float" office:value="44124.0360595199" calcext:value-type="float">
            <text:p>44.12E+03</text:p>
          </table:table-cell>
          <table:table-cell table:formula="of:=IF(OR(AND([.B262]&gt;[.$G$2];[.B262]&lt;[.$G$3]);AND([.B262]&gt;[.$G$4];[.B2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style-name="ce1" table:formula="of:=[.$E$1]/([.$E$2]-1)*[.A263]" office:value-type="float" office:value="44293.7438905181" calcext:value-type="float">
            <text:p>44.29E+03</text:p>
          </table:table-cell>
          <table:table-cell table:formula="of:=IF(OR(AND([.B263]&gt;[.$G$2];[.B263]&lt;[.$G$3]);AND([.B263]&gt;[.$G$4];[.B2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style-name="ce1" table:formula="of:=[.$E$1]/([.$E$2]-1)*[.A264]" office:value-type="float" office:value="44463.4517215162" calcext:value-type="float">
            <text:p>44.46E+03</text:p>
          </table:table-cell>
          <table:table-cell table:formula="of:=IF(OR(AND([.B264]&gt;[.$G$2];[.B264]&lt;[.$G$3]);AND([.B264]&gt;[.$G$4];[.B2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style-name="ce1" table:formula="of:=[.$E$1]/([.$E$2]-1)*[.A265]" office:value-type="float" office:value="44633.1595525144" calcext:value-type="float">
            <text:p>44.63E+03</text:p>
          </table:table-cell>
          <table:table-cell table:formula="of:=IF(OR(AND([.B265]&gt;[.$G$2];[.B265]&lt;[.$G$3]);AND([.B265]&gt;[.$G$4];[.B2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style-name="ce1" table:formula="of:=[.$E$1]/([.$E$2]-1)*[.A266]" office:value-type="float" office:value="44802.8673835125" calcext:value-type="float">
            <text:p>44.80E+03</text:p>
          </table:table-cell>
          <table:table-cell table:formula="of:=IF(OR(AND([.B266]&gt;[.$G$2];[.B266]&lt;[.$G$3]);AND([.B266]&gt;[.$G$4];[.B2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style-name="ce1" table:formula="of:=[.$E$1]/([.$E$2]-1)*[.A267]" office:value-type="float" office:value="44972.5752145107" calcext:value-type="float">
            <text:p>44.97E+03</text:p>
          </table:table-cell>
          <table:table-cell table:formula="of:=IF(OR(AND([.B267]&gt;[.$G$2];[.B267]&lt;[.$G$3]);AND([.B267]&gt;[.$G$4];[.B2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style-name="ce1" table:formula="of:=[.$E$1]/([.$E$2]-1)*[.A268]" office:value-type="float" office:value="45142.2830455089" calcext:value-type="float">
            <text:p>45.14E+03</text:p>
          </table:table-cell>
          <table:table-cell table:formula="of:=IF(OR(AND([.B268]&gt;[.$G$2];[.B268]&lt;[.$G$3]);AND([.B268]&gt;[.$G$4];[.B2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style-name="ce1" table:formula="of:=[.$E$1]/([.$E$2]-1)*[.A269]" office:value-type="float" office:value="45311.990876507" calcext:value-type="float">
            <text:p>45.31E+03</text:p>
          </table:table-cell>
          <table:table-cell table:formula="of:=IF(OR(AND([.B269]&gt;[.$G$2];[.B269]&lt;[.$G$3]);AND([.B269]&gt;[.$G$4];[.B2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style-name="ce1" table:formula="of:=[.$E$1]/([.$E$2]-1)*[.A270]" office:value-type="float" office:value="45481.6987075052" calcext:value-type="float">
            <text:p>45.48E+03</text:p>
          </table:table-cell>
          <table:table-cell table:formula="of:=IF(OR(AND([.B270]&gt;[.$G$2];[.B270]&lt;[.$G$3]);AND([.B270]&gt;[.$G$4];[.B2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style-name="ce1" table:formula="of:=[.$E$1]/([.$E$2]-1)*[.A271]" office:value-type="float" office:value="45651.4065385033" calcext:value-type="float">
            <text:p>45.65E+03</text:p>
          </table:table-cell>
          <table:table-cell table:formula="of:=IF(OR(AND([.B271]&gt;[.$G$2];[.B271]&lt;[.$G$3]);AND([.B271]&gt;[.$G$4];[.B2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style-name="ce1" table:formula="of:=[.$E$1]/([.$E$2]-1)*[.A272]" office:value-type="float" office:value="45821.1143695015" calcext:value-type="float">
            <text:p>45.82E+03</text:p>
          </table:table-cell>
          <table:table-cell table:formula="of:=IF(OR(AND([.B272]&gt;[.$G$2];[.B272]&lt;[.$G$3]);AND([.B272]&gt;[.$G$4];[.B2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style-name="ce1" table:formula="of:=[.$E$1]/([.$E$2]-1)*[.A273]" office:value-type="float" office:value="45990.8222004996" calcext:value-type="float">
            <text:p>45.99E+03</text:p>
          </table:table-cell>
          <table:table-cell table:formula="of:=IF(OR(AND([.B273]&gt;[.$G$2];[.B273]&lt;[.$G$3]);AND([.B273]&gt;[.$G$4];[.B2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style-name="ce1" table:formula="of:=[.$E$1]/([.$E$2]-1)*[.A274]" office:value-type="float" office:value="46160.5300314978" calcext:value-type="float">
            <text:p>46.16E+03</text:p>
          </table:table-cell>
          <table:table-cell table:formula="of:=IF(OR(AND([.B274]&gt;[.$G$2];[.B274]&lt;[.$G$3]);AND([.B274]&gt;[.$G$4];[.B2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style-name="ce1" table:formula="of:=[.$E$1]/([.$E$2]-1)*[.A275]" office:value-type="float" office:value="46330.2378624959" calcext:value-type="float">
            <text:p>46.33E+03</text:p>
          </table:table-cell>
          <table:table-cell table:formula="of:=IF(OR(AND([.B275]&gt;[.$G$2];[.B275]&lt;[.$G$3]);AND([.B275]&gt;[.$G$4];[.B2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style-name="ce1" table:formula="of:=[.$E$1]/([.$E$2]-1)*[.A276]" office:value-type="float" office:value="46499.9456934941" calcext:value-type="float">
            <text:p>46.50E+03</text:p>
          </table:table-cell>
          <table:table-cell table:formula="of:=IF(OR(AND([.B276]&gt;[.$G$2];[.B276]&lt;[.$G$3]);AND([.B276]&gt;[.$G$4];[.B2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style-name="ce1" table:formula="of:=[.$E$1]/([.$E$2]-1)*[.A277]" office:value-type="float" office:value="46669.6535244922" calcext:value-type="float">
            <text:p>46.67E+03</text:p>
          </table:table-cell>
          <table:table-cell table:formula="of:=IF(OR(AND([.B277]&gt;[.$G$2];[.B277]&lt;[.$G$3]);AND([.B277]&gt;[.$G$4];[.B2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style-name="ce1" table:formula="of:=[.$E$1]/([.$E$2]-1)*[.A278]" office:value-type="float" office:value="46839.3613554904" calcext:value-type="float">
            <text:p>46.84E+03</text:p>
          </table:table-cell>
          <table:table-cell table:formula="of:=IF(OR(AND([.B278]&gt;[.$G$2];[.B278]&lt;[.$G$3]);AND([.B278]&gt;[.$G$4];[.B2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style-name="ce1" table:formula="of:=[.$E$1]/([.$E$2]-1)*[.A279]" office:value-type="float" office:value="47009.0691864885" calcext:value-type="float">
            <text:p>47.01E+03</text:p>
          </table:table-cell>
          <table:table-cell table:formula="of:=IF(OR(AND([.B279]&gt;[.$G$2];[.B279]&lt;[.$G$3]);AND([.B279]&gt;[.$G$4];[.B2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style-name="ce1" table:formula="of:=[.$E$1]/([.$E$2]-1)*[.A280]" office:value-type="float" office:value="47178.7770174867" calcext:value-type="float">
            <text:p>47.18E+03</text:p>
          </table:table-cell>
          <table:table-cell table:formula="of:=IF(OR(AND([.B280]&gt;[.$G$2];[.B280]&lt;[.$G$3]);AND([.B280]&gt;[.$G$4];[.B2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style-name="ce1" table:formula="of:=[.$E$1]/([.$E$2]-1)*[.A281]" office:value-type="float" office:value="47348.4848484848" calcext:value-type="float">
            <text:p>47.35E+03</text:p>
          </table:table-cell>
          <table:table-cell table:formula="of:=IF(OR(AND([.B281]&gt;[.$G$2];[.B281]&lt;[.$G$3]);AND([.B281]&gt;[.$G$4];[.B2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style-name="ce1" table:formula="of:=[.$E$1]/([.$E$2]-1)*[.A282]" office:value-type="float" office:value="47518.192679483" calcext:value-type="float">
            <text:p>47.52E+03</text:p>
          </table:table-cell>
          <table:table-cell table:formula="of:=IF(OR(AND([.B282]&gt;[.$G$2];[.B282]&lt;[.$G$3]);AND([.B282]&gt;[.$G$4];[.B2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style-name="ce1" table:formula="of:=[.$E$1]/([.$E$2]-1)*[.A283]" office:value-type="float" office:value="47687.9005104812" calcext:value-type="float">
            <text:p>47.69E+03</text:p>
          </table:table-cell>
          <table:table-cell table:formula="of:=IF(OR(AND([.B283]&gt;[.$G$2];[.B283]&lt;[.$G$3]);AND([.B283]&gt;[.$G$4];[.B2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style-name="ce1" table:formula="of:=[.$E$1]/([.$E$2]-1)*[.A284]" office:value-type="float" office:value="47857.6083414793" calcext:value-type="float">
            <text:p>47.86E+03</text:p>
          </table:table-cell>
          <table:table-cell table:formula="of:=IF(OR(AND([.B284]&gt;[.$G$2];[.B284]&lt;[.$G$3]);AND([.B284]&gt;[.$G$4];[.B2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style-name="ce1" table:formula="of:=[.$E$1]/([.$E$2]-1)*[.A285]" office:value-type="float" office:value="48027.3161724775" calcext:value-type="float">
            <text:p>48.03E+03</text:p>
          </table:table-cell>
          <table:table-cell table:formula="of:=IF(OR(AND([.B285]&gt;[.$G$2];[.B285]&lt;[.$G$3]);AND([.B285]&gt;[.$G$4];[.B2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style-name="ce1" table:formula="of:=[.$E$1]/([.$E$2]-1)*[.A286]" office:value-type="float" office:value="48197.0240034756" calcext:value-type="float">
            <text:p>48.20E+03</text:p>
          </table:table-cell>
          <table:table-cell table:formula="of:=IF(OR(AND([.B286]&gt;[.$G$2];[.B286]&lt;[.$G$3]);AND([.B286]&gt;[.$G$4];[.B2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style-name="ce1" table:formula="of:=[.$E$1]/([.$E$2]-1)*[.A287]" office:value-type="float" office:value="48366.7318344738" calcext:value-type="float">
            <text:p>48.37E+03</text:p>
          </table:table-cell>
          <table:table-cell table:formula="of:=IF(OR(AND([.B287]&gt;[.$G$2];[.B287]&lt;[.$G$3]);AND([.B287]&gt;[.$G$4];[.B2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style-name="ce1" table:formula="of:=[.$E$1]/([.$E$2]-1)*[.A288]" office:value-type="float" office:value="48536.4396654719" calcext:value-type="float">
            <text:p>48.54E+03</text:p>
          </table:table-cell>
          <table:table-cell table:formula="of:=IF(OR(AND([.B288]&gt;[.$G$2];[.B288]&lt;[.$G$3]);AND([.B288]&gt;[.$G$4];[.B2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style-name="ce1" table:formula="of:=[.$E$1]/([.$E$2]-1)*[.A289]" office:value-type="float" office:value="48706.1474964701" calcext:value-type="float">
            <text:p>48.71E+03</text:p>
          </table:table-cell>
          <table:table-cell table:formula="of:=IF(OR(AND([.B289]&gt;[.$G$2];[.B289]&lt;[.$G$3]);AND([.B289]&gt;[.$G$4];[.B2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style-name="ce1" table:formula="of:=[.$E$1]/([.$E$2]-1)*[.A290]" office:value-type="float" office:value="48875.8553274682" calcext:value-type="float">
            <text:p>48.88E+03</text:p>
          </table:table-cell>
          <table:table-cell table:formula="of:=IF(OR(AND([.B290]&gt;[.$G$2];[.B290]&lt;[.$G$3]);AND([.B290]&gt;[.$G$4];[.B2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style-name="ce1" table:formula="of:=[.$E$1]/([.$E$2]-1)*[.A291]" office:value-type="float" office:value="49045.5631584664" calcext:value-type="float">
            <text:p>49.05E+03</text:p>
          </table:table-cell>
          <table:table-cell table:formula="of:=IF(OR(AND([.B291]&gt;[.$G$2];[.B291]&lt;[.$G$3]);AND([.B291]&gt;[.$G$4];[.B2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style-name="ce1" table:formula="of:=[.$E$1]/([.$E$2]-1)*[.A292]" office:value-type="float" office:value="49215.2709894645" calcext:value-type="float">
            <text:p>49.22E+03</text:p>
          </table:table-cell>
          <table:table-cell table:formula="of:=IF(OR(AND([.B292]&gt;[.$G$2];[.B292]&lt;[.$G$3]);AND([.B292]&gt;[.$G$4];[.B2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style-name="ce1" table:formula="of:=[.$E$1]/([.$E$2]-1)*[.A293]" office:value-type="float" office:value="49384.9788204627" calcext:value-type="float">
            <text:p>49.38E+03</text:p>
          </table:table-cell>
          <table:table-cell table:formula="of:=IF(OR(AND([.B293]&gt;[.$G$2];[.B293]&lt;[.$G$3]);AND([.B293]&gt;[.$G$4];[.B2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style-name="ce1" table:formula="of:=[.$E$1]/([.$E$2]-1)*[.A294]" office:value-type="float" office:value="49554.6866514608" calcext:value-type="float">
            <text:p>49.55E+03</text:p>
          </table:table-cell>
          <table:table-cell table:formula="of:=IF(OR(AND([.B294]&gt;[.$G$2];[.B294]&lt;[.$G$3]);AND([.B294]&gt;[.$G$4];[.B2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style-name="ce1" table:formula="of:=[.$E$1]/([.$E$2]-1)*[.A295]" office:value-type="float" office:value="49724.394482459" calcext:value-type="float">
            <text:p>49.72E+03</text:p>
          </table:table-cell>
          <table:table-cell table:formula="of:=IF(OR(AND([.B295]&gt;[.$G$2];[.B295]&lt;[.$G$3]);AND([.B295]&gt;[.$G$4];[.B2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style-name="ce1" table:formula="of:=[.$E$1]/([.$E$2]-1)*[.A296]" office:value-type="float" office:value="49894.1023134572" calcext:value-type="float">
            <text:p>49.89E+03</text:p>
          </table:table-cell>
          <table:table-cell table:formula="of:=IF(OR(AND([.B296]&gt;[.$G$2];[.B296]&lt;[.$G$3]);AND([.B296]&gt;[.$G$4];[.B2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style-name="ce1" table:formula="of:=[.$E$1]/([.$E$2]-1)*[.A297]" office:value-type="float" office:value="50063.8101444553" calcext:value-type="float">
            <text:p>50.06E+03</text:p>
          </table:table-cell>
          <table:table-cell table:formula="of:=IF(OR(AND([.B297]&gt;[.$G$2];[.B297]&lt;[.$G$3]);AND([.B297]&gt;[.$G$4];[.B2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style-name="ce1" table:formula="of:=[.$E$1]/([.$E$2]-1)*[.A298]" office:value-type="float" office:value="50233.5179754535" calcext:value-type="float">
            <text:p>50.23E+03</text:p>
          </table:table-cell>
          <table:table-cell table:formula="of:=IF(OR(AND([.B298]&gt;[.$G$2];[.B298]&lt;[.$G$3]);AND([.B298]&gt;[.$G$4];[.B2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style-name="ce1" table:formula="of:=[.$E$1]/([.$E$2]-1)*[.A299]" office:value-type="float" office:value="50403.2258064516" calcext:value-type="float">
            <text:p>50.40E+03</text:p>
          </table:table-cell>
          <table:table-cell table:formula="of:=IF(OR(AND([.B299]&gt;[.$G$2];[.B299]&lt;[.$G$3]);AND([.B299]&gt;[.$G$4];[.B2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style-name="ce1" table:formula="of:=[.$E$1]/([.$E$2]-1)*[.A300]" office:value-type="float" office:value="50572.9336374498" calcext:value-type="float">
            <text:p>50.57E+03</text:p>
          </table:table-cell>
          <table:table-cell table:formula="of:=IF(OR(AND([.B300]&gt;[.$G$2];[.B300]&lt;[.$G$3]);AND([.B300]&gt;[.$G$4];[.B3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style-name="ce1" table:formula="of:=[.$E$1]/([.$E$2]-1)*[.A301]" office:value-type="float" office:value="50742.6414684479" calcext:value-type="float">
            <text:p>50.74E+03</text:p>
          </table:table-cell>
          <table:table-cell table:formula="of:=IF(OR(AND([.B301]&gt;[.$G$2];[.B301]&lt;[.$G$3]);AND([.B301]&gt;[.$G$4];[.B3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style-name="ce1" table:formula="of:=[.$E$1]/([.$E$2]-1)*[.A302]" office:value-type="float" office:value="50912.3492994461" calcext:value-type="float">
            <text:p>50.91E+03</text:p>
          </table:table-cell>
          <table:table-cell table:formula="of:=IF(OR(AND([.B302]&gt;[.$G$2];[.B302]&lt;[.$G$3]);AND([.B302]&gt;[.$G$4];[.B3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style-name="ce1" table:formula="of:=[.$E$1]/([.$E$2]-1)*[.A303]" office:value-type="float" office:value="51082.0571304442" calcext:value-type="float">
            <text:p>51.08E+03</text:p>
          </table:table-cell>
          <table:table-cell table:formula="of:=IF(OR(AND([.B303]&gt;[.$G$2];[.B303]&lt;[.$G$3]);AND([.B303]&gt;[.$G$4];[.B3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style-name="ce1" table:formula="of:=[.$E$1]/([.$E$2]-1)*[.A304]" office:value-type="float" office:value="51251.7649614424" calcext:value-type="float">
            <text:p>51.25E+03</text:p>
          </table:table-cell>
          <table:table-cell table:formula="of:=IF(OR(AND([.B304]&gt;[.$G$2];[.B304]&lt;[.$G$3]);AND([.B304]&gt;[.$G$4];[.B3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style-name="ce1" table:formula="of:=[.$E$1]/([.$E$2]-1)*[.A305]" office:value-type="float" office:value="51421.4727924405" calcext:value-type="float">
            <text:p>51.42E+03</text:p>
          </table:table-cell>
          <table:table-cell table:formula="of:=IF(OR(AND([.B305]&gt;[.$G$2];[.B305]&lt;[.$G$3]);AND([.B305]&gt;[.$G$4];[.B3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style-name="ce1" table:formula="of:=[.$E$1]/([.$E$2]-1)*[.A306]" office:value-type="float" office:value="51591.1806234387" calcext:value-type="float">
            <text:p>51.59E+03</text:p>
          </table:table-cell>
          <table:table-cell table:formula="of:=IF(OR(AND([.B306]&gt;[.$G$2];[.B306]&lt;[.$G$3]);AND([.B306]&gt;[.$G$4];[.B3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style-name="ce1" table:formula="of:=[.$E$1]/([.$E$2]-1)*[.A307]" office:value-type="float" office:value="51760.8884544368" calcext:value-type="float">
            <text:p>51.76E+03</text:p>
          </table:table-cell>
          <table:table-cell table:formula="of:=IF(OR(AND([.B307]&gt;[.$G$2];[.B307]&lt;[.$G$3]);AND([.B307]&gt;[.$G$4];[.B3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style-name="ce1" table:formula="of:=[.$E$1]/([.$E$2]-1)*[.A308]" office:value-type="float" office:value="51930.596285435" calcext:value-type="float">
            <text:p>51.93E+03</text:p>
          </table:table-cell>
          <table:table-cell table:formula="of:=IF(OR(AND([.B308]&gt;[.$G$2];[.B308]&lt;[.$G$3]);AND([.B308]&gt;[.$G$4];[.B3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style-name="ce1" table:formula="of:=[.$E$1]/([.$E$2]-1)*[.A309]" office:value-type="float" office:value="52100.3041164332" calcext:value-type="float">
            <text:p>52.10E+03</text:p>
          </table:table-cell>
          <table:table-cell table:formula="of:=IF(OR(AND([.B309]&gt;[.$G$2];[.B309]&lt;[.$G$3]);AND([.B309]&gt;[.$G$4];[.B3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style-name="ce1" table:formula="of:=[.$E$1]/([.$E$2]-1)*[.A310]" office:value-type="float" office:value="52270.0119474313" calcext:value-type="float">
            <text:p>52.27E+03</text:p>
          </table:table-cell>
          <table:table-cell table:formula="of:=IF(OR(AND([.B310]&gt;[.$G$2];[.B310]&lt;[.$G$3]);AND([.B310]&gt;[.$G$4];[.B3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style-name="ce1" table:formula="of:=[.$E$1]/([.$E$2]-1)*[.A311]" office:value-type="float" office:value="52439.7197784295" calcext:value-type="float">
            <text:p>52.44E+03</text:p>
          </table:table-cell>
          <table:table-cell table:formula="of:=IF(OR(AND([.B311]&gt;[.$G$2];[.B311]&lt;[.$G$3]);AND([.B311]&gt;[.$G$4];[.B3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style-name="ce1" table:formula="of:=[.$E$1]/([.$E$2]-1)*[.A312]" office:value-type="float" office:value="52609.4276094276" calcext:value-type="float">
            <text:p>52.61E+03</text:p>
          </table:table-cell>
          <table:table-cell table:formula="of:=IF(OR(AND([.B312]&gt;[.$G$2];[.B312]&lt;[.$G$3]);AND([.B312]&gt;[.$G$4];[.B3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style-name="ce1" table:formula="of:=[.$E$1]/([.$E$2]-1)*[.A313]" office:value-type="float" office:value="52779.1354404258" calcext:value-type="float">
            <text:p>52.78E+03</text:p>
          </table:table-cell>
          <table:table-cell table:formula="of:=IF(OR(AND([.B313]&gt;[.$G$2];[.B313]&lt;[.$G$3]);AND([.B313]&gt;[.$G$4];[.B3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style-name="ce1" table:formula="of:=[.$E$1]/([.$E$2]-1)*[.A314]" office:value-type="float" office:value="52948.8432714239" calcext:value-type="float">
            <text:p>52.95E+03</text:p>
          </table:table-cell>
          <table:table-cell table:formula="of:=IF(OR(AND([.B314]&gt;[.$G$2];[.B314]&lt;[.$G$3]);AND([.B314]&gt;[.$G$4];[.B3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style-name="ce1" table:formula="of:=[.$E$1]/([.$E$2]-1)*[.A315]" office:value-type="float" office:value="53118.5511024221" calcext:value-type="float">
            <text:p>53.12E+03</text:p>
          </table:table-cell>
          <table:table-cell table:formula="of:=IF(OR(AND([.B315]&gt;[.$G$2];[.B315]&lt;[.$G$3]);AND([.B315]&gt;[.$G$4];[.B3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style-name="ce1" table:formula="of:=[.$E$1]/([.$E$2]-1)*[.A316]" office:value-type="float" office:value="53288.2589334202" calcext:value-type="float">
            <text:p>53.29E+03</text:p>
          </table:table-cell>
          <table:table-cell table:formula="of:=IF(OR(AND([.B316]&gt;[.$G$2];[.B316]&lt;[.$G$3]);AND([.B316]&gt;[.$G$4];[.B3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style-name="ce1" table:formula="of:=[.$E$1]/([.$E$2]-1)*[.A317]" office:value-type="float" office:value="53457.9667644184" calcext:value-type="float">
            <text:p>53.46E+03</text:p>
          </table:table-cell>
          <table:table-cell table:formula="of:=IF(OR(AND([.B317]&gt;[.$G$2];[.B317]&lt;[.$G$3]);AND([.B317]&gt;[.$G$4];[.B3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style-name="ce1" table:formula="of:=[.$E$1]/([.$E$2]-1)*[.A318]" office:value-type="float" office:value="53627.6745954165" calcext:value-type="float">
            <text:p>53.63E+03</text:p>
          </table:table-cell>
          <table:table-cell table:formula="of:=IF(OR(AND([.B318]&gt;[.$G$2];[.B318]&lt;[.$G$3]);AND([.B318]&gt;[.$G$4];[.B3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style-name="ce1" table:formula="of:=[.$E$1]/([.$E$2]-1)*[.A319]" office:value-type="float" office:value="53797.3824264147" calcext:value-type="float">
            <text:p>53.80E+03</text:p>
          </table:table-cell>
          <table:table-cell table:formula="of:=IF(OR(AND([.B319]&gt;[.$G$2];[.B319]&lt;[.$G$3]);AND([.B319]&gt;[.$G$4];[.B3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style-name="ce1" table:formula="of:=[.$E$1]/([.$E$2]-1)*[.A320]" office:value-type="float" office:value="53967.0902574128" calcext:value-type="float">
            <text:p>53.97E+03</text:p>
          </table:table-cell>
          <table:table-cell table:formula="of:=IF(OR(AND([.B320]&gt;[.$G$2];[.B320]&lt;[.$G$3]);AND([.B320]&gt;[.$G$4];[.B3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style-name="ce1" table:formula="of:=[.$E$1]/([.$E$2]-1)*[.A321]" office:value-type="float" office:value="54136.798088411" calcext:value-type="float">
            <text:p>54.14E+03</text:p>
          </table:table-cell>
          <table:table-cell table:formula="of:=IF(OR(AND([.B321]&gt;[.$G$2];[.B321]&lt;[.$G$3]);AND([.B321]&gt;[.$G$4];[.B3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style-name="ce1" table:formula="of:=[.$E$1]/([.$E$2]-1)*[.A322]" office:value-type="float" office:value="54306.5059194091" calcext:value-type="float">
            <text:p>54.31E+03</text:p>
          </table:table-cell>
          <table:table-cell table:formula="of:=IF(OR(AND([.B322]&gt;[.$G$2];[.B322]&lt;[.$G$3]);AND([.B322]&gt;[.$G$4];[.B3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style-name="ce1" table:formula="of:=[.$E$1]/([.$E$2]-1)*[.A323]" office:value-type="float" office:value="54476.2137504073" calcext:value-type="float">
            <text:p>54.48E+03</text:p>
          </table:table-cell>
          <table:table-cell table:formula="of:=IF(OR(AND([.B323]&gt;[.$G$2];[.B323]&lt;[.$G$3]);AND([.B323]&gt;[.$G$4];[.B3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style-name="ce1" table:formula="of:=[.$E$1]/([.$E$2]-1)*[.A324]" office:value-type="float" office:value="54645.9215814055" calcext:value-type="float">
            <text:p>54.65E+03</text:p>
          </table:table-cell>
          <table:table-cell table:formula="of:=IF(OR(AND([.B324]&gt;[.$G$2];[.B324]&lt;[.$G$3]);AND([.B324]&gt;[.$G$4];[.B3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style-name="ce1" table:formula="of:=[.$E$1]/([.$E$2]-1)*[.A325]" office:value-type="float" office:value="54815.6294124036" calcext:value-type="float">
            <text:p>54.82E+03</text:p>
          </table:table-cell>
          <table:table-cell table:formula="of:=IF(OR(AND([.B325]&gt;[.$G$2];[.B325]&lt;[.$G$3]);AND([.B325]&gt;[.$G$4];[.B3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style-name="ce1" table:formula="of:=[.$E$1]/([.$E$2]-1)*[.A326]" office:value-type="float" office:value="54985.3372434018" calcext:value-type="float">
            <text:p>54.99E+03</text:p>
          </table:table-cell>
          <table:table-cell table:formula="of:=IF(OR(AND([.B326]&gt;[.$G$2];[.B326]&lt;[.$G$3]);AND([.B326]&gt;[.$G$4];[.B3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style-name="ce1" table:formula="of:=[.$E$1]/([.$E$2]-1)*[.A327]" office:value-type="float" office:value="55155.0450743999" calcext:value-type="float">
            <text:p>55.16E+03</text:p>
          </table:table-cell>
          <table:table-cell table:formula="of:=IF(OR(AND([.B327]&gt;[.$G$2];[.B327]&lt;[.$G$3]);AND([.B327]&gt;[.$G$4];[.B3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style-name="ce1" table:formula="of:=[.$E$1]/([.$E$2]-1)*[.A328]" office:value-type="float" office:value="55324.7529053981" calcext:value-type="float">
            <text:p>55.32E+03</text:p>
          </table:table-cell>
          <table:table-cell table:formula="of:=IF(OR(AND([.B328]&gt;[.$G$2];[.B328]&lt;[.$G$3]);AND([.B328]&gt;[.$G$4];[.B3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style-name="ce1" table:formula="of:=[.$E$1]/([.$E$2]-1)*[.A329]" office:value-type="float" office:value="55494.4607363962" calcext:value-type="float">
            <text:p>55.49E+03</text:p>
          </table:table-cell>
          <table:table-cell table:formula="of:=IF(OR(AND([.B329]&gt;[.$G$2];[.B329]&lt;[.$G$3]);AND([.B329]&gt;[.$G$4];[.B3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style-name="ce1" table:formula="of:=[.$E$1]/([.$E$2]-1)*[.A330]" office:value-type="float" office:value="55664.1685673944" calcext:value-type="float">
            <text:p>55.66E+03</text:p>
          </table:table-cell>
          <table:table-cell table:formula="of:=IF(OR(AND([.B330]&gt;[.$G$2];[.B330]&lt;[.$G$3]);AND([.B330]&gt;[.$G$4];[.B3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style-name="ce1" table:formula="of:=[.$E$1]/([.$E$2]-1)*[.A331]" office:value-type="float" office:value="55833.8763983925" calcext:value-type="float">
            <text:p>55.83E+03</text:p>
          </table:table-cell>
          <table:table-cell table:formula="of:=IF(OR(AND([.B331]&gt;[.$G$2];[.B331]&lt;[.$G$3]);AND([.B331]&gt;[.$G$4];[.B3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style-name="ce1" table:formula="of:=[.$E$1]/([.$E$2]-1)*[.A332]" office:value-type="float" office:value="56003.5842293907" calcext:value-type="float">
            <text:p>56.00E+03</text:p>
          </table:table-cell>
          <table:table-cell table:formula="of:=IF(OR(AND([.B332]&gt;[.$G$2];[.B332]&lt;[.$G$3]);AND([.B332]&gt;[.$G$4];[.B3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style-name="ce1" table:formula="of:=[.$E$1]/([.$E$2]-1)*[.A333]" office:value-type="float" office:value="56173.2920603888" calcext:value-type="float">
            <text:p>56.17E+03</text:p>
          </table:table-cell>
          <table:table-cell table:formula="of:=IF(OR(AND([.B333]&gt;[.$G$2];[.B333]&lt;[.$G$3]);AND([.B333]&gt;[.$G$4];[.B3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style-name="ce1" table:formula="of:=[.$E$1]/([.$E$2]-1)*[.A334]" office:value-type="float" office:value="56342.999891387" calcext:value-type="float">
            <text:p>56.34E+03</text:p>
          </table:table-cell>
          <table:table-cell table:formula="of:=IF(OR(AND([.B334]&gt;[.$G$2];[.B334]&lt;[.$G$3]);AND([.B334]&gt;[.$G$4];[.B3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style-name="ce1" table:formula="of:=[.$E$1]/([.$E$2]-1)*[.A335]" office:value-type="float" office:value="56512.7077223851" calcext:value-type="float">
            <text:p>56.51E+03</text:p>
          </table:table-cell>
          <table:table-cell table:formula="of:=IF(OR(AND([.B335]&gt;[.$G$2];[.B335]&lt;[.$G$3]);AND([.B335]&gt;[.$G$4];[.B3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style-name="ce1" table:formula="of:=[.$E$1]/([.$E$2]-1)*[.A336]" office:value-type="float" office:value="56682.4155533833" calcext:value-type="float">
            <text:p>56.68E+03</text:p>
          </table:table-cell>
          <table:table-cell table:formula="of:=IF(OR(AND([.B336]&gt;[.$G$2];[.B336]&lt;[.$G$3]);AND([.B336]&gt;[.$G$4];[.B3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style-name="ce1" table:formula="of:=[.$E$1]/([.$E$2]-1)*[.A337]" office:value-type="float" office:value="56852.1233843815" calcext:value-type="float">
            <text:p>56.85E+03</text:p>
          </table:table-cell>
          <table:table-cell table:formula="of:=IF(OR(AND([.B337]&gt;[.$G$2];[.B337]&lt;[.$G$3]);AND([.B337]&gt;[.$G$4];[.B3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style-name="ce1" table:formula="of:=[.$E$1]/([.$E$2]-1)*[.A338]" office:value-type="float" office:value="57021.8312153796" calcext:value-type="float">
            <text:p>57.02E+03</text:p>
          </table:table-cell>
          <table:table-cell table:formula="of:=IF(OR(AND([.B338]&gt;[.$G$2];[.B338]&lt;[.$G$3]);AND([.B338]&gt;[.$G$4];[.B3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style-name="ce1" table:formula="of:=[.$E$1]/([.$E$2]-1)*[.A339]" office:value-type="float" office:value="57191.5390463778" calcext:value-type="float">
            <text:p>57.19E+03</text:p>
          </table:table-cell>
          <table:table-cell table:formula="of:=IF(OR(AND([.B339]&gt;[.$G$2];[.B339]&lt;[.$G$3]);AND([.B339]&gt;[.$G$4];[.B3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style-name="ce1" table:formula="of:=[.$E$1]/([.$E$2]-1)*[.A340]" office:value-type="float" office:value="57361.2468773759" calcext:value-type="float">
            <text:p>57.36E+03</text:p>
          </table:table-cell>
          <table:table-cell table:formula="of:=IF(OR(AND([.B340]&gt;[.$G$2];[.B340]&lt;[.$G$3]);AND([.B340]&gt;[.$G$4];[.B3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style-name="ce1" table:formula="of:=[.$E$1]/([.$E$2]-1)*[.A341]" office:value-type="float" office:value="57530.9547083741" calcext:value-type="float">
            <text:p>57.53E+03</text:p>
          </table:table-cell>
          <table:table-cell table:formula="of:=IF(OR(AND([.B341]&gt;[.$G$2];[.B341]&lt;[.$G$3]);AND([.B341]&gt;[.$G$4];[.B3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style-name="ce1" table:formula="of:=[.$E$1]/([.$E$2]-1)*[.A342]" office:value-type="float" office:value="57700.6625393722" calcext:value-type="float">
            <text:p>57.70E+03</text:p>
          </table:table-cell>
          <table:table-cell table:formula="of:=IF(OR(AND([.B342]&gt;[.$G$2];[.B342]&lt;[.$G$3]);AND([.B342]&gt;[.$G$4];[.B3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style-name="ce1" table:formula="of:=[.$E$1]/([.$E$2]-1)*[.A343]" office:value-type="float" office:value="57870.3703703704" calcext:value-type="float">
            <text:p>57.87E+03</text:p>
          </table:table-cell>
          <table:table-cell table:formula="of:=IF(OR(AND([.B343]&gt;[.$G$2];[.B343]&lt;[.$G$3]);AND([.B343]&gt;[.$G$4];[.B3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style-name="ce1" table:formula="of:=[.$E$1]/([.$E$2]-1)*[.A344]" office:value-type="float" office:value="58040.0782013685" calcext:value-type="float">
            <text:p>58.04E+03</text:p>
          </table:table-cell>
          <table:table-cell table:formula="of:=IF(OR(AND([.B344]&gt;[.$G$2];[.B344]&lt;[.$G$3]);AND([.B344]&gt;[.$G$4];[.B3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style-name="ce1" table:formula="of:=[.$E$1]/([.$E$2]-1)*[.A345]" office:value-type="float" office:value="58209.7860323667" calcext:value-type="float">
            <text:p>58.21E+03</text:p>
          </table:table-cell>
          <table:table-cell table:formula="of:=IF(OR(AND([.B345]&gt;[.$G$2];[.B345]&lt;[.$G$3]);AND([.B345]&gt;[.$G$4];[.B3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style-name="ce1" table:formula="of:=[.$E$1]/([.$E$2]-1)*[.A346]" office:value-type="float" office:value="58379.4938633648" calcext:value-type="float">
            <text:p>58.38E+03</text:p>
          </table:table-cell>
          <table:table-cell table:formula="of:=IF(OR(AND([.B346]&gt;[.$G$2];[.B346]&lt;[.$G$3]);AND([.B346]&gt;[.$G$4];[.B3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style-name="ce1" table:formula="of:=[.$E$1]/([.$E$2]-1)*[.A347]" office:value-type="float" office:value="58549.201694363" calcext:value-type="float">
            <text:p>58.55E+03</text:p>
          </table:table-cell>
          <table:table-cell table:formula="of:=IF(OR(AND([.B347]&gt;[.$G$2];[.B347]&lt;[.$G$3]);AND([.B347]&gt;[.$G$4];[.B3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style-name="ce1" table:formula="of:=[.$E$1]/([.$E$2]-1)*[.A348]" office:value-type="float" office:value="58718.9095253611" calcext:value-type="float">
            <text:p>58.72E+03</text:p>
          </table:table-cell>
          <table:table-cell table:formula="of:=IF(OR(AND([.B348]&gt;[.$G$2];[.B348]&lt;[.$G$3]);AND([.B348]&gt;[.$G$4];[.B3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style-name="ce1" table:formula="of:=[.$E$1]/([.$E$2]-1)*[.A349]" office:value-type="float" office:value="58888.6173563593" calcext:value-type="float">
            <text:p>58.89E+03</text:p>
          </table:table-cell>
          <table:table-cell table:formula="of:=IF(OR(AND([.B349]&gt;[.$G$2];[.B349]&lt;[.$G$3]);AND([.B349]&gt;[.$G$4];[.B3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style-name="ce1" table:formula="of:=[.$E$1]/([.$E$2]-1)*[.A350]" office:value-type="float" office:value="59058.3251873575" calcext:value-type="float">
            <text:p>59.06E+03</text:p>
          </table:table-cell>
          <table:table-cell table:formula="of:=IF(OR(AND([.B350]&gt;[.$G$2];[.B350]&lt;[.$G$3]);AND([.B350]&gt;[.$G$4];[.B3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style-name="ce1" table:formula="of:=[.$E$1]/([.$E$2]-1)*[.A351]" office:value-type="float" office:value="59228.0330183556" calcext:value-type="float">
            <text:p>59.23E+03</text:p>
          </table:table-cell>
          <table:table-cell table:formula="of:=IF(OR(AND([.B351]&gt;[.$G$2];[.B351]&lt;[.$G$3]);AND([.B351]&gt;[.$G$4];[.B3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style-name="ce1" table:formula="of:=[.$E$1]/([.$E$2]-1)*[.A352]" office:value-type="float" office:value="59397.7408493538" calcext:value-type="float">
            <text:p>59.40E+03</text:p>
          </table:table-cell>
          <table:table-cell table:formula="of:=IF(OR(AND([.B352]&gt;[.$G$2];[.B352]&lt;[.$G$3]);AND([.B352]&gt;[.$G$4];[.B3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style-name="ce1" table:formula="of:=[.$E$1]/([.$E$2]-1)*[.A353]" office:value-type="float" office:value="59567.4486803519" calcext:value-type="float">
            <text:p>59.57E+03</text:p>
          </table:table-cell>
          <table:table-cell table:formula="of:=IF(OR(AND([.B353]&gt;[.$G$2];[.B353]&lt;[.$G$3]);AND([.B353]&gt;[.$G$4];[.B3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style-name="ce1" table:formula="of:=[.$E$1]/([.$E$2]-1)*[.A354]" office:value-type="float" office:value="59737.1565113501" calcext:value-type="float">
            <text:p>59.74E+03</text:p>
          </table:table-cell>
          <table:table-cell table:formula="of:=IF(OR(AND([.B354]&gt;[.$G$2];[.B354]&lt;[.$G$3]);AND([.B354]&gt;[.$G$4];[.B3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style-name="ce1" table:formula="of:=[.$E$1]/([.$E$2]-1)*[.A355]" office:value-type="float" office:value="59906.8643423482" calcext:value-type="float">
            <text:p>59.91E+03</text:p>
          </table:table-cell>
          <table:table-cell table:formula="of:=IF(OR(AND([.B355]&gt;[.$G$2];[.B355]&lt;[.$G$3]);AND([.B355]&gt;[.$G$4];[.B3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style-name="ce1" table:formula="of:=[.$E$1]/([.$E$2]-1)*[.A356]" office:value-type="float" office:value="60076.5721733464" calcext:value-type="float">
            <text:p>60.08E+03</text:p>
          </table:table-cell>
          <table:table-cell table:formula="of:=IF(OR(AND([.B356]&gt;[.$G$2];[.B356]&lt;[.$G$3]);AND([.B356]&gt;[.$G$4];[.B3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style-name="ce1" table:formula="of:=[.$E$1]/([.$E$2]-1)*[.A357]" office:value-type="float" office:value="60246.2800043445" calcext:value-type="float">
            <text:p>60.25E+03</text:p>
          </table:table-cell>
          <table:table-cell table:formula="of:=IF(OR(AND([.B357]&gt;[.$G$2];[.B357]&lt;[.$G$3]);AND([.B357]&gt;[.$G$4];[.B3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style-name="ce1" table:formula="of:=[.$E$1]/([.$E$2]-1)*[.A358]" office:value-type="float" office:value="60415.9878353427" calcext:value-type="float">
            <text:p>60.42E+03</text:p>
          </table:table-cell>
          <table:table-cell table:formula="of:=IF(OR(AND([.B358]&gt;[.$G$2];[.B358]&lt;[.$G$3]);AND([.B358]&gt;[.$G$4];[.B3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style-name="ce1" table:formula="of:=[.$E$1]/([.$E$2]-1)*[.A359]" office:value-type="float" office:value="60585.6956663408" calcext:value-type="float">
            <text:p>60.59E+03</text:p>
          </table:table-cell>
          <table:table-cell table:formula="of:=IF(OR(AND([.B359]&gt;[.$G$2];[.B359]&lt;[.$G$3]);AND([.B359]&gt;[.$G$4];[.B3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style-name="ce1" table:formula="of:=[.$E$1]/([.$E$2]-1)*[.A360]" office:value-type="float" office:value="60755.403497339" calcext:value-type="float">
            <text:p>60.76E+03</text:p>
          </table:table-cell>
          <table:table-cell table:formula="of:=IF(OR(AND([.B360]&gt;[.$G$2];[.B360]&lt;[.$G$3]);AND([.B360]&gt;[.$G$4];[.B3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style-name="ce1" table:formula="of:=[.$E$1]/([.$E$2]-1)*[.A361]" office:value-type="float" office:value="60925.1113283371" calcext:value-type="float">
            <text:p>60.93E+03</text:p>
          </table:table-cell>
          <table:table-cell table:formula="of:=IF(OR(AND([.B361]&gt;[.$G$2];[.B361]&lt;[.$G$3]);AND([.B361]&gt;[.$G$4];[.B3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style-name="ce1" table:formula="of:=[.$E$1]/([.$E$2]-1)*[.A362]" office:value-type="float" office:value="61094.8191593353" calcext:value-type="float">
            <text:p>61.09E+03</text:p>
          </table:table-cell>
          <table:table-cell table:formula="of:=IF(OR(AND([.B362]&gt;[.$G$2];[.B362]&lt;[.$G$3]);AND([.B362]&gt;[.$G$4];[.B3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style-name="ce1" table:formula="of:=[.$E$1]/([.$E$2]-1)*[.A363]" office:value-type="float" office:value="61264.5269903334" calcext:value-type="float">
            <text:p>61.26E+03</text:p>
          </table:table-cell>
          <table:table-cell table:formula="of:=IF(OR(AND([.B363]&gt;[.$G$2];[.B363]&lt;[.$G$3]);AND([.B363]&gt;[.$G$4];[.B3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style-name="ce1" table:formula="of:=[.$E$1]/([.$E$2]-1)*[.A364]" office:value-type="float" office:value="61434.2348213316" calcext:value-type="float">
            <text:p>61.43E+03</text:p>
          </table:table-cell>
          <table:table-cell table:formula="of:=IF(OR(AND([.B364]&gt;[.$G$2];[.B364]&lt;[.$G$3]);AND([.B364]&gt;[.$G$4];[.B3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style-name="ce1" table:formula="of:=[.$E$1]/([.$E$2]-1)*[.A365]" office:value-type="float" office:value="61603.9426523298" calcext:value-type="float">
            <text:p>61.60E+03</text:p>
          </table:table-cell>
          <table:table-cell table:formula="of:=IF(OR(AND([.B365]&gt;[.$G$2];[.B365]&lt;[.$G$3]);AND([.B365]&gt;[.$G$4];[.B3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style-name="ce1" table:formula="of:=[.$E$1]/([.$E$2]-1)*[.A366]" office:value-type="float" office:value="61773.6504833279" calcext:value-type="float">
            <text:p>61.77E+03</text:p>
          </table:table-cell>
          <table:table-cell table:formula="of:=IF(OR(AND([.B366]&gt;[.$G$2];[.B366]&lt;[.$G$3]);AND([.B366]&gt;[.$G$4];[.B3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style-name="ce1" table:formula="of:=[.$E$1]/([.$E$2]-1)*[.A367]" office:value-type="float" office:value="61943.3583143261" calcext:value-type="float">
            <text:p>61.94E+03</text:p>
          </table:table-cell>
          <table:table-cell table:formula="of:=IF(OR(AND([.B367]&gt;[.$G$2];[.B367]&lt;[.$G$3]);AND([.B367]&gt;[.$G$4];[.B3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style-name="ce1" table:formula="of:=[.$E$1]/([.$E$2]-1)*[.A368]" office:value-type="float" office:value="62113.0661453242" calcext:value-type="float">
            <text:p>62.11E+03</text:p>
          </table:table-cell>
          <table:table-cell table:formula="of:=IF(OR(AND([.B368]&gt;[.$G$2];[.B368]&lt;[.$G$3]);AND([.B368]&gt;[.$G$4];[.B3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style-name="ce1" table:formula="of:=[.$E$1]/([.$E$2]-1)*[.A369]" office:value-type="float" office:value="62282.7739763224" calcext:value-type="float">
            <text:p>62.28E+03</text:p>
          </table:table-cell>
          <table:table-cell table:formula="of:=IF(OR(AND([.B369]&gt;[.$G$2];[.B369]&lt;[.$G$3]);AND([.B369]&gt;[.$G$4];[.B3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style-name="ce1" table:formula="of:=[.$E$1]/([.$E$2]-1)*[.A370]" office:value-type="float" office:value="62452.4818073205" calcext:value-type="float">
            <text:p>62.45E+03</text:p>
          </table:table-cell>
          <table:table-cell table:formula="of:=IF(OR(AND([.B370]&gt;[.$G$2];[.B370]&lt;[.$G$3]);AND([.B370]&gt;[.$G$4];[.B3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style-name="ce1" table:formula="of:=[.$E$1]/([.$E$2]-1)*[.A371]" office:value-type="float" office:value="62622.1896383187" calcext:value-type="float">
            <text:p>62.62E+03</text:p>
          </table:table-cell>
          <table:table-cell table:formula="of:=IF(OR(AND([.B371]&gt;[.$G$2];[.B371]&lt;[.$G$3]);AND([.B371]&gt;[.$G$4];[.B3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style-name="ce1" table:formula="of:=[.$E$1]/([.$E$2]-1)*[.A372]" office:value-type="float" office:value="62791.8974693168" calcext:value-type="float">
            <text:p>62.79E+03</text:p>
          </table:table-cell>
          <table:table-cell table:formula="of:=IF(OR(AND([.B372]&gt;[.$G$2];[.B372]&lt;[.$G$3]);AND([.B372]&gt;[.$G$4];[.B3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style-name="ce1" table:formula="of:=[.$E$1]/([.$E$2]-1)*[.A373]" office:value-type="float" office:value="62961.605300315" calcext:value-type="float">
            <text:p>62.96E+03</text:p>
          </table:table-cell>
          <table:table-cell table:formula="of:=IF(OR(AND([.B373]&gt;[.$G$2];[.B373]&lt;[.$G$3]);AND([.B373]&gt;[.$G$4];[.B3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style-name="ce1" table:formula="of:=[.$E$1]/([.$E$2]-1)*[.A374]" office:value-type="float" office:value="63131.3131313131" calcext:value-type="float">
            <text:p>63.13E+03</text:p>
          </table:table-cell>
          <table:table-cell table:formula="of:=IF(OR(AND([.B374]&gt;[.$G$2];[.B374]&lt;[.$G$3]);AND([.B374]&gt;[.$G$4];[.B3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style-name="ce1" table:formula="of:=[.$E$1]/([.$E$2]-1)*[.A375]" office:value-type="float" office:value="63301.0209623113" calcext:value-type="float">
            <text:p>63.30E+03</text:p>
          </table:table-cell>
          <table:table-cell table:formula="of:=IF(OR(AND([.B375]&gt;[.$G$2];[.B375]&lt;[.$G$3]);AND([.B375]&gt;[.$G$4];[.B3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style-name="ce1" table:formula="of:=[.$E$1]/([.$E$2]-1)*[.A376]" office:value-type="float" office:value="63470.7287933094" calcext:value-type="float">
            <text:p>63.47E+03</text:p>
          </table:table-cell>
          <table:table-cell table:formula="of:=IF(OR(AND([.B376]&gt;[.$G$2];[.B376]&lt;[.$G$3]);AND([.B376]&gt;[.$G$4];[.B3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style-name="ce1" table:formula="of:=[.$E$1]/([.$E$2]-1)*[.A377]" office:value-type="float" office:value="63640.4366243076" calcext:value-type="float">
            <text:p>63.64E+03</text:p>
          </table:table-cell>
          <table:table-cell table:formula="of:=IF(OR(AND([.B377]&gt;[.$G$2];[.B377]&lt;[.$G$3]);AND([.B377]&gt;[.$G$4];[.B3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style-name="ce1" table:formula="of:=[.$E$1]/([.$E$2]-1)*[.A378]" office:value-type="float" office:value="63810.1444553057" calcext:value-type="float">
            <text:p>63.81E+03</text:p>
          </table:table-cell>
          <table:table-cell table:formula="of:=IF(OR(AND([.B378]&gt;[.$G$2];[.B378]&lt;[.$G$3]);AND([.B378]&gt;[.$G$4];[.B3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style-name="ce1" table:formula="of:=[.$E$1]/([.$E$2]-1)*[.A379]" office:value-type="float" office:value="63979.8522863039" calcext:value-type="float">
            <text:p>63.98E+03</text:p>
          </table:table-cell>
          <table:table-cell table:formula="of:=IF(OR(AND([.B379]&gt;[.$G$2];[.B379]&lt;[.$G$3]);AND([.B379]&gt;[.$G$4];[.B3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style-name="ce1" table:formula="of:=[.$E$1]/([.$E$2]-1)*[.A380]" office:value-type="float" office:value="64149.5601173021" calcext:value-type="float">
            <text:p>64.15E+03</text:p>
          </table:table-cell>
          <table:table-cell table:formula="of:=IF(OR(AND([.B380]&gt;[.$G$2];[.B380]&lt;[.$G$3]);AND([.B380]&gt;[.$G$4];[.B3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style-name="ce1" table:formula="of:=[.$E$1]/([.$E$2]-1)*[.A381]" office:value-type="float" office:value="64319.2679483002" calcext:value-type="float">
            <text:p>64.32E+03</text:p>
          </table:table-cell>
          <table:table-cell table:formula="of:=IF(OR(AND([.B381]&gt;[.$G$2];[.B381]&lt;[.$G$3]);AND([.B381]&gt;[.$G$4];[.B3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style-name="ce1" table:formula="of:=[.$E$1]/([.$E$2]-1)*[.A382]" office:value-type="float" office:value="64488.9757792984" calcext:value-type="float">
            <text:p>64.49E+03</text:p>
          </table:table-cell>
          <table:table-cell table:formula="of:=IF(OR(AND([.B382]&gt;[.$G$2];[.B382]&lt;[.$G$3]);AND([.B382]&gt;[.$G$4];[.B3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style-name="ce1" table:formula="of:=[.$E$1]/([.$E$2]-1)*[.A383]" office:value-type="float" office:value="64658.6836102965" calcext:value-type="float">
            <text:p>64.66E+03</text:p>
          </table:table-cell>
          <table:table-cell table:formula="of:=IF(OR(AND([.B383]&gt;[.$G$2];[.B383]&lt;[.$G$3]);AND([.B383]&gt;[.$G$4];[.B3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style-name="ce1" table:formula="of:=[.$E$1]/([.$E$2]-1)*[.A384]" office:value-type="float" office:value="64828.3914412947" calcext:value-type="float">
            <text:p>64.83E+03</text:p>
          </table:table-cell>
          <table:table-cell table:formula="of:=IF(OR(AND([.B384]&gt;[.$G$2];[.B384]&lt;[.$G$3]);AND([.B384]&gt;[.$G$4];[.B3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style-name="ce1" table:formula="of:=[.$E$1]/([.$E$2]-1)*[.A385]" office:value-type="float" office:value="64998.0992722928" calcext:value-type="float">
            <text:p>65.00E+03</text:p>
          </table:table-cell>
          <table:table-cell table:formula="of:=IF(OR(AND([.B385]&gt;[.$G$2];[.B385]&lt;[.$G$3]);AND([.B385]&gt;[.$G$4];[.B3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style-name="ce1" table:formula="of:=[.$E$1]/([.$E$2]-1)*[.A386]" office:value-type="float" office:value="65167.807103291" calcext:value-type="float">
            <text:p>65.17E+03</text:p>
          </table:table-cell>
          <table:table-cell table:formula="of:=IF(OR(AND([.B386]&gt;[.$G$2];[.B386]&lt;[.$G$3]);AND([.B386]&gt;[.$G$4];[.B3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style-name="ce1" table:formula="of:=[.$E$1]/([.$E$2]-1)*[.A387]" office:value-type="float" office:value="65337.5149342891" calcext:value-type="float">
            <text:p>65.34E+03</text:p>
          </table:table-cell>
          <table:table-cell table:formula="of:=IF(OR(AND([.B387]&gt;[.$G$2];[.B387]&lt;[.$G$3]);AND([.B387]&gt;[.$G$4];[.B3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style-name="ce1" table:formula="of:=[.$E$1]/([.$E$2]-1)*[.A388]" office:value-type="float" office:value="65507.2227652873" calcext:value-type="float">
            <text:p>65.51E+03</text:p>
          </table:table-cell>
          <table:table-cell table:formula="of:=IF(OR(AND([.B388]&gt;[.$G$2];[.B388]&lt;[.$G$3]);AND([.B388]&gt;[.$G$4];[.B3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style-name="ce1" table:formula="of:=[.$E$1]/([.$E$2]-1)*[.A389]" office:value-type="float" office:value="65676.9305962854" calcext:value-type="float">
            <text:p>65.68E+03</text:p>
          </table:table-cell>
          <table:table-cell table:formula="of:=IF(OR(AND([.B389]&gt;[.$G$2];[.B389]&lt;[.$G$3]);AND([.B389]&gt;[.$G$4];[.B3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style-name="ce1" table:formula="of:=[.$E$1]/([.$E$2]-1)*[.A390]" office:value-type="float" office:value="65846.6384272836" calcext:value-type="float">
            <text:p>65.85E+03</text:p>
          </table:table-cell>
          <table:table-cell table:formula="of:=IF(OR(AND([.B390]&gt;[.$G$2];[.B390]&lt;[.$G$3]);AND([.B390]&gt;[.$G$4];[.B3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style-name="ce1" table:formula="of:=[.$E$1]/([.$E$2]-1)*[.A391]" office:value-type="float" office:value="66016.3462582818" calcext:value-type="float">
            <text:p>66.02E+03</text:p>
          </table:table-cell>
          <table:table-cell table:formula="of:=IF(OR(AND([.B391]&gt;[.$G$2];[.B391]&lt;[.$G$3]);AND([.B391]&gt;[.$G$4];[.B3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style-name="ce1" table:formula="of:=[.$E$1]/([.$E$2]-1)*[.A392]" office:value-type="float" office:value="66186.0540892799" calcext:value-type="float">
            <text:p>66.19E+03</text:p>
          </table:table-cell>
          <table:table-cell table:formula="of:=IF(OR(AND([.B392]&gt;[.$G$2];[.B392]&lt;[.$G$3]);AND([.B392]&gt;[.$G$4];[.B3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style-name="ce1" table:formula="of:=[.$E$1]/([.$E$2]-1)*[.A393]" office:value-type="float" office:value="66355.7619202781" calcext:value-type="float">
            <text:p>66.36E+03</text:p>
          </table:table-cell>
          <table:table-cell table:formula="of:=IF(OR(AND([.B393]&gt;[.$G$2];[.B393]&lt;[.$G$3]);AND([.B393]&gt;[.$G$4];[.B3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style-name="ce1" table:formula="of:=[.$E$1]/([.$E$2]-1)*[.A394]" office:value-type="float" office:value="66525.4697512762" calcext:value-type="float">
            <text:p>66.53E+03</text:p>
          </table:table-cell>
          <table:table-cell table:formula="of:=IF(OR(AND([.B394]&gt;[.$G$2];[.B394]&lt;[.$G$3]);AND([.B394]&gt;[.$G$4];[.B3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style-name="ce1" table:formula="of:=[.$E$1]/([.$E$2]-1)*[.A395]" office:value-type="float" office:value="66695.1775822744" calcext:value-type="float">
            <text:p>66.70E+03</text:p>
          </table:table-cell>
          <table:table-cell table:formula="of:=IF(OR(AND([.B395]&gt;[.$G$2];[.B395]&lt;[.$G$3]);AND([.B395]&gt;[.$G$4];[.B3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style-name="ce1" table:formula="of:=[.$E$1]/([.$E$2]-1)*[.A396]" office:value-type="float" office:value="66864.8854132725" calcext:value-type="float">
            <text:p>66.86E+03</text:p>
          </table:table-cell>
          <table:table-cell table:formula="of:=IF(OR(AND([.B396]&gt;[.$G$2];[.B396]&lt;[.$G$3]);AND([.B396]&gt;[.$G$4];[.B3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style-name="ce1" table:formula="of:=[.$E$1]/([.$E$2]-1)*[.A397]" office:value-type="float" office:value="67034.5932442707" calcext:value-type="float">
            <text:p>67.03E+03</text:p>
          </table:table-cell>
          <table:table-cell table:formula="of:=IF(OR(AND([.B397]&gt;[.$G$2];[.B397]&lt;[.$G$3]);AND([.B397]&gt;[.$G$4];[.B3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style-name="ce1" table:formula="of:=[.$E$1]/([.$E$2]-1)*[.A398]" office:value-type="float" office:value="67204.3010752688" calcext:value-type="float">
            <text:p>67.20E+03</text:p>
          </table:table-cell>
          <table:table-cell table:formula="of:=IF(OR(AND([.B398]&gt;[.$G$2];[.B398]&lt;[.$G$3]);AND([.B398]&gt;[.$G$4];[.B3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style-name="ce1" table:formula="of:=[.$E$1]/([.$E$2]-1)*[.A399]" office:value-type="float" office:value="67374.008906267" calcext:value-type="float">
            <text:p>67.37E+03</text:p>
          </table:table-cell>
          <table:table-cell table:formula="of:=IF(OR(AND([.B399]&gt;[.$G$2];[.B399]&lt;[.$G$3]);AND([.B399]&gt;[.$G$4];[.B3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style-name="ce1" table:formula="of:=[.$E$1]/([.$E$2]-1)*[.A400]" office:value-type="float" office:value="67543.7167372651" calcext:value-type="float">
            <text:p>67.54E+03</text:p>
          </table:table-cell>
          <table:table-cell table:formula="of:=IF(OR(AND([.B400]&gt;[.$G$2];[.B400]&lt;[.$G$3]);AND([.B400]&gt;[.$G$4];[.B4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style-name="ce1" table:formula="of:=[.$E$1]/([.$E$2]-1)*[.A401]" office:value-type="float" office:value="67713.4245682633" calcext:value-type="float">
            <text:p>67.71E+03</text:p>
          </table:table-cell>
          <table:table-cell table:formula="of:=IF(OR(AND([.B401]&gt;[.$G$2];[.B401]&lt;[.$G$3]);AND([.B401]&gt;[.$G$4];[.B4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style-name="ce1" table:formula="of:=[.$E$1]/([.$E$2]-1)*[.A402]" office:value-type="float" office:value="67883.1323992614" calcext:value-type="float">
            <text:p>67.88E+03</text:p>
          </table:table-cell>
          <table:table-cell table:formula="of:=IF(OR(AND([.B402]&gt;[.$G$2];[.B402]&lt;[.$G$3]);AND([.B402]&gt;[.$G$4];[.B4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style-name="ce1" table:formula="of:=[.$E$1]/([.$E$2]-1)*[.A403]" office:value-type="float" office:value="68052.8402302596" calcext:value-type="float">
            <text:p>68.05E+03</text:p>
          </table:table-cell>
          <table:table-cell table:formula="of:=IF(OR(AND([.B403]&gt;[.$G$2];[.B403]&lt;[.$G$3]);AND([.B403]&gt;[.$G$4];[.B4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style-name="ce1" table:formula="of:=[.$E$1]/([.$E$2]-1)*[.A404]" office:value-type="float" office:value="68222.5480612577" calcext:value-type="float">
            <text:p>68.22E+03</text:p>
          </table:table-cell>
          <table:table-cell table:formula="of:=IF(OR(AND([.B404]&gt;[.$G$2];[.B404]&lt;[.$G$3]);AND([.B404]&gt;[.$G$4];[.B4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style-name="ce1" table:formula="of:=[.$E$1]/([.$E$2]-1)*[.A405]" office:value-type="float" office:value="68392.2558922559" calcext:value-type="float">
            <text:p>68.39E+03</text:p>
          </table:table-cell>
          <table:table-cell table:formula="of:=IF(OR(AND([.B405]&gt;[.$G$2];[.B405]&lt;[.$G$3]);AND([.B405]&gt;[.$G$4];[.B4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style-name="ce1" table:formula="of:=[.$E$1]/([.$E$2]-1)*[.A406]" office:value-type="float" office:value="68561.963723254" calcext:value-type="float">
            <text:p>68.56E+03</text:p>
          </table:table-cell>
          <table:table-cell table:formula="of:=IF(OR(AND([.B406]&gt;[.$G$2];[.B406]&lt;[.$G$3]);AND([.B406]&gt;[.$G$4];[.B4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style-name="ce1" table:formula="of:=[.$E$1]/([.$E$2]-1)*[.A407]" office:value-type="float" office:value="68731.6715542522" calcext:value-type="float">
            <text:p>68.73E+03</text:p>
          </table:table-cell>
          <table:table-cell table:formula="of:=IF(OR(AND([.B407]&gt;[.$G$2];[.B407]&lt;[.$G$3]);AND([.B407]&gt;[.$G$4];[.B4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style-name="ce1" table:formula="of:=[.$E$1]/([.$E$2]-1)*[.A408]" office:value-type="float" office:value="68901.3793852504" calcext:value-type="float">
            <text:p>68.90E+03</text:p>
          </table:table-cell>
          <table:table-cell table:formula="of:=IF(OR(AND([.B408]&gt;[.$G$2];[.B408]&lt;[.$G$3]);AND([.B408]&gt;[.$G$4];[.B4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style-name="ce1" table:formula="of:=[.$E$1]/([.$E$2]-1)*[.A409]" office:value-type="float" office:value="69071.0872162485" calcext:value-type="float">
            <text:p>69.07E+03</text:p>
          </table:table-cell>
          <table:table-cell table:formula="of:=IF(OR(AND([.B409]&gt;[.$G$2];[.B409]&lt;[.$G$3]);AND([.B409]&gt;[.$G$4];[.B4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style-name="ce1" table:formula="of:=[.$E$1]/([.$E$2]-1)*[.A410]" office:value-type="float" office:value="69240.7950472467" calcext:value-type="float">
            <text:p>69.24E+03</text:p>
          </table:table-cell>
          <table:table-cell table:formula="of:=IF(OR(AND([.B410]&gt;[.$G$2];[.B410]&lt;[.$G$3]);AND([.B410]&gt;[.$G$4];[.B4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style-name="ce1" table:formula="of:=[.$E$1]/([.$E$2]-1)*[.A411]" office:value-type="float" office:value="69410.5028782448" calcext:value-type="float">
            <text:p>69.41E+03</text:p>
          </table:table-cell>
          <table:table-cell table:formula="of:=IF(OR(AND([.B411]&gt;[.$G$2];[.B411]&lt;[.$G$3]);AND([.B411]&gt;[.$G$4];[.B4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style-name="ce1" table:formula="of:=[.$E$1]/([.$E$2]-1)*[.A412]" office:value-type="float" office:value="69580.210709243" calcext:value-type="float">
            <text:p>69.58E+03</text:p>
          </table:table-cell>
          <table:table-cell table:formula="of:=IF(OR(AND([.B412]&gt;[.$G$2];[.B412]&lt;[.$G$3]);AND([.B412]&gt;[.$G$4];[.B4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style-name="ce1" table:formula="of:=[.$E$1]/([.$E$2]-1)*[.A413]" office:value-type="float" office:value="69749.9185402411" calcext:value-type="float">
            <text:p>69.75E+03</text:p>
          </table:table-cell>
          <table:table-cell table:formula="of:=IF(OR(AND([.B413]&gt;[.$G$2];[.B413]&lt;[.$G$3]);AND([.B413]&gt;[.$G$4];[.B4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style-name="ce1" table:formula="of:=[.$E$1]/([.$E$2]-1)*[.A414]" office:value-type="float" office:value="69919.6263712393" calcext:value-type="float">
            <text:p>69.92E+03</text:p>
          </table:table-cell>
          <table:table-cell table:formula="of:=IF(OR(AND([.B414]&gt;[.$G$2];[.B414]&lt;[.$G$3]);AND([.B414]&gt;[.$G$4];[.B4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style-name="ce1" table:formula="of:=[.$E$1]/([.$E$2]-1)*[.A415]" office:value-type="float" office:value="70089.3342022374" calcext:value-type="float">
            <text:p>70.09E+03</text:p>
          </table:table-cell>
          <table:table-cell table:formula="of:=IF(OR(AND([.B415]&gt;[.$G$2];[.B415]&lt;[.$G$3]);AND([.B415]&gt;[.$G$4];[.B4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style-name="ce1" table:formula="of:=[.$E$1]/([.$E$2]-1)*[.A416]" office:value-type="float" office:value="70259.0420332356" calcext:value-type="float">
            <text:p>70.26E+03</text:p>
          </table:table-cell>
          <table:table-cell table:formula="of:=IF(OR(AND([.B416]&gt;[.$G$2];[.B416]&lt;[.$G$3]);AND([.B416]&gt;[.$G$4];[.B4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style-name="ce1" table:formula="of:=[.$E$1]/([.$E$2]-1)*[.A417]" office:value-type="float" office:value="70428.7498642337" calcext:value-type="float">
            <text:p>70.43E+03</text:p>
          </table:table-cell>
          <table:table-cell table:formula="of:=IF(OR(AND([.B417]&gt;[.$G$2];[.B417]&lt;[.$G$3]);AND([.B417]&gt;[.$G$4];[.B4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style-name="ce1" table:formula="of:=[.$E$1]/([.$E$2]-1)*[.A418]" office:value-type="float" office:value="70598.4576952319" calcext:value-type="float">
            <text:p>70.60E+03</text:p>
          </table:table-cell>
          <table:table-cell table:formula="of:=IF(OR(AND([.B418]&gt;[.$G$2];[.B418]&lt;[.$G$3]);AND([.B418]&gt;[.$G$4];[.B4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style-name="ce1" table:formula="of:=[.$E$1]/([.$E$2]-1)*[.A419]" office:value-type="float" office:value="70768.1655262301" calcext:value-type="float">
            <text:p>70.77E+03</text:p>
          </table:table-cell>
          <table:table-cell table:formula="of:=IF(OR(AND([.B419]&gt;[.$G$2];[.B419]&lt;[.$G$3]);AND([.B419]&gt;[.$G$4];[.B4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style-name="ce1" table:formula="of:=[.$E$1]/([.$E$2]-1)*[.A420]" office:value-type="float" office:value="70937.8733572282" calcext:value-type="float">
            <text:p>70.94E+03</text:p>
          </table:table-cell>
          <table:table-cell table:formula="of:=IF(OR(AND([.B420]&gt;[.$G$2];[.B420]&lt;[.$G$3]);AND([.B420]&gt;[.$G$4];[.B4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style-name="ce1" table:formula="of:=[.$E$1]/([.$E$2]-1)*[.A421]" office:value-type="float" office:value="71107.5811882264" calcext:value-type="float">
            <text:p>71.11E+03</text:p>
          </table:table-cell>
          <table:table-cell table:formula="of:=IF(OR(AND([.B421]&gt;[.$G$2];[.B421]&lt;[.$G$3]);AND([.B421]&gt;[.$G$4];[.B4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style-name="ce1" table:formula="of:=[.$E$1]/([.$E$2]-1)*[.A422]" office:value-type="float" office:value="71277.2890192245" calcext:value-type="float">
            <text:p>71.28E+03</text:p>
          </table:table-cell>
          <table:table-cell table:formula="of:=IF(OR(AND([.B422]&gt;[.$G$2];[.B422]&lt;[.$G$3]);AND([.B422]&gt;[.$G$4];[.B4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style-name="ce1" table:formula="of:=[.$E$1]/([.$E$2]-1)*[.A423]" office:value-type="float" office:value="71446.9968502227" calcext:value-type="float">
            <text:p>71.45E+03</text:p>
          </table:table-cell>
          <table:table-cell table:formula="of:=IF(OR(AND([.B423]&gt;[.$G$2];[.B423]&lt;[.$G$3]);AND([.B423]&gt;[.$G$4];[.B4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style-name="ce1" table:formula="of:=[.$E$1]/([.$E$2]-1)*[.A424]" office:value-type="float" office:value="71616.7046812208" calcext:value-type="float">
            <text:p>71.62E+03</text:p>
          </table:table-cell>
          <table:table-cell table:formula="of:=IF(OR(AND([.B424]&gt;[.$G$2];[.B424]&lt;[.$G$3]);AND([.B424]&gt;[.$G$4];[.B4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style-name="ce1" table:formula="of:=[.$E$1]/([.$E$2]-1)*[.A425]" office:value-type="float" office:value="71786.412512219" calcext:value-type="float">
            <text:p>71.79E+03</text:p>
          </table:table-cell>
          <table:table-cell table:formula="of:=IF(OR(AND([.B425]&gt;[.$G$2];[.B425]&lt;[.$G$3]);AND([.B425]&gt;[.$G$4];[.B4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style-name="ce1" table:formula="of:=[.$E$1]/([.$E$2]-1)*[.A426]" office:value-type="float" office:value="71956.1203432171" calcext:value-type="float">
            <text:p>71.96E+03</text:p>
          </table:table-cell>
          <table:table-cell table:formula="of:=IF(OR(AND([.B426]&gt;[.$G$2];[.B426]&lt;[.$G$3]);AND([.B426]&gt;[.$G$4];[.B4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style-name="ce1" table:formula="of:=[.$E$1]/([.$E$2]-1)*[.A427]" office:value-type="float" office:value="72125.8281742153" calcext:value-type="float">
            <text:p>72.13E+03</text:p>
          </table:table-cell>
          <table:table-cell table:formula="of:=IF(OR(AND([.B427]&gt;[.$G$2];[.B427]&lt;[.$G$3]);AND([.B427]&gt;[.$G$4];[.B4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style-name="ce1" table:formula="of:=[.$E$1]/([.$E$2]-1)*[.A428]" office:value-type="float" office:value="72295.5360052134" calcext:value-type="float">
            <text:p>72.30E+03</text:p>
          </table:table-cell>
          <table:table-cell table:formula="of:=IF(OR(AND([.B428]&gt;[.$G$2];[.B428]&lt;[.$G$3]);AND([.B428]&gt;[.$G$4];[.B4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style-name="ce1" table:formula="of:=[.$E$1]/([.$E$2]-1)*[.A429]" office:value-type="float" office:value="72465.2438362116" calcext:value-type="float">
            <text:p>72.47E+03</text:p>
          </table:table-cell>
          <table:table-cell table:formula="of:=IF(OR(AND([.B429]&gt;[.$G$2];[.B429]&lt;[.$G$3]);AND([.B429]&gt;[.$G$4];[.B4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style-name="ce1" table:formula="of:=[.$E$1]/([.$E$2]-1)*[.A430]" office:value-type="float" office:value="72634.9516672097" calcext:value-type="float">
            <text:p>72.63E+03</text:p>
          </table:table-cell>
          <table:table-cell table:formula="of:=IF(OR(AND([.B430]&gt;[.$G$2];[.B430]&lt;[.$G$3]);AND([.B430]&gt;[.$G$4];[.B4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style-name="ce1" table:formula="of:=[.$E$1]/([.$E$2]-1)*[.A431]" office:value-type="float" office:value="72804.6594982079" calcext:value-type="float">
            <text:p>72.80E+03</text:p>
          </table:table-cell>
          <table:table-cell table:formula="of:=IF(OR(AND([.B431]&gt;[.$G$2];[.B431]&lt;[.$G$3]);AND([.B431]&gt;[.$G$4];[.B4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style-name="ce1" table:formula="of:=[.$E$1]/([.$E$2]-1)*[.A432]" office:value-type="float" office:value="72974.367329206" calcext:value-type="float">
            <text:p>72.97E+03</text:p>
          </table:table-cell>
          <table:table-cell table:formula="of:=IF(OR(AND([.B432]&gt;[.$G$2];[.B432]&lt;[.$G$3]);AND([.B432]&gt;[.$G$4];[.B4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style-name="ce1" table:formula="of:=[.$E$1]/([.$E$2]-1)*[.A433]" office:value-type="float" office:value="73144.0751602042" calcext:value-type="float">
            <text:p>73.14E+03</text:p>
          </table:table-cell>
          <table:table-cell table:formula="of:=IF(OR(AND([.B433]&gt;[.$G$2];[.B433]&lt;[.$G$3]);AND([.B433]&gt;[.$G$4];[.B4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style-name="ce1" table:formula="of:=[.$E$1]/([.$E$2]-1)*[.A434]" office:value-type="float" office:value="73313.7829912023" calcext:value-type="float">
            <text:p>73.31E+03</text:p>
          </table:table-cell>
          <table:table-cell table:formula="of:=IF(OR(AND([.B434]&gt;[.$G$2];[.B434]&lt;[.$G$3]);AND([.B434]&gt;[.$G$4];[.B4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style-name="ce1" table:formula="of:=[.$E$1]/([.$E$2]-1)*[.A435]" office:value-type="float" office:value="73483.4908222005" calcext:value-type="float">
            <text:p>73.48E+03</text:p>
          </table:table-cell>
          <table:table-cell table:formula="of:=IF(OR(AND([.B435]&gt;[.$G$2];[.B435]&lt;[.$G$3]);AND([.B435]&gt;[.$G$4];[.B4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style-name="ce1" table:formula="of:=[.$E$1]/([.$E$2]-1)*[.A436]" office:value-type="float" office:value="73653.1986531987" calcext:value-type="float">
            <text:p>73.65E+03</text:p>
          </table:table-cell>
          <table:table-cell table:formula="of:=IF(OR(AND([.B436]&gt;[.$G$2];[.B436]&lt;[.$G$3]);AND([.B436]&gt;[.$G$4];[.B4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style-name="ce1" table:formula="of:=[.$E$1]/([.$E$2]-1)*[.A437]" office:value-type="float" office:value="73822.9064841968" calcext:value-type="float">
            <text:p>73.82E+03</text:p>
          </table:table-cell>
          <table:table-cell table:formula="of:=IF(OR(AND([.B437]&gt;[.$G$2];[.B437]&lt;[.$G$3]);AND([.B437]&gt;[.$G$4];[.B4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style-name="ce1" table:formula="of:=[.$E$1]/([.$E$2]-1)*[.A438]" office:value-type="float" office:value="73992.614315195" calcext:value-type="float">
            <text:p>73.99E+03</text:p>
          </table:table-cell>
          <table:table-cell table:formula="of:=IF(OR(AND([.B438]&gt;[.$G$2];[.B438]&lt;[.$G$3]);AND([.B438]&gt;[.$G$4];[.B4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style-name="ce1" table:formula="of:=[.$E$1]/([.$E$2]-1)*[.A439]" office:value-type="float" office:value="74162.3221461931" calcext:value-type="float">
            <text:p>74.16E+03</text:p>
          </table:table-cell>
          <table:table-cell table:formula="of:=IF(OR(AND([.B439]&gt;[.$G$2];[.B439]&lt;[.$G$3]);AND([.B439]&gt;[.$G$4];[.B4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style-name="ce1" table:formula="of:=[.$E$1]/([.$E$2]-1)*[.A440]" office:value-type="float" office:value="74332.0299771913" calcext:value-type="float">
            <text:p>74.33E+03</text:p>
          </table:table-cell>
          <table:table-cell table:formula="of:=IF(OR(AND([.B440]&gt;[.$G$2];[.B440]&lt;[.$G$3]);AND([.B440]&gt;[.$G$4];[.B4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style-name="ce1" table:formula="of:=[.$E$1]/([.$E$2]-1)*[.A441]" office:value-type="float" office:value="74501.7378081894" calcext:value-type="float">
            <text:p>74.50E+03</text:p>
          </table:table-cell>
          <table:table-cell table:formula="of:=IF(OR(AND([.B441]&gt;[.$G$2];[.B441]&lt;[.$G$3]);AND([.B441]&gt;[.$G$4];[.B4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style-name="ce1" table:formula="of:=[.$E$1]/([.$E$2]-1)*[.A442]" office:value-type="float" office:value="74671.4456391876" calcext:value-type="float">
            <text:p>74.67E+03</text:p>
          </table:table-cell>
          <table:table-cell table:formula="of:=IF(OR(AND([.B442]&gt;[.$G$2];[.B442]&lt;[.$G$3]);AND([.B442]&gt;[.$G$4];[.B4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style-name="ce1" table:formula="of:=[.$E$1]/([.$E$2]-1)*[.A443]" office:value-type="float" office:value="74841.1534701857" calcext:value-type="float">
            <text:p>74.84E+03</text:p>
          </table:table-cell>
          <table:table-cell table:formula="of:=IF(OR(AND([.B443]&gt;[.$G$2];[.B443]&lt;[.$G$3]);AND([.B443]&gt;[.$G$4];[.B4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style-name="ce1" table:formula="of:=[.$E$1]/([.$E$2]-1)*[.A444]" office:value-type="float" office:value="75010.8613011839" calcext:value-type="float">
            <text:p>75.01E+03</text:p>
          </table:table-cell>
          <table:table-cell table:formula="of:=IF(OR(AND([.B444]&gt;[.$G$2];[.B444]&lt;[.$G$3]);AND([.B444]&gt;[.$G$4];[.B4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style-name="ce1" table:formula="of:=[.$E$1]/([.$E$2]-1)*[.A445]" office:value-type="float" office:value="75180.569132182" calcext:value-type="float">
            <text:p>75.18E+03</text:p>
          </table:table-cell>
          <table:table-cell table:formula="of:=IF(OR(AND([.B445]&gt;[.$G$2];[.B445]&lt;[.$G$3]);AND([.B445]&gt;[.$G$4];[.B4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style-name="ce1" table:formula="of:=[.$E$1]/([.$E$2]-1)*[.A446]" office:value-type="float" office:value="75350.2769631802" calcext:value-type="float">
            <text:p>75.35E+03</text:p>
          </table:table-cell>
          <table:table-cell table:formula="of:=IF(OR(AND([.B446]&gt;[.$G$2];[.B446]&lt;[.$G$3]);AND([.B446]&gt;[.$G$4];[.B4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style-name="ce1" table:formula="of:=[.$E$1]/([.$E$2]-1)*[.A447]" office:value-type="float" office:value="75519.9847941783" calcext:value-type="float">
            <text:p>75.52E+03</text:p>
          </table:table-cell>
          <table:table-cell table:formula="of:=IF(OR(AND([.B447]&gt;[.$G$2];[.B447]&lt;[.$G$3]);AND([.B447]&gt;[.$G$4];[.B4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style-name="ce1" table:formula="of:=[.$E$1]/([.$E$2]-1)*[.A448]" office:value-type="float" office:value="75689.6926251765" calcext:value-type="float">
            <text:p>75.69E+03</text:p>
          </table:table-cell>
          <table:table-cell table:formula="of:=IF(OR(AND([.B448]&gt;[.$G$2];[.B448]&lt;[.$G$3]);AND([.B448]&gt;[.$G$4];[.B4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style-name="ce1" table:formula="of:=[.$E$1]/([.$E$2]-1)*[.A449]" office:value-type="float" office:value="75859.4004561747" calcext:value-type="float">
            <text:p>75.86E+03</text:p>
          </table:table-cell>
          <table:table-cell table:formula="of:=IF(OR(AND([.B449]&gt;[.$G$2];[.B449]&lt;[.$G$3]);AND([.B449]&gt;[.$G$4];[.B4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style-name="ce1" table:formula="of:=[.$E$1]/([.$E$2]-1)*[.A450]" office:value-type="float" office:value="76029.1082871728" calcext:value-type="float">
            <text:p>76.03E+03</text:p>
          </table:table-cell>
          <table:table-cell table:formula="of:=IF(OR(AND([.B450]&gt;[.$G$2];[.B450]&lt;[.$G$3]);AND([.B450]&gt;[.$G$4];[.B4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style-name="ce1" table:formula="of:=[.$E$1]/([.$E$2]-1)*[.A451]" office:value-type="float" office:value="76198.816118171" calcext:value-type="float">
            <text:p>76.20E+03</text:p>
          </table:table-cell>
          <table:table-cell table:formula="of:=IF(OR(AND([.B451]&gt;[.$G$2];[.B451]&lt;[.$G$3]);AND([.B451]&gt;[.$G$4];[.B4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style-name="ce1" table:formula="of:=[.$E$1]/([.$E$2]-1)*[.A452]" office:value-type="float" office:value="76368.5239491691" calcext:value-type="float">
            <text:p>76.37E+03</text:p>
          </table:table-cell>
          <table:table-cell table:formula="of:=IF(OR(AND([.B452]&gt;[.$G$2];[.B452]&lt;[.$G$3]);AND([.B452]&gt;[.$G$4];[.B4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style-name="ce1" table:formula="of:=[.$E$1]/([.$E$2]-1)*[.A453]" office:value-type="float" office:value="76538.2317801673" calcext:value-type="float">
            <text:p>76.54E+03</text:p>
          </table:table-cell>
          <table:table-cell table:formula="of:=IF(OR(AND([.B453]&gt;[.$G$2];[.B453]&lt;[.$G$3]);AND([.B453]&gt;[.$G$4];[.B4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style-name="ce1" table:formula="of:=[.$E$1]/([.$E$2]-1)*[.A454]" office:value-type="float" office:value="76707.9396111654" calcext:value-type="float">
            <text:p>76.71E+03</text:p>
          </table:table-cell>
          <table:table-cell table:formula="of:=IF(OR(AND([.B454]&gt;[.$G$2];[.B454]&lt;[.$G$3]);AND([.B454]&gt;[.$G$4];[.B4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style-name="ce1" table:formula="of:=[.$E$1]/([.$E$2]-1)*[.A455]" office:value-type="float" office:value="76877.6474421636" calcext:value-type="float">
            <text:p>76.88E+03</text:p>
          </table:table-cell>
          <table:table-cell table:formula="of:=IF(OR(AND([.B455]&gt;[.$G$2];[.B455]&lt;[.$G$3]);AND([.B455]&gt;[.$G$4];[.B4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style-name="ce1" table:formula="of:=[.$E$1]/([.$E$2]-1)*[.A456]" office:value-type="float" office:value="77047.3552731617" calcext:value-type="float">
            <text:p>77.05E+03</text:p>
          </table:table-cell>
          <table:table-cell table:formula="of:=IF(OR(AND([.B456]&gt;[.$G$2];[.B456]&lt;[.$G$3]);AND([.B456]&gt;[.$G$4];[.B4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style-name="ce1" table:formula="of:=[.$E$1]/([.$E$2]-1)*[.A457]" office:value-type="float" office:value="77217.0631041599" calcext:value-type="float">
            <text:p>77.22E+03</text:p>
          </table:table-cell>
          <table:table-cell table:formula="of:=IF(OR(AND([.B457]&gt;[.$G$2];[.B457]&lt;[.$G$3]);AND([.B457]&gt;[.$G$4];[.B4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style-name="ce1" table:formula="of:=[.$E$1]/([.$E$2]-1)*[.A458]" office:value-type="float" office:value="77386.770935158" calcext:value-type="float">
            <text:p>77.39E+03</text:p>
          </table:table-cell>
          <table:table-cell table:formula="of:=IF(OR(AND([.B458]&gt;[.$G$2];[.B458]&lt;[.$G$3]);AND([.B458]&gt;[.$G$4];[.B4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style-name="ce1" table:formula="of:=[.$E$1]/([.$E$2]-1)*[.A459]" office:value-type="float" office:value="77556.4787661562" calcext:value-type="float">
            <text:p>77.56E+03</text:p>
          </table:table-cell>
          <table:table-cell table:formula="of:=IF(OR(AND([.B459]&gt;[.$G$2];[.B459]&lt;[.$G$3]);AND([.B459]&gt;[.$G$4];[.B4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style-name="ce1" table:formula="of:=[.$E$1]/([.$E$2]-1)*[.A460]" office:value-type="float" office:value="77726.1865971544" calcext:value-type="float">
            <text:p>77.73E+03</text:p>
          </table:table-cell>
          <table:table-cell table:formula="of:=IF(OR(AND([.B460]&gt;[.$G$2];[.B460]&lt;[.$G$3]);AND([.B460]&gt;[.$G$4];[.B4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style-name="ce1" table:formula="of:=[.$E$1]/([.$E$2]-1)*[.A461]" office:value-type="float" office:value="77895.8944281525" calcext:value-type="float">
            <text:p>77.90E+03</text:p>
          </table:table-cell>
          <table:table-cell table:formula="of:=IF(OR(AND([.B461]&gt;[.$G$2];[.B461]&lt;[.$G$3]);AND([.B461]&gt;[.$G$4];[.B4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style-name="ce1" table:formula="of:=[.$E$1]/([.$E$2]-1)*[.A462]" office:value-type="float" office:value="78065.6022591506" calcext:value-type="float">
            <text:p>78.07E+03</text:p>
          </table:table-cell>
          <table:table-cell table:formula="of:=IF(OR(AND([.B462]&gt;[.$G$2];[.B462]&lt;[.$G$3]);AND([.B462]&gt;[.$G$4];[.B4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style-name="ce1" table:formula="of:=[.$E$1]/([.$E$2]-1)*[.A463]" office:value-type="float" office:value="78235.3100901488" calcext:value-type="float">
            <text:p>78.24E+03</text:p>
          </table:table-cell>
          <table:table-cell table:formula="of:=IF(OR(AND([.B463]&gt;[.$G$2];[.B463]&lt;[.$G$3]);AND([.B463]&gt;[.$G$4];[.B4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style-name="ce1" table:formula="of:=[.$E$1]/([.$E$2]-1)*[.A464]" office:value-type="float" office:value="78405.017921147" calcext:value-type="float">
            <text:p>78.41E+03</text:p>
          </table:table-cell>
          <table:table-cell table:formula="of:=IF(OR(AND([.B464]&gt;[.$G$2];[.B464]&lt;[.$G$3]);AND([.B464]&gt;[.$G$4];[.B4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style-name="ce1" table:formula="of:=[.$E$1]/([.$E$2]-1)*[.A465]" office:value-type="float" office:value="78574.7257521451" calcext:value-type="float">
            <text:p>78.57E+03</text:p>
          </table:table-cell>
          <table:table-cell table:formula="of:=IF(OR(AND([.B465]&gt;[.$G$2];[.B465]&lt;[.$G$3]);AND([.B465]&gt;[.$G$4];[.B4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style-name="ce1" table:formula="of:=[.$E$1]/([.$E$2]-1)*[.A466]" office:value-type="float" office:value="78744.4335831433" calcext:value-type="float">
            <text:p>78.74E+03</text:p>
          </table:table-cell>
          <table:table-cell table:formula="of:=IF(OR(AND([.B466]&gt;[.$G$2];[.B466]&lt;[.$G$3]);AND([.B466]&gt;[.$G$4];[.B4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style-name="ce1" table:formula="of:=[.$E$1]/([.$E$2]-1)*[.A467]" office:value-type="float" office:value="78914.1414141414" calcext:value-type="float">
            <text:p>78.91E+03</text:p>
          </table:table-cell>
          <table:table-cell table:formula="of:=IF(OR(AND([.B467]&gt;[.$G$2];[.B467]&lt;[.$G$3]);AND([.B467]&gt;[.$G$4];[.B4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style-name="ce1" table:formula="of:=[.$E$1]/([.$E$2]-1)*[.A468]" office:value-type="float" office:value="79083.8492451396" calcext:value-type="float">
            <text:p>79.08E+03</text:p>
          </table:table-cell>
          <table:table-cell table:formula="of:=IF(OR(AND([.B468]&gt;[.$G$2];[.B468]&lt;[.$G$3]);AND([.B468]&gt;[.$G$4];[.B4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style-name="ce1" table:formula="of:=[.$E$1]/([.$E$2]-1)*[.A469]" office:value-type="float" office:value="79253.5570761377" calcext:value-type="float">
            <text:p>79.25E+03</text:p>
          </table:table-cell>
          <table:table-cell table:formula="of:=IF(OR(AND([.B469]&gt;[.$G$2];[.B469]&lt;[.$G$3]);AND([.B469]&gt;[.$G$4];[.B4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style-name="ce1" table:formula="of:=[.$E$1]/([.$E$2]-1)*[.A470]" office:value-type="float" office:value="79423.2649071359" calcext:value-type="float">
            <text:p>79.42E+03</text:p>
          </table:table-cell>
          <table:table-cell table:formula="of:=IF(OR(AND([.B470]&gt;[.$G$2];[.B470]&lt;[.$G$3]);AND([.B470]&gt;[.$G$4];[.B4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style-name="ce1" table:formula="of:=[.$E$1]/([.$E$2]-1)*[.A471]" office:value-type="float" office:value="79592.972738134" calcext:value-type="float">
            <text:p>79.59E+03</text:p>
          </table:table-cell>
          <table:table-cell table:formula="of:=IF(OR(AND([.B471]&gt;[.$G$2];[.B471]&lt;[.$G$3]);AND([.B471]&gt;[.$G$4];[.B4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style-name="ce1" table:formula="of:=[.$E$1]/([.$E$2]-1)*[.A472]" office:value-type="float" office:value="79762.6805691322" calcext:value-type="float">
            <text:p>79.76E+03</text:p>
          </table:table-cell>
          <table:table-cell table:formula="of:=IF(OR(AND([.B472]&gt;[.$G$2];[.B472]&lt;[.$G$3]);AND([.B472]&gt;[.$G$4];[.B4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style-name="ce1" table:formula="of:=[.$E$1]/([.$E$2]-1)*[.A473]" office:value-type="float" office:value="79932.3884001303" calcext:value-type="float">
            <text:p>79.93E+03</text:p>
          </table:table-cell>
          <table:table-cell table:formula="of:=IF(OR(AND([.B473]&gt;[.$G$2];[.B473]&lt;[.$G$3]);AND([.B473]&gt;[.$G$4];[.B4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style-name="ce1" table:formula="of:=[.$E$1]/([.$E$2]-1)*[.A474]" office:value-type="float" office:value="80102.0962311285" calcext:value-type="float">
            <text:p>80.10E+03</text:p>
          </table:table-cell>
          <table:table-cell table:formula="of:=IF(OR(AND([.B474]&gt;[.$G$2];[.B474]&lt;[.$G$3]);AND([.B474]&gt;[.$G$4];[.B4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style-name="ce1" table:formula="of:=[.$E$1]/([.$E$2]-1)*[.A475]" office:value-type="float" office:value="80271.8040621267" calcext:value-type="float">
            <text:p>80.27E+03</text:p>
          </table:table-cell>
          <table:table-cell table:formula="of:=IF(OR(AND([.B475]&gt;[.$G$2];[.B475]&lt;[.$G$3]);AND([.B475]&gt;[.$G$4];[.B4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style-name="ce1" table:formula="of:=[.$E$1]/([.$E$2]-1)*[.A476]" office:value-type="float" office:value="80441.5118931248" calcext:value-type="float">
            <text:p>80.44E+03</text:p>
          </table:table-cell>
          <table:table-cell table:formula="of:=IF(OR(AND([.B476]&gt;[.$G$2];[.B476]&lt;[.$G$3]);AND([.B476]&gt;[.$G$4];[.B4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style-name="ce1" table:formula="of:=[.$E$1]/([.$E$2]-1)*[.A477]" office:value-type="float" office:value="80611.219724123" calcext:value-type="float">
            <text:p>80.61E+03</text:p>
          </table:table-cell>
          <table:table-cell table:formula="of:=IF(OR(AND([.B477]&gt;[.$G$2];[.B477]&lt;[.$G$3]);AND([.B477]&gt;[.$G$4];[.B4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style-name="ce1" table:formula="of:=[.$E$1]/([.$E$2]-1)*[.A478]" office:value-type="float" office:value="80780.9275551211" calcext:value-type="float">
            <text:p>80.78E+03</text:p>
          </table:table-cell>
          <table:table-cell table:formula="of:=IF(OR(AND([.B478]&gt;[.$G$2];[.B478]&lt;[.$G$3]);AND([.B478]&gt;[.$G$4];[.B4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style-name="ce1" table:formula="of:=[.$E$1]/([.$E$2]-1)*[.A479]" office:value-type="float" office:value="80950.6353861193" calcext:value-type="float">
            <text:p>80.95E+03</text:p>
          </table:table-cell>
          <table:table-cell table:formula="of:=IF(OR(AND([.B479]&gt;[.$G$2];[.B479]&lt;[.$G$3]);AND([.B479]&gt;[.$G$4];[.B4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style-name="ce1" table:formula="of:=[.$E$1]/([.$E$2]-1)*[.A480]" office:value-type="float" office:value="81120.3432171174" calcext:value-type="float">
            <text:p>81.12E+03</text:p>
          </table:table-cell>
          <table:table-cell table:formula="of:=IF(OR(AND([.B480]&gt;[.$G$2];[.B480]&lt;[.$G$3]);AND([.B480]&gt;[.$G$4];[.B4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style-name="ce1" table:formula="of:=[.$E$1]/([.$E$2]-1)*[.A481]" office:value-type="float" office:value="81290.0510481156" calcext:value-type="float">
            <text:p>81.29E+03</text:p>
          </table:table-cell>
          <table:table-cell table:formula="of:=IF(OR(AND([.B481]&gt;[.$G$2];[.B481]&lt;[.$G$3]);AND([.B481]&gt;[.$G$4];[.B4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style-name="ce1" table:formula="of:=[.$E$1]/([.$E$2]-1)*[.A482]" office:value-type="float" office:value="81459.7588791137" calcext:value-type="float">
            <text:p>81.46E+03</text:p>
          </table:table-cell>
          <table:table-cell table:formula="of:=IF(OR(AND([.B482]&gt;[.$G$2];[.B482]&lt;[.$G$3]);AND([.B482]&gt;[.$G$4];[.B4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style-name="ce1" table:formula="of:=[.$E$1]/([.$E$2]-1)*[.A483]" office:value-type="float" office:value="81629.4667101119" calcext:value-type="float">
            <text:p>81.63E+03</text:p>
          </table:table-cell>
          <table:table-cell table:formula="of:=IF(OR(AND([.B483]&gt;[.$G$2];[.B483]&lt;[.$G$3]);AND([.B483]&gt;[.$G$4];[.B4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style-name="ce1" table:formula="of:=[.$E$1]/([.$E$2]-1)*[.A484]" office:value-type="float" office:value="81799.17454111" calcext:value-type="float">
            <text:p>81.80E+03</text:p>
          </table:table-cell>
          <table:table-cell table:formula="of:=IF(OR(AND([.B484]&gt;[.$G$2];[.B484]&lt;[.$G$3]);AND([.B484]&gt;[.$G$4];[.B4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style-name="ce1" table:formula="of:=[.$E$1]/([.$E$2]-1)*[.A485]" office:value-type="float" office:value="81968.8823721082" calcext:value-type="float">
            <text:p>81.97E+03</text:p>
          </table:table-cell>
          <table:table-cell table:formula="of:=IF(OR(AND([.B485]&gt;[.$G$2];[.B485]&lt;[.$G$3]);AND([.B485]&gt;[.$G$4];[.B4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style-name="ce1" table:formula="of:=[.$E$1]/([.$E$2]-1)*[.A486]" office:value-type="float" office:value="82138.5902031063" calcext:value-type="float">
            <text:p>82.14E+03</text:p>
          </table:table-cell>
          <table:table-cell table:formula="of:=IF(OR(AND([.B486]&gt;[.$G$2];[.B486]&lt;[.$G$3]);AND([.B486]&gt;[.$G$4];[.B4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style-name="ce1" table:formula="of:=[.$E$1]/([.$E$2]-1)*[.A487]" office:value-type="float" office:value="82308.2980341045" calcext:value-type="float">
            <text:p>82.31E+03</text:p>
          </table:table-cell>
          <table:table-cell table:formula="of:=IF(OR(AND([.B487]&gt;[.$G$2];[.B487]&lt;[.$G$3]);AND([.B487]&gt;[.$G$4];[.B4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style-name="ce1" table:formula="of:=[.$E$1]/([.$E$2]-1)*[.A488]" office:value-type="float" office:value="82478.0058651026" calcext:value-type="float">
            <text:p>82.48E+03</text:p>
          </table:table-cell>
          <table:table-cell table:formula="of:=IF(OR(AND([.B488]&gt;[.$G$2];[.B488]&lt;[.$G$3]);AND([.B488]&gt;[.$G$4];[.B4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style-name="ce1" table:formula="of:=[.$E$1]/([.$E$2]-1)*[.A489]" office:value-type="float" office:value="82647.7136961008" calcext:value-type="float">
            <text:p>82.65E+03</text:p>
          </table:table-cell>
          <table:table-cell table:formula="of:=IF(OR(AND([.B489]&gt;[.$G$2];[.B489]&lt;[.$G$3]);AND([.B489]&gt;[.$G$4];[.B4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style-name="ce1" table:formula="of:=[.$E$1]/([.$E$2]-1)*[.A490]" office:value-type="float" office:value="82817.421527099" calcext:value-type="float">
            <text:p>82.82E+03</text:p>
          </table:table-cell>
          <table:table-cell table:formula="of:=IF(OR(AND([.B490]&gt;[.$G$2];[.B490]&lt;[.$G$3]);AND([.B490]&gt;[.$G$4];[.B4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style-name="ce1" table:formula="of:=[.$E$1]/([.$E$2]-1)*[.A491]" office:value-type="float" office:value="82987.1293580971" calcext:value-type="float">
            <text:p>82.99E+03</text:p>
          </table:table-cell>
          <table:table-cell table:formula="of:=IF(OR(AND([.B491]&gt;[.$G$2];[.B491]&lt;[.$G$3]);AND([.B491]&gt;[.$G$4];[.B4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style-name="ce1" table:formula="of:=[.$E$1]/([.$E$2]-1)*[.A492]" office:value-type="float" office:value="83156.8371890953" calcext:value-type="float">
            <text:p>83.16E+03</text:p>
          </table:table-cell>
          <table:table-cell table:formula="of:=IF(OR(AND([.B492]&gt;[.$G$2];[.B492]&lt;[.$G$3]);AND([.B492]&gt;[.$G$4];[.B4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style-name="ce1" table:formula="of:=[.$E$1]/([.$E$2]-1)*[.A493]" office:value-type="float" office:value="83326.5450200934" calcext:value-type="float">
            <text:p>83.33E+03</text:p>
          </table:table-cell>
          <table:table-cell table:formula="of:=IF(OR(AND([.B493]&gt;[.$G$2];[.B493]&lt;[.$G$3]);AND([.B493]&gt;[.$G$4];[.B4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style-name="ce1" table:formula="of:=[.$E$1]/([.$E$2]-1)*[.A494]" office:value-type="float" office:value="83496.2528510916" calcext:value-type="float">
            <text:p>83.50E+03</text:p>
          </table:table-cell>
          <table:table-cell table:formula="of:=IF(OR(AND([.B494]&gt;[.$G$2];[.B494]&lt;[.$G$3]);AND([.B494]&gt;[.$G$4];[.B4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style-name="ce1" table:formula="of:=[.$E$1]/([.$E$2]-1)*[.A495]" office:value-type="float" office:value="83665.9606820897" calcext:value-type="float">
            <text:p>83.67E+03</text:p>
          </table:table-cell>
          <table:table-cell table:formula="of:=IF(OR(AND([.B495]&gt;[.$G$2];[.B495]&lt;[.$G$3]);AND([.B495]&gt;[.$G$4];[.B4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style-name="ce1" table:formula="of:=[.$E$1]/([.$E$2]-1)*[.A496]" office:value-type="float" office:value="83835.6685130879" calcext:value-type="float">
            <text:p>83.84E+03</text:p>
          </table:table-cell>
          <table:table-cell table:formula="of:=IF(OR(AND([.B496]&gt;[.$G$2];[.B496]&lt;[.$G$3]);AND([.B496]&gt;[.$G$4];[.B4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style-name="ce1" table:formula="of:=[.$E$1]/([.$E$2]-1)*[.A497]" office:value-type="float" office:value="84005.376344086" calcext:value-type="float">
            <text:p>84.01E+03</text:p>
          </table:table-cell>
          <table:table-cell table:formula="of:=IF(OR(AND([.B497]&gt;[.$G$2];[.B497]&lt;[.$G$3]);AND([.B497]&gt;[.$G$4];[.B4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style-name="ce1" table:formula="of:=[.$E$1]/([.$E$2]-1)*[.A498]" office:value-type="float" office:value="84175.0841750842" calcext:value-type="float">
            <text:p>84.18E+03</text:p>
          </table:table-cell>
          <table:table-cell table:formula="of:=IF(OR(AND([.B498]&gt;[.$G$2];[.B498]&lt;[.$G$3]);AND([.B498]&gt;[.$G$4];[.B4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style-name="ce1" table:formula="of:=[.$E$1]/([.$E$2]-1)*[.A499]" office:value-type="float" office:value="84344.7920060823" calcext:value-type="float">
            <text:p>84.34E+03</text:p>
          </table:table-cell>
          <table:table-cell table:formula="of:=IF(OR(AND([.B499]&gt;[.$G$2];[.B499]&lt;[.$G$3]);AND([.B499]&gt;[.$G$4];[.B4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style-name="ce1" table:formula="of:=[.$E$1]/([.$E$2]-1)*[.A500]" office:value-type="float" office:value="84514.4998370805" calcext:value-type="float">
            <text:p>84.51E+03</text:p>
          </table:table-cell>
          <table:table-cell table:formula="of:=IF(OR(AND([.B500]&gt;[.$G$2];[.B500]&lt;[.$G$3]);AND([.B500]&gt;[.$G$4];[.B5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style-name="ce1" table:formula="of:=[.$E$1]/([.$E$2]-1)*[.A501]" office:value-type="float" office:value="84684.2076680786" calcext:value-type="float">
            <text:p>84.68E+03</text:p>
          </table:table-cell>
          <table:table-cell table:formula="of:=IF(OR(AND([.B501]&gt;[.$G$2];[.B501]&lt;[.$G$3]);AND([.B501]&gt;[.$G$4];[.B5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style-name="ce1" table:formula="of:=[.$E$1]/([.$E$2]-1)*[.A502]" office:value-type="float" office:value="84853.9154990768" calcext:value-type="float">
            <text:p>84.85E+03</text:p>
          </table:table-cell>
          <table:table-cell table:formula="of:=IF(OR(AND([.B502]&gt;[.$G$2];[.B502]&lt;[.$G$3]);AND([.B502]&gt;[.$G$4];[.B5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style-name="ce1" table:formula="of:=[.$E$1]/([.$E$2]-1)*[.A503]" office:value-type="float" office:value="85023.623330075" calcext:value-type="float">
            <text:p>85.02E+03</text:p>
          </table:table-cell>
          <table:table-cell table:formula="of:=IF(OR(AND([.B503]&gt;[.$G$2];[.B503]&lt;[.$G$3]);AND([.B503]&gt;[.$G$4];[.B5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style-name="ce1" table:formula="of:=[.$E$1]/([.$E$2]-1)*[.A504]" office:value-type="float" office:value="85193.3311610731" calcext:value-type="float">
            <text:p>85.19E+03</text:p>
          </table:table-cell>
          <table:table-cell table:formula="of:=IF(OR(AND([.B504]&gt;[.$G$2];[.B504]&lt;[.$G$3]);AND([.B504]&gt;[.$G$4];[.B5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style-name="ce1" table:formula="of:=[.$E$1]/([.$E$2]-1)*[.A505]" office:value-type="float" office:value="85363.0389920713" calcext:value-type="float">
            <text:p>85.36E+03</text:p>
          </table:table-cell>
          <table:table-cell table:formula="of:=IF(OR(AND([.B505]&gt;[.$G$2];[.B505]&lt;[.$G$3]);AND([.B505]&gt;[.$G$4];[.B5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style-name="ce1" table:formula="of:=[.$E$1]/([.$E$2]-1)*[.A506]" office:value-type="float" office:value="85532.7468230694" calcext:value-type="float">
            <text:p>85.53E+03</text:p>
          </table:table-cell>
          <table:table-cell table:formula="of:=IF(OR(AND([.B506]&gt;[.$G$2];[.B506]&lt;[.$G$3]);AND([.B506]&gt;[.$G$4];[.B5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style-name="ce1" table:formula="of:=[.$E$1]/([.$E$2]-1)*[.A507]" office:value-type="float" office:value="85702.4546540676" calcext:value-type="float">
            <text:p>85.70E+03</text:p>
          </table:table-cell>
          <table:table-cell table:formula="of:=IF(OR(AND([.B507]&gt;[.$G$2];[.B507]&lt;[.$G$3]);AND([.B507]&gt;[.$G$4];[.B5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style-name="ce1" table:formula="of:=[.$E$1]/([.$E$2]-1)*[.A508]" office:value-type="float" office:value="85872.1624850657" calcext:value-type="float">
            <text:p>85.87E+03</text:p>
          </table:table-cell>
          <table:table-cell table:formula="of:=IF(OR(AND([.B508]&gt;[.$G$2];[.B508]&lt;[.$G$3]);AND([.B508]&gt;[.$G$4];[.B5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style-name="ce1" table:formula="of:=[.$E$1]/([.$E$2]-1)*[.A509]" office:value-type="float" office:value="86041.8703160639" calcext:value-type="float">
            <text:p>86.04E+03</text:p>
          </table:table-cell>
          <table:table-cell table:formula="of:=IF(OR(AND([.B509]&gt;[.$G$2];[.B509]&lt;[.$G$3]);AND([.B509]&gt;[.$G$4];[.B5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style-name="ce1" table:formula="of:=[.$E$1]/([.$E$2]-1)*[.A510]" office:value-type="float" office:value="86211.578147062" calcext:value-type="float">
            <text:p>86.21E+03</text:p>
          </table:table-cell>
          <table:table-cell table:formula="of:=IF(OR(AND([.B510]&gt;[.$G$2];[.B510]&lt;[.$G$3]);AND([.B510]&gt;[.$G$4];[.B5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style-name="ce1" table:formula="of:=[.$E$1]/([.$E$2]-1)*[.A511]" office:value-type="float" office:value="86381.2859780602" calcext:value-type="float">
            <text:p>86.38E+03</text:p>
          </table:table-cell>
          <table:table-cell table:formula="of:=IF(OR(AND([.B511]&gt;[.$G$2];[.B511]&lt;[.$G$3]);AND([.B511]&gt;[.$G$4];[.B5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style-name="ce1" table:formula="of:=[.$E$1]/([.$E$2]-1)*[.A512]" office:value-type="float" office:value="86550.9938090583" calcext:value-type="float">
            <text:p>86.55E+03</text:p>
          </table:table-cell>
          <table:table-cell table:formula="of:=IF(OR(AND([.B512]&gt;[.$G$2];[.B512]&lt;[.$G$3]);AND([.B512]&gt;[.$G$4];[.B5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style-name="ce6" table:formula="of:=[.$E$1]/([.$E$2]-1)*[.A513]" office:value-type="float" office:value="86720.7016400565" calcext:value-type="float">
            <text:p>86.72E+03</text:p>
          </table:table-cell>
          <table:table-cell table:formula="of:=IF(OR(AND([.B513]&gt;[.$G$2];[.B513]&lt;[.$G$3]);AND([.B513]&gt;[.$G$4];[.B5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3]" office:value-type="float" office:value="511" calcext:value-type="float">
            <text:p>511</text:p>
          </table:table-cell>
          <table:table-cell table:formula="of:=[.$E$1]/([.$E$2]-1)*[.A514]" office:value-type="float" office:value="86720.7016400565" calcext:value-type="float">
            <office:annotation draw:style-name="gr1" draw:text-style-name="P2" svg:width="2.899cm" svg:height="1.799cm" svg:x="5.115cm" svg:y="230.148cm" draw:caption-point-x="-0.61cm" draw:caption-point-y="1.51cm">
              <dc:date>2021-11-02T00:00:00</dc:date>
              <text:p text:style-name="P1">From here downwards are negative frequencies</text:p>
            </office:annotation>
            <text:p>86.72E+03</text:p>
          </table:table-cell>
          <table:table-cell table:formula="of:=IF(OR(AND([.B514]&gt;[.$G$2];[.B514]&lt;[.$G$3]);AND([.B514]&gt;[.$G$4];[.B5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4]-1" office:value-type="float" office:value="510" calcext:value-type="float">
            <text:p>510</text:p>
          </table:table-cell>
          <table:table-cell table:formula="of:=[.$E$1]/([.$E$2]-1)*[.A515]" office:value-type="float" office:value="86550.9938090583" calcext:value-type="float">
            <text:p>86.55E+03</text:p>
          </table:table-cell>
          <table:table-cell table:formula="of:=IF(OR(AND([.B515]&gt;[.$G$2];[.B515]&lt;[.$G$3]);AND([.B515]&gt;[.$G$4];[.B5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5]-1" office:value-type="float" office:value="509" calcext:value-type="float">
            <text:p>509</text:p>
          </table:table-cell>
          <table:table-cell table:formula="of:=[.$E$1]/([.$E$2]-1)*[.A516]" office:value-type="float" office:value="86381.2859780602" calcext:value-type="float">
            <text:p>86.38E+03</text:p>
          </table:table-cell>
          <table:table-cell table:formula="of:=IF(OR(AND([.B516]&gt;[.$G$2];[.B516]&lt;[.$G$3]);AND([.B516]&gt;[.$G$4];[.B5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6]-1" office:value-type="float" office:value="508" calcext:value-type="float">
            <text:p>508</text:p>
          </table:table-cell>
          <table:table-cell table:formula="of:=[.$E$1]/([.$E$2]-1)*[.A517]" office:value-type="float" office:value="86211.578147062" calcext:value-type="float">
            <text:p>86.21E+03</text:p>
          </table:table-cell>
          <table:table-cell table:formula="of:=IF(OR(AND([.B517]&gt;[.$G$2];[.B517]&lt;[.$G$3]);AND([.B517]&gt;[.$G$4];[.B5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7]-1" office:value-type="float" office:value="507" calcext:value-type="float">
            <text:p>507</text:p>
          </table:table-cell>
          <table:table-cell table:formula="of:=[.$E$1]/([.$E$2]-1)*[.A518]" office:value-type="float" office:value="86041.8703160639" calcext:value-type="float">
            <text:p>86.04E+03</text:p>
          </table:table-cell>
          <table:table-cell table:formula="of:=IF(OR(AND([.B518]&gt;[.$G$2];[.B518]&lt;[.$G$3]);AND([.B518]&gt;[.$G$4];[.B5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8]-1" office:value-type="float" office:value="506" calcext:value-type="float">
            <text:p>506</text:p>
          </table:table-cell>
          <table:table-cell table:formula="of:=[.$E$1]/([.$E$2]-1)*[.A519]" office:value-type="float" office:value="85872.1624850657" calcext:value-type="float">
            <text:p>85.87E+03</text:p>
          </table:table-cell>
          <table:table-cell table:formula="of:=IF(OR(AND([.B519]&gt;[.$G$2];[.B519]&lt;[.$G$3]);AND([.B519]&gt;[.$G$4];[.B5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9]-1" office:value-type="float" office:value="505" calcext:value-type="float">
            <text:p>505</text:p>
          </table:table-cell>
          <table:table-cell table:formula="of:=[.$E$1]/([.$E$2]-1)*[.A520]" office:value-type="float" office:value="85702.4546540676" calcext:value-type="float">
            <text:p>85.70E+03</text:p>
          </table:table-cell>
          <table:table-cell table:formula="of:=IF(OR(AND([.B520]&gt;[.$G$2];[.B520]&lt;[.$G$3]);AND([.B520]&gt;[.$G$4];[.B5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0]-1" office:value-type="float" office:value="504" calcext:value-type="float">
            <text:p>504</text:p>
          </table:table-cell>
          <table:table-cell table:formula="of:=[.$E$1]/([.$E$2]-1)*[.A521]" office:value-type="float" office:value="85532.7468230694" calcext:value-type="float">
            <text:p>85.53E+03</text:p>
          </table:table-cell>
          <table:table-cell table:formula="of:=IF(OR(AND([.B521]&gt;[.$G$2];[.B521]&lt;[.$G$3]);AND([.B521]&gt;[.$G$4];[.B5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1]-1" office:value-type="float" office:value="503" calcext:value-type="float">
            <text:p>503</text:p>
          </table:table-cell>
          <table:table-cell table:formula="of:=[.$E$1]/([.$E$2]-1)*[.A522]" office:value-type="float" office:value="85363.0389920713" calcext:value-type="float">
            <text:p>85.36E+03</text:p>
          </table:table-cell>
          <table:table-cell table:formula="of:=IF(OR(AND([.B522]&gt;[.$G$2];[.B522]&lt;[.$G$3]);AND([.B522]&gt;[.$G$4];[.B5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2]-1" office:value-type="float" office:value="502" calcext:value-type="float">
            <text:p>502</text:p>
          </table:table-cell>
          <table:table-cell table:formula="of:=[.$E$1]/([.$E$2]-1)*[.A523]" office:value-type="float" office:value="85193.3311610731" calcext:value-type="float">
            <text:p>85.19E+03</text:p>
          </table:table-cell>
          <table:table-cell table:formula="of:=IF(OR(AND([.B523]&gt;[.$G$2];[.B523]&lt;[.$G$3]);AND([.B523]&gt;[.$G$4];[.B5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3]-1" office:value-type="float" office:value="501" calcext:value-type="float">
            <text:p>501</text:p>
          </table:table-cell>
          <table:table-cell table:formula="of:=[.$E$1]/([.$E$2]-1)*[.A524]" office:value-type="float" office:value="85023.623330075" calcext:value-type="float">
            <text:p>85.02E+03</text:p>
          </table:table-cell>
          <table:table-cell table:formula="of:=IF(OR(AND([.B524]&gt;[.$G$2];[.B524]&lt;[.$G$3]);AND([.B524]&gt;[.$G$4];[.B5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4]-1" office:value-type="float" office:value="500" calcext:value-type="float">
            <text:p>500</text:p>
          </table:table-cell>
          <table:table-cell table:formula="of:=[.$E$1]/([.$E$2]-1)*[.A525]" office:value-type="float" office:value="84853.9154990768" calcext:value-type="float">
            <text:p>84.85E+03</text:p>
          </table:table-cell>
          <table:table-cell table:formula="of:=IF(OR(AND([.B525]&gt;[.$G$2];[.B525]&lt;[.$G$3]);AND([.B525]&gt;[.$G$4];[.B5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5]-1" office:value-type="float" office:value="499" calcext:value-type="float">
            <text:p>499</text:p>
          </table:table-cell>
          <table:table-cell table:formula="of:=[.$E$1]/([.$E$2]-1)*[.A526]" office:value-type="float" office:value="84684.2076680786" calcext:value-type="float">
            <text:p>84.68E+03</text:p>
          </table:table-cell>
          <table:table-cell table:formula="of:=IF(OR(AND([.B526]&gt;[.$G$2];[.B526]&lt;[.$G$3]);AND([.B526]&gt;[.$G$4];[.B5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6]-1" office:value-type="float" office:value="498" calcext:value-type="float">
            <text:p>498</text:p>
          </table:table-cell>
          <table:table-cell table:formula="of:=[.$E$1]/([.$E$2]-1)*[.A527]" office:value-type="float" office:value="84514.4998370805" calcext:value-type="float">
            <text:p>84.51E+03</text:p>
          </table:table-cell>
          <table:table-cell table:formula="of:=IF(OR(AND([.B527]&gt;[.$G$2];[.B527]&lt;[.$G$3]);AND([.B527]&gt;[.$G$4];[.B5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7]-1" office:value-type="float" office:value="497" calcext:value-type="float">
            <text:p>497</text:p>
          </table:table-cell>
          <table:table-cell table:formula="of:=[.$E$1]/([.$E$2]-1)*[.A528]" office:value-type="float" office:value="84344.7920060823" calcext:value-type="float">
            <text:p>84.34E+03</text:p>
          </table:table-cell>
          <table:table-cell table:formula="of:=IF(OR(AND([.B528]&gt;[.$G$2];[.B528]&lt;[.$G$3]);AND([.B528]&gt;[.$G$4];[.B5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8]-1" office:value-type="float" office:value="496" calcext:value-type="float">
            <text:p>496</text:p>
          </table:table-cell>
          <table:table-cell table:formula="of:=[.$E$1]/([.$E$2]-1)*[.A529]" office:value-type="float" office:value="84175.0841750842" calcext:value-type="float">
            <text:p>84.18E+03</text:p>
          </table:table-cell>
          <table:table-cell table:formula="of:=IF(OR(AND([.B529]&gt;[.$G$2];[.B529]&lt;[.$G$3]);AND([.B529]&gt;[.$G$4];[.B5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9]-1" office:value-type="float" office:value="495" calcext:value-type="float">
            <text:p>495</text:p>
          </table:table-cell>
          <table:table-cell table:formula="of:=[.$E$1]/([.$E$2]-1)*[.A530]" office:value-type="float" office:value="84005.376344086" calcext:value-type="float">
            <text:p>84.01E+03</text:p>
          </table:table-cell>
          <table:table-cell table:formula="of:=IF(OR(AND([.B530]&gt;[.$G$2];[.B530]&lt;[.$G$3]);AND([.B530]&gt;[.$G$4];[.B5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0]-1" office:value-type="float" office:value="494" calcext:value-type="float">
            <text:p>494</text:p>
          </table:table-cell>
          <table:table-cell table:formula="of:=[.$E$1]/([.$E$2]-1)*[.A531]" office:value-type="float" office:value="83835.6685130879" calcext:value-type="float">
            <text:p>83.84E+03</text:p>
          </table:table-cell>
          <table:table-cell table:formula="of:=IF(OR(AND([.B531]&gt;[.$G$2];[.B531]&lt;[.$G$3]);AND([.B531]&gt;[.$G$4];[.B5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1]-1" office:value-type="float" office:value="493" calcext:value-type="float">
            <text:p>493</text:p>
          </table:table-cell>
          <table:table-cell table:formula="of:=[.$E$1]/([.$E$2]-1)*[.A532]" office:value-type="float" office:value="83665.9606820897" calcext:value-type="float">
            <text:p>83.67E+03</text:p>
          </table:table-cell>
          <table:table-cell table:formula="of:=IF(OR(AND([.B532]&gt;[.$G$2];[.B532]&lt;[.$G$3]);AND([.B532]&gt;[.$G$4];[.B5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2]-1" office:value-type="float" office:value="492" calcext:value-type="float">
            <text:p>492</text:p>
          </table:table-cell>
          <table:table-cell table:formula="of:=[.$E$1]/([.$E$2]-1)*[.A533]" office:value-type="float" office:value="83496.2528510916" calcext:value-type="float">
            <text:p>83.50E+03</text:p>
          </table:table-cell>
          <table:table-cell table:formula="of:=IF(OR(AND([.B533]&gt;[.$G$2];[.B533]&lt;[.$G$3]);AND([.B533]&gt;[.$G$4];[.B5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3]-1" office:value-type="float" office:value="491" calcext:value-type="float">
            <text:p>491</text:p>
          </table:table-cell>
          <table:table-cell table:formula="of:=[.$E$1]/([.$E$2]-1)*[.A534]" office:value-type="float" office:value="83326.5450200934" calcext:value-type="float">
            <text:p>83.33E+03</text:p>
          </table:table-cell>
          <table:table-cell table:formula="of:=IF(OR(AND([.B534]&gt;[.$G$2];[.B534]&lt;[.$G$3]);AND([.B534]&gt;[.$G$4];[.B5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4]-1" office:value-type="float" office:value="490" calcext:value-type="float">
            <text:p>490</text:p>
          </table:table-cell>
          <table:table-cell table:formula="of:=[.$E$1]/([.$E$2]-1)*[.A535]" office:value-type="float" office:value="83156.8371890953" calcext:value-type="float">
            <text:p>83.16E+03</text:p>
          </table:table-cell>
          <table:table-cell table:formula="of:=IF(OR(AND([.B535]&gt;[.$G$2];[.B535]&lt;[.$G$3]);AND([.B535]&gt;[.$G$4];[.B5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5]-1" office:value-type="float" office:value="489" calcext:value-type="float">
            <text:p>489</text:p>
          </table:table-cell>
          <table:table-cell table:formula="of:=[.$E$1]/([.$E$2]-1)*[.A536]" office:value-type="float" office:value="82987.1293580971" calcext:value-type="float">
            <text:p>82.99E+03</text:p>
          </table:table-cell>
          <table:table-cell table:formula="of:=IF(OR(AND([.B536]&gt;[.$G$2];[.B536]&lt;[.$G$3]);AND([.B536]&gt;[.$G$4];[.B5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6]-1" office:value-type="float" office:value="488" calcext:value-type="float">
            <text:p>488</text:p>
          </table:table-cell>
          <table:table-cell table:formula="of:=[.$E$1]/([.$E$2]-1)*[.A537]" office:value-type="float" office:value="82817.421527099" calcext:value-type="float">
            <text:p>82.82E+03</text:p>
          </table:table-cell>
          <table:table-cell table:formula="of:=IF(OR(AND([.B537]&gt;[.$G$2];[.B537]&lt;[.$G$3]);AND([.B537]&gt;[.$G$4];[.B5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7]-1" office:value-type="float" office:value="487" calcext:value-type="float">
            <text:p>487</text:p>
          </table:table-cell>
          <table:table-cell table:formula="of:=[.$E$1]/([.$E$2]-1)*[.A538]" office:value-type="float" office:value="82647.7136961008" calcext:value-type="float">
            <text:p>82.65E+03</text:p>
          </table:table-cell>
          <table:table-cell table:formula="of:=IF(OR(AND([.B538]&gt;[.$G$2];[.B538]&lt;[.$G$3]);AND([.B538]&gt;[.$G$4];[.B5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8]-1" office:value-type="float" office:value="486" calcext:value-type="float">
            <text:p>486</text:p>
          </table:table-cell>
          <table:table-cell table:formula="of:=[.$E$1]/([.$E$2]-1)*[.A539]" office:value-type="float" office:value="82478.0058651026" calcext:value-type="float">
            <text:p>82.48E+03</text:p>
          </table:table-cell>
          <table:table-cell table:formula="of:=IF(OR(AND([.B539]&gt;[.$G$2];[.B539]&lt;[.$G$3]);AND([.B539]&gt;[.$G$4];[.B5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9]-1" office:value-type="float" office:value="485" calcext:value-type="float">
            <text:p>485</text:p>
          </table:table-cell>
          <table:table-cell table:formula="of:=[.$E$1]/([.$E$2]-1)*[.A540]" office:value-type="float" office:value="82308.2980341045" calcext:value-type="float">
            <text:p>82.31E+03</text:p>
          </table:table-cell>
          <table:table-cell table:formula="of:=IF(OR(AND([.B540]&gt;[.$G$2];[.B540]&lt;[.$G$3]);AND([.B540]&gt;[.$G$4];[.B5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0]-1" office:value-type="float" office:value="484" calcext:value-type="float">
            <text:p>484</text:p>
          </table:table-cell>
          <table:table-cell table:formula="of:=[.$E$1]/([.$E$2]-1)*[.A541]" office:value-type="float" office:value="82138.5902031063" calcext:value-type="float">
            <text:p>82.14E+03</text:p>
          </table:table-cell>
          <table:table-cell table:formula="of:=IF(OR(AND([.B541]&gt;[.$G$2];[.B541]&lt;[.$G$3]);AND([.B541]&gt;[.$G$4];[.B5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1]-1" office:value-type="float" office:value="483" calcext:value-type="float">
            <text:p>483</text:p>
          </table:table-cell>
          <table:table-cell table:formula="of:=[.$E$1]/([.$E$2]-1)*[.A542]" office:value-type="float" office:value="81968.8823721082" calcext:value-type="float">
            <text:p>81.97E+03</text:p>
          </table:table-cell>
          <table:table-cell table:formula="of:=IF(OR(AND([.B542]&gt;[.$G$2];[.B542]&lt;[.$G$3]);AND([.B542]&gt;[.$G$4];[.B5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2]-1" office:value-type="float" office:value="482" calcext:value-type="float">
            <text:p>482</text:p>
          </table:table-cell>
          <table:table-cell table:formula="of:=[.$E$1]/([.$E$2]-1)*[.A543]" office:value-type="float" office:value="81799.17454111" calcext:value-type="float">
            <text:p>81.80E+03</text:p>
          </table:table-cell>
          <table:table-cell table:formula="of:=IF(OR(AND([.B543]&gt;[.$G$2];[.B543]&lt;[.$G$3]);AND([.B543]&gt;[.$G$4];[.B5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3]-1" office:value-type="float" office:value="481" calcext:value-type="float">
            <text:p>481</text:p>
          </table:table-cell>
          <table:table-cell table:formula="of:=[.$E$1]/([.$E$2]-1)*[.A544]" office:value-type="float" office:value="81629.4667101119" calcext:value-type="float">
            <text:p>81.63E+03</text:p>
          </table:table-cell>
          <table:table-cell table:formula="of:=IF(OR(AND([.B544]&gt;[.$G$2];[.B544]&lt;[.$G$3]);AND([.B544]&gt;[.$G$4];[.B5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4]-1" office:value-type="float" office:value="480" calcext:value-type="float">
            <text:p>480</text:p>
          </table:table-cell>
          <table:table-cell table:formula="of:=[.$E$1]/([.$E$2]-1)*[.A545]" office:value-type="float" office:value="81459.7588791137" calcext:value-type="float">
            <text:p>81.46E+03</text:p>
          </table:table-cell>
          <table:table-cell table:formula="of:=IF(OR(AND([.B545]&gt;[.$G$2];[.B545]&lt;[.$G$3]);AND([.B545]&gt;[.$G$4];[.B5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5]-1" office:value-type="float" office:value="479" calcext:value-type="float">
            <text:p>479</text:p>
          </table:table-cell>
          <table:table-cell table:formula="of:=[.$E$1]/([.$E$2]-1)*[.A546]" office:value-type="float" office:value="81290.0510481156" calcext:value-type="float">
            <text:p>81.29E+03</text:p>
          </table:table-cell>
          <table:table-cell table:formula="of:=IF(OR(AND([.B546]&gt;[.$G$2];[.B546]&lt;[.$G$3]);AND([.B546]&gt;[.$G$4];[.B5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6]-1" office:value-type="float" office:value="478" calcext:value-type="float">
            <text:p>478</text:p>
          </table:table-cell>
          <table:table-cell table:formula="of:=[.$E$1]/([.$E$2]-1)*[.A547]" office:value-type="float" office:value="81120.3432171174" calcext:value-type="float">
            <text:p>81.12E+03</text:p>
          </table:table-cell>
          <table:table-cell table:formula="of:=IF(OR(AND([.B547]&gt;[.$G$2];[.B547]&lt;[.$G$3]);AND([.B547]&gt;[.$G$4];[.B5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7]-1" office:value-type="float" office:value="477" calcext:value-type="float">
            <text:p>477</text:p>
          </table:table-cell>
          <table:table-cell table:formula="of:=[.$E$1]/([.$E$2]-1)*[.A548]" office:value-type="float" office:value="80950.6353861193" calcext:value-type="float">
            <text:p>80.95E+03</text:p>
          </table:table-cell>
          <table:table-cell table:formula="of:=IF(OR(AND([.B548]&gt;[.$G$2];[.B548]&lt;[.$G$3]);AND([.B548]&gt;[.$G$4];[.B5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8]-1" office:value-type="float" office:value="476" calcext:value-type="float">
            <text:p>476</text:p>
          </table:table-cell>
          <table:table-cell table:formula="of:=[.$E$1]/([.$E$2]-1)*[.A549]" office:value-type="float" office:value="80780.9275551211" calcext:value-type="float">
            <text:p>80.78E+03</text:p>
          </table:table-cell>
          <table:table-cell table:formula="of:=IF(OR(AND([.B549]&gt;[.$G$2];[.B549]&lt;[.$G$3]);AND([.B549]&gt;[.$G$4];[.B5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9]-1" office:value-type="float" office:value="475" calcext:value-type="float">
            <text:p>475</text:p>
          </table:table-cell>
          <table:table-cell table:formula="of:=[.$E$1]/([.$E$2]-1)*[.A550]" office:value-type="float" office:value="80611.219724123" calcext:value-type="float">
            <text:p>80.61E+03</text:p>
          </table:table-cell>
          <table:table-cell table:formula="of:=IF(OR(AND([.B550]&gt;[.$G$2];[.B550]&lt;[.$G$3]);AND([.B550]&gt;[.$G$4];[.B5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0]-1" office:value-type="float" office:value="474" calcext:value-type="float">
            <text:p>474</text:p>
          </table:table-cell>
          <table:table-cell table:formula="of:=[.$E$1]/([.$E$2]-1)*[.A551]" office:value-type="float" office:value="80441.5118931248" calcext:value-type="float">
            <text:p>80.44E+03</text:p>
          </table:table-cell>
          <table:table-cell table:formula="of:=IF(OR(AND([.B551]&gt;[.$G$2];[.B551]&lt;[.$G$3]);AND([.B551]&gt;[.$G$4];[.B5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1]-1" office:value-type="float" office:value="473" calcext:value-type="float">
            <text:p>473</text:p>
          </table:table-cell>
          <table:table-cell table:formula="of:=[.$E$1]/([.$E$2]-1)*[.A552]" office:value-type="float" office:value="80271.8040621267" calcext:value-type="float">
            <text:p>80.27E+03</text:p>
          </table:table-cell>
          <table:table-cell table:formula="of:=IF(OR(AND([.B552]&gt;[.$G$2];[.B552]&lt;[.$G$3]);AND([.B552]&gt;[.$G$4];[.B5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2]-1" office:value-type="float" office:value="472" calcext:value-type="float">
            <text:p>472</text:p>
          </table:table-cell>
          <table:table-cell table:formula="of:=[.$E$1]/([.$E$2]-1)*[.A553]" office:value-type="float" office:value="80102.0962311285" calcext:value-type="float">
            <text:p>80.10E+03</text:p>
          </table:table-cell>
          <table:table-cell table:formula="of:=IF(OR(AND([.B553]&gt;[.$G$2];[.B553]&lt;[.$G$3]);AND([.B553]&gt;[.$G$4];[.B5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3]-1" office:value-type="float" office:value="471" calcext:value-type="float">
            <text:p>471</text:p>
          </table:table-cell>
          <table:table-cell table:formula="of:=[.$E$1]/([.$E$2]-1)*[.A554]" office:value-type="float" office:value="79932.3884001303" calcext:value-type="float">
            <text:p>79.93E+03</text:p>
          </table:table-cell>
          <table:table-cell table:formula="of:=IF(OR(AND([.B554]&gt;[.$G$2];[.B554]&lt;[.$G$3]);AND([.B554]&gt;[.$G$4];[.B5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4]-1" office:value-type="float" office:value="470" calcext:value-type="float">
            <text:p>470</text:p>
          </table:table-cell>
          <table:table-cell table:formula="of:=[.$E$1]/([.$E$2]-1)*[.A555]" office:value-type="float" office:value="79762.6805691322" calcext:value-type="float">
            <text:p>79.76E+03</text:p>
          </table:table-cell>
          <table:table-cell table:formula="of:=IF(OR(AND([.B555]&gt;[.$G$2];[.B555]&lt;[.$G$3]);AND([.B555]&gt;[.$G$4];[.B5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5]-1" office:value-type="float" office:value="469" calcext:value-type="float">
            <text:p>469</text:p>
          </table:table-cell>
          <table:table-cell table:formula="of:=[.$E$1]/([.$E$2]-1)*[.A556]" office:value-type="float" office:value="79592.972738134" calcext:value-type="float">
            <text:p>79.59E+03</text:p>
          </table:table-cell>
          <table:table-cell table:formula="of:=IF(OR(AND([.B556]&gt;[.$G$2];[.B556]&lt;[.$G$3]);AND([.B556]&gt;[.$G$4];[.B5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6]-1" office:value-type="float" office:value="468" calcext:value-type="float">
            <text:p>468</text:p>
          </table:table-cell>
          <table:table-cell table:formula="of:=[.$E$1]/([.$E$2]-1)*[.A557]" office:value-type="float" office:value="79423.2649071359" calcext:value-type="float">
            <text:p>79.42E+03</text:p>
          </table:table-cell>
          <table:table-cell table:formula="of:=IF(OR(AND([.B557]&gt;[.$G$2];[.B557]&lt;[.$G$3]);AND([.B557]&gt;[.$G$4];[.B5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7]-1" office:value-type="float" office:value="467" calcext:value-type="float">
            <text:p>467</text:p>
          </table:table-cell>
          <table:table-cell table:formula="of:=[.$E$1]/([.$E$2]-1)*[.A558]" office:value-type="float" office:value="79253.5570761377" calcext:value-type="float">
            <text:p>79.25E+03</text:p>
          </table:table-cell>
          <table:table-cell table:formula="of:=IF(OR(AND([.B558]&gt;[.$G$2];[.B558]&lt;[.$G$3]);AND([.B558]&gt;[.$G$4];[.B5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8]-1" office:value-type="float" office:value="466" calcext:value-type="float">
            <text:p>466</text:p>
          </table:table-cell>
          <table:table-cell table:formula="of:=[.$E$1]/([.$E$2]-1)*[.A559]" office:value-type="float" office:value="79083.8492451396" calcext:value-type="float">
            <text:p>79.08E+03</text:p>
          </table:table-cell>
          <table:table-cell table:formula="of:=IF(OR(AND([.B559]&gt;[.$G$2];[.B559]&lt;[.$G$3]);AND([.B559]&gt;[.$G$4];[.B5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9]-1" office:value-type="float" office:value="465" calcext:value-type="float">
            <text:p>465</text:p>
          </table:table-cell>
          <table:table-cell table:formula="of:=[.$E$1]/([.$E$2]-1)*[.A560]" office:value-type="float" office:value="78914.1414141414" calcext:value-type="float">
            <text:p>78.91E+03</text:p>
          </table:table-cell>
          <table:table-cell table:formula="of:=IF(OR(AND([.B560]&gt;[.$G$2];[.B560]&lt;[.$G$3]);AND([.B560]&gt;[.$G$4];[.B5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0]-1" office:value-type="float" office:value="464" calcext:value-type="float">
            <text:p>464</text:p>
          </table:table-cell>
          <table:table-cell table:formula="of:=[.$E$1]/([.$E$2]-1)*[.A561]" office:value-type="float" office:value="78744.4335831433" calcext:value-type="float">
            <text:p>78.74E+03</text:p>
          </table:table-cell>
          <table:table-cell table:formula="of:=IF(OR(AND([.B561]&gt;[.$G$2];[.B561]&lt;[.$G$3]);AND([.B561]&gt;[.$G$4];[.B5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1]-1" office:value-type="float" office:value="463" calcext:value-type="float">
            <text:p>463</text:p>
          </table:table-cell>
          <table:table-cell table:formula="of:=[.$E$1]/([.$E$2]-1)*[.A562]" office:value-type="float" office:value="78574.7257521451" calcext:value-type="float">
            <text:p>78.57E+03</text:p>
          </table:table-cell>
          <table:table-cell table:formula="of:=IF(OR(AND([.B562]&gt;[.$G$2];[.B562]&lt;[.$G$3]);AND([.B562]&gt;[.$G$4];[.B5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2]-1" office:value-type="float" office:value="462" calcext:value-type="float">
            <text:p>462</text:p>
          </table:table-cell>
          <table:table-cell table:formula="of:=[.$E$1]/([.$E$2]-1)*[.A563]" office:value-type="float" office:value="78405.017921147" calcext:value-type="float">
            <text:p>78.41E+03</text:p>
          </table:table-cell>
          <table:table-cell table:formula="of:=IF(OR(AND([.B563]&gt;[.$G$2];[.B563]&lt;[.$G$3]);AND([.B563]&gt;[.$G$4];[.B5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3]-1" office:value-type="float" office:value="461" calcext:value-type="float">
            <text:p>461</text:p>
          </table:table-cell>
          <table:table-cell table:formula="of:=[.$E$1]/([.$E$2]-1)*[.A564]" office:value-type="float" office:value="78235.3100901488" calcext:value-type="float">
            <text:p>78.24E+03</text:p>
          </table:table-cell>
          <table:table-cell table:formula="of:=IF(OR(AND([.B564]&gt;[.$G$2];[.B564]&lt;[.$G$3]);AND([.B564]&gt;[.$G$4];[.B5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4]-1" office:value-type="float" office:value="460" calcext:value-type="float">
            <text:p>460</text:p>
          </table:table-cell>
          <table:table-cell table:formula="of:=[.$E$1]/([.$E$2]-1)*[.A565]" office:value-type="float" office:value="78065.6022591506" calcext:value-type="float">
            <text:p>78.07E+03</text:p>
          </table:table-cell>
          <table:table-cell table:formula="of:=IF(OR(AND([.B565]&gt;[.$G$2];[.B565]&lt;[.$G$3]);AND([.B565]&gt;[.$G$4];[.B5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5]-1" office:value-type="float" office:value="459" calcext:value-type="float">
            <text:p>459</text:p>
          </table:table-cell>
          <table:table-cell table:formula="of:=[.$E$1]/([.$E$2]-1)*[.A566]" office:value-type="float" office:value="77895.8944281525" calcext:value-type="float">
            <text:p>77.90E+03</text:p>
          </table:table-cell>
          <table:table-cell table:formula="of:=IF(OR(AND([.B566]&gt;[.$G$2];[.B566]&lt;[.$G$3]);AND([.B566]&gt;[.$G$4];[.B5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6]-1" office:value-type="float" office:value="458" calcext:value-type="float">
            <text:p>458</text:p>
          </table:table-cell>
          <table:table-cell table:formula="of:=[.$E$1]/([.$E$2]-1)*[.A567]" office:value-type="float" office:value="77726.1865971544" calcext:value-type="float">
            <text:p>77.73E+03</text:p>
          </table:table-cell>
          <table:table-cell table:formula="of:=IF(OR(AND([.B567]&gt;[.$G$2];[.B567]&lt;[.$G$3]);AND([.B567]&gt;[.$G$4];[.B5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7]-1" office:value-type="float" office:value="457" calcext:value-type="float">
            <text:p>457</text:p>
          </table:table-cell>
          <table:table-cell table:formula="of:=[.$E$1]/([.$E$2]-1)*[.A568]" office:value-type="float" office:value="77556.4787661562" calcext:value-type="float">
            <text:p>77.56E+03</text:p>
          </table:table-cell>
          <table:table-cell table:formula="of:=IF(OR(AND([.B568]&gt;[.$G$2];[.B568]&lt;[.$G$3]);AND([.B568]&gt;[.$G$4];[.B5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8]-1" office:value-type="float" office:value="456" calcext:value-type="float">
            <text:p>456</text:p>
          </table:table-cell>
          <table:table-cell table:formula="of:=[.$E$1]/([.$E$2]-1)*[.A569]" office:value-type="float" office:value="77386.770935158" calcext:value-type="float">
            <text:p>77.39E+03</text:p>
          </table:table-cell>
          <table:table-cell table:formula="of:=IF(OR(AND([.B569]&gt;[.$G$2];[.B569]&lt;[.$G$3]);AND([.B569]&gt;[.$G$4];[.B5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9]-1" office:value-type="float" office:value="455" calcext:value-type="float">
            <text:p>455</text:p>
          </table:table-cell>
          <table:table-cell table:formula="of:=[.$E$1]/([.$E$2]-1)*[.A570]" office:value-type="float" office:value="77217.0631041599" calcext:value-type="float">
            <text:p>77.22E+03</text:p>
          </table:table-cell>
          <table:table-cell table:formula="of:=IF(OR(AND([.B570]&gt;[.$G$2];[.B570]&lt;[.$G$3]);AND([.B570]&gt;[.$G$4];[.B5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0]-1" office:value-type="float" office:value="454" calcext:value-type="float">
            <text:p>454</text:p>
          </table:table-cell>
          <table:table-cell table:formula="of:=[.$E$1]/([.$E$2]-1)*[.A571]" office:value-type="float" office:value="77047.3552731617" calcext:value-type="float">
            <text:p>77.05E+03</text:p>
          </table:table-cell>
          <table:table-cell table:formula="of:=IF(OR(AND([.B571]&gt;[.$G$2];[.B571]&lt;[.$G$3]);AND([.B571]&gt;[.$G$4];[.B5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1]-1" office:value-type="float" office:value="453" calcext:value-type="float">
            <text:p>453</text:p>
          </table:table-cell>
          <table:table-cell table:formula="of:=[.$E$1]/([.$E$2]-1)*[.A572]" office:value-type="float" office:value="76877.6474421636" calcext:value-type="float">
            <text:p>76.88E+03</text:p>
          </table:table-cell>
          <table:table-cell table:formula="of:=IF(OR(AND([.B572]&gt;[.$G$2];[.B572]&lt;[.$G$3]);AND([.B572]&gt;[.$G$4];[.B5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2]-1" office:value-type="float" office:value="452" calcext:value-type="float">
            <text:p>452</text:p>
          </table:table-cell>
          <table:table-cell table:formula="of:=[.$E$1]/([.$E$2]-1)*[.A573]" office:value-type="float" office:value="76707.9396111654" calcext:value-type="float">
            <text:p>76.71E+03</text:p>
          </table:table-cell>
          <table:table-cell table:formula="of:=IF(OR(AND([.B573]&gt;[.$G$2];[.B573]&lt;[.$G$3]);AND([.B573]&gt;[.$G$4];[.B5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3]-1" office:value-type="float" office:value="451" calcext:value-type="float">
            <text:p>451</text:p>
          </table:table-cell>
          <table:table-cell table:formula="of:=[.$E$1]/([.$E$2]-1)*[.A574]" office:value-type="float" office:value="76538.2317801673" calcext:value-type="float">
            <text:p>76.54E+03</text:p>
          </table:table-cell>
          <table:table-cell table:formula="of:=IF(OR(AND([.B574]&gt;[.$G$2];[.B574]&lt;[.$G$3]);AND([.B574]&gt;[.$G$4];[.B5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4]-1" office:value-type="float" office:value="450" calcext:value-type="float">
            <text:p>450</text:p>
          </table:table-cell>
          <table:table-cell table:formula="of:=[.$E$1]/([.$E$2]-1)*[.A575]" office:value-type="float" office:value="76368.5239491691" calcext:value-type="float">
            <text:p>76.37E+03</text:p>
          </table:table-cell>
          <table:table-cell table:formula="of:=IF(OR(AND([.B575]&gt;[.$G$2];[.B575]&lt;[.$G$3]);AND([.B575]&gt;[.$G$4];[.B5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5]-1" office:value-type="float" office:value="449" calcext:value-type="float">
            <text:p>449</text:p>
          </table:table-cell>
          <table:table-cell table:formula="of:=[.$E$1]/([.$E$2]-1)*[.A576]" office:value-type="float" office:value="76198.816118171" calcext:value-type="float">
            <text:p>76.20E+03</text:p>
          </table:table-cell>
          <table:table-cell table:formula="of:=IF(OR(AND([.B576]&gt;[.$G$2];[.B576]&lt;[.$G$3]);AND([.B576]&gt;[.$G$4];[.B5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6]-1" office:value-type="float" office:value="448" calcext:value-type="float">
            <text:p>448</text:p>
          </table:table-cell>
          <table:table-cell table:formula="of:=[.$E$1]/([.$E$2]-1)*[.A577]" office:value-type="float" office:value="76029.1082871728" calcext:value-type="float">
            <text:p>76.03E+03</text:p>
          </table:table-cell>
          <table:table-cell table:formula="of:=IF(OR(AND([.B577]&gt;[.$G$2];[.B577]&lt;[.$G$3]);AND([.B577]&gt;[.$G$4];[.B5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7]-1" office:value-type="float" office:value="447" calcext:value-type="float">
            <text:p>447</text:p>
          </table:table-cell>
          <table:table-cell table:formula="of:=[.$E$1]/([.$E$2]-1)*[.A578]" office:value-type="float" office:value="75859.4004561747" calcext:value-type="float">
            <text:p>75.86E+03</text:p>
          </table:table-cell>
          <table:table-cell table:formula="of:=IF(OR(AND([.B578]&gt;[.$G$2];[.B578]&lt;[.$G$3]);AND([.B578]&gt;[.$G$4];[.B5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8]-1" office:value-type="float" office:value="446" calcext:value-type="float">
            <text:p>446</text:p>
          </table:table-cell>
          <table:table-cell table:formula="of:=[.$E$1]/([.$E$2]-1)*[.A579]" office:value-type="float" office:value="75689.6926251765" calcext:value-type="float">
            <text:p>75.69E+03</text:p>
          </table:table-cell>
          <table:table-cell table:formula="of:=IF(OR(AND([.B579]&gt;[.$G$2];[.B579]&lt;[.$G$3]);AND([.B579]&gt;[.$G$4];[.B5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9]-1" office:value-type="float" office:value="445" calcext:value-type="float">
            <text:p>445</text:p>
          </table:table-cell>
          <table:table-cell table:formula="of:=[.$E$1]/([.$E$2]-1)*[.A580]" office:value-type="float" office:value="75519.9847941783" calcext:value-type="float">
            <text:p>75.52E+03</text:p>
          </table:table-cell>
          <table:table-cell table:formula="of:=IF(OR(AND([.B580]&gt;[.$G$2];[.B580]&lt;[.$G$3]);AND([.B580]&gt;[.$G$4];[.B5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0]-1" office:value-type="float" office:value="444" calcext:value-type="float">
            <text:p>444</text:p>
          </table:table-cell>
          <table:table-cell table:formula="of:=[.$E$1]/([.$E$2]-1)*[.A581]" office:value-type="float" office:value="75350.2769631802" calcext:value-type="float">
            <text:p>75.35E+03</text:p>
          </table:table-cell>
          <table:table-cell table:formula="of:=IF(OR(AND([.B581]&gt;[.$G$2];[.B581]&lt;[.$G$3]);AND([.B581]&gt;[.$G$4];[.B5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1]-1" office:value-type="float" office:value="443" calcext:value-type="float">
            <text:p>443</text:p>
          </table:table-cell>
          <table:table-cell table:formula="of:=[.$E$1]/([.$E$2]-1)*[.A582]" office:value-type="float" office:value="75180.569132182" calcext:value-type="float">
            <text:p>75.18E+03</text:p>
          </table:table-cell>
          <table:table-cell table:formula="of:=IF(OR(AND([.B582]&gt;[.$G$2];[.B582]&lt;[.$G$3]);AND([.B582]&gt;[.$G$4];[.B5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2]-1" office:value-type="float" office:value="442" calcext:value-type="float">
            <text:p>442</text:p>
          </table:table-cell>
          <table:table-cell table:formula="of:=[.$E$1]/([.$E$2]-1)*[.A583]" office:value-type="float" office:value="75010.8613011839" calcext:value-type="float">
            <text:p>75.01E+03</text:p>
          </table:table-cell>
          <table:table-cell table:formula="of:=IF(OR(AND([.B583]&gt;[.$G$2];[.B583]&lt;[.$G$3]);AND([.B583]&gt;[.$G$4];[.B5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3]-1" office:value-type="float" office:value="441" calcext:value-type="float">
            <text:p>441</text:p>
          </table:table-cell>
          <table:table-cell table:formula="of:=[.$E$1]/([.$E$2]-1)*[.A584]" office:value-type="float" office:value="74841.1534701857" calcext:value-type="float">
            <text:p>74.84E+03</text:p>
          </table:table-cell>
          <table:table-cell table:formula="of:=IF(OR(AND([.B584]&gt;[.$G$2];[.B584]&lt;[.$G$3]);AND([.B584]&gt;[.$G$4];[.B5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4]-1" office:value-type="float" office:value="440" calcext:value-type="float">
            <text:p>440</text:p>
          </table:table-cell>
          <table:table-cell table:formula="of:=[.$E$1]/([.$E$2]-1)*[.A585]" office:value-type="float" office:value="74671.4456391876" calcext:value-type="float">
            <text:p>74.67E+03</text:p>
          </table:table-cell>
          <table:table-cell table:formula="of:=IF(OR(AND([.B585]&gt;[.$G$2];[.B585]&lt;[.$G$3]);AND([.B585]&gt;[.$G$4];[.B5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5]-1" office:value-type="float" office:value="439" calcext:value-type="float">
            <text:p>439</text:p>
          </table:table-cell>
          <table:table-cell table:formula="of:=[.$E$1]/([.$E$2]-1)*[.A586]" office:value-type="float" office:value="74501.7378081894" calcext:value-type="float">
            <text:p>74.50E+03</text:p>
          </table:table-cell>
          <table:table-cell table:formula="of:=IF(OR(AND([.B586]&gt;[.$G$2];[.B586]&lt;[.$G$3]);AND([.B586]&gt;[.$G$4];[.B5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6]-1" office:value-type="float" office:value="438" calcext:value-type="float">
            <text:p>438</text:p>
          </table:table-cell>
          <table:table-cell table:formula="of:=[.$E$1]/([.$E$2]-1)*[.A587]" office:value-type="float" office:value="74332.0299771913" calcext:value-type="float">
            <text:p>74.33E+03</text:p>
          </table:table-cell>
          <table:table-cell table:formula="of:=IF(OR(AND([.B587]&gt;[.$G$2];[.B587]&lt;[.$G$3]);AND([.B587]&gt;[.$G$4];[.B5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7]-1" office:value-type="float" office:value="437" calcext:value-type="float">
            <text:p>437</text:p>
          </table:table-cell>
          <table:table-cell table:formula="of:=[.$E$1]/([.$E$2]-1)*[.A588]" office:value-type="float" office:value="74162.3221461931" calcext:value-type="float">
            <text:p>74.16E+03</text:p>
          </table:table-cell>
          <table:table-cell table:formula="of:=IF(OR(AND([.B588]&gt;[.$G$2];[.B588]&lt;[.$G$3]);AND([.B588]&gt;[.$G$4];[.B5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8]-1" office:value-type="float" office:value="436" calcext:value-type="float">
            <text:p>436</text:p>
          </table:table-cell>
          <table:table-cell table:formula="of:=[.$E$1]/([.$E$2]-1)*[.A589]" office:value-type="float" office:value="73992.614315195" calcext:value-type="float">
            <text:p>73.99E+03</text:p>
          </table:table-cell>
          <table:table-cell table:formula="of:=IF(OR(AND([.B589]&gt;[.$G$2];[.B589]&lt;[.$G$3]);AND([.B589]&gt;[.$G$4];[.B5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9]-1" office:value-type="float" office:value="435" calcext:value-type="float">
            <text:p>435</text:p>
          </table:table-cell>
          <table:table-cell table:formula="of:=[.$E$1]/([.$E$2]-1)*[.A590]" office:value-type="float" office:value="73822.9064841968" calcext:value-type="float">
            <text:p>73.82E+03</text:p>
          </table:table-cell>
          <table:table-cell table:formula="of:=IF(OR(AND([.B590]&gt;[.$G$2];[.B590]&lt;[.$G$3]);AND([.B590]&gt;[.$G$4];[.B5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0]-1" office:value-type="float" office:value="434" calcext:value-type="float">
            <text:p>434</text:p>
          </table:table-cell>
          <table:table-cell table:formula="of:=[.$E$1]/([.$E$2]-1)*[.A591]" office:value-type="float" office:value="73653.1986531987" calcext:value-type="float">
            <text:p>73.65E+03</text:p>
          </table:table-cell>
          <table:table-cell table:formula="of:=IF(OR(AND([.B591]&gt;[.$G$2];[.B591]&lt;[.$G$3]);AND([.B591]&gt;[.$G$4];[.B5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1]-1" office:value-type="float" office:value="433" calcext:value-type="float">
            <text:p>433</text:p>
          </table:table-cell>
          <table:table-cell table:formula="of:=[.$E$1]/([.$E$2]-1)*[.A592]" office:value-type="float" office:value="73483.4908222005" calcext:value-type="float">
            <text:p>73.48E+03</text:p>
          </table:table-cell>
          <table:table-cell table:formula="of:=IF(OR(AND([.B592]&gt;[.$G$2];[.B592]&lt;[.$G$3]);AND([.B592]&gt;[.$G$4];[.B5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2]-1" office:value-type="float" office:value="432" calcext:value-type="float">
            <text:p>432</text:p>
          </table:table-cell>
          <table:table-cell table:formula="of:=[.$E$1]/([.$E$2]-1)*[.A593]" office:value-type="float" office:value="73313.7829912023" calcext:value-type="float">
            <text:p>73.31E+03</text:p>
          </table:table-cell>
          <table:table-cell table:formula="of:=IF(OR(AND([.B593]&gt;[.$G$2];[.B593]&lt;[.$G$3]);AND([.B593]&gt;[.$G$4];[.B5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3]-1" office:value-type="float" office:value="431" calcext:value-type="float">
            <text:p>431</text:p>
          </table:table-cell>
          <table:table-cell table:formula="of:=[.$E$1]/([.$E$2]-1)*[.A594]" office:value-type="float" office:value="73144.0751602042" calcext:value-type="float">
            <text:p>73.14E+03</text:p>
          </table:table-cell>
          <table:table-cell table:formula="of:=IF(OR(AND([.B594]&gt;[.$G$2];[.B594]&lt;[.$G$3]);AND([.B594]&gt;[.$G$4];[.B5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4]-1" office:value-type="float" office:value="430" calcext:value-type="float">
            <text:p>430</text:p>
          </table:table-cell>
          <table:table-cell table:formula="of:=[.$E$1]/([.$E$2]-1)*[.A595]" office:value-type="float" office:value="72974.367329206" calcext:value-type="float">
            <text:p>72.97E+03</text:p>
          </table:table-cell>
          <table:table-cell table:formula="of:=IF(OR(AND([.B595]&gt;[.$G$2];[.B595]&lt;[.$G$3]);AND([.B595]&gt;[.$G$4];[.B5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5]-1" office:value-type="float" office:value="429" calcext:value-type="float">
            <text:p>429</text:p>
          </table:table-cell>
          <table:table-cell table:formula="of:=[.$E$1]/([.$E$2]-1)*[.A596]" office:value-type="float" office:value="72804.6594982079" calcext:value-type="float">
            <text:p>72.80E+03</text:p>
          </table:table-cell>
          <table:table-cell table:formula="of:=IF(OR(AND([.B596]&gt;[.$G$2];[.B596]&lt;[.$G$3]);AND([.B596]&gt;[.$G$4];[.B5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6]-1" office:value-type="float" office:value="428" calcext:value-type="float">
            <text:p>428</text:p>
          </table:table-cell>
          <table:table-cell table:formula="of:=[.$E$1]/([.$E$2]-1)*[.A597]" office:value-type="float" office:value="72634.9516672097" calcext:value-type="float">
            <text:p>72.63E+03</text:p>
          </table:table-cell>
          <table:table-cell table:formula="of:=IF(OR(AND([.B597]&gt;[.$G$2];[.B597]&lt;[.$G$3]);AND([.B597]&gt;[.$G$4];[.B5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7]-1" office:value-type="float" office:value="427" calcext:value-type="float">
            <text:p>427</text:p>
          </table:table-cell>
          <table:table-cell table:formula="of:=[.$E$1]/([.$E$2]-1)*[.A598]" office:value-type="float" office:value="72465.2438362116" calcext:value-type="float">
            <text:p>72.47E+03</text:p>
          </table:table-cell>
          <table:table-cell table:formula="of:=IF(OR(AND([.B598]&gt;[.$G$2];[.B598]&lt;[.$G$3]);AND([.B598]&gt;[.$G$4];[.B5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8]-1" office:value-type="float" office:value="426" calcext:value-type="float">
            <text:p>426</text:p>
          </table:table-cell>
          <table:table-cell table:formula="of:=[.$E$1]/([.$E$2]-1)*[.A599]" office:value-type="float" office:value="72295.5360052134" calcext:value-type="float">
            <text:p>72.30E+03</text:p>
          </table:table-cell>
          <table:table-cell table:formula="of:=IF(OR(AND([.B599]&gt;[.$G$2];[.B599]&lt;[.$G$3]);AND([.B599]&gt;[.$G$4];[.B5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9]-1" office:value-type="float" office:value="425" calcext:value-type="float">
            <text:p>425</text:p>
          </table:table-cell>
          <table:table-cell table:formula="of:=[.$E$1]/([.$E$2]-1)*[.A600]" office:value-type="float" office:value="72125.8281742153" calcext:value-type="float">
            <text:p>72.13E+03</text:p>
          </table:table-cell>
          <table:table-cell table:formula="of:=IF(OR(AND([.B600]&gt;[.$G$2];[.B600]&lt;[.$G$3]);AND([.B600]&gt;[.$G$4];[.B6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0]-1" office:value-type="float" office:value="424" calcext:value-type="float">
            <text:p>424</text:p>
          </table:table-cell>
          <table:table-cell table:formula="of:=[.$E$1]/([.$E$2]-1)*[.A601]" office:value-type="float" office:value="71956.1203432171" calcext:value-type="float">
            <text:p>71.96E+03</text:p>
          </table:table-cell>
          <table:table-cell table:formula="of:=IF(OR(AND([.B601]&gt;[.$G$2];[.B601]&lt;[.$G$3]);AND([.B601]&gt;[.$G$4];[.B6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1]-1" office:value-type="float" office:value="423" calcext:value-type="float">
            <text:p>423</text:p>
          </table:table-cell>
          <table:table-cell table:formula="of:=[.$E$1]/([.$E$2]-1)*[.A602]" office:value-type="float" office:value="71786.412512219" calcext:value-type="float">
            <text:p>71.79E+03</text:p>
          </table:table-cell>
          <table:table-cell table:formula="of:=IF(OR(AND([.B602]&gt;[.$G$2];[.B602]&lt;[.$G$3]);AND([.B602]&gt;[.$G$4];[.B6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2]-1" office:value-type="float" office:value="422" calcext:value-type="float">
            <text:p>422</text:p>
          </table:table-cell>
          <table:table-cell table:formula="of:=[.$E$1]/([.$E$2]-1)*[.A603]" office:value-type="float" office:value="71616.7046812208" calcext:value-type="float">
            <text:p>71.62E+03</text:p>
          </table:table-cell>
          <table:table-cell table:formula="of:=IF(OR(AND([.B603]&gt;[.$G$2];[.B603]&lt;[.$G$3]);AND([.B603]&gt;[.$G$4];[.B6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3]-1" office:value-type="float" office:value="421" calcext:value-type="float">
            <text:p>421</text:p>
          </table:table-cell>
          <table:table-cell table:formula="of:=[.$E$1]/([.$E$2]-1)*[.A604]" office:value-type="float" office:value="71446.9968502227" calcext:value-type="float">
            <text:p>71.45E+03</text:p>
          </table:table-cell>
          <table:table-cell table:formula="of:=IF(OR(AND([.B604]&gt;[.$G$2];[.B604]&lt;[.$G$3]);AND([.B604]&gt;[.$G$4];[.B6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4]-1" office:value-type="float" office:value="420" calcext:value-type="float">
            <text:p>420</text:p>
          </table:table-cell>
          <table:table-cell table:formula="of:=[.$E$1]/([.$E$2]-1)*[.A605]" office:value-type="float" office:value="71277.2890192245" calcext:value-type="float">
            <text:p>71.28E+03</text:p>
          </table:table-cell>
          <table:table-cell table:formula="of:=IF(OR(AND([.B605]&gt;[.$G$2];[.B605]&lt;[.$G$3]);AND([.B605]&gt;[.$G$4];[.B6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5]-1" office:value-type="float" office:value="419" calcext:value-type="float">
            <text:p>419</text:p>
          </table:table-cell>
          <table:table-cell table:formula="of:=[.$E$1]/([.$E$2]-1)*[.A606]" office:value-type="float" office:value="71107.5811882264" calcext:value-type="float">
            <text:p>71.11E+03</text:p>
          </table:table-cell>
          <table:table-cell table:formula="of:=IF(OR(AND([.B606]&gt;[.$G$2];[.B606]&lt;[.$G$3]);AND([.B606]&gt;[.$G$4];[.B6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6]-1" office:value-type="float" office:value="418" calcext:value-type="float">
            <text:p>418</text:p>
          </table:table-cell>
          <table:table-cell table:formula="of:=[.$E$1]/([.$E$2]-1)*[.A607]" office:value-type="float" office:value="70937.8733572282" calcext:value-type="float">
            <text:p>70.94E+03</text:p>
          </table:table-cell>
          <table:table-cell table:formula="of:=IF(OR(AND([.B607]&gt;[.$G$2];[.B607]&lt;[.$G$3]);AND([.B607]&gt;[.$G$4];[.B6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7]-1" office:value-type="float" office:value="417" calcext:value-type="float">
            <text:p>417</text:p>
          </table:table-cell>
          <table:table-cell table:formula="of:=[.$E$1]/([.$E$2]-1)*[.A608]" office:value-type="float" office:value="70768.1655262301" calcext:value-type="float">
            <text:p>70.77E+03</text:p>
          </table:table-cell>
          <table:table-cell table:formula="of:=IF(OR(AND([.B608]&gt;[.$G$2];[.B608]&lt;[.$G$3]);AND([.B608]&gt;[.$G$4];[.B6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8]-1" office:value-type="float" office:value="416" calcext:value-type="float">
            <text:p>416</text:p>
          </table:table-cell>
          <table:table-cell table:formula="of:=[.$E$1]/([.$E$2]-1)*[.A609]" office:value-type="float" office:value="70598.4576952319" calcext:value-type="float">
            <text:p>70.60E+03</text:p>
          </table:table-cell>
          <table:table-cell table:formula="of:=IF(OR(AND([.B609]&gt;[.$G$2];[.B609]&lt;[.$G$3]);AND([.B609]&gt;[.$G$4];[.B6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9]-1" office:value-type="float" office:value="415" calcext:value-type="float">
            <text:p>415</text:p>
          </table:table-cell>
          <table:table-cell table:formula="of:=[.$E$1]/([.$E$2]-1)*[.A610]" office:value-type="float" office:value="70428.7498642337" calcext:value-type="float">
            <text:p>70.43E+03</text:p>
          </table:table-cell>
          <table:table-cell table:formula="of:=IF(OR(AND([.B610]&gt;[.$G$2];[.B610]&lt;[.$G$3]);AND([.B610]&gt;[.$G$4];[.B6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0]-1" office:value-type="float" office:value="414" calcext:value-type="float">
            <text:p>414</text:p>
          </table:table-cell>
          <table:table-cell table:formula="of:=[.$E$1]/([.$E$2]-1)*[.A611]" office:value-type="float" office:value="70259.0420332356" calcext:value-type="float">
            <text:p>70.26E+03</text:p>
          </table:table-cell>
          <table:table-cell table:formula="of:=IF(OR(AND([.B611]&gt;[.$G$2];[.B611]&lt;[.$G$3]);AND([.B611]&gt;[.$G$4];[.B6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1]-1" office:value-type="float" office:value="413" calcext:value-type="float">
            <text:p>413</text:p>
          </table:table-cell>
          <table:table-cell table:formula="of:=[.$E$1]/([.$E$2]-1)*[.A612]" office:value-type="float" office:value="70089.3342022374" calcext:value-type="float">
            <text:p>70.09E+03</text:p>
          </table:table-cell>
          <table:table-cell table:formula="of:=IF(OR(AND([.B612]&gt;[.$G$2];[.B612]&lt;[.$G$3]);AND([.B612]&gt;[.$G$4];[.B6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2]-1" office:value-type="float" office:value="412" calcext:value-type="float">
            <text:p>412</text:p>
          </table:table-cell>
          <table:table-cell table:formula="of:=[.$E$1]/([.$E$2]-1)*[.A613]" office:value-type="float" office:value="69919.6263712393" calcext:value-type="float">
            <text:p>69.92E+03</text:p>
          </table:table-cell>
          <table:table-cell table:formula="of:=IF(OR(AND([.B613]&gt;[.$G$2];[.B613]&lt;[.$G$3]);AND([.B613]&gt;[.$G$4];[.B6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3]-1" office:value-type="float" office:value="411" calcext:value-type="float">
            <text:p>411</text:p>
          </table:table-cell>
          <table:table-cell table:formula="of:=[.$E$1]/([.$E$2]-1)*[.A614]" office:value-type="float" office:value="69749.9185402411" calcext:value-type="float">
            <text:p>69.75E+03</text:p>
          </table:table-cell>
          <table:table-cell table:formula="of:=IF(OR(AND([.B614]&gt;[.$G$2];[.B614]&lt;[.$G$3]);AND([.B614]&gt;[.$G$4];[.B6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4]-1" office:value-type="float" office:value="410" calcext:value-type="float">
            <text:p>410</text:p>
          </table:table-cell>
          <table:table-cell table:formula="of:=[.$E$1]/([.$E$2]-1)*[.A615]" office:value-type="float" office:value="69580.210709243" calcext:value-type="float">
            <text:p>69.58E+03</text:p>
          </table:table-cell>
          <table:table-cell table:formula="of:=IF(OR(AND([.B615]&gt;[.$G$2];[.B615]&lt;[.$G$3]);AND([.B615]&gt;[.$G$4];[.B6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5]-1" office:value-type="float" office:value="409" calcext:value-type="float">
            <text:p>409</text:p>
          </table:table-cell>
          <table:table-cell table:formula="of:=[.$E$1]/([.$E$2]-1)*[.A616]" office:value-type="float" office:value="69410.5028782448" calcext:value-type="float">
            <text:p>69.41E+03</text:p>
          </table:table-cell>
          <table:table-cell table:formula="of:=IF(OR(AND([.B616]&gt;[.$G$2];[.B616]&lt;[.$G$3]);AND([.B616]&gt;[.$G$4];[.B6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6]-1" office:value-type="float" office:value="408" calcext:value-type="float">
            <text:p>408</text:p>
          </table:table-cell>
          <table:table-cell table:formula="of:=[.$E$1]/([.$E$2]-1)*[.A617]" office:value-type="float" office:value="69240.7950472467" calcext:value-type="float">
            <text:p>69.24E+03</text:p>
          </table:table-cell>
          <table:table-cell table:formula="of:=IF(OR(AND([.B617]&gt;[.$G$2];[.B617]&lt;[.$G$3]);AND([.B617]&gt;[.$G$4];[.B6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7]-1" office:value-type="float" office:value="407" calcext:value-type="float">
            <text:p>407</text:p>
          </table:table-cell>
          <table:table-cell table:formula="of:=[.$E$1]/([.$E$2]-1)*[.A618]" office:value-type="float" office:value="69071.0872162485" calcext:value-type="float">
            <text:p>69.07E+03</text:p>
          </table:table-cell>
          <table:table-cell table:formula="of:=IF(OR(AND([.B618]&gt;[.$G$2];[.B618]&lt;[.$G$3]);AND([.B618]&gt;[.$G$4];[.B6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8]-1" office:value-type="float" office:value="406" calcext:value-type="float">
            <text:p>406</text:p>
          </table:table-cell>
          <table:table-cell table:formula="of:=[.$E$1]/([.$E$2]-1)*[.A619]" office:value-type="float" office:value="68901.3793852504" calcext:value-type="float">
            <text:p>68.90E+03</text:p>
          </table:table-cell>
          <table:table-cell table:formula="of:=IF(OR(AND([.B619]&gt;[.$G$2];[.B619]&lt;[.$G$3]);AND([.B619]&gt;[.$G$4];[.B6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9]-1" office:value-type="float" office:value="405" calcext:value-type="float">
            <text:p>405</text:p>
          </table:table-cell>
          <table:table-cell table:formula="of:=[.$E$1]/([.$E$2]-1)*[.A620]" office:value-type="float" office:value="68731.6715542522" calcext:value-type="float">
            <text:p>68.73E+03</text:p>
          </table:table-cell>
          <table:table-cell table:formula="of:=IF(OR(AND([.B620]&gt;[.$G$2];[.B620]&lt;[.$G$3]);AND([.B620]&gt;[.$G$4];[.B6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0]-1" office:value-type="float" office:value="404" calcext:value-type="float">
            <text:p>404</text:p>
          </table:table-cell>
          <table:table-cell table:formula="of:=[.$E$1]/([.$E$2]-1)*[.A621]" office:value-type="float" office:value="68561.963723254" calcext:value-type="float">
            <text:p>68.56E+03</text:p>
          </table:table-cell>
          <table:table-cell table:formula="of:=IF(OR(AND([.B621]&gt;[.$G$2];[.B621]&lt;[.$G$3]);AND([.B621]&gt;[.$G$4];[.B6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1]-1" office:value-type="float" office:value="403" calcext:value-type="float">
            <text:p>403</text:p>
          </table:table-cell>
          <table:table-cell table:formula="of:=[.$E$1]/([.$E$2]-1)*[.A622]" office:value-type="float" office:value="68392.2558922559" calcext:value-type="float">
            <text:p>68.39E+03</text:p>
          </table:table-cell>
          <table:table-cell table:formula="of:=IF(OR(AND([.B622]&gt;[.$G$2];[.B622]&lt;[.$G$3]);AND([.B622]&gt;[.$G$4];[.B6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2]-1" office:value-type="float" office:value="402" calcext:value-type="float">
            <text:p>402</text:p>
          </table:table-cell>
          <table:table-cell table:formula="of:=[.$E$1]/([.$E$2]-1)*[.A623]" office:value-type="float" office:value="68222.5480612577" calcext:value-type="float">
            <text:p>68.22E+03</text:p>
          </table:table-cell>
          <table:table-cell table:formula="of:=IF(OR(AND([.B623]&gt;[.$G$2];[.B623]&lt;[.$G$3]);AND([.B623]&gt;[.$G$4];[.B6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3]-1" office:value-type="float" office:value="401" calcext:value-type="float">
            <text:p>401</text:p>
          </table:table-cell>
          <table:table-cell table:formula="of:=[.$E$1]/([.$E$2]-1)*[.A624]" office:value-type="float" office:value="68052.8402302596" calcext:value-type="float">
            <text:p>68.05E+03</text:p>
          </table:table-cell>
          <table:table-cell table:formula="of:=IF(OR(AND([.B624]&gt;[.$G$2];[.B624]&lt;[.$G$3]);AND([.B624]&gt;[.$G$4];[.B6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4]-1" office:value-type="float" office:value="400" calcext:value-type="float">
            <text:p>400</text:p>
          </table:table-cell>
          <table:table-cell table:formula="of:=[.$E$1]/([.$E$2]-1)*[.A625]" office:value-type="float" office:value="67883.1323992614" calcext:value-type="float">
            <text:p>67.88E+03</text:p>
          </table:table-cell>
          <table:table-cell table:formula="of:=IF(OR(AND([.B625]&gt;[.$G$2];[.B625]&lt;[.$G$3]);AND([.B625]&gt;[.$G$4];[.B6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5]-1" office:value-type="float" office:value="399" calcext:value-type="float">
            <text:p>399</text:p>
          </table:table-cell>
          <table:table-cell table:formula="of:=[.$E$1]/([.$E$2]-1)*[.A626]" office:value-type="float" office:value="67713.4245682633" calcext:value-type="float">
            <text:p>67.71E+03</text:p>
          </table:table-cell>
          <table:table-cell table:formula="of:=IF(OR(AND([.B626]&gt;[.$G$2];[.B626]&lt;[.$G$3]);AND([.B626]&gt;[.$G$4];[.B6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6]-1" office:value-type="float" office:value="398" calcext:value-type="float">
            <text:p>398</text:p>
          </table:table-cell>
          <table:table-cell table:formula="of:=[.$E$1]/([.$E$2]-1)*[.A627]" office:value-type="float" office:value="67543.7167372651" calcext:value-type="float">
            <text:p>67.54E+03</text:p>
          </table:table-cell>
          <table:table-cell table:formula="of:=IF(OR(AND([.B627]&gt;[.$G$2];[.B627]&lt;[.$G$3]);AND([.B627]&gt;[.$G$4];[.B6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7]-1" office:value-type="float" office:value="397" calcext:value-type="float">
            <text:p>397</text:p>
          </table:table-cell>
          <table:table-cell table:formula="of:=[.$E$1]/([.$E$2]-1)*[.A628]" office:value-type="float" office:value="67374.008906267" calcext:value-type="float">
            <text:p>67.37E+03</text:p>
          </table:table-cell>
          <table:table-cell table:formula="of:=IF(OR(AND([.B628]&gt;[.$G$2];[.B628]&lt;[.$G$3]);AND([.B628]&gt;[.$G$4];[.B6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8]-1" office:value-type="float" office:value="396" calcext:value-type="float">
            <text:p>396</text:p>
          </table:table-cell>
          <table:table-cell table:formula="of:=[.$E$1]/([.$E$2]-1)*[.A629]" office:value-type="float" office:value="67204.3010752688" calcext:value-type="float">
            <text:p>67.20E+03</text:p>
          </table:table-cell>
          <table:table-cell table:formula="of:=IF(OR(AND([.B629]&gt;[.$G$2];[.B629]&lt;[.$G$3]);AND([.B629]&gt;[.$G$4];[.B6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9]-1" office:value-type="float" office:value="395" calcext:value-type="float">
            <text:p>395</text:p>
          </table:table-cell>
          <table:table-cell table:formula="of:=[.$E$1]/([.$E$2]-1)*[.A630]" office:value-type="float" office:value="67034.5932442707" calcext:value-type="float">
            <text:p>67.03E+03</text:p>
          </table:table-cell>
          <table:table-cell table:formula="of:=IF(OR(AND([.B630]&gt;[.$G$2];[.B630]&lt;[.$G$3]);AND([.B630]&gt;[.$G$4];[.B6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0]-1" office:value-type="float" office:value="394" calcext:value-type="float">
            <text:p>394</text:p>
          </table:table-cell>
          <table:table-cell table:formula="of:=[.$E$1]/([.$E$2]-1)*[.A631]" office:value-type="float" office:value="66864.8854132725" calcext:value-type="float">
            <text:p>66.86E+03</text:p>
          </table:table-cell>
          <table:table-cell table:formula="of:=IF(OR(AND([.B631]&gt;[.$G$2];[.B631]&lt;[.$G$3]);AND([.B631]&gt;[.$G$4];[.B6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1]-1" office:value-type="float" office:value="393" calcext:value-type="float">
            <text:p>393</text:p>
          </table:table-cell>
          <table:table-cell table:formula="of:=[.$E$1]/([.$E$2]-1)*[.A632]" office:value-type="float" office:value="66695.1775822744" calcext:value-type="float">
            <text:p>66.70E+03</text:p>
          </table:table-cell>
          <table:table-cell table:formula="of:=IF(OR(AND([.B632]&gt;[.$G$2];[.B632]&lt;[.$G$3]);AND([.B632]&gt;[.$G$4];[.B6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2]-1" office:value-type="float" office:value="392" calcext:value-type="float">
            <text:p>392</text:p>
          </table:table-cell>
          <table:table-cell table:formula="of:=[.$E$1]/([.$E$2]-1)*[.A633]" office:value-type="float" office:value="66525.4697512762" calcext:value-type="float">
            <text:p>66.53E+03</text:p>
          </table:table-cell>
          <table:table-cell table:formula="of:=IF(OR(AND([.B633]&gt;[.$G$2];[.B633]&lt;[.$G$3]);AND([.B633]&gt;[.$G$4];[.B6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3]-1" office:value-type="float" office:value="391" calcext:value-type="float">
            <text:p>391</text:p>
          </table:table-cell>
          <table:table-cell table:formula="of:=[.$E$1]/([.$E$2]-1)*[.A634]" office:value-type="float" office:value="66355.7619202781" calcext:value-type="float">
            <text:p>66.36E+03</text:p>
          </table:table-cell>
          <table:table-cell table:formula="of:=IF(OR(AND([.B634]&gt;[.$G$2];[.B634]&lt;[.$G$3]);AND([.B634]&gt;[.$G$4];[.B6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4]-1" office:value-type="float" office:value="390" calcext:value-type="float">
            <text:p>390</text:p>
          </table:table-cell>
          <table:table-cell table:formula="of:=[.$E$1]/([.$E$2]-1)*[.A635]" office:value-type="float" office:value="66186.0540892799" calcext:value-type="float">
            <text:p>66.19E+03</text:p>
          </table:table-cell>
          <table:table-cell table:formula="of:=IF(OR(AND([.B635]&gt;[.$G$2];[.B635]&lt;[.$G$3]);AND([.B635]&gt;[.$G$4];[.B6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5]-1" office:value-type="float" office:value="389" calcext:value-type="float">
            <text:p>389</text:p>
          </table:table-cell>
          <table:table-cell table:formula="of:=[.$E$1]/([.$E$2]-1)*[.A636]" office:value-type="float" office:value="66016.3462582818" calcext:value-type="float">
            <text:p>66.02E+03</text:p>
          </table:table-cell>
          <table:table-cell table:formula="of:=IF(OR(AND([.B636]&gt;[.$G$2];[.B636]&lt;[.$G$3]);AND([.B636]&gt;[.$G$4];[.B6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6]-1" office:value-type="float" office:value="388" calcext:value-type="float">
            <text:p>388</text:p>
          </table:table-cell>
          <table:table-cell table:formula="of:=[.$E$1]/([.$E$2]-1)*[.A637]" office:value-type="float" office:value="65846.6384272836" calcext:value-type="float">
            <text:p>65.85E+03</text:p>
          </table:table-cell>
          <table:table-cell table:formula="of:=IF(OR(AND([.B637]&gt;[.$G$2];[.B637]&lt;[.$G$3]);AND([.B637]&gt;[.$G$4];[.B6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7]-1" office:value-type="float" office:value="387" calcext:value-type="float">
            <text:p>387</text:p>
          </table:table-cell>
          <table:table-cell table:formula="of:=[.$E$1]/([.$E$2]-1)*[.A638]" office:value-type="float" office:value="65676.9305962854" calcext:value-type="float">
            <text:p>65.68E+03</text:p>
          </table:table-cell>
          <table:table-cell table:formula="of:=IF(OR(AND([.B638]&gt;[.$G$2];[.B638]&lt;[.$G$3]);AND([.B638]&gt;[.$G$4];[.B6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8]-1" office:value-type="float" office:value="386" calcext:value-type="float">
            <text:p>386</text:p>
          </table:table-cell>
          <table:table-cell table:formula="of:=[.$E$1]/([.$E$2]-1)*[.A639]" office:value-type="float" office:value="65507.2227652873" calcext:value-type="float">
            <text:p>65.51E+03</text:p>
          </table:table-cell>
          <table:table-cell table:formula="of:=IF(OR(AND([.B639]&gt;[.$G$2];[.B639]&lt;[.$G$3]);AND([.B639]&gt;[.$G$4];[.B6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9]-1" office:value-type="float" office:value="385" calcext:value-type="float">
            <text:p>385</text:p>
          </table:table-cell>
          <table:table-cell table:formula="of:=[.$E$1]/([.$E$2]-1)*[.A640]" office:value-type="float" office:value="65337.5149342891" calcext:value-type="float">
            <text:p>65.34E+03</text:p>
          </table:table-cell>
          <table:table-cell table:formula="of:=IF(OR(AND([.B640]&gt;[.$G$2];[.B640]&lt;[.$G$3]);AND([.B640]&gt;[.$G$4];[.B6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0]-1" office:value-type="float" office:value="384" calcext:value-type="float">
            <text:p>384</text:p>
          </table:table-cell>
          <table:table-cell table:formula="of:=[.$E$1]/([.$E$2]-1)*[.A641]" office:value-type="float" office:value="65167.807103291" calcext:value-type="float">
            <text:p>65.17E+03</text:p>
          </table:table-cell>
          <table:table-cell table:formula="of:=IF(OR(AND([.B641]&gt;[.$G$2];[.B641]&lt;[.$G$3]);AND([.B641]&gt;[.$G$4];[.B6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1]-1" office:value-type="float" office:value="383" calcext:value-type="float">
            <text:p>383</text:p>
          </table:table-cell>
          <table:table-cell table:formula="of:=[.$E$1]/([.$E$2]-1)*[.A642]" office:value-type="float" office:value="64998.0992722928" calcext:value-type="float">
            <text:p>65.00E+03</text:p>
          </table:table-cell>
          <table:table-cell table:formula="of:=IF(OR(AND([.B642]&gt;[.$G$2];[.B642]&lt;[.$G$3]);AND([.B642]&gt;[.$G$4];[.B6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2]-1" office:value-type="float" office:value="382" calcext:value-type="float">
            <text:p>382</text:p>
          </table:table-cell>
          <table:table-cell table:formula="of:=[.$E$1]/([.$E$2]-1)*[.A643]" office:value-type="float" office:value="64828.3914412947" calcext:value-type="float">
            <text:p>64.83E+03</text:p>
          </table:table-cell>
          <table:table-cell table:formula="of:=IF(OR(AND([.B643]&gt;[.$G$2];[.B643]&lt;[.$G$3]);AND([.B643]&gt;[.$G$4];[.B6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3]-1" office:value-type="float" office:value="381" calcext:value-type="float">
            <text:p>381</text:p>
          </table:table-cell>
          <table:table-cell table:formula="of:=[.$E$1]/([.$E$2]-1)*[.A644]" office:value-type="float" office:value="64658.6836102965" calcext:value-type="float">
            <text:p>64.66E+03</text:p>
          </table:table-cell>
          <table:table-cell table:formula="of:=IF(OR(AND([.B644]&gt;[.$G$2];[.B644]&lt;[.$G$3]);AND([.B644]&gt;[.$G$4];[.B6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4]-1" office:value-type="float" office:value="380" calcext:value-type="float">
            <text:p>380</text:p>
          </table:table-cell>
          <table:table-cell table:formula="of:=[.$E$1]/([.$E$2]-1)*[.A645]" office:value-type="float" office:value="64488.9757792984" calcext:value-type="float">
            <text:p>64.49E+03</text:p>
          </table:table-cell>
          <table:table-cell table:formula="of:=IF(OR(AND([.B645]&gt;[.$G$2];[.B645]&lt;[.$G$3]);AND([.B645]&gt;[.$G$4];[.B6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5]-1" office:value-type="float" office:value="379" calcext:value-type="float">
            <text:p>379</text:p>
          </table:table-cell>
          <table:table-cell table:formula="of:=[.$E$1]/([.$E$2]-1)*[.A646]" office:value-type="float" office:value="64319.2679483002" calcext:value-type="float">
            <text:p>64.32E+03</text:p>
          </table:table-cell>
          <table:table-cell table:formula="of:=IF(OR(AND([.B646]&gt;[.$G$2];[.B646]&lt;[.$G$3]);AND([.B646]&gt;[.$G$4];[.B6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6]-1" office:value-type="float" office:value="378" calcext:value-type="float">
            <text:p>378</text:p>
          </table:table-cell>
          <table:table-cell table:formula="of:=[.$E$1]/([.$E$2]-1)*[.A647]" office:value-type="float" office:value="64149.5601173021" calcext:value-type="float">
            <text:p>64.15E+03</text:p>
          </table:table-cell>
          <table:table-cell table:formula="of:=IF(OR(AND([.B647]&gt;[.$G$2];[.B647]&lt;[.$G$3]);AND([.B647]&gt;[.$G$4];[.B6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7]-1" office:value-type="float" office:value="377" calcext:value-type="float">
            <text:p>377</text:p>
          </table:table-cell>
          <table:table-cell table:formula="of:=[.$E$1]/([.$E$2]-1)*[.A648]" office:value-type="float" office:value="63979.8522863039" calcext:value-type="float">
            <text:p>63.98E+03</text:p>
          </table:table-cell>
          <table:table-cell table:formula="of:=IF(OR(AND([.B648]&gt;[.$G$2];[.B648]&lt;[.$G$3]);AND([.B648]&gt;[.$G$4];[.B6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8]-1" office:value-type="float" office:value="376" calcext:value-type="float">
            <text:p>376</text:p>
          </table:table-cell>
          <table:table-cell table:formula="of:=[.$E$1]/([.$E$2]-1)*[.A649]" office:value-type="float" office:value="63810.1444553057" calcext:value-type="float">
            <text:p>63.81E+03</text:p>
          </table:table-cell>
          <table:table-cell table:formula="of:=IF(OR(AND([.B649]&gt;[.$G$2];[.B649]&lt;[.$G$3]);AND([.B649]&gt;[.$G$4];[.B6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9]-1" office:value-type="float" office:value="375" calcext:value-type="float">
            <text:p>375</text:p>
          </table:table-cell>
          <table:table-cell table:formula="of:=[.$E$1]/([.$E$2]-1)*[.A650]" office:value-type="float" office:value="63640.4366243076" calcext:value-type="float">
            <text:p>63.64E+03</text:p>
          </table:table-cell>
          <table:table-cell table:formula="of:=IF(OR(AND([.B650]&gt;[.$G$2];[.B650]&lt;[.$G$3]);AND([.B650]&gt;[.$G$4];[.B6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0]-1" office:value-type="float" office:value="374" calcext:value-type="float">
            <text:p>374</text:p>
          </table:table-cell>
          <table:table-cell table:formula="of:=[.$E$1]/([.$E$2]-1)*[.A651]" office:value-type="float" office:value="63470.7287933094" calcext:value-type="float">
            <text:p>63.47E+03</text:p>
          </table:table-cell>
          <table:table-cell table:formula="of:=IF(OR(AND([.B651]&gt;[.$G$2];[.B651]&lt;[.$G$3]);AND([.B651]&gt;[.$G$4];[.B6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1]-1" office:value-type="float" office:value="373" calcext:value-type="float">
            <text:p>373</text:p>
          </table:table-cell>
          <table:table-cell table:formula="of:=[.$E$1]/([.$E$2]-1)*[.A652]" office:value-type="float" office:value="63301.0209623113" calcext:value-type="float">
            <text:p>63.30E+03</text:p>
          </table:table-cell>
          <table:table-cell table:formula="of:=IF(OR(AND([.B652]&gt;[.$G$2];[.B652]&lt;[.$G$3]);AND([.B652]&gt;[.$G$4];[.B6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2]-1" office:value-type="float" office:value="372" calcext:value-type="float">
            <text:p>372</text:p>
          </table:table-cell>
          <table:table-cell table:formula="of:=[.$E$1]/([.$E$2]-1)*[.A653]" office:value-type="float" office:value="63131.3131313131" calcext:value-type="float">
            <text:p>63.13E+03</text:p>
          </table:table-cell>
          <table:table-cell table:formula="of:=IF(OR(AND([.B653]&gt;[.$G$2];[.B653]&lt;[.$G$3]);AND([.B653]&gt;[.$G$4];[.B6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3]-1" office:value-type="float" office:value="371" calcext:value-type="float">
            <text:p>371</text:p>
          </table:table-cell>
          <table:table-cell table:formula="of:=[.$E$1]/([.$E$2]-1)*[.A654]" office:value-type="float" office:value="62961.605300315" calcext:value-type="float">
            <text:p>62.96E+03</text:p>
          </table:table-cell>
          <table:table-cell table:formula="of:=IF(OR(AND([.B654]&gt;[.$G$2];[.B654]&lt;[.$G$3]);AND([.B654]&gt;[.$G$4];[.B6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4]-1" office:value-type="float" office:value="370" calcext:value-type="float">
            <text:p>370</text:p>
          </table:table-cell>
          <table:table-cell table:formula="of:=[.$E$1]/([.$E$2]-1)*[.A655]" office:value-type="float" office:value="62791.8974693168" calcext:value-type="float">
            <text:p>62.79E+03</text:p>
          </table:table-cell>
          <table:table-cell table:formula="of:=IF(OR(AND([.B655]&gt;[.$G$2];[.B655]&lt;[.$G$3]);AND([.B655]&gt;[.$G$4];[.B6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5]-1" office:value-type="float" office:value="369" calcext:value-type="float">
            <text:p>369</text:p>
          </table:table-cell>
          <table:table-cell table:formula="of:=[.$E$1]/([.$E$2]-1)*[.A656]" office:value-type="float" office:value="62622.1896383187" calcext:value-type="float">
            <text:p>62.62E+03</text:p>
          </table:table-cell>
          <table:table-cell table:formula="of:=IF(OR(AND([.B656]&gt;[.$G$2];[.B656]&lt;[.$G$3]);AND([.B656]&gt;[.$G$4];[.B6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6]-1" office:value-type="float" office:value="368" calcext:value-type="float">
            <text:p>368</text:p>
          </table:table-cell>
          <table:table-cell table:formula="of:=[.$E$1]/([.$E$2]-1)*[.A657]" office:value-type="float" office:value="62452.4818073205" calcext:value-type="float">
            <text:p>62.45E+03</text:p>
          </table:table-cell>
          <table:table-cell table:formula="of:=IF(OR(AND([.B657]&gt;[.$G$2];[.B657]&lt;[.$G$3]);AND([.B657]&gt;[.$G$4];[.B6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7]-1" office:value-type="float" office:value="367" calcext:value-type="float">
            <text:p>367</text:p>
          </table:table-cell>
          <table:table-cell table:formula="of:=[.$E$1]/([.$E$2]-1)*[.A658]" office:value-type="float" office:value="62282.7739763224" calcext:value-type="float">
            <text:p>62.28E+03</text:p>
          </table:table-cell>
          <table:table-cell table:formula="of:=IF(OR(AND([.B658]&gt;[.$G$2];[.B658]&lt;[.$G$3]);AND([.B658]&gt;[.$G$4];[.B6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8]-1" office:value-type="float" office:value="366" calcext:value-type="float">
            <text:p>366</text:p>
          </table:table-cell>
          <table:table-cell table:formula="of:=[.$E$1]/([.$E$2]-1)*[.A659]" office:value-type="float" office:value="62113.0661453242" calcext:value-type="float">
            <text:p>62.11E+03</text:p>
          </table:table-cell>
          <table:table-cell table:formula="of:=IF(OR(AND([.B659]&gt;[.$G$2];[.B659]&lt;[.$G$3]);AND([.B659]&gt;[.$G$4];[.B6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9]-1" office:value-type="float" office:value="365" calcext:value-type="float">
            <text:p>365</text:p>
          </table:table-cell>
          <table:table-cell table:formula="of:=[.$E$1]/([.$E$2]-1)*[.A660]" office:value-type="float" office:value="61943.3583143261" calcext:value-type="float">
            <text:p>61.94E+03</text:p>
          </table:table-cell>
          <table:table-cell table:formula="of:=IF(OR(AND([.B660]&gt;[.$G$2];[.B660]&lt;[.$G$3]);AND([.B660]&gt;[.$G$4];[.B6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0]-1" office:value-type="float" office:value="364" calcext:value-type="float">
            <text:p>364</text:p>
          </table:table-cell>
          <table:table-cell table:formula="of:=[.$E$1]/([.$E$2]-1)*[.A661]" office:value-type="float" office:value="61773.6504833279" calcext:value-type="float">
            <text:p>61.77E+03</text:p>
          </table:table-cell>
          <table:table-cell table:formula="of:=IF(OR(AND([.B661]&gt;[.$G$2];[.B661]&lt;[.$G$3]);AND([.B661]&gt;[.$G$4];[.B6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1]-1" office:value-type="float" office:value="363" calcext:value-type="float">
            <text:p>363</text:p>
          </table:table-cell>
          <table:table-cell table:formula="of:=[.$E$1]/([.$E$2]-1)*[.A662]" office:value-type="float" office:value="61603.9426523298" calcext:value-type="float">
            <text:p>61.60E+03</text:p>
          </table:table-cell>
          <table:table-cell table:formula="of:=IF(OR(AND([.B662]&gt;[.$G$2];[.B662]&lt;[.$G$3]);AND([.B662]&gt;[.$G$4];[.B6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2]-1" office:value-type="float" office:value="362" calcext:value-type="float">
            <text:p>362</text:p>
          </table:table-cell>
          <table:table-cell table:formula="of:=[.$E$1]/([.$E$2]-1)*[.A663]" office:value-type="float" office:value="61434.2348213316" calcext:value-type="float">
            <text:p>61.43E+03</text:p>
          </table:table-cell>
          <table:table-cell table:formula="of:=IF(OR(AND([.B663]&gt;[.$G$2];[.B663]&lt;[.$G$3]);AND([.B663]&gt;[.$G$4];[.B6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3]-1" office:value-type="float" office:value="361" calcext:value-type="float">
            <text:p>361</text:p>
          </table:table-cell>
          <table:table-cell table:formula="of:=[.$E$1]/([.$E$2]-1)*[.A664]" office:value-type="float" office:value="61264.5269903334" calcext:value-type="float">
            <text:p>61.26E+03</text:p>
          </table:table-cell>
          <table:table-cell table:formula="of:=IF(OR(AND([.B664]&gt;[.$G$2];[.B664]&lt;[.$G$3]);AND([.B664]&gt;[.$G$4];[.B6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4]-1" office:value-type="float" office:value="360" calcext:value-type="float">
            <text:p>360</text:p>
          </table:table-cell>
          <table:table-cell table:formula="of:=[.$E$1]/([.$E$2]-1)*[.A665]" office:value-type="float" office:value="61094.8191593353" calcext:value-type="float">
            <text:p>61.09E+03</text:p>
          </table:table-cell>
          <table:table-cell table:formula="of:=IF(OR(AND([.B665]&gt;[.$G$2];[.B665]&lt;[.$G$3]);AND([.B665]&gt;[.$G$4];[.B6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5]-1" office:value-type="float" office:value="359" calcext:value-type="float">
            <text:p>359</text:p>
          </table:table-cell>
          <table:table-cell table:formula="of:=[.$E$1]/([.$E$2]-1)*[.A666]" office:value-type="float" office:value="60925.1113283371" calcext:value-type="float">
            <text:p>60.93E+03</text:p>
          </table:table-cell>
          <table:table-cell table:formula="of:=IF(OR(AND([.B666]&gt;[.$G$2];[.B666]&lt;[.$G$3]);AND([.B666]&gt;[.$G$4];[.B6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6]-1" office:value-type="float" office:value="358" calcext:value-type="float">
            <text:p>358</text:p>
          </table:table-cell>
          <table:table-cell table:formula="of:=[.$E$1]/([.$E$2]-1)*[.A667]" office:value-type="float" office:value="60755.403497339" calcext:value-type="float">
            <text:p>60.76E+03</text:p>
          </table:table-cell>
          <table:table-cell table:formula="of:=IF(OR(AND([.B667]&gt;[.$G$2];[.B667]&lt;[.$G$3]);AND([.B667]&gt;[.$G$4];[.B6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7]-1" office:value-type="float" office:value="357" calcext:value-type="float">
            <text:p>357</text:p>
          </table:table-cell>
          <table:table-cell table:formula="of:=[.$E$1]/([.$E$2]-1)*[.A668]" office:value-type="float" office:value="60585.6956663408" calcext:value-type="float">
            <text:p>60.59E+03</text:p>
          </table:table-cell>
          <table:table-cell table:formula="of:=IF(OR(AND([.B668]&gt;[.$G$2];[.B668]&lt;[.$G$3]);AND([.B668]&gt;[.$G$4];[.B6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8]-1" office:value-type="float" office:value="356" calcext:value-type="float">
            <text:p>356</text:p>
          </table:table-cell>
          <table:table-cell table:formula="of:=[.$E$1]/([.$E$2]-1)*[.A669]" office:value-type="float" office:value="60415.9878353427" calcext:value-type="float">
            <text:p>60.42E+03</text:p>
          </table:table-cell>
          <table:table-cell table:formula="of:=IF(OR(AND([.B669]&gt;[.$G$2];[.B669]&lt;[.$G$3]);AND([.B669]&gt;[.$G$4];[.B6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9]-1" office:value-type="float" office:value="355" calcext:value-type="float">
            <text:p>355</text:p>
          </table:table-cell>
          <table:table-cell table:formula="of:=[.$E$1]/([.$E$2]-1)*[.A670]" office:value-type="float" office:value="60246.2800043445" calcext:value-type="float">
            <text:p>60.25E+03</text:p>
          </table:table-cell>
          <table:table-cell table:formula="of:=IF(OR(AND([.B670]&gt;[.$G$2];[.B670]&lt;[.$G$3]);AND([.B670]&gt;[.$G$4];[.B6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0]-1" office:value-type="float" office:value="354" calcext:value-type="float">
            <text:p>354</text:p>
          </table:table-cell>
          <table:table-cell table:formula="of:=[.$E$1]/([.$E$2]-1)*[.A671]" office:value-type="float" office:value="60076.5721733464" calcext:value-type="float">
            <text:p>60.08E+03</text:p>
          </table:table-cell>
          <table:table-cell table:formula="of:=IF(OR(AND([.B671]&gt;[.$G$2];[.B671]&lt;[.$G$3]);AND([.B671]&gt;[.$G$4];[.B6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1]-1" office:value-type="float" office:value="353" calcext:value-type="float">
            <text:p>353</text:p>
          </table:table-cell>
          <table:table-cell table:formula="of:=[.$E$1]/([.$E$2]-1)*[.A672]" office:value-type="float" office:value="59906.8643423482" calcext:value-type="float">
            <text:p>59.91E+03</text:p>
          </table:table-cell>
          <table:table-cell table:formula="of:=IF(OR(AND([.B672]&gt;[.$G$2];[.B672]&lt;[.$G$3]);AND([.B672]&gt;[.$G$4];[.B6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2]-1" office:value-type="float" office:value="352" calcext:value-type="float">
            <text:p>352</text:p>
          </table:table-cell>
          <table:table-cell table:formula="of:=[.$E$1]/([.$E$2]-1)*[.A673]" office:value-type="float" office:value="59737.1565113501" calcext:value-type="float">
            <text:p>59.74E+03</text:p>
          </table:table-cell>
          <table:table-cell table:formula="of:=IF(OR(AND([.B673]&gt;[.$G$2];[.B673]&lt;[.$G$3]);AND([.B673]&gt;[.$G$4];[.B6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3]-1" office:value-type="float" office:value="351" calcext:value-type="float">
            <text:p>351</text:p>
          </table:table-cell>
          <table:table-cell table:formula="of:=[.$E$1]/([.$E$2]-1)*[.A674]" office:value-type="float" office:value="59567.4486803519" calcext:value-type="float">
            <text:p>59.57E+03</text:p>
          </table:table-cell>
          <table:table-cell table:formula="of:=IF(OR(AND([.B674]&gt;[.$G$2];[.B674]&lt;[.$G$3]);AND([.B674]&gt;[.$G$4];[.B6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4]-1" office:value-type="float" office:value="350" calcext:value-type="float">
            <text:p>350</text:p>
          </table:table-cell>
          <table:table-cell table:formula="of:=[.$E$1]/([.$E$2]-1)*[.A675]" office:value-type="float" office:value="59397.7408493538" calcext:value-type="float">
            <text:p>59.40E+03</text:p>
          </table:table-cell>
          <table:table-cell table:formula="of:=IF(OR(AND([.B675]&gt;[.$G$2];[.B675]&lt;[.$G$3]);AND([.B675]&gt;[.$G$4];[.B6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5]-1" office:value-type="float" office:value="349" calcext:value-type="float">
            <text:p>349</text:p>
          </table:table-cell>
          <table:table-cell table:formula="of:=[.$E$1]/([.$E$2]-1)*[.A676]" office:value-type="float" office:value="59228.0330183556" calcext:value-type="float">
            <text:p>59.23E+03</text:p>
          </table:table-cell>
          <table:table-cell table:formula="of:=IF(OR(AND([.B676]&gt;[.$G$2];[.B676]&lt;[.$G$3]);AND([.B676]&gt;[.$G$4];[.B6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6]-1" office:value-type="float" office:value="348" calcext:value-type="float">
            <text:p>348</text:p>
          </table:table-cell>
          <table:table-cell table:formula="of:=[.$E$1]/([.$E$2]-1)*[.A677]" office:value-type="float" office:value="59058.3251873575" calcext:value-type="float">
            <text:p>59.06E+03</text:p>
          </table:table-cell>
          <table:table-cell table:formula="of:=IF(OR(AND([.B677]&gt;[.$G$2];[.B677]&lt;[.$G$3]);AND([.B677]&gt;[.$G$4];[.B6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7]-1" office:value-type="float" office:value="347" calcext:value-type="float">
            <text:p>347</text:p>
          </table:table-cell>
          <table:table-cell table:formula="of:=[.$E$1]/([.$E$2]-1)*[.A678]" office:value-type="float" office:value="58888.6173563593" calcext:value-type="float">
            <text:p>58.89E+03</text:p>
          </table:table-cell>
          <table:table-cell table:formula="of:=IF(OR(AND([.B678]&gt;[.$G$2];[.B678]&lt;[.$G$3]);AND([.B678]&gt;[.$G$4];[.B6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8]-1" office:value-type="float" office:value="346" calcext:value-type="float">
            <text:p>346</text:p>
          </table:table-cell>
          <table:table-cell table:formula="of:=[.$E$1]/([.$E$2]-1)*[.A679]" office:value-type="float" office:value="58718.9095253611" calcext:value-type="float">
            <text:p>58.72E+03</text:p>
          </table:table-cell>
          <table:table-cell table:formula="of:=IF(OR(AND([.B679]&gt;[.$G$2];[.B679]&lt;[.$G$3]);AND([.B679]&gt;[.$G$4];[.B6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9]-1" office:value-type="float" office:value="345" calcext:value-type="float">
            <text:p>345</text:p>
          </table:table-cell>
          <table:table-cell table:formula="of:=[.$E$1]/([.$E$2]-1)*[.A680]" office:value-type="float" office:value="58549.201694363" calcext:value-type="float">
            <text:p>58.55E+03</text:p>
          </table:table-cell>
          <table:table-cell table:formula="of:=IF(OR(AND([.B680]&gt;[.$G$2];[.B680]&lt;[.$G$3]);AND([.B680]&gt;[.$G$4];[.B6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0]-1" office:value-type="float" office:value="344" calcext:value-type="float">
            <text:p>344</text:p>
          </table:table-cell>
          <table:table-cell table:formula="of:=[.$E$1]/([.$E$2]-1)*[.A681]" office:value-type="float" office:value="58379.4938633648" calcext:value-type="float">
            <text:p>58.38E+03</text:p>
          </table:table-cell>
          <table:table-cell table:formula="of:=IF(OR(AND([.B681]&gt;[.$G$2];[.B681]&lt;[.$G$3]);AND([.B681]&gt;[.$G$4];[.B6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1]-1" office:value-type="float" office:value="343" calcext:value-type="float">
            <text:p>343</text:p>
          </table:table-cell>
          <table:table-cell table:formula="of:=[.$E$1]/([.$E$2]-1)*[.A682]" office:value-type="float" office:value="58209.7860323667" calcext:value-type="float">
            <text:p>58.21E+03</text:p>
          </table:table-cell>
          <table:table-cell table:formula="of:=IF(OR(AND([.B682]&gt;[.$G$2];[.B682]&lt;[.$G$3]);AND([.B682]&gt;[.$G$4];[.B6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2]-1" office:value-type="float" office:value="342" calcext:value-type="float">
            <text:p>342</text:p>
          </table:table-cell>
          <table:table-cell table:formula="of:=[.$E$1]/([.$E$2]-1)*[.A683]" office:value-type="float" office:value="58040.0782013685" calcext:value-type="float">
            <text:p>58.04E+03</text:p>
          </table:table-cell>
          <table:table-cell table:formula="of:=IF(OR(AND([.B683]&gt;[.$G$2];[.B683]&lt;[.$G$3]);AND([.B683]&gt;[.$G$4];[.B6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3]-1" office:value-type="float" office:value="341" calcext:value-type="float">
            <text:p>341</text:p>
          </table:table-cell>
          <table:table-cell table:formula="of:=[.$E$1]/([.$E$2]-1)*[.A684]" office:value-type="float" office:value="57870.3703703704" calcext:value-type="float">
            <text:p>57.87E+03</text:p>
          </table:table-cell>
          <table:table-cell table:formula="of:=IF(OR(AND([.B684]&gt;[.$G$2];[.B684]&lt;[.$G$3]);AND([.B684]&gt;[.$G$4];[.B6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4]-1" office:value-type="float" office:value="340" calcext:value-type="float">
            <text:p>340</text:p>
          </table:table-cell>
          <table:table-cell table:formula="of:=[.$E$1]/([.$E$2]-1)*[.A685]" office:value-type="float" office:value="57700.6625393722" calcext:value-type="float">
            <text:p>57.70E+03</text:p>
          </table:table-cell>
          <table:table-cell table:formula="of:=IF(OR(AND([.B685]&gt;[.$G$2];[.B685]&lt;[.$G$3]);AND([.B685]&gt;[.$G$4];[.B6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5]-1" office:value-type="float" office:value="339" calcext:value-type="float">
            <text:p>339</text:p>
          </table:table-cell>
          <table:table-cell table:formula="of:=[.$E$1]/([.$E$2]-1)*[.A686]" office:value-type="float" office:value="57530.9547083741" calcext:value-type="float">
            <text:p>57.53E+03</text:p>
          </table:table-cell>
          <table:table-cell table:formula="of:=IF(OR(AND([.B686]&gt;[.$G$2];[.B686]&lt;[.$G$3]);AND([.B686]&gt;[.$G$4];[.B6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6]-1" office:value-type="float" office:value="338" calcext:value-type="float">
            <text:p>338</text:p>
          </table:table-cell>
          <table:table-cell table:formula="of:=[.$E$1]/([.$E$2]-1)*[.A687]" office:value-type="float" office:value="57361.2468773759" calcext:value-type="float">
            <text:p>57.36E+03</text:p>
          </table:table-cell>
          <table:table-cell table:formula="of:=IF(OR(AND([.B687]&gt;[.$G$2];[.B687]&lt;[.$G$3]);AND([.B687]&gt;[.$G$4];[.B6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7]-1" office:value-type="float" office:value="337" calcext:value-type="float">
            <text:p>337</text:p>
          </table:table-cell>
          <table:table-cell table:formula="of:=[.$E$1]/([.$E$2]-1)*[.A688]" office:value-type="float" office:value="57191.5390463778" calcext:value-type="float">
            <text:p>57.19E+03</text:p>
          </table:table-cell>
          <table:table-cell table:formula="of:=IF(OR(AND([.B688]&gt;[.$G$2];[.B688]&lt;[.$G$3]);AND([.B688]&gt;[.$G$4];[.B6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8]-1" office:value-type="float" office:value="336" calcext:value-type="float">
            <text:p>336</text:p>
          </table:table-cell>
          <table:table-cell table:formula="of:=[.$E$1]/([.$E$2]-1)*[.A689]" office:value-type="float" office:value="57021.8312153796" calcext:value-type="float">
            <text:p>57.02E+03</text:p>
          </table:table-cell>
          <table:table-cell table:formula="of:=IF(OR(AND([.B689]&gt;[.$G$2];[.B689]&lt;[.$G$3]);AND([.B689]&gt;[.$G$4];[.B6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9]-1" office:value-type="float" office:value="335" calcext:value-type="float">
            <text:p>335</text:p>
          </table:table-cell>
          <table:table-cell table:formula="of:=[.$E$1]/([.$E$2]-1)*[.A690]" office:value-type="float" office:value="56852.1233843815" calcext:value-type="float">
            <text:p>56.85E+03</text:p>
          </table:table-cell>
          <table:table-cell table:formula="of:=IF(OR(AND([.B690]&gt;[.$G$2];[.B690]&lt;[.$G$3]);AND([.B690]&gt;[.$G$4];[.B6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0]-1" office:value-type="float" office:value="334" calcext:value-type="float">
            <text:p>334</text:p>
          </table:table-cell>
          <table:table-cell table:formula="of:=[.$E$1]/([.$E$2]-1)*[.A691]" office:value-type="float" office:value="56682.4155533833" calcext:value-type="float">
            <text:p>56.68E+03</text:p>
          </table:table-cell>
          <table:table-cell table:formula="of:=IF(OR(AND([.B691]&gt;[.$G$2];[.B691]&lt;[.$G$3]);AND([.B691]&gt;[.$G$4];[.B6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1]-1" office:value-type="float" office:value="333" calcext:value-type="float">
            <text:p>333</text:p>
          </table:table-cell>
          <table:table-cell table:formula="of:=[.$E$1]/([.$E$2]-1)*[.A692]" office:value-type="float" office:value="56512.7077223851" calcext:value-type="float">
            <text:p>56.51E+03</text:p>
          </table:table-cell>
          <table:table-cell table:formula="of:=IF(OR(AND([.B692]&gt;[.$G$2];[.B692]&lt;[.$G$3]);AND([.B692]&gt;[.$G$4];[.B6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2]-1" office:value-type="float" office:value="332" calcext:value-type="float">
            <text:p>332</text:p>
          </table:table-cell>
          <table:table-cell table:formula="of:=[.$E$1]/([.$E$2]-1)*[.A693]" office:value-type="float" office:value="56342.999891387" calcext:value-type="float">
            <text:p>56.34E+03</text:p>
          </table:table-cell>
          <table:table-cell table:formula="of:=IF(OR(AND([.B693]&gt;[.$G$2];[.B693]&lt;[.$G$3]);AND([.B693]&gt;[.$G$4];[.B6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3]-1" office:value-type="float" office:value="331" calcext:value-type="float">
            <text:p>331</text:p>
          </table:table-cell>
          <table:table-cell table:formula="of:=[.$E$1]/([.$E$2]-1)*[.A694]" office:value-type="float" office:value="56173.2920603888" calcext:value-type="float">
            <text:p>56.17E+03</text:p>
          </table:table-cell>
          <table:table-cell table:formula="of:=IF(OR(AND([.B694]&gt;[.$G$2];[.B694]&lt;[.$G$3]);AND([.B694]&gt;[.$G$4];[.B6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4]-1" office:value-type="float" office:value="330" calcext:value-type="float">
            <text:p>330</text:p>
          </table:table-cell>
          <table:table-cell table:formula="of:=[.$E$1]/([.$E$2]-1)*[.A695]" office:value-type="float" office:value="56003.5842293907" calcext:value-type="float">
            <text:p>56.00E+03</text:p>
          </table:table-cell>
          <table:table-cell table:formula="of:=IF(OR(AND([.B695]&gt;[.$G$2];[.B695]&lt;[.$G$3]);AND([.B695]&gt;[.$G$4];[.B6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5]-1" office:value-type="float" office:value="329" calcext:value-type="float">
            <text:p>329</text:p>
          </table:table-cell>
          <table:table-cell table:formula="of:=[.$E$1]/([.$E$2]-1)*[.A696]" office:value-type="float" office:value="55833.8763983925" calcext:value-type="float">
            <text:p>55.83E+03</text:p>
          </table:table-cell>
          <table:table-cell table:formula="of:=IF(OR(AND([.B696]&gt;[.$G$2];[.B696]&lt;[.$G$3]);AND([.B696]&gt;[.$G$4];[.B6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6]-1" office:value-type="float" office:value="328" calcext:value-type="float">
            <text:p>328</text:p>
          </table:table-cell>
          <table:table-cell table:formula="of:=[.$E$1]/([.$E$2]-1)*[.A697]" office:value-type="float" office:value="55664.1685673944" calcext:value-type="float">
            <text:p>55.66E+03</text:p>
          </table:table-cell>
          <table:table-cell table:formula="of:=IF(OR(AND([.B697]&gt;[.$G$2];[.B697]&lt;[.$G$3]);AND([.B697]&gt;[.$G$4];[.B6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7]-1" office:value-type="float" office:value="327" calcext:value-type="float">
            <text:p>327</text:p>
          </table:table-cell>
          <table:table-cell table:formula="of:=[.$E$1]/([.$E$2]-1)*[.A698]" office:value-type="float" office:value="55494.4607363962" calcext:value-type="float">
            <text:p>55.49E+03</text:p>
          </table:table-cell>
          <table:table-cell table:formula="of:=IF(OR(AND([.B698]&gt;[.$G$2];[.B698]&lt;[.$G$3]);AND([.B698]&gt;[.$G$4];[.B6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8]-1" office:value-type="float" office:value="326" calcext:value-type="float">
            <text:p>326</text:p>
          </table:table-cell>
          <table:table-cell table:formula="of:=[.$E$1]/([.$E$2]-1)*[.A699]" office:value-type="float" office:value="55324.7529053981" calcext:value-type="float">
            <text:p>55.32E+03</text:p>
          </table:table-cell>
          <table:table-cell table:formula="of:=IF(OR(AND([.B699]&gt;[.$G$2];[.B699]&lt;[.$G$3]);AND([.B699]&gt;[.$G$4];[.B6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9]-1" office:value-type="float" office:value="325" calcext:value-type="float">
            <text:p>325</text:p>
          </table:table-cell>
          <table:table-cell table:formula="of:=[.$E$1]/([.$E$2]-1)*[.A700]" office:value-type="float" office:value="55155.0450743999" calcext:value-type="float">
            <text:p>55.16E+03</text:p>
          </table:table-cell>
          <table:table-cell table:formula="of:=IF(OR(AND([.B700]&gt;[.$G$2];[.B700]&lt;[.$G$3]);AND([.B700]&gt;[.$G$4];[.B7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0]-1" office:value-type="float" office:value="324" calcext:value-type="float">
            <text:p>324</text:p>
          </table:table-cell>
          <table:table-cell table:formula="of:=[.$E$1]/([.$E$2]-1)*[.A701]" office:value-type="float" office:value="54985.3372434018" calcext:value-type="float">
            <text:p>54.99E+03</text:p>
          </table:table-cell>
          <table:table-cell table:formula="of:=IF(OR(AND([.B701]&gt;[.$G$2];[.B701]&lt;[.$G$3]);AND([.B701]&gt;[.$G$4];[.B7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1]-1" office:value-type="float" office:value="323" calcext:value-type="float">
            <text:p>323</text:p>
          </table:table-cell>
          <table:table-cell table:formula="of:=[.$E$1]/([.$E$2]-1)*[.A702]" office:value-type="float" office:value="54815.6294124036" calcext:value-type="float">
            <text:p>54.82E+03</text:p>
          </table:table-cell>
          <table:table-cell table:formula="of:=IF(OR(AND([.B702]&gt;[.$G$2];[.B702]&lt;[.$G$3]);AND([.B702]&gt;[.$G$4];[.B7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2]-1" office:value-type="float" office:value="322" calcext:value-type="float">
            <text:p>322</text:p>
          </table:table-cell>
          <table:table-cell table:formula="of:=[.$E$1]/([.$E$2]-1)*[.A703]" office:value-type="float" office:value="54645.9215814055" calcext:value-type="float">
            <text:p>54.65E+03</text:p>
          </table:table-cell>
          <table:table-cell table:formula="of:=IF(OR(AND([.B703]&gt;[.$G$2];[.B703]&lt;[.$G$3]);AND([.B703]&gt;[.$G$4];[.B7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3]-1" office:value-type="float" office:value="321" calcext:value-type="float">
            <text:p>321</text:p>
          </table:table-cell>
          <table:table-cell table:formula="of:=[.$E$1]/([.$E$2]-1)*[.A704]" office:value-type="float" office:value="54476.2137504073" calcext:value-type="float">
            <text:p>54.48E+03</text:p>
          </table:table-cell>
          <table:table-cell table:formula="of:=IF(OR(AND([.B704]&gt;[.$G$2];[.B704]&lt;[.$G$3]);AND([.B704]&gt;[.$G$4];[.B7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4]-1" office:value-type="float" office:value="320" calcext:value-type="float">
            <text:p>320</text:p>
          </table:table-cell>
          <table:table-cell table:formula="of:=[.$E$1]/([.$E$2]-1)*[.A705]" office:value-type="float" office:value="54306.5059194091" calcext:value-type="float">
            <text:p>54.31E+03</text:p>
          </table:table-cell>
          <table:table-cell table:formula="of:=IF(OR(AND([.B705]&gt;[.$G$2];[.B705]&lt;[.$G$3]);AND([.B705]&gt;[.$G$4];[.B7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5]-1" office:value-type="float" office:value="319" calcext:value-type="float">
            <text:p>319</text:p>
          </table:table-cell>
          <table:table-cell table:formula="of:=[.$E$1]/([.$E$2]-1)*[.A706]" office:value-type="float" office:value="54136.798088411" calcext:value-type="float">
            <text:p>54.14E+03</text:p>
          </table:table-cell>
          <table:table-cell table:formula="of:=IF(OR(AND([.B706]&gt;[.$G$2];[.B706]&lt;[.$G$3]);AND([.B706]&gt;[.$G$4];[.B7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6]-1" office:value-type="float" office:value="318" calcext:value-type="float">
            <text:p>318</text:p>
          </table:table-cell>
          <table:table-cell table:formula="of:=[.$E$1]/([.$E$2]-1)*[.A707]" office:value-type="float" office:value="53967.0902574128" calcext:value-type="float">
            <text:p>53.97E+03</text:p>
          </table:table-cell>
          <table:table-cell table:formula="of:=IF(OR(AND([.B707]&gt;[.$G$2];[.B707]&lt;[.$G$3]);AND([.B707]&gt;[.$G$4];[.B7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7]-1" office:value-type="float" office:value="317" calcext:value-type="float">
            <text:p>317</text:p>
          </table:table-cell>
          <table:table-cell table:formula="of:=[.$E$1]/([.$E$2]-1)*[.A708]" office:value-type="float" office:value="53797.3824264147" calcext:value-type="float">
            <text:p>53.80E+03</text:p>
          </table:table-cell>
          <table:table-cell table:formula="of:=IF(OR(AND([.B708]&gt;[.$G$2];[.B708]&lt;[.$G$3]);AND([.B708]&gt;[.$G$4];[.B7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8]-1" office:value-type="float" office:value="316" calcext:value-type="float">
            <text:p>316</text:p>
          </table:table-cell>
          <table:table-cell table:formula="of:=[.$E$1]/([.$E$2]-1)*[.A709]" office:value-type="float" office:value="53627.6745954165" calcext:value-type="float">
            <text:p>53.63E+03</text:p>
          </table:table-cell>
          <table:table-cell table:formula="of:=IF(OR(AND([.B709]&gt;[.$G$2];[.B709]&lt;[.$G$3]);AND([.B709]&gt;[.$G$4];[.B7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9]-1" office:value-type="float" office:value="315" calcext:value-type="float">
            <text:p>315</text:p>
          </table:table-cell>
          <table:table-cell table:formula="of:=[.$E$1]/([.$E$2]-1)*[.A710]" office:value-type="float" office:value="53457.9667644184" calcext:value-type="float">
            <text:p>53.46E+03</text:p>
          </table:table-cell>
          <table:table-cell table:formula="of:=IF(OR(AND([.B710]&gt;[.$G$2];[.B710]&lt;[.$G$3]);AND([.B710]&gt;[.$G$4];[.B7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0]-1" office:value-type="float" office:value="314" calcext:value-type="float">
            <text:p>314</text:p>
          </table:table-cell>
          <table:table-cell table:formula="of:=[.$E$1]/([.$E$2]-1)*[.A711]" office:value-type="float" office:value="53288.2589334202" calcext:value-type="float">
            <text:p>53.29E+03</text:p>
          </table:table-cell>
          <table:table-cell table:formula="of:=IF(OR(AND([.B711]&gt;[.$G$2];[.B711]&lt;[.$G$3]);AND([.B711]&gt;[.$G$4];[.B7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1]-1" office:value-type="float" office:value="313" calcext:value-type="float">
            <text:p>313</text:p>
          </table:table-cell>
          <table:table-cell table:formula="of:=[.$E$1]/([.$E$2]-1)*[.A712]" office:value-type="float" office:value="53118.5511024221" calcext:value-type="float">
            <text:p>53.12E+03</text:p>
          </table:table-cell>
          <table:table-cell table:formula="of:=IF(OR(AND([.B712]&gt;[.$G$2];[.B712]&lt;[.$G$3]);AND([.B712]&gt;[.$G$4];[.B7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2]-1" office:value-type="float" office:value="312" calcext:value-type="float">
            <text:p>312</text:p>
          </table:table-cell>
          <table:table-cell table:formula="of:=[.$E$1]/([.$E$2]-1)*[.A713]" office:value-type="float" office:value="52948.8432714239" calcext:value-type="float">
            <text:p>52.95E+03</text:p>
          </table:table-cell>
          <table:table-cell table:formula="of:=IF(OR(AND([.B713]&gt;[.$G$2];[.B713]&lt;[.$G$3]);AND([.B713]&gt;[.$G$4];[.B7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3]-1" office:value-type="float" office:value="311" calcext:value-type="float">
            <text:p>311</text:p>
          </table:table-cell>
          <table:table-cell table:formula="of:=[.$E$1]/([.$E$2]-1)*[.A714]" office:value-type="float" office:value="52779.1354404258" calcext:value-type="float">
            <text:p>52.78E+03</text:p>
          </table:table-cell>
          <table:table-cell table:formula="of:=IF(OR(AND([.B714]&gt;[.$G$2];[.B714]&lt;[.$G$3]);AND([.B714]&gt;[.$G$4];[.B7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4]-1" office:value-type="float" office:value="310" calcext:value-type="float">
            <text:p>310</text:p>
          </table:table-cell>
          <table:table-cell table:formula="of:=[.$E$1]/([.$E$2]-1)*[.A715]" office:value-type="float" office:value="52609.4276094276" calcext:value-type="float">
            <text:p>52.61E+03</text:p>
          </table:table-cell>
          <table:table-cell table:formula="of:=IF(OR(AND([.B715]&gt;[.$G$2];[.B715]&lt;[.$G$3]);AND([.B715]&gt;[.$G$4];[.B7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5]-1" office:value-type="float" office:value="309" calcext:value-type="float">
            <text:p>309</text:p>
          </table:table-cell>
          <table:table-cell table:formula="of:=[.$E$1]/([.$E$2]-1)*[.A716]" office:value-type="float" office:value="52439.7197784295" calcext:value-type="float">
            <text:p>52.44E+03</text:p>
          </table:table-cell>
          <table:table-cell table:formula="of:=IF(OR(AND([.B716]&gt;[.$G$2];[.B716]&lt;[.$G$3]);AND([.B716]&gt;[.$G$4];[.B7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6]-1" office:value-type="float" office:value="308" calcext:value-type="float">
            <text:p>308</text:p>
          </table:table-cell>
          <table:table-cell table:formula="of:=[.$E$1]/([.$E$2]-1)*[.A717]" office:value-type="float" office:value="52270.0119474313" calcext:value-type="float">
            <text:p>52.27E+03</text:p>
          </table:table-cell>
          <table:table-cell table:formula="of:=IF(OR(AND([.B717]&gt;[.$G$2];[.B717]&lt;[.$G$3]);AND([.B717]&gt;[.$G$4];[.B7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7]-1" office:value-type="float" office:value="307" calcext:value-type="float">
            <text:p>307</text:p>
          </table:table-cell>
          <table:table-cell table:formula="of:=[.$E$1]/([.$E$2]-1)*[.A718]" office:value-type="float" office:value="52100.3041164332" calcext:value-type="float">
            <text:p>52.10E+03</text:p>
          </table:table-cell>
          <table:table-cell table:formula="of:=IF(OR(AND([.B718]&gt;[.$G$2];[.B718]&lt;[.$G$3]);AND([.B718]&gt;[.$G$4];[.B7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8]-1" office:value-type="float" office:value="306" calcext:value-type="float">
            <text:p>306</text:p>
          </table:table-cell>
          <table:table-cell table:formula="of:=[.$E$1]/([.$E$2]-1)*[.A719]" office:value-type="float" office:value="51930.596285435" calcext:value-type="float">
            <text:p>51.93E+03</text:p>
          </table:table-cell>
          <table:table-cell table:formula="of:=IF(OR(AND([.B719]&gt;[.$G$2];[.B719]&lt;[.$G$3]);AND([.B719]&gt;[.$G$4];[.B7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9]-1" office:value-type="float" office:value="305" calcext:value-type="float">
            <text:p>305</text:p>
          </table:table-cell>
          <table:table-cell table:formula="of:=[.$E$1]/([.$E$2]-1)*[.A720]" office:value-type="float" office:value="51760.8884544368" calcext:value-type="float">
            <text:p>51.76E+03</text:p>
          </table:table-cell>
          <table:table-cell table:formula="of:=IF(OR(AND([.B720]&gt;[.$G$2];[.B720]&lt;[.$G$3]);AND([.B720]&gt;[.$G$4];[.B7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0]-1" office:value-type="float" office:value="304" calcext:value-type="float">
            <text:p>304</text:p>
          </table:table-cell>
          <table:table-cell table:formula="of:=[.$E$1]/([.$E$2]-1)*[.A721]" office:value-type="float" office:value="51591.1806234387" calcext:value-type="float">
            <text:p>51.59E+03</text:p>
          </table:table-cell>
          <table:table-cell table:formula="of:=IF(OR(AND([.B721]&gt;[.$G$2];[.B721]&lt;[.$G$3]);AND([.B721]&gt;[.$G$4];[.B7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1]-1" office:value-type="float" office:value="303" calcext:value-type="float">
            <text:p>303</text:p>
          </table:table-cell>
          <table:table-cell table:formula="of:=[.$E$1]/([.$E$2]-1)*[.A722]" office:value-type="float" office:value="51421.4727924405" calcext:value-type="float">
            <text:p>51.42E+03</text:p>
          </table:table-cell>
          <table:table-cell table:formula="of:=IF(OR(AND([.B722]&gt;[.$G$2];[.B722]&lt;[.$G$3]);AND([.B722]&gt;[.$G$4];[.B7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2]-1" office:value-type="float" office:value="302" calcext:value-type="float">
            <text:p>302</text:p>
          </table:table-cell>
          <table:table-cell table:formula="of:=[.$E$1]/([.$E$2]-1)*[.A723]" office:value-type="float" office:value="51251.7649614424" calcext:value-type="float">
            <text:p>51.25E+03</text:p>
          </table:table-cell>
          <table:table-cell table:formula="of:=IF(OR(AND([.B723]&gt;[.$G$2];[.B723]&lt;[.$G$3]);AND([.B723]&gt;[.$G$4];[.B7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3]-1" office:value-type="float" office:value="301" calcext:value-type="float">
            <text:p>301</text:p>
          </table:table-cell>
          <table:table-cell table:formula="of:=[.$E$1]/([.$E$2]-1)*[.A724]" office:value-type="float" office:value="51082.0571304442" calcext:value-type="float">
            <text:p>51.08E+03</text:p>
          </table:table-cell>
          <table:table-cell table:formula="of:=IF(OR(AND([.B724]&gt;[.$G$2];[.B724]&lt;[.$G$3]);AND([.B724]&gt;[.$G$4];[.B7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4]-1" office:value-type="float" office:value="300" calcext:value-type="float">
            <text:p>300</text:p>
          </table:table-cell>
          <table:table-cell table:formula="of:=[.$E$1]/([.$E$2]-1)*[.A725]" office:value-type="float" office:value="50912.3492994461" calcext:value-type="float">
            <text:p>50.91E+03</text:p>
          </table:table-cell>
          <table:table-cell table:formula="of:=IF(OR(AND([.B725]&gt;[.$G$2];[.B725]&lt;[.$G$3]);AND([.B725]&gt;[.$G$4];[.B7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5]-1" office:value-type="float" office:value="299" calcext:value-type="float">
            <text:p>299</text:p>
          </table:table-cell>
          <table:table-cell table:formula="of:=[.$E$1]/([.$E$2]-1)*[.A726]" office:value-type="float" office:value="50742.6414684479" calcext:value-type="float">
            <text:p>50.74E+03</text:p>
          </table:table-cell>
          <table:table-cell table:formula="of:=IF(OR(AND([.B726]&gt;[.$G$2];[.B726]&lt;[.$G$3]);AND([.B726]&gt;[.$G$4];[.B7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6]-1" office:value-type="float" office:value="298" calcext:value-type="float">
            <text:p>298</text:p>
          </table:table-cell>
          <table:table-cell table:formula="of:=[.$E$1]/([.$E$2]-1)*[.A727]" office:value-type="float" office:value="50572.9336374498" calcext:value-type="float">
            <text:p>50.57E+03</text:p>
          </table:table-cell>
          <table:table-cell table:formula="of:=IF(OR(AND([.B727]&gt;[.$G$2];[.B727]&lt;[.$G$3]);AND([.B727]&gt;[.$G$4];[.B7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7]-1" office:value-type="float" office:value="297" calcext:value-type="float">
            <text:p>297</text:p>
          </table:table-cell>
          <table:table-cell table:formula="of:=[.$E$1]/([.$E$2]-1)*[.A728]" office:value-type="float" office:value="50403.2258064516" calcext:value-type="float">
            <text:p>50.40E+03</text:p>
          </table:table-cell>
          <table:table-cell table:formula="of:=IF(OR(AND([.B728]&gt;[.$G$2];[.B728]&lt;[.$G$3]);AND([.B728]&gt;[.$G$4];[.B7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8]-1" office:value-type="float" office:value="296" calcext:value-type="float">
            <text:p>296</text:p>
          </table:table-cell>
          <table:table-cell table:formula="of:=[.$E$1]/([.$E$2]-1)*[.A729]" office:value-type="float" office:value="50233.5179754535" calcext:value-type="float">
            <text:p>50.23E+03</text:p>
          </table:table-cell>
          <table:table-cell table:formula="of:=IF(OR(AND([.B729]&gt;[.$G$2];[.B729]&lt;[.$G$3]);AND([.B729]&gt;[.$G$4];[.B7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9]-1" office:value-type="float" office:value="295" calcext:value-type="float">
            <text:p>295</text:p>
          </table:table-cell>
          <table:table-cell table:formula="of:=[.$E$1]/([.$E$2]-1)*[.A730]" office:value-type="float" office:value="50063.8101444553" calcext:value-type="float">
            <text:p>50.06E+03</text:p>
          </table:table-cell>
          <table:table-cell table:formula="of:=IF(OR(AND([.B730]&gt;[.$G$2];[.B730]&lt;[.$G$3]);AND([.B730]&gt;[.$G$4];[.B7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0]-1" office:value-type="float" office:value="294" calcext:value-type="float">
            <text:p>294</text:p>
          </table:table-cell>
          <table:table-cell table:formula="of:=[.$E$1]/([.$E$2]-1)*[.A731]" office:value-type="float" office:value="49894.1023134572" calcext:value-type="float">
            <text:p>49.89E+03</text:p>
          </table:table-cell>
          <table:table-cell table:formula="of:=IF(OR(AND([.B731]&gt;[.$G$2];[.B731]&lt;[.$G$3]);AND([.B731]&gt;[.$G$4];[.B7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1]-1" office:value-type="float" office:value="293" calcext:value-type="float">
            <text:p>293</text:p>
          </table:table-cell>
          <table:table-cell table:formula="of:=[.$E$1]/([.$E$2]-1)*[.A732]" office:value-type="float" office:value="49724.394482459" calcext:value-type="float">
            <text:p>49.72E+03</text:p>
          </table:table-cell>
          <table:table-cell table:formula="of:=IF(OR(AND([.B732]&gt;[.$G$2];[.B732]&lt;[.$G$3]);AND([.B732]&gt;[.$G$4];[.B7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2]-1" office:value-type="float" office:value="292" calcext:value-type="float">
            <text:p>292</text:p>
          </table:table-cell>
          <table:table-cell table:formula="of:=[.$E$1]/([.$E$2]-1)*[.A733]" office:value-type="float" office:value="49554.6866514608" calcext:value-type="float">
            <text:p>49.55E+03</text:p>
          </table:table-cell>
          <table:table-cell table:formula="of:=IF(OR(AND([.B733]&gt;[.$G$2];[.B733]&lt;[.$G$3]);AND([.B733]&gt;[.$G$4];[.B7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3]-1" office:value-type="float" office:value="291" calcext:value-type="float">
            <text:p>291</text:p>
          </table:table-cell>
          <table:table-cell table:formula="of:=[.$E$1]/([.$E$2]-1)*[.A734]" office:value-type="float" office:value="49384.9788204627" calcext:value-type="float">
            <text:p>49.38E+03</text:p>
          </table:table-cell>
          <table:table-cell table:formula="of:=IF(OR(AND([.B734]&gt;[.$G$2];[.B734]&lt;[.$G$3]);AND([.B734]&gt;[.$G$4];[.B7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4]-1" office:value-type="float" office:value="290" calcext:value-type="float">
            <text:p>290</text:p>
          </table:table-cell>
          <table:table-cell table:formula="of:=[.$E$1]/([.$E$2]-1)*[.A735]" office:value-type="float" office:value="49215.2709894645" calcext:value-type="float">
            <text:p>49.22E+03</text:p>
          </table:table-cell>
          <table:table-cell table:formula="of:=IF(OR(AND([.B735]&gt;[.$G$2];[.B735]&lt;[.$G$3]);AND([.B735]&gt;[.$G$4];[.B7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5]-1" office:value-type="float" office:value="289" calcext:value-type="float">
            <text:p>289</text:p>
          </table:table-cell>
          <table:table-cell table:formula="of:=[.$E$1]/([.$E$2]-1)*[.A736]" office:value-type="float" office:value="49045.5631584664" calcext:value-type="float">
            <text:p>49.05E+03</text:p>
          </table:table-cell>
          <table:table-cell table:formula="of:=IF(OR(AND([.B736]&gt;[.$G$2];[.B736]&lt;[.$G$3]);AND([.B736]&gt;[.$G$4];[.B7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6]-1" office:value-type="float" office:value="288" calcext:value-type="float">
            <text:p>288</text:p>
          </table:table-cell>
          <table:table-cell table:formula="of:=[.$E$1]/([.$E$2]-1)*[.A737]" office:value-type="float" office:value="48875.8553274682" calcext:value-type="float">
            <text:p>48.88E+03</text:p>
          </table:table-cell>
          <table:table-cell table:formula="of:=IF(OR(AND([.B737]&gt;[.$G$2];[.B737]&lt;[.$G$3]);AND([.B737]&gt;[.$G$4];[.B7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7]-1" office:value-type="float" office:value="287" calcext:value-type="float">
            <text:p>287</text:p>
          </table:table-cell>
          <table:table-cell table:formula="of:=[.$E$1]/([.$E$2]-1)*[.A738]" office:value-type="float" office:value="48706.1474964701" calcext:value-type="float">
            <text:p>48.71E+03</text:p>
          </table:table-cell>
          <table:table-cell table:formula="of:=IF(OR(AND([.B738]&gt;[.$G$2];[.B738]&lt;[.$G$3]);AND([.B738]&gt;[.$G$4];[.B7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8]-1" office:value-type="float" office:value="286" calcext:value-type="float">
            <text:p>286</text:p>
          </table:table-cell>
          <table:table-cell table:formula="of:=[.$E$1]/([.$E$2]-1)*[.A739]" office:value-type="float" office:value="48536.4396654719" calcext:value-type="float">
            <text:p>48.54E+03</text:p>
          </table:table-cell>
          <table:table-cell table:formula="of:=IF(OR(AND([.B739]&gt;[.$G$2];[.B739]&lt;[.$G$3]);AND([.B739]&gt;[.$G$4];[.B7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9]-1" office:value-type="float" office:value="285" calcext:value-type="float">
            <text:p>285</text:p>
          </table:table-cell>
          <table:table-cell table:formula="of:=[.$E$1]/([.$E$2]-1)*[.A740]" office:value-type="float" office:value="48366.7318344738" calcext:value-type="float">
            <text:p>48.37E+03</text:p>
          </table:table-cell>
          <table:table-cell table:formula="of:=IF(OR(AND([.B740]&gt;[.$G$2];[.B740]&lt;[.$G$3]);AND([.B740]&gt;[.$G$4];[.B7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0]-1" office:value-type="float" office:value="284" calcext:value-type="float">
            <text:p>284</text:p>
          </table:table-cell>
          <table:table-cell table:formula="of:=[.$E$1]/([.$E$2]-1)*[.A741]" office:value-type="float" office:value="48197.0240034756" calcext:value-type="float">
            <text:p>48.20E+03</text:p>
          </table:table-cell>
          <table:table-cell table:formula="of:=IF(OR(AND([.B741]&gt;[.$G$2];[.B741]&lt;[.$G$3]);AND([.B741]&gt;[.$G$4];[.B7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1]-1" office:value-type="float" office:value="283" calcext:value-type="float">
            <text:p>283</text:p>
          </table:table-cell>
          <table:table-cell table:formula="of:=[.$E$1]/([.$E$2]-1)*[.A742]" office:value-type="float" office:value="48027.3161724775" calcext:value-type="float">
            <text:p>48.03E+03</text:p>
          </table:table-cell>
          <table:table-cell table:formula="of:=IF(OR(AND([.B742]&gt;[.$G$2];[.B742]&lt;[.$G$3]);AND([.B742]&gt;[.$G$4];[.B7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2]-1" office:value-type="float" office:value="282" calcext:value-type="float">
            <text:p>282</text:p>
          </table:table-cell>
          <table:table-cell table:formula="of:=[.$E$1]/([.$E$2]-1)*[.A743]" office:value-type="float" office:value="47857.6083414793" calcext:value-type="float">
            <text:p>47.86E+03</text:p>
          </table:table-cell>
          <table:table-cell table:formula="of:=IF(OR(AND([.B743]&gt;[.$G$2];[.B743]&lt;[.$G$3]);AND([.B743]&gt;[.$G$4];[.B7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3]-1" office:value-type="float" office:value="281" calcext:value-type="float">
            <text:p>281</text:p>
          </table:table-cell>
          <table:table-cell table:formula="of:=[.$E$1]/([.$E$2]-1)*[.A744]" office:value-type="float" office:value="47687.9005104812" calcext:value-type="float">
            <text:p>47.69E+03</text:p>
          </table:table-cell>
          <table:table-cell table:formula="of:=IF(OR(AND([.B744]&gt;[.$G$2];[.B744]&lt;[.$G$3]);AND([.B744]&gt;[.$G$4];[.B7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4]-1" office:value-type="float" office:value="280" calcext:value-type="float">
            <text:p>280</text:p>
          </table:table-cell>
          <table:table-cell table:formula="of:=[.$E$1]/([.$E$2]-1)*[.A745]" office:value-type="float" office:value="47518.192679483" calcext:value-type="float">
            <text:p>47.52E+03</text:p>
          </table:table-cell>
          <table:table-cell table:formula="of:=IF(OR(AND([.B745]&gt;[.$G$2];[.B745]&lt;[.$G$3]);AND([.B745]&gt;[.$G$4];[.B7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5]-1" office:value-type="float" office:value="279" calcext:value-type="float">
            <text:p>279</text:p>
          </table:table-cell>
          <table:table-cell table:formula="of:=[.$E$1]/([.$E$2]-1)*[.A746]" office:value-type="float" office:value="47348.4848484848" calcext:value-type="float">
            <text:p>47.35E+03</text:p>
          </table:table-cell>
          <table:table-cell table:formula="of:=IF(OR(AND([.B746]&gt;[.$G$2];[.B746]&lt;[.$G$3]);AND([.B746]&gt;[.$G$4];[.B7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6]-1" office:value-type="float" office:value="278" calcext:value-type="float">
            <text:p>278</text:p>
          </table:table-cell>
          <table:table-cell table:formula="of:=[.$E$1]/([.$E$2]-1)*[.A747]" office:value-type="float" office:value="47178.7770174867" calcext:value-type="float">
            <text:p>47.18E+03</text:p>
          </table:table-cell>
          <table:table-cell table:formula="of:=IF(OR(AND([.B747]&gt;[.$G$2];[.B747]&lt;[.$G$3]);AND([.B747]&gt;[.$G$4];[.B7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7]-1" office:value-type="float" office:value="277" calcext:value-type="float">
            <text:p>277</text:p>
          </table:table-cell>
          <table:table-cell table:formula="of:=[.$E$1]/([.$E$2]-1)*[.A748]" office:value-type="float" office:value="47009.0691864885" calcext:value-type="float">
            <text:p>47.01E+03</text:p>
          </table:table-cell>
          <table:table-cell table:formula="of:=IF(OR(AND([.B748]&gt;[.$G$2];[.B748]&lt;[.$G$3]);AND([.B748]&gt;[.$G$4];[.B7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8]-1" office:value-type="float" office:value="276" calcext:value-type="float">
            <text:p>276</text:p>
          </table:table-cell>
          <table:table-cell table:formula="of:=[.$E$1]/([.$E$2]-1)*[.A749]" office:value-type="float" office:value="46839.3613554904" calcext:value-type="float">
            <text:p>46.84E+03</text:p>
          </table:table-cell>
          <table:table-cell table:formula="of:=IF(OR(AND([.B749]&gt;[.$G$2];[.B749]&lt;[.$G$3]);AND([.B749]&gt;[.$G$4];[.B7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9]-1" office:value-type="float" office:value="275" calcext:value-type="float">
            <text:p>275</text:p>
          </table:table-cell>
          <table:table-cell table:formula="of:=[.$E$1]/([.$E$2]-1)*[.A750]" office:value-type="float" office:value="46669.6535244922" calcext:value-type="float">
            <text:p>46.67E+03</text:p>
          </table:table-cell>
          <table:table-cell table:formula="of:=IF(OR(AND([.B750]&gt;[.$G$2];[.B750]&lt;[.$G$3]);AND([.B750]&gt;[.$G$4];[.B7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0]-1" office:value-type="float" office:value="274" calcext:value-type="float">
            <text:p>274</text:p>
          </table:table-cell>
          <table:table-cell table:formula="of:=[.$E$1]/([.$E$2]-1)*[.A751]" office:value-type="float" office:value="46499.9456934941" calcext:value-type="float">
            <text:p>46.50E+03</text:p>
          </table:table-cell>
          <table:table-cell table:formula="of:=IF(OR(AND([.B751]&gt;[.$G$2];[.B751]&lt;[.$G$3]);AND([.B751]&gt;[.$G$4];[.B7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1]-1" office:value-type="float" office:value="273" calcext:value-type="float">
            <text:p>273</text:p>
          </table:table-cell>
          <table:table-cell table:formula="of:=[.$E$1]/([.$E$2]-1)*[.A752]" office:value-type="float" office:value="46330.2378624959" calcext:value-type="float">
            <text:p>46.33E+03</text:p>
          </table:table-cell>
          <table:table-cell table:formula="of:=IF(OR(AND([.B752]&gt;[.$G$2];[.B752]&lt;[.$G$3]);AND([.B752]&gt;[.$G$4];[.B7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2]-1" office:value-type="float" office:value="272" calcext:value-type="float">
            <text:p>272</text:p>
          </table:table-cell>
          <table:table-cell table:formula="of:=[.$E$1]/([.$E$2]-1)*[.A753]" office:value-type="float" office:value="46160.5300314978" calcext:value-type="float">
            <text:p>46.16E+03</text:p>
          </table:table-cell>
          <table:table-cell table:formula="of:=IF(OR(AND([.B753]&gt;[.$G$2];[.B753]&lt;[.$G$3]);AND([.B753]&gt;[.$G$4];[.B7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3]-1" office:value-type="float" office:value="271" calcext:value-type="float">
            <text:p>271</text:p>
          </table:table-cell>
          <table:table-cell table:formula="of:=[.$E$1]/([.$E$2]-1)*[.A754]" office:value-type="float" office:value="45990.8222004996" calcext:value-type="float">
            <text:p>45.99E+03</text:p>
          </table:table-cell>
          <table:table-cell table:formula="of:=IF(OR(AND([.B754]&gt;[.$G$2];[.B754]&lt;[.$G$3]);AND([.B754]&gt;[.$G$4];[.B7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4]-1" office:value-type="float" office:value="270" calcext:value-type="float">
            <text:p>270</text:p>
          </table:table-cell>
          <table:table-cell table:formula="of:=[.$E$1]/([.$E$2]-1)*[.A755]" office:value-type="float" office:value="45821.1143695015" calcext:value-type="float">
            <text:p>45.82E+03</text:p>
          </table:table-cell>
          <table:table-cell table:formula="of:=IF(OR(AND([.B755]&gt;[.$G$2];[.B755]&lt;[.$G$3]);AND([.B755]&gt;[.$G$4];[.B7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5]-1" office:value-type="float" office:value="269" calcext:value-type="float">
            <text:p>269</text:p>
          </table:table-cell>
          <table:table-cell table:formula="of:=[.$E$1]/([.$E$2]-1)*[.A756]" office:value-type="float" office:value="45651.4065385033" calcext:value-type="float">
            <text:p>45.65E+03</text:p>
          </table:table-cell>
          <table:table-cell table:formula="of:=IF(OR(AND([.B756]&gt;[.$G$2];[.B756]&lt;[.$G$3]);AND([.B756]&gt;[.$G$4];[.B7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6]-1" office:value-type="float" office:value="268" calcext:value-type="float">
            <text:p>268</text:p>
          </table:table-cell>
          <table:table-cell table:formula="of:=[.$E$1]/([.$E$2]-1)*[.A757]" office:value-type="float" office:value="45481.6987075052" calcext:value-type="float">
            <text:p>45.48E+03</text:p>
          </table:table-cell>
          <table:table-cell table:formula="of:=IF(OR(AND([.B757]&gt;[.$G$2];[.B757]&lt;[.$G$3]);AND([.B757]&gt;[.$G$4];[.B7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7]-1" office:value-type="float" office:value="267" calcext:value-type="float">
            <text:p>267</text:p>
          </table:table-cell>
          <table:table-cell table:formula="of:=[.$E$1]/([.$E$2]-1)*[.A758]" office:value-type="float" office:value="45311.990876507" calcext:value-type="float">
            <text:p>45.31E+03</text:p>
          </table:table-cell>
          <table:table-cell table:formula="of:=IF(OR(AND([.B758]&gt;[.$G$2];[.B758]&lt;[.$G$3]);AND([.B758]&gt;[.$G$4];[.B7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8]-1" office:value-type="float" office:value="266" calcext:value-type="float">
            <text:p>266</text:p>
          </table:table-cell>
          <table:table-cell table:formula="of:=[.$E$1]/([.$E$2]-1)*[.A759]" office:value-type="float" office:value="45142.2830455089" calcext:value-type="float">
            <text:p>45.14E+03</text:p>
          </table:table-cell>
          <table:table-cell table:formula="of:=IF(OR(AND([.B759]&gt;[.$G$2];[.B759]&lt;[.$G$3]);AND([.B759]&gt;[.$G$4];[.B7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9]-1" office:value-type="float" office:value="265" calcext:value-type="float">
            <text:p>265</text:p>
          </table:table-cell>
          <table:table-cell table:formula="of:=[.$E$1]/([.$E$2]-1)*[.A760]" office:value-type="float" office:value="44972.5752145107" calcext:value-type="float">
            <text:p>44.97E+03</text:p>
          </table:table-cell>
          <table:table-cell table:formula="of:=IF(OR(AND([.B760]&gt;[.$G$2];[.B760]&lt;[.$G$3]);AND([.B760]&gt;[.$G$4];[.B7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0]-1" office:value-type="float" office:value="264" calcext:value-type="float">
            <text:p>264</text:p>
          </table:table-cell>
          <table:table-cell table:formula="of:=[.$E$1]/([.$E$2]-1)*[.A761]" office:value-type="float" office:value="44802.8673835125" calcext:value-type="float">
            <text:p>44.80E+03</text:p>
          </table:table-cell>
          <table:table-cell table:formula="of:=IF(OR(AND([.B761]&gt;[.$G$2];[.B761]&lt;[.$G$3]);AND([.B761]&gt;[.$G$4];[.B7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1]-1" office:value-type="float" office:value="263" calcext:value-type="float">
            <text:p>263</text:p>
          </table:table-cell>
          <table:table-cell table:formula="of:=[.$E$1]/([.$E$2]-1)*[.A762]" office:value-type="float" office:value="44633.1595525144" calcext:value-type="float">
            <text:p>44.63E+03</text:p>
          </table:table-cell>
          <table:table-cell table:formula="of:=IF(OR(AND([.B762]&gt;[.$G$2];[.B762]&lt;[.$G$3]);AND([.B762]&gt;[.$G$4];[.B7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2]-1" office:value-type="float" office:value="262" calcext:value-type="float">
            <text:p>262</text:p>
          </table:table-cell>
          <table:table-cell table:formula="of:=[.$E$1]/([.$E$2]-1)*[.A763]" office:value-type="float" office:value="44463.4517215162" calcext:value-type="float">
            <text:p>44.46E+03</text:p>
          </table:table-cell>
          <table:table-cell table:formula="of:=IF(OR(AND([.B763]&gt;[.$G$2];[.B763]&lt;[.$G$3]);AND([.B763]&gt;[.$G$4];[.B7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3]-1" office:value-type="float" office:value="261" calcext:value-type="float">
            <text:p>261</text:p>
          </table:table-cell>
          <table:table-cell table:formula="of:=[.$E$1]/([.$E$2]-1)*[.A764]" office:value-type="float" office:value="44293.7438905181" calcext:value-type="float">
            <text:p>44.29E+03</text:p>
          </table:table-cell>
          <table:table-cell table:formula="of:=IF(OR(AND([.B764]&gt;[.$G$2];[.B764]&lt;[.$G$3]);AND([.B764]&gt;[.$G$4];[.B7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4]-1" office:value-type="float" office:value="260" calcext:value-type="float">
            <text:p>260</text:p>
          </table:table-cell>
          <table:table-cell table:formula="of:=[.$E$1]/([.$E$2]-1)*[.A765]" office:value-type="float" office:value="44124.0360595199" calcext:value-type="float">
            <text:p>44.12E+03</text:p>
          </table:table-cell>
          <table:table-cell table:formula="of:=IF(OR(AND([.B765]&gt;[.$G$2];[.B765]&lt;[.$G$3]);AND([.B765]&gt;[.$G$4];[.B7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5]-1" office:value-type="float" office:value="259" calcext:value-type="float">
            <text:p>259</text:p>
          </table:table-cell>
          <table:table-cell table:formula="of:=[.$E$1]/([.$E$2]-1)*[.A766]" office:value-type="float" office:value="43954.3282285218" calcext:value-type="float">
            <text:p>43.95E+03</text:p>
          </table:table-cell>
          <table:table-cell table:formula="of:=IF(OR(AND([.B766]&gt;[.$G$2];[.B766]&lt;[.$G$3]);AND([.B766]&gt;[.$G$4];[.B7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6]-1" office:value-type="float" office:value="258" calcext:value-type="float">
            <text:p>258</text:p>
          </table:table-cell>
          <table:table-cell table:formula="of:=[.$E$1]/([.$E$2]-1)*[.A767]" office:value-type="float" office:value="43784.6203975236" calcext:value-type="float">
            <text:p>43.78E+03</text:p>
          </table:table-cell>
          <table:table-cell table:formula="of:=IF(OR(AND([.B767]&gt;[.$G$2];[.B767]&lt;[.$G$3]);AND([.B767]&gt;[.$G$4];[.B7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7]-1" office:value-type="float" office:value="257" calcext:value-type="float">
            <text:p>257</text:p>
          </table:table-cell>
          <table:table-cell table:formula="of:=[.$E$1]/([.$E$2]-1)*[.A768]" office:value-type="float" office:value="43614.9125665255" calcext:value-type="float">
            <text:p>43.61E+03</text:p>
          </table:table-cell>
          <table:table-cell table:formula="of:=IF(OR(AND([.B768]&gt;[.$G$2];[.B768]&lt;[.$G$3]);AND([.B768]&gt;[.$G$4];[.B7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8]-1" office:value-type="float" office:value="256" calcext:value-type="float">
            <text:p>256</text:p>
          </table:table-cell>
          <table:table-cell table:formula="of:=[.$E$1]/([.$E$2]-1)*[.A769]" office:value-type="float" office:value="43445.2047355273" calcext:value-type="float">
            <text:p>43.45E+03</text:p>
          </table:table-cell>
          <table:table-cell table:formula="of:=IF(OR(AND([.B769]&gt;[.$G$2];[.B769]&lt;[.$G$3]);AND([.B769]&gt;[.$G$4];[.B7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9]-1" office:value-type="float" office:value="255" calcext:value-type="float">
            <text:p>255</text:p>
          </table:table-cell>
          <table:table-cell table:formula="of:=[.$E$1]/([.$E$2]-1)*[.A770]" office:value-type="float" office:value="43275.4969045292" calcext:value-type="float">
            <text:p>43.28E+03</text:p>
          </table:table-cell>
          <table:table-cell table:formula="of:=IF(OR(AND([.B770]&gt;[.$G$2];[.B770]&lt;[.$G$3]);AND([.B770]&gt;[.$G$4];[.B7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0]-1" office:value-type="float" office:value="254" calcext:value-type="float">
            <text:p>254</text:p>
          </table:table-cell>
          <table:table-cell table:formula="of:=[.$E$1]/([.$E$2]-1)*[.A771]" office:value-type="float" office:value="43105.789073531" calcext:value-type="float">
            <text:p>43.11E+03</text:p>
          </table:table-cell>
          <table:table-cell table:formula="of:=IF(OR(AND([.B771]&gt;[.$G$2];[.B771]&lt;[.$G$3]);AND([.B771]&gt;[.$G$4];[.B7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1]-1" office:value-type="float" office:value="253" calcext:value-type="float">
            <text:p>253</text:p>
          </table:table-cell>
          <table:table-cell table:formula="of:=[.$E$1]/([.$E$2]-1)*[.A772]" office:value-type="float" office:value="42936.0812425329" calcext:value-type="float">
            <text:p>42.94E+03</text:p>
          </table:table-cell>
          <table:table-cell table:formula="of:=IF(OR(AND([.B772]&gt;[.$G$2];[.B772]&lt;[.$G$3]);AND([.B772]&gt;[.$G$4];[.B7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2]-1" office:value-type="float" office:value="252" calcext:value-type="float">
            <text:p>252</text:p>
          </table:table-cell>
          <table:table-cell table:formula="of:=[.$E$1]/([.$E$2]-1)*[.A773]" office:value-type="float" office:value="42766.3734115347" calcext:value-type="float">
            <text:p>42.77E+03</text:p>
          </table:table-cell>
          <table:table-cell table:formula="of:=IF(OR(AND([.B773]&gt;[.$G$2];[.B773]&lt;[.$G$3]);AND([.B773]&gt;[.$G$4];[.B7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3]-1" office:value-type="float" office:value="251" calcext:value-type="float">
            <text:p>251</text:p>
          </table:table-cell>
          <table:table-cell table:formula="of:=[.$E$1]/([.$E$2]-1)*[.A774]" office:value-type="float" office:value="42596.6655805366" calcext:value-type="float">
            <text:p>42.60E+03</text:p>
          </table:table-cell>
          <table:table-cell table:formula="of:=IF(OR(AND([.B774]&gt;[.$G$2];[.B774]&lt;[.$G$3]);AND([.B774]&gt;[.$G$4];[.B7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4]-1" office:value-type="float" office:value="250" calcext:value-type="float">
            <text:p>250</text:p>
          </table:table-cell>
          <table:table-cell table:formula="of:=[.$E$1]/([.$E$2]-1)*[.A775]" office:value-type="float" office:value="42426.9577495384" calcext:value-type="float">
            <text:p>42.43E+03</text:p>
          </table:table-cell>
          <table:table-cell table:formula="of:=IF(OR(AND([.B775]&gt;[.$G$2];[.B775]&lt;[.$G$3]);AND([.B775]&gt;[.$G$4];[.B7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5]-1" office:value-type="float" office:value="249" calcext:value-type="float">
            <text:p>249</text:p>
          </table:table-cell>
          <table:table-cell table:formula="of:=[.$E$1]/([.$E$2]-1)*[.A776]" office:value-type="float" office:value="42257.2499185402" calcext:value-type="float">
            <text:p>42.26E+03</text:p>
          </table:table-cell>
          <table:table-cell table:formula="of:=IF(OR(AND([.B776]&gt;[.$G$2];[.B776]&lt;[.$G$3]);AND([.B776]&gt;[.$G$4];[.B7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6]-1" office:value-type="float" office:value="248" calcext:value-type="float">
            <text:p>248</text:p>
          </table:table-cell>
          <table:table-cell table:formula="of:=[.$E$1]/([.$E$2]-1)*[.A777]" office:value-type="float" office:value="42087.5420875421" calcext:value-type="float">
            <text:p>42.09E+03</text:p>
          </table:table-cell>
          <table:table-cell table:formula="of:=IF(OR(AND([.B777]&gt;[.$G$2];[.B777]&lt;[.$G$3]);AND([.B777]&gt;[.$G$4];[.B7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7]-1" office:value-type="float" office:value="247" calcext:value-type="float">
            <text:p>247</text:p>
          </table:table-cell>
          <table:table-cell table:formula="of:=[.$E$1]/([.$E$2]-1)*[.A778]" office:value-type="float" office:value="41917.8342565439" calcext:value-type="float">
            <text:p>41.92E+03</text:p>
          </table:table-cell>
          <table:table-cell table:formula="of:=IF(OR(AND([.B778]&gt;[.$G$2];[.B778]&lt;[.$G$3]);AND([.B778]&gt;[.$G$4];[.B7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8]-1" office:value-type="float" office:value="246" calcext:value-type="float">
            <text:p>246</text:p>
          </table:table-cell>
          <table:table-cell table:formula="of:=[.$E$1]/([.$E$2]-1)*[.A779]" office:value-type="float" office:value="41748.1264255458" calcext:value-type="float">
            <text:p>41.75E+03</text:p>
          </table:table-cell>
          <table:table-cell table:formula="of:=IF(OR(AND([.B779]&gt;[.$G$2];[.B779]&lt;[.$G$3]);AND([.B779]&gt;[.$G$4];[.B7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9]-1" office:value-type="float" office:value="245" calcext:value-type="float">
            <text:p>245</text:p>
          </table:table-cell>
          <table:table-cell table:formula="of:=[.$E$1]/([.$E$2]-1)*[.A780]" office:value-type="float" office:value="41578.4185945476" calcext:value-type="float">
            <text:p>41.58E+03</text:p>
          </table:table-cell>
          <table:table-cell table:formula="of:=IF(OR(AND([.B780]&gt;[.$G$2];[.B780]&lt;[.$G$3]);AND([.B780]&gt;[.$G$4];[.B7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0]-1" office:value-type="float" office:value="244" calcext:value-type="float">
            <text:p>244</text:p>
          </table:table-cell>
          <table:table-cell table:formula="of:=[.$E$1]/([.$E$2]-1)*[.A781]" office:value-type="float" office:value="41408.7107635495" calcext:value-type="float">
            <text:p>41.41E+03</text:p>
          </table:table-cell>
          <table:table-cell table:formula="of:=IF(OR(AND([.B781]&gt;[.$G$2];[.B781]&lt;[.$G$3]);AND([.B781]&gt;[.$G$4];[.B7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1]-1" office:value-type="float" office:value="243" calcext:value-type="float">
            <text:p>243</text:p>
          </table:table-cell>
          <table:table-cell table:formula="of:=[.$E$1]/([.$E$2]-1)*[.A782]" office:value-type="float" office:value="41239.0029325513" calcext:value-type="float">
            <text:p>41.24E+03</text:p>
          </table:table-cell>
          <table:table-cell table:formula="of:=IF(OR(AND([.B782]&gt;[.$G$2];[.B782]&lt;[.$G$3]);AND([.B782]&gt;[.$G$4];[.B7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2]-1" office:value-type="float" office:value="242" calcext:value-type="float">
            <text:p>242</text:p>
          </table:table-cell>
          <table:table-cell table:formula="of:=[.$E$1]/([.$E$2]-1)*[.A783]" office:value-type="float" office:value="41069.2951015532" calcext:value-type="float">
            <text:p>41.07E+03</text:p>
          </table:table-cell>
          <table:table-cell table:formula="of:=IF(OR(AND([.B783]&gt;[.$G$2];[.B783]&lt;[.$G$3]);AND([.B783]&gt;[.$G$4];[.B7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3]-1" office:value-type="float" office:value="241" calcext:value-type="float">
            <text:p>241</text:p>
          </table:table-cell>
          <table:table-cell table:formula="of:=[.$E$1]/([.$E$2]-1)*[.A784]" office:value-type="float" office:value="40899.587270555" calcext:value-type="float">
            <text:p>40.90E+03</text:p>
          </table:table-cell>
          <table:table-cell table:formula="of:=IF(OR(AND([.B784]&gt;[.$G$2];[.B784]&lt;[.$G$3]);AND([.B784]&gt;[.$G$4];[.B7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4]-1" office:value-type="float" office:value="240" calcext:value-type="float">
            <text:p>240</text:p>
          </table:table-cell>
          <table:table-cell table:formula="of:=[.$E$1]/([.$E$2]-1)*[.A785]" office:value-type="float" office:value="40729.8794395569" calcext:value-type="float">
            <text:p>40.73E+03</text:p>
          </table:table-cell>
          <table:table-cell table:formula="of:=IF(OR(AND([.B785]&gt;[.$G$2];[.B785]&lt;[.$G$3]);AND([.B785]&gt;[.$G$4];[.B7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5]-1" office:value-type="float" office:value="239" calcext:value-type="float">
            <text:p>239</text:p>
          </table:table-cell>
          <table:table-cell table:formula="of:=[.$E$1]/([.$E$2]-1)*[.A786]" office:value-type="float" office:value="40560.1716085587" calcext:value-type="float">
            <text:p>40.56E+03</text:p>
          </table:table-cell>
          <table:table-cell table:formula="of:=IF(OR(AND([.B786]&gt;[.$G$2];[.B786]&lt;[.$G$3]);AND([.B786]&gt;[.$G$4];[.B7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6]-1" office:value-type="float" office:value="238" calcext:value-type="float">
            <text:p>238</text:p>
          </table:table-cell>
          <table:table-cell table:formula="of:=[.$E$1]/([.$E$2]-1)*[.A787]" office:value-type="float" office:value="40390.4637775606" calcext:value-type="float">
            <text:p>40.39E+03</text:p>
          </table:table-cell>
          <table:table-cell table:formula="of:=IF(OR(AND([.B787]&gt;[.$G$2];[.B787]&lt;[.$G$3]);AND([.B787]&gt;[.$G$4];[.B7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7]-1" office:value-type="float" office:value="237" calcext:value-type="float">
            <text:p>237</text:p>
          </table:table-cell>
          <table:table-cell table:formula="of:=[.$E$1]/([.$E$2]-1)*[.A788]" office:value-type="float" office:value="40220.7559465624" calcext:value-type="float">
            <text:p>40.22E+03</text:p>
          </table:table-cell>
          <table:table-cell table:formula="of:=IF(OR(AND([.B788]&gt;[.$G$2];[.B788]&lt;[.$G$3]);AND([.B788]&gt;[.$G$4];[.B7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8]-1" office:value-type="float" office:value="236" calcext:value-type="float">
            <text:p>236</text:p>
          </table:table-cell>
          <table:table-cell table:formula="of:=[.$E$1]/([.$E$2]-1)*[.A789]" office:value-type="float" office:value="40051.0481155643" calcext:value-type="float">
            <text:p>40.05E+03</text:p>
          </table:table-cell>
          <table:table-cell table:formula="of:=IF(OR(AND([.B789]&gt;[.$G$2];[.B789]&lt;[.$G$3]);AND([.B789]&gt;[.$G$4];[.B7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9]-1" office:value-type="float" office:value="235" calcext:value-type="float">
            <text:p>235</text:p>
          </table:table-cell>
          <table:table-cell table:formula="of:=[.$E$1]/([.$E$2]-1)*[.A790]" office:value-type="float" office:value="39881.3402845661" calcext:value-type="float">
            <text:p>39.88E+03</text:p>
          </table:table-cell>
          <table:table-cell table:formula="of:=IF(OR(AND([.B790]&gt;[.$G$2];[.B790]&lt;[.$G$3]);AND([.B790]&gt;[.$G$4];[.B79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0]-1" office:value-type="float" office:value="234" calcext:value-type="float">
            <text:p>234</text:p>
          </table:table-cell>
          <table:table-cell table:formula="of:=[.$E$1]/([.$E$2]-1)*[.A791]" office:value-type="float" office:value="39711.6324535679" calcext:value-type="float">
            <text:p>39.71E+03</text:p>
          </table:table-cell>
          <table:table-cell table:formula="of:=IF(OR(AND([.B791]&gt;[.$G$2];[.B791]&lt;[.$G$3]);AND([.B791]&gt;[.$G$4];[.B79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1]-1" office:value-type="float" office:value="233" calcext:value-type="float">
            <text:p>233</text:p>
          </table:table-cell>
          <table:table-cell table:formula="of:=[.$E$1]/([.$E$2]-1)*[.A792]" office:value-type="float" office:value="39541.9246225698" calcext:value-type="float">
            <text:p>39.54E+03</text:p>
          </table:table-cell>
          <table:table-cell table:formula="of:=IF(OR(AND([.B792]&gt;[.$G$2];[.B792]&lt;[.$G$3]);AND([.B792]&gt;[.$G$4];[.B79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2]-1" office:value-type="float" office:value="232" calcext:value-type="float">
            <text:p>232</text:p>
          </table:table-cell>
          <table:table-cell table:formula="of:=[.$E$1]/([.$E$2]-1)*[.A793]" office:value-type="float" office:value="39372.2167915716" calcext:value-type="float">
            <text:p>39.37E+03</text:p>
          </table:table-cell>
          <table:table-cell table:formula="of:=IF(OR(AND([.B793]&gt;[.$G$2];[.B793]&lt;[.$G$3]);AND([.B793]&gt;[.$G$4];[.B79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3]-1" office:value-type="float" office:value="231" calcext:value-type="float">
            <text:p>231</text:p>
          </table:table-cell>
          <table:table-cell table:formula="of:=[.$E$1]/([.$E$2]-1)*[.A794]" office:value-type="float" office:value="39202.5089605735" calcext:value-type="float">
            <text:p>39.20E+03</text:p>
          </table:table-cell>
          <table:table-cell table:formula="of:=IF(OR(AND([.B794]&gt;[.$G$2];[.B794]&lt;[.$G$3]);AND([.B794]&gt;[.$G$4];[.B79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4]-1" office:value-type="float" office:value="230" calcext:value-type="float">
            <text:p>230</text:p>
          </table:table-cell>
          <table:table-cell table:formula="of:=[.$E$1]/([.$E$2]-1)*[.A795]" office:value-type="float" office:value="39032.8011295753" calcext:value-type="float">
            <text:p>39.03E+03</text:p>
          </table:table-cell>
          <table:table-cell table:formula="of:=IF(OR(AND([.B795]&gt;[.$G$2];[.B795]&lt;[.$G$3]);AND([.B795]&gt;[.$G$4];[.B79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5]-1" office:value-type="float" office:value="229" calcext:value-type="float">
            <text:p>229</text:p>
          </table:table-cell>
          <table:table-cell table:formula="of:=[.$E$1]/([.$E$2]-1)*[.A796]" office:value-type="float" office:value="38863.0932985772" calcext:value-type="float">
            <text:p>38.86E+03</text:p>
          </table:table-cell>
          <table:table-cell table:formula="of:=IF(OR(AND([.B796]&gt;[.$G$2];[.B796]&lt;[.$G$3]);AND([.B796]&gt;[.$G$4];[.B79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6]-1" office:value-type="float" office:value="228" calcext:value-type="float">
            <text:p>228</text:p>
          </table:table-cell>
          <table:table-cell table:formula="of:=[.$E$1]/([.$E$2]-1)*[.A797]" office:value-type="float" office:value="38693.385467579" calcext:value-type="float">
            <text:p>38.69E+03</text:p>
          </table:table-cell>
          <table:table-cell table:formula="of:=IF(OR(AND([.B797]&gt;[.$G$2];[.B797]&lt;[.$G$3]);AND([.B797]&gt;[.$G$4];[.B79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7]-1" office:value-type="float" office:value="227" calcext:value-type="float">
            <text:p>227</text:p>
          </table:table-cell>
          <table:table-cell table:formula="of:=[.$E$1]/([.$E$2]-1)*[.A798]" office:value-type="float" office:value="38523.6776365809" calcext:value-type="float">
            <text:p>38.52E+03</text:p>
          </table:table-cell>
          <table:table-cell table:formula="of:=IF(OR(AND([.B798]&gt;[.$G$2];[.B798]&lt;[.$G$3]);AND([.B798]&gt;[.$G$4];[.B79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8]-1" office:value-type="float" office:value="226" calcext:value-type="float">
            <text:p>226</text:p>
          </table:table-cell>
          <table:table-cell table:formula="of:=[.$E$1]/([.$E$2]-1)*[.A799]" office:value-type="float" office:value="38353.9698055827" calcext:value-type="float">
            <text:p>38.35E+03</text:p>
          </table:table-cell>
          <table:table-cell table:formula="of:=IF(OR(AND([.B799]&gt;[.$G$2];[.B799]&lt;[.$G$3]);AND([.B799]&gt;[.$G$4];[.B79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9]-1" office:value-type="float" office:value="225" calcext:value-type="float">
            <text:p>225</text:p>
          </table:table-cell>
          <table:table-cell table:formula="of:=[.$E$1]/([.$E$2]-1)*[.A800]" office:value-type="float" office:value="38184.2619745846" calcext:value-type="float">
            <text:p>38.18E+03</text:p>
          </table:table-cell>
          <table:table-cell table:formula="of:=IF(OR(AND([.B800]&gt;[.$G$2];[.B800]&lt;[.$G$3]);AND([.B800]&gt;[.$G$4];[.B80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0]-1" office:value-type="float" office:value="224" calcext:value-type="float">
            <text:p>224</text:p>
          </table:table-cell>
          <table:table-cell table:formula="of:=[.$E$1]/([.$E$2]-1)*[.A801]" office:value-type="float" office:value="38014.5541435864" calcext:value-type="float">
            <text:p>38.01E+03</text:p>
          </table:table-cell>
          <table:table-cell table:formula="of:=IF(OR(AND([.B801]&gt;[.$G$2];[.B801]&lt;[.$G$3]);AND([.B801]&gt;[.$G$4];[.B80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1]-1" office:value-type="float" office:value="223" calcext:value-type="float">
            <text:p>223</text:p>
          </table:table-cell>
          <table:table-cell table:formula="of:=[.$E$1]/([.$E$2]-1)*[.A802]" office:value-type="float" office:value="37844.8463125882" calcext:value-type="float">
            <text:p>37.84E+03</text:p>
          </table:table-cell>
          <table:table-cell table:formula="of:=IF(OR(AND([.B802]&gt;[.$G$2];[.B802]&lt;[.$G$3]);AND([.B802]&gt;[.$G$4];[.B80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2]-1" office:value-type="float" office:value="222" calcext:value-type="float">
            <text:p>222</text:p>
          </table:table-cell>
          <table:table-cell table:formula="of:=[.$E$1]/([.$E$2]-1)*[.A803]" office:value-type="float" office:value="37675.1384815901" calcext:value-type="float">
            <text:p>37.68E+03</text:p>
          </table:table-cell>
          <table:table-cell table:formula="of:=IF(OR(AND([.B803]&gt;[.$G$2];[.B803]&lt;[.$G$3]);AND([.B803]&gt;[.$G$4];[.B80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3]-1" office:value-type="float" office:value="221" calcext:value-type="float">
            <text:p>221</text:p>
          </table:table-cell>
          <table:table-cell table:formula="of:=[.$E$1]/([.$E$2]-1)*[.A804]" office:value-type="float" office:value="37505.4306505919" calcext:value-type="float">
            <text:p>37.51E+03</text:p>
          </table:table-cell>
          <table:table-cell table:formula="of:=IF(OR(AND([.B804]&gt;[.$G$2];[.B804]&lt;[.$G$3]);AND([.B804]&gt;[.$G$4];[.B80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4]-1" office:value-type="float" office:value="220" calcext:value-type="float">
            <text:p>220</text:p>
          </table:table-cell>
          <table:table-cell table:formula="of:=[.$E$1]/([.$E$2]-1)*[.A805]" office:value-type="float" office:value="37335.7228195938" calcext:value-type="float">
            <text:p>37.34E+03</text:p>
          </table:table-cell>
          <table:table-cell table:formula="of:=IF(OR(AND([.B805]&gt;[.$G$2];[.B805]&lt;[.$G$3]);AND([.B805]&gt;[.$G$4];[.B80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5]-1" office:value-type="float" office:value="219" calcext:value-type="float">
            <text:p>219</text:p>
          </table:table-cell>
          <table:table-cell table:formula="of:=[.$E$1]/([.$E$2]-1)*[.A806]" office:value-type="float" office:value="37166.0149885956" calcext:value-type="float">
            <text:p>37.17E+03</text:p>
          </table:table-cell>
          <table:table-cell table:formula="of:=IF(OR(AND([.B806]&gt;[.$G$2];[.B806]&lt;[.$G$3]);AND([.B806]&gt;[.$G$4];[.B80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6]-1" office:value-type="float" office:value="218" calcext:value-type="float">
            <text:p>218</text:p>
          </table:table-cell>
          <table:table-cell table:formula="of:=[.$E$1]/([.$E$2]-1)*[.A807]" office:value-type="float" office:value="36996.3071575975" calcext:value-type="float">
            <text:p>37.00E+03</text:p>
          </table:table-cell>
          <table:table-cell table:formula="of:=IF(OR(AND([.B807]&gt;[.$G$2];[.B807]&lt;[.$G$3]);AND([.B807]&gt;[.$G$4];[.B80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7]-1" office:value-type="float" office:value="217" calcext:value-type="float">
            <text:p>217</text:p>
          </table:table-cell>
          <table:table-cell table:formula="of:=[.$E$1]/([.$E$2]-1)*[.A808]" office:value-type="float" office:value="36826.5993265993" calcext:value-type="float">
            <text:p>36.83E+03</text:p>
          </table:table-cell>
          <table:table-cell table:formula="of:=IF(OR(AND([.B808]&gt;[.$G$2];[.B808]&lt;[.$G$3]);AND([.B808]&gt;[.$G$4];[.B80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8]-1" office:value-type="float" office:value="216" calcext:value-type="float">
            <text:p>216</text:p>
          </table:table-cell>
          <table:table-cell table:formula="of:=[.$E$1]/([.$E$2]-1)*[.A809]" office:value-type="float" office:value="36656.8914956012" calcext:value-type="float">
            <text:p>36.66E+03</text:p>
          </table:table-cell>
          <table:table-cell table:formula="of:=IF(OR(AND([.B809]&gt;[.$G$2];[.B809]&lt;[.$G$3]);AND([.B809]&gt;[.$G$4];[.B80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9]-1" office:value-type="float" office:value="215" calcext:value-type="float">
            <text:p>215</text:p>
          </table:table-cell>
          <table:table-cell table:formula="of:=[.$E$1]/([.$E$2]-1)*[.A810]" office:value-type="float" office:value="36487.183664603" calcext:value-type="float">
            <text:p>36.49E+03</text:p>
          </table:table-cell>
          <table:table-cell table:formula="of:=IF(OR(AND([.B810]&gt;[.$G$2];[.B810]&lt;[.$G$3]);AND([.B810]&gt;[.$G$4];[.B8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0]-1" office:value-type="float" office:value="214" calcext:value-type="float">
            <text:p>214</text:p>
          </table:table-cell>
          <table:table-cell table:formula="of:=[.$E$1]/([.$E$2]-1)*[.A811]" office:value-type="float" office:value="36317.4758336049" calcext:value-type="float">
            <text:p>36.32E+03</text:p>
          </table:table-cell>
          <table:table-cell table:formula="of:=IF(OR(AND([.B811]&gt;[.$G$2];[.B811]&lt;[.$G$3]);AND([.B811]&gt;[.$G$4];[.B81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1]-1" office:value-type="float" office:value="213" calcext:value-type="float">
            <text:p>213</text:p>
          </table:table-cell>
          <table:table-cell table:formula="of:=[.$E$1]/([.$E$2]-1)*[.A812]" office:value-type="float" office:value="36147.7680026067" calcext:value-type="float">
            <text:p>36.15E+03</text:p>
          </table:table-cell>
          <table:table-cell table:formula="of:=IF(OR(AND([.B812]&gt;[.$G$2];[.B812]&lt;[.$G$3]);AND([.B812]&gt;[.$G$4];[.B8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2]-1" office:value-type="float" office:value="212" calcext:value-type="float">
            <text:p>212</text:p>
          </table:table-cell>
          <table:table-cell table:formula="of:=[.$E$1]/([.$E$2]-1)*[.A813]" office:value-type="float" office:value="35978.0601716086" calcext:value-type="float">
            <text:p>35.98E+03</text:p>
          </table:table-cell>
          <table:table-cell table:formula="of:=IF(OR(AND([.B813]&gt;[.$G$2];[.B813]&lt;[.$G$3]);AND([.B813]&gt;[.$G$4];[.B8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3]-1" office:value-type="float" office:value="211" calcext:value-type="float">
            <text:p>211</text:p>
          </table:table-cell>
          <table:table-cell table:formula="of:=[.$E$1]/([.$E$2]-1)*[.A814]" office:value-type="float" office:value="35808.3523406104" calcext:value-type="float">
            <text:p>35.81E+03</text:p>
          </table:table-cell>
          <table:table-cell table:formula="of:=IF(OR(AND([.B814]&gt;[.$G$2];[.B814]&lt;[.$G$3]);AND([.B814]&gt;[.$G$4];[.B8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4]-1" office:value-type="float" office:value="210" calcext:value-type="float">
            <text:p>210</text:p>
          </table:table-cell>
          <table:table-cell table:formula="of:=[.$E$1]/([.$E$2]-1)*[.A815]" office:value-type="float" office:value="35638.6445096123" calcext:value-type="float">
            <text:p>35.64E+03</text:p>
          </table:table-cell>
          <table:table-cell table:formula="of:=IF(OR(AND([.B815]&gt;[.$G$2];[.B815]&lt;[.$G$3]);AND([.B815]&gt;[.$G$4];[.B8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5]-1" office:value-type="float" office:value="209" calcext:value-type="float">
            <text:p>209</text:p>
          </table:table-cell>
          <table:table-cell table:formula="of:=[.$E$1]/([.$E$2]-1)*[.A816]" office:value-type="float" office:value="35468.9366786141" calcext:value-type="float">
            <text:p>35.47E+03</text:p>
          </table:table-cell>
          <table:table-cell table:formula="of:=IF(OR(AND([.B816]&gt;[.$G$2];[.B816]&lt;[.$G$3]);AND([.B816]&gt;[.$G$4];[.B8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6]-1" office:value-type="float" office:value="208" calcext:value-type="float">
            <text:p>208</text:p>
          </table:table-cell>
          <table:table-cell table:formula="of:=[.$E$1]/([.$E$2]-1)*[.A817]" office:value-type="float" office:value="35299.2288476159" calcext:value-type="float">
            <text:p>35.30E+03</text:p>
          </table:table-cell>
          <table:table-cell table:formula="of:=IF(OR(AND([.B817]&gt;[.$G$2];[.B817]&lt;[.$G$3]);AND([.B817]&gt;[.$G$4];[.B8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7]-1" office:value-type="float" office:value="207" calcext:value-type="float">
            <text:p>207</text:p>
          </table:table-cell>
          <table:table-cell table:formula="of:=[.$E$1]/([.$E$2]-1)*[.A818]" office:value-type="float" office:value="35129.5210166178" calcext:value-type="float">
            <text:p>35.13E+03</text:p>
          </table:table-cell>
          <table:table-cell table:formula="of:=IF(OR(AND([.B818]&gt;[.$G$2];[.B818]&lt;[.$G$3]);AND([.B818]&gt;[.$G$4];[.B8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8]-1" office:value-type="float" office:value="206" calcext:value-type="float">
            <text:p>206</text:p>
          </table:table-cell>
          <table:table-cell table:formula="of:=[.$E$1]/([.$E$2]-1)*[.A819]" office:value-type="float" office:value="34959.8131856196" calcext:value-type="float">
            <text:p>34.96E+03</text:p>
          </table:table-cell>
          <table:table-cell table:formula="of:=IF(OR(AND([.B819]&gt;[.$G$2];[.B819]&lt;[.$G$3]);AND([.B819]&gt;[.$G$4];[.B8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9]-1" office:value-type="float" office:value="205" calcext:value-type="float">
            <text:p>205</text:p>
          </table:table-cell>
          <table:table-cell table:formula="of:=[.$E$1]/([.$E$2]-1)*[.A820]" office:value-type="float" office:value="34790.1053546215" calcext:value-type="float">
            <text:p>34.79E+03</text:p>
          </table:table-cell>
          <table:table-cell table:formula="of:=IF(OR(AND([.B820]&gt;[.$G$2];[.B820]&lt;[.$G$3]);AND([.B820]&gt;[.$G$4];[.B8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0]-1" office:value-type="float" office:value="204" calcext:value-type="float">
            <text:p>204</text:p>
          </table:table-cell>
          <table:table-cell table:formula="of:=[.$E$1]/([.$E$2]-1)*[.A821]" office:value-type="float" office:value="34620.3975236233" calcext:value-type="float">
            <text:p>34.62E+03</text:p>
          </table:table-cell>
          <table:table-cell table:formula="of:=IF(OR(AND([.B821]&gt;[.$G$2];[.B821]&lt;[.$G$3]);AND([.B821]&gt;[.$G$4];[.B8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1]-1" office:value-type="float" office:value="203" calcext:value-type="float">
            <text:p>203</text:p>
          </table:table-cell>
          <table:table-cell table:formula="of:=[.$E$1]/([.$E$2]-1)*[.A822]" office:value-type="float" office:value="34450.6896926252" calcext:value-type="float">
            <text:p>34.45E+03</text:p>
          </table:table-cell>
          <table:table-cell table:formula="of:=IF(OR(AND([.B822]&gt;[.$G$2];[.B822]&lt;[.$G$3]);AND([.B822]&gt;[.$G$4];[.B8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2]-1" office:value-type="float" office:value="202" calcext:value-type="float">
            <text:p>202</text:p>
          </table:table-cell>
          <table:table-cell table:formula="of:=[.$E$1]/([.$E$2]-1)*[.A823]" office:value-type="float" office:value="34280.981861627" calcext:value-type="float">
            <text:p>34.28E+03</text:p>
          </table:table-cell>
          <table:table-cell table:formula="of:=IF(OR(AND([.B823]&gt;[.$G$2];[.B823]&lt;[.$G$3]);AND([.B823]&gt;[.$G$4];[.B8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3]-1" office:value-type="float" office:value="201" calcext:value-type="float">
            <text:p>201</text:p>
          </table:table-cell>
          <table:table-cell table:formula="of:=[.$E$1]/([.$E$2]-1)*[.A824]" office:value-type="float" office:value="34111.2740306289" calcext:value-type="float">
            <text:p>34.11E+03</text:p>
          </table:table-cell>
          <table:table-cell table:formula="of:=IF(OR(AND([.B824]&gt;[.$G$2];[.B824]&lt;[.$G$3]);AND([.B824]&gt;[.$G$4];[.B8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4]-1" office:value-type="float" office:value="200" calcext:value-type="float">
            <text:p>200</text:p>
          </table:table-cell>
          <table:table-cell table:formula="of:=[.$E$1]/([.$E$2]-1)*[.A825]" office:value-type="float" office:value="33941.5661996307" calcext:value-type="float">
            <text:p>33.94E+03</text:p>
          </table:table-cell>
          <table:table-cell table:formula="of:=IF(OR(AND([.B825]&gt;[.$G$2];[.B825]&lt;[.$G$3]);AND([.B825]&gt;[.$G$4];[.B8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5]-1" office:value-type="float" office:value="199" calcext:value-type="float">
            <text:p>199</text:p>
          </table:table-cell>
          <table:table-cell table:formula="of:=[.$E$1]/([.$E$2]-1)*[.A826]" office:value-type="float" office:value="33771.8583686326" calcext:value-type="float">
            <text:p>33.77E+03</text:p>
          </table:table-cell>
          <table:table-cell table:formula="of:=IF(OR(AND([.B826]&gt;[.$G$2];[.B826]&lt;[.$G$3]);AND([.B826]&gt;[.$G$4];[.B8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6]-1" office:value-type="float" office:value="198" calcext:value-type="float">
            <text:p>198</text:p>
          </table:table-cell>
          <table:table-cell table:formula="of:=[.$E$1]/([.$E$2]-1)*[.A827]" office:value-type="float" office:value="33602.1505376344" calcext:value-type="float">
            <text:p>33.60E+03</text:p>
          </table:table-cell>
          <table:table-cell table:formula="of:=IF(OR(AND([.B827]&gt;[.$G$2];[.B827]&lt;[.$G$3]);AND([.B827]&gt;[.$G$4];[.B8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7]-1" office:value-type="float" office:value="197" calcext:value-type="float">
            <text:p>197</text:p>
          </table:table-cell>
          <table:table-cell table:formula="of:=[.$E$1]/([.$E$2]-1)*[.A828]" office:value-type="float" office:value="33432.4427066363" calcext:value-type="float">
            <text:p>33.43E+03</text:p>
          </table:table-cell>
          <table:table-cell table:formula="of:=IF(OR(AND([.B828]&gt;[.$G$2];[.B828]&lt;[.$G$3]);AND([.B828]&gt;[.$G$4];[.B8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8]-1" office:value-type="float" office:value="196" calcext:value-type="float">
            <text:p>196</text:p>
          </table:table-cell>
          <table:table-cell table:formula="of:=[.$E$1]/([.$E$2]-1)*[.A829]" office:value-type="float" office:value="33262.7348756381" calcext:value-type="float">
            <text:p>33.26E+03</text:p>
          </table:table-cell>
          <table:table-cell table:formula="of:=IF(OR(AND([.B829]&gt;[.$G$2];[.B829]&lt;[.$G$3]);AND([.B829]&gt;[.$G$4];[.B8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9]-1" office:value-type="float" office:value="195" calcext:value-type="float">
            <text:p>195</text:p>
          </table:table-cell>
          <table:table-cell table:formula="of:=[.$E$1]/([.$E$2]-1)*[.A830]" office:value-type="float" office:value="33093.02704464" calcext:value-type="float">
            <text:p>33.09E+03</text:p>
          </table:table-cell>
          <table:table-cell table:formula="of:=IF(OR(AND([.B830]&gt;[.$G$2];[.B830]&lt;[.$G$3]);AND([.B830]&gt;[.$G$4];[.B8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0]-1" office:value-type="float" office:value="194" calcext:value-type="float">
            <text:p>194</text:p>
          </table:table-cell>
          <table:table-cell table:formula="of:=[.$E$1]/([.$E$2]-1)*[.A831]" office:value-type="float" office:value="32923.3192136418" calcext:value-type="float">
            <text:p>32.92E+03</text:p>
          </table:table-cell>
          <table:table-cell table:formula="of:=IF(OR(AND([.B831]&gt;[.$G$2];[.B831]&lt;[.$G$3]);AND([.B831]&gt;[.$G$4];[.B8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1]-1" office:value-type="float" office:value="193" calcext:value-type="float">
            <text:p>193</text:p>
          </table:table-cell>
          <table:table-cell table:formula="of:=[.$E$1]/([.$E$2]-1)*[.A832]" office:value-type="float" office:value="32753.6113826436" calcext:value-type="float">
            <text:p>32.75E+03</text:p>
          </table:table-cell>
          <table:table-cell table:formula="of:=IF(OR(AND([.B832]&gt;[.$G$2];[.B832]&lt;[.$G$3]);AND([.B832]&gt;[.$G$4];[.B8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2]-1" office:value-type="float" office:value="192" calcext:value-type="float">
            <text:p>192</text:p>
          </table:table-cell>
          <table:table-cell table:formula="of:=[.$E$1]/([.$E$2]-1)*[.A833]" office:value-type="float" office:value="32583.9035516455" calcext:value-type="float">
            <text:p>32.58E+03</text:p>
          </table:table-cell>
          <table:table-cell table:formula="of:=IF(OR(AND([.B833]&gt;[.$G$2];[.B833]&lt;[.$G$3]);AND([.B833]&gt;[.$G$4];[.B8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3]-1" office:value-type="float" office:value="191" calcext:value-type="float">
            <text:p>191</text:p>
          </table:table-cell>
          <table:table-cell table:formula="of:=[.$E$1]/([.$E$2]-1)*[.A834]" office:value-type="float" office:value="32414.1957206473" calcext:value-type="float">
            <text:p>32.41E+03</text:p>
          </table:table-cell>
          <table:table-cell table:formula="of:=IF(OR(AND([.B834]&gt;[.$G$2];[.B834]&lt;[.$G$3]);AND([.B834]&gt;[.$G$4];[.B83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4]-1" office:value-type="float" office:value="190" calcext:value-type="float">
            <text:p>190</text:p>
          </table:table-cell>
          <table:table-cell table:formula="of:=[.$E$1]/([.$E$2]-1)*[.A835]" office:value-type="float" office:value="32244.4878896492" calcext:value-type="float">
            <text:p>32.24E+03</text:p>
          </table:table-cell>
          <table:table-cell table:formula="of:=IF(OR(AND([.B835]&gt;[.$G$2];[.B835]&lt;[.$G$3]);AND([.B835]&gt;[.$G$4];[.B83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5]-1" office:value-type="float" office:value="189" calcext:value-type="float">
            <text:p>189</text:p>
          </table:table-cell>
          <table:table-cell table:formula="of:=[.$E$1]/([.$E$2]-1)*[.A836]" office:value-type="float" office:value="32074.780058651" calcext:value-type="float">
            <text:p>32.07E+03</text:p>
          </table:table-cell>
          <table:table-cell table:formula="of:=IF(OR(AND([.B836]&gt;[.$G$2];[.B836]&lt;[.$G$3]);AND([.B836]&gt;[.$G$4];[.B83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6]-1" office:value-type="float" office:value="188" calcext:value-type="float">
            <text:p>188</text:p>
          </table:table-cell>
          <table:table-cell table:formula="of:=[.$E$1]/([.$E$2]-1)*[.A837]" office:value-type="float" office:value="31905.0722276529" calcext:value-type="float">
            <text:p>31.91E+03</text:p>
          </table:table-cell>
          <table:table-cell table:formula="of:=IF(OR(AND([.B837]&gt;[.$G$2];[.B837]&lt;[.$G$3]);AND([.B837]&gt;[.$G$4];[.B83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7]-1" office:value-type="float" office:value="187" calcext:value-type="float">
            <text:p>187</text:p>
          </table:table-cell>
          <table:table-cell table:formula="of:=[.$E$1]/([.$E$2]-1)*[.A838]" office:value-type="float" office:value="31735.3643966547" calcext:value-type="float">
            <text:p>31.74E+03</text:p>
          </table:table-cell>
          <table:table-cell table:formula="of:=IF(OR(AND([.B838]&gt;[.$G$2];[.B838]&lt;[.$G$3]);AND([.B838]&gt;[.$G$4];[.B83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8]-1" office:value-type="float" office:value="186" calcext:value-type="float">
            <text:p>186</text:p>
          </table:table-cell>
          <table:table-cell table:formula="of:=[.$E$1]/([.$E$2]-1)*[.A839]" office:value-type="float" office:value="31565.6565656566" calcext:value-type="float">
            <text:p>31.57E+03</text:p>
          </table:table-cell>
          <table:table-cell table:formula="of:=IF(OR(AND([.B839]&gt;[.$G$2];[.B839]&lt;[.$G$3]);AND([.B839]&gt;[.$G$4];[.B83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9]-1" office:value-type="float" office:value="185" calcext:value-type="float">
            <text:p>185</text:p>
          </table:table-cell>
          <table:table-cell table:formula="of:=[.$E$1]/([.$E$2]-1)*[.A840]" office:value-type="float" office:value="31395.9487346584" calcext:value-type="float">
            <text:p>31.40E+03</text:p>
          </table:table-cell>
          <table:table-cell table:formula="of:=IF(OR(AND([.B840]&gt;[.$G$2];[.B840]&lt;[.$G$3]);AND([.B840]&gt;[.$G$4];[.B84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0]-1" office:value-type="float" office:value="184" calcext:value-type="float">
            <text:p>184</text:p>
          </table:table-cell>
          <table:table-cell table:formula="of:=[.$E$1]/([.$E$2]-1)*[.A841]" office:value-type="float" office:value="31226.2409036603" calcext:value-type="float">
            <text:p>31.23E+03</text:p>
          </table:table-cell>
          <table:table-cell table:formula="of:=IF(OR(AND([.B841]&gt;[.$G$2];[.B841]&lt;[.$G$3]);AND([.B841]&gt;[.$G$4];[.B84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1]-1" office:value-type="float" office:value="183" calcext:value-type="float">
            <text:p>183</text:p>
          </table:table-cell>
          <table:table-cell table:formula="of:=[.$E$1]/([.$E$2]-1)*[.A842]" office:value-type="float" office:value="31056.5330726621" calcext:value-type="float">
            <text:p>31.06E+03</text:p>
          </table:table-cell>
          <table:table-cell table:formula="of:=IF(OR(AND([.B842]&gt;[.$G$2];[.B842]&lt;[.$G$3]);AND([.B842]&gt;[.$G$4];[.B84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2]-1" office:value-type="float" office:value="182" calcext:value-type="float">
            <text:p>182</text:p>
          </table:table-cell>
          <table:table-cell table:formula="of:=[.$E$1]/([.$E$2]-1)*[.A843]" office:value-type="float" office:value="30886.8252416639" calcext:value-type="float">
            <text:p>30.89E+03</text:p>
          </table:table-cell>
          <table:table-cell table:formula="of:=IF(OR(AND([.B843]&gt;[.$G$2];[.B843]&lt;[.$G$3]);AND([.B843]&gt;[.$G$4];[.B84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3]-1" office:value-type="float" office:value="181" calcext:value-type="float">
            <text:p>181</text:p>
          </table:table-cell>
          <table:table-cell table:formula="of:=[.$E$1]/([.$E$2]-1)*[.A844]" office:value-type="float" office:value="30717.1174106658" calcext:value-type="float">
            <text:p>30.72E+03</text:p>
          </table:table-cell>
          <table:table-cell table:formula="of:=IF(OR(AND([.B844]&gt;[.$G$2];[.B844]&lt;[.$G$3]);AND([.B844]&gt;[.$G$4];[.B84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4]-1" office:value-type="float" office:value="180" calcext:value-type="float">
            <text:p>180</text:p>
          </table:table-cell>
          <table:table-cell table:formula="of:=[.$E$1]/([.$E$2]-1)*[.A845]" office:value-type="float" office:value="30547.4095796676" calcext:value-type="float">
            <text:p>30.55E+03</text:p>
          </table:table-cell>
          <table:table-cell table:formula="of:=IF(OR(AND([.B845]&gt;[.$G$2];[.B845]&lt;[.$G$3]);AND([.B845]&gt;[.$G$4];[.B84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5]-1" office:value-type="float" office:value="179" calcext:value-type="float">
            <text:p>179</text:p>
          </table:table-cell>
          <table:table-cell table:formula="of:=[.$E$1]/([.$E$2]-1)*[.A846]" office:value-type="float" office:value="30377.7017486695" calcext:value-type="float">
            <text:p>30.38E+03</text:p>
          </table:table-cell>
          <table:table-cell table:formula="of:=IF(OR(AND([.B846]&gt;[.$G$2];[.B846]&lt;[.$G$3]);AND([.B846]&gt;[.$G$4];[.B84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6]-1" office:value-type="float" office:value="178" calcext:value-type="float">
            <text:p>178</text:p>
          </table:table-cell>
          <table:table-cell table:formula="of:=[.$E$1]/([.$E$2]-1)*[.A847]" office:value-type="float" office:value="30207.9939176713" calcext:value-type="float">
            <text:p>30.21E+03</text:p>
          </table:table-cell>
          <table:table-cell table:formula="of:=IF(OR(AND([.B847]&gt;[.$G$2];[.B847]&lt;[.$G$3]);AND([.B847]&gt;[.$G$4];[.B84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7]-1" office:value-type="float" office:value="177" calcext:value-type="float">
            <text:p>177</text:p>
          </table:table-cell>
          <table:table-cell table:formula="of:=[.$E$1]/([.$E$2]-1)*[.A848]" office:value-type="float" office:value="30038.2860866732" calcext:value-type="float">
            <text:p>30.04E+03</text:p>
          </table:table-cell>
          <table:table-cell table:formula="of:=IF(OR(AND([.B848]&gt;[.$G$2];[.B848]&lt;[.$G$3]);AND([.B848]&gt;[.$G$4];[.B84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8]-1" office:value-type="float" office:value="176" calcext:value-type="float">
            <text:p>176</text:p>
          </table:table-cell>
          <table:table-cell table:formula="of:=[.$E$1]/([.$E$2]-1)*[.A849]" office:value-type="float" office:value="29868.578255675" calcext:value-type="float">
            <text:p>29.87E+03</text:p>
          </table:table-cell>
          <table:table-cell table:formula="of:=IF(OR(AND([.B849]&gt;[.$G$2];[.B849]&lt;[.$G$3]);AND([.B849]&gt;[.$G$4];[.B84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9]-1" office:value-type="float" office:value="175" calcext:value-type="float">
            <text:p>175</text:p>
          </table:table-cell>
          <table:table-cell table:formula="of:=[.$E$1]/([.$E$2]-1)*[.A850]" office:value-type="float" office:value="29698.8704246769" calcext:value-type="float">
            <text:p>29.70E+03</text:p>
          </table:table-cell>
          <table:table-cell table:formula="of:=IF(OR(AND([.B850]&gt;[.$G$2];[.B850]&lt;[.$G$3]);AND([.B850]&gt;[.$G$4];[.B85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0]-1" office:value-type="float" office:value="174" calcext:value-type="float">
            <text:p>174</text:p>
          </table:table-cell>
          <table:table-cell table:formula="of:=[.$E$1]/([.$E$2]-1)*[.A851]" office:value-type="float" office:value="29529.1625936787" calcext:value-type="float">
            <text:p>29.53E+03</text:p>
          </table:table-cell>
          <table:table-cell table:formula="of:=IF(OR(AND([.B851]&gt;[.$G$2];[.B851]&lt;[.$G$3]);AND([.B851]&gt;[.$G$4];[.B85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1]-1" office:value-type="float" office:value="173" calcext:value-type="float">
            <text:p>173</text:p>
          </table:table-cell>
          <table:table-cell table:formula="of:=[.$E$1]/([.$E$2]-1)*[.A852]" office:value-type="float" office:value="29359.4547626806" calcext:value-type="float">
            <text:p>29.36E+03</text:p>
          </table:table-cell>
          <table:table-cell table:formula="of:=IF(OR(AND([.B852]&gt;[.$G$2];[.B852]&lt;[.$G$3]);AND([.B852]&gt;[.$G$4];[.B85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2]-1" office:value-type="float" office:value="172" calcext:value-type="float">
            <text:p>172</text:p>
          </table:table-cell>
          <table:table-cell table:formula="of:=[.$E$1]/([.$E$2]-1)*[.A853]" office:value-type="float" office:value="29189.7469316824" calcext:value-type="float">
            <text:p>29.19E+03</text:p>
          </table:table-cell>
          <table:table-cell table:formula="of:=IF(OR(AND([.B853]&gt;[.$G$2];[.B853]&lt;[.$G$3]);AND([.B853]&gt;[.$G$4];[.B85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3]-1" office:value-type="float" office:value="171" calcext:value-type="float">
            <text:p>171</text:p>
          </table:table-cell>
          <table:table-cell table:formula="of:=[.$E$1]/([.$E$2]-1)*[.A854]" office:value-type="float" office:value="29020.0391006843" calcext:value-type="float">
            <text:p>29.02E+03</text:p>
          </table:table-cell>
          <table:table-cell table:formula="of:=IF(OR(AND([.B854]&gt;[.$G$2];[.B854]&lt;[.$G$3]);AND([.B854]&gt;[.$G$4];[.B85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4]-1" office:value-type="float" office:value="170" calcext:value-type="float">
            <text:p>170</text:p>
          </table:table-cell>
          <table:table-cell table:formula="of:=[.$E$1]/([.$E$2]-1)*[.A855]" office:value-type="float" office:value="28850.3312696861" calcext:value-type="float">
            <text:p>28.85E+03</text:p>
          </table:table-cell>
          <table:table-cell table:formula="of:=IF(OR(AND([.B855]&gt;[.$G$2];[.B855]&lt;[.$G$3]);AND([.B855]&gt;[.$G$4];[.B85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5]-1" office:value-type="float" office:value="169" calcext:value-type="float">
            <text:p>169</text:p>
          </table:table-cell>
          <table:table-cell table:formula="of:=[.$E$1]/([.$E$2]-1)*[.A856]" office:value-type="float" office:value="28680.623438688" calcext:value-type="float">
            <text:p>28.68E+03</text:p>
          </table:table-cell>
          <table:table-cell table:formula="of:=IF(OR(AND([.B856]&gt;[.$G$2];[.B856]&lt;[.$G$3]);AND([.B856]&gt;[.$G$4];[.B85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6]-1" office:value-type="float" office:value="168" calcext:value-type="float">
            <text:p>168</text:p>
          </table:table-cell>
          <table:table-cell table:formula="of:=[.$E$1]/([.$E$2]-1)*[.A857]" office:value-type="float" office:value="28510.9156076898" calcext:value-type="float">
            <text:p>28.51E+03</text:p>
          </table:table-cell>
          <table:table-cell table:formula="of:=IF(OR(AND([.B857]&gt;[.$G$2];[.B857]&lt;[.$G$3]);AND([.B857]&gt;[.$G$4];[.B85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7]-1" office:value-type="float" office:value="167" calcext:value-type="float">
            <text:p>167</text:p>
          </table:table-cell>
          <table:table-cell table:formula="of:=[.$E$1]/([.$E$2]-1)*[.A858]" office:value-type="float" office:value="28341.2077766917" calcext:value-type="float">
            <text:p>28.34E+03</text:p>
          </table:table-cell>
          <table:table-cell table:formula="of:=IF(OR(AND([.B858]&gt;[.$G$2];[.B858]&lt;[.$G$3]);AND([.B858]&gt;[.$G$4];[.B85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8]-1" office:value-type="float" office:value="166" calcext:value-type="float">
            <text:p>166</text:p>
          </table:table-cell>
          <table:table-cell table:formula="of:=[.$E$1]/([.$E$2]-1)*[.A859]" office:value-type="float" office:value="28171.4999456935" calcext:value-type="float">
            <text:p>28.17E+03</text:p>
          </table:table-cell>
          <table:table-cell table:formula="of:=IF(OR(AND([.B859]&gt;[.$G$2];[.B859]&lt;[.$G$3]);AND([.B859]&gt;[.$G$4];[.B85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9]-1" office:value-type="float" office:value="165" calcext:value-type="float">
            <text:p>165</text:p>
          </table:table-cell>
          <table:table-cell table:formula="of:=[.$E$1]/([.$E$2]-1)*[.A860]" office:value-type="float" office:value="28001.7921146953" calcext:value-type="float">
            <text:p>28.00E+03</text:p>
          </table:table-cell>
          <table:table-cell table:formula="of:=IF(OR(AND([.B860]&gt;[.$G$2];[.B860]&lt;[.$G$3]);AND([.B860]&gt;[.$G$4];[.B86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0]-1" office:value-type="float" office:value="164" calcext:value-type="float">
            <text:p>164</text:p>
          </table:table-cell>
          <table:table-cell table:formula="of:=[.$E$1]/([.$E$2]-1)*[.A861]" office:value-type="float" office:value="27832.0842836972" calcext:value-type="float">
            <text:p>27.83E+03</text:p>
          </table:table-cell>
          <table:table-cell table:formula="of:=IF(OR(AND([.B861]&gt;[.$G$2];[.B861]&lt;[.$G$3]);AND([.B861]&gt;[.$G$4];[.B86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1]-1" office:value-type="float" office:value="163" calcext:value-type="float">
            <text:p>163</text:p>
          </table:table-cell>
          <table:table-cell table:formula="of:=[.$E$1]/([.$E$2]-1)*[.A862]" office:value-type="float" office:value="27662.376452699" calcext:value-type="float">
            <text:p>27.66E+03</text:p>
          </table:table-cell>
          <table:table-cell table:formula="of:=IF(OR(AND([.B862]&gt;[.$G$2];[.B862]&lt;[.$G$3]);AND([.B862]&gt;[.$G$4];[.B86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2]-1" office:value-type="float" office:value="162" calcext:value-type="float">
            <text:p>162</text:p>
          </table:table-cell>
          <table:table-cell table:formula="of:=[.$E$1]/([.$E$2]-1)*[.A863]" office:value-type="float" office:value="27492.6686217009" calcext:value-type="float">
            <text:p>27.49E+03</text:p>
          </table:table-cell>
          <table:table-cell table:formula="of:=IF(OR(AND([.B863]&gt;[.$G$2];[.B863]&lt;[.$G$3]);AND([.B863]&gt;[.$G$4];[.B86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3]-1" office:value-type="float" office:value="161" calcext:value-type="float">
            <text:p>161</text:p>
          </table:table-cell>
          <table:table-cell table:formula="of:=[.$E$1]/([.$E$2]-1)*[.A864]" office:value-type="float" office:value="27322.9607907027" calcext:value-type="float">
            <text:p>27.32E+03</text:p>
          </table:table-cell>
          <table:table-cell table:formula="of:=IF(OR(AND([.B864]&gt;[.$G$2];[.B864]&lt;[.$G$3]);AND([.B864]&gt;[.$G$4];[.B86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4]-1" office:value-type="float" office:value="160" calcext:value-type="float">
            <text:p>160</text:p>
          </table:table-cell>
          <table:table-cell table:formula="of:=[.$E$1]/([.$E$2]-1)*[.A865]" office:value-type="float" office:value="27153.2529597046" calcext:value-type="float">
            <text:p>27.15E+03</text:p>
          </table:table-cell>
          <table:table-cell table:formula="of:=IF(OR(AND([.B865]&gt;[.$G$2];[.B865]&lt;[.$G$3]);AND([.B865]&gt;[.$G$4];[.B86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5]-1" office:value-type="float" office:value="159" calcext:value-type="float">
            <text:p>159</text:p>
          </table:table-cell>
          <table:table-cell table:formula="of:=[.$E$1]/([.$E$2]-1)*[.A866]" office:value-type="float" office:value="26983.5451287064" calcext:value-type="float">
            <text:p>26.98E+03</text:p>
          </table:table-cell>
          <table:table-cell table:formula="of:=IF(OR(AND([.B866]&gt;[.$G$2];[.B866]&lt;[.$G$3]);AND([.B866]&gt;[.$G$4];[.B86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6]-1" office:value-type="float" office:value="158" calcext:value-type="float">
            <text:p>158</text:p>
          </table:table-cell>
          <table:table-cell table:formula="of:=[.$E$1]/([.$E$2]-1)*[.A867]" office:value-type="float" office:value="26813.8372977083" calcext:value-type="float">
            <text:p>26.81E+03</text:p>
          </table:table-cell>
          <table:table-cell table:formula="of:=IF(OR(AND([.B867]&gt;[.$G$2];[.B867]&lt;[.$G$3]);AND([.B867]&gt;[.$G$4];[.B86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7]-1" office:value-type="float" office:value="157" calcext:value-type="float">
            <text:p>157</text:p>
          </table:table-cell>
          <table:table-cell table:formula="of:=[.$E$1]/([.$E$2]-1)*[.A868]" office:value-type="float" office:value="26644.1294667101" calcext:value-type="float">
            <text:p>26.64E+03</text:p>
          </table:table-cell>
          <table:table-cell table:formula="of:=IF(OR(AND([.B868]&gt;[.$G$2];[.B868]&lt;[.$G$3]);AND([.B868]&gt;[.$G$4];[.B86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8]-1" office:value-type="float" office:value="156" calcext:value-type="float">
            <text:p>156</text:p>
          </table:table-cell>
          <table:table-cell table:formula="of:=[.$E$1]/([.$E$2]-1)*[.A869]" office:value-type="float" office:value="26474.421635712" calcext:value-type="float">
            <text:p>26.47E+03</text:p>
          </table:table-cell>
          <table:table-cell table:formula="of:=IF(OR(AND([.B869]&gt;[.$G$2];[.B869]&lt;[.$G$3]);AND([.B869]&gt;[.$G$4];[.B86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69]-1" office:value-type="float" office:value="155" calcext:value-type="float">
            <text:p>155</text:p>
          </table:table-cell>
          <table:table-cell table:formula="of:=[.$E$1]/([.$E$2]-1)*[.A870]" office:value-type="float" office:value="26304.7138047138" calcext:value-type="float">
            <text:p>26.30E+03</text:p>
          </table:table-cell>
          <table:table-cell table:formula="of:=IF(OR(AND([.B870]&gt;[.$G$2];[.B870]&lt;[.$G$3]);AND([.B870]&gt;[.$G$4];[.B87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0]-1" office:value-type="float" office:value="154" calcext:value-type="float">
            <text:p>154</text:p>
          </table:table-cell>
          <table:table-cell table:formula="of:=[.$E$1]/([.$E$2]-1)*[.A871]" office:value-type="float" office:value="26135.0059737157" calcext:value-type="float">
            <text:p>26.14E+03</text:p>
          </table:table-cell>
          <table:table-cell table:formula="of:=IF(OR(AND([.B871]&gt;[.$G$2];[.B871]&lt;[.$G$3]);AND([.B871]&gt;[.$G$4];[.B87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1]-1" office:value-type="float" office:value="153" calcext:value-type="float">
            <text:p>153</text:p>
          </table:table-cell>
          <table:table-cell table:formula="of:=[.$E$1]/([.$E$2]-1)*[.A872]" office:value-type="float" office:value="25965.2981427175" calcext:value-type="float">
            <text:p>25.97E+03</text:p>
          </table:table-cell>
          <table:table-cell table:formula="of:=IF(OR(AND([.B872]&gt;[.$G$2];[.B872]&lt;[.$G$3]);AND([.B872]&gt;[.$G$4];[.B87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2]-1" office:value-type="float" office:value="152" calcext:value-type="float">
            <text:p>152</text:p>
          </table:table-cell>
          <table:table-cell table:formula="of:=[.$E$1]/([.$E$2]-1)*[.A873]" office:value-type="float" office:value="25795.5903117193" calcext:value-type="float">
            <text:p>25.80E+03</text:p>
          </table:table-cell>
          <table:table-cell table:formula="of:=IF(OR(AND([.B873]&gt;[.$G$2];[.B873]&lt;[.$G$3]);AND([.B873]&gt;[.$G$4];[.B87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3]-1" office:value-type="float" office:value="151" calcext:value-type="float">
            <text:p>151</text:p>
          </table:table-cell>
          <table:table-cell table:formula="of:=[.$E$1]/([.$E$2]-1)*[.A874]" office:value-type="float" office:value="25625.8824807212" calcext:value-type="float">
            <text:p>25.63E+03</text:p>
          </table:table-cell>
          <table:table-cell table:formula="of:=IF(OR(AND([.B874]&gt;[.$G$2];[.B874]&lt;[.$G$3]);AND([.B874]&gt;[.$G$4];[.B87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4]-1" office:value-type="float" office:value="150" calcext:value-type="float">
            <text:p>150</text:p>
          </table:table-cell>
          <table:table-cell table:formula="of:=[.$E$1]/([.$E$2]-1)*[.A875]" office:value-type="float" office:value="25456.174649723" calcext:value-type="float">
            <text:p>25.46E+03</text:p>
          </table:table-cell>
          <table:table-cell table:formula="of:=IF(OR(AND([.B875]&gt;[.$G$2];[.B875]&lt;[.$G$3]);AND([.B875]&gt;[.$G$4];[.B87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5]-1" office:value-type="float" office:value="149" calcext:value-type="float">
            <text:p>149</text:p>
          </table:table-cell>
          <table:table-cell table:formula="of:=[.$E$1]/([.$E$2]-1)*[.A876]" office:value-type="float" office:value="25286.4668187249" calcext:value-type="float">
            <text:p>25.29E+03</text:p>
          </table:table-cell>
          <table:table-cell table:formula="of:=IF(OR(AND([.B876]&gt;[.$G$2];[.B876]&lt;[.$G$3]);AND([.B876]&gt;[.$G$4];[.B87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6]-1" office:value-type="float" office:value="148" calcext:value-type="float">
            <text:p>148</text:p>
          </table:table-cell>
          <table:table-cell table:formula="of:=[.$E$1]/([.$E$2]-1)*[.A877]" office:value-type="float" office:value="25116.7589877267" calcext:value-type="float">
            <text:p>25.12E+03</text:p>
          </table:table-cell>
          <table:table-cell table:formula="of:=IF(OR(AND([.B877]&gt;[.$G$2];[.B877]&lt;[.$G$3]);AND([.B877]&gt;[.$G$4];[.B87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7]-1" office:value-type="float" office:value="147" calcext:value-type="float">
            <text:p>147</text:p>
          </table:table-cell>
          <table:table-cell table:formula="of:=[.$E$1]/([.$E$2]-1)*[.A878]" office:value-type="float" office:value="24947.0511567286" calcext:value-type="float">
            <text:p>24.95E+03</text:p>
          </table:table-cell>
          <table:table-cell table:formula="of:=IF(OR(AND([.B878]&gt;[.$G$2];[.B878]&lt;[.$G$3]);AND([.B878]&gt;[.$G$4];[.B87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8]-1" office:value-type="float" office:value="146" calcext:value-type="float">
            <text:p>146</text:p>
          </table:table-cell>
          <table:table-cell table:formula="of:=[.$E$1]/([.$E$2]-1)*[.A879]" office:value-type="float" office:value="24777.3433257304" calcext:value-type="float">
            <text:p>24.78E+03</text:p>
          </table:table-cell>
          <table:table-cell table:formula="of:=IF(OR(AND([.B879]&gt;[.$G$2];[.B879]&lt;[.$G$3]);AND([.B879]&gt;[.$G$4];[.B87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79]-1" office:value-type="float" office:value="145" calcext:value-type="float">
            <text:p>145</text:p>
          </table:table-cell>
          <table:table-cell table:formula="of:=[.$E$1]/([.$E$2]-1)*[.A880]" office:value-type="float" office:value="24607.6354947323" calcext:value-type="float">
            <text:p>24.61E+03</text:p>
          </table:table-cell>
          <table:table-cell table:formula="of:=IF(OR(AND([.B880]&gt;[.$G$2];[.B880]&lt;[.$G$3]);AND([.B880]&gt;[.$G$4];[.B88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0]-1" office:value-type="float" office:value="144" calcext:value-type="float">
            <text:p>144</text:p>
          </table:table-cell>
          <table:table-cell table:formula="of:=[.$E$1]/([.$E$2]-1)*[.A881]" office:value-type="float" office:value="24437.9276637341" calcext:value-type="float">
            <text:p>24.44E+03</text:p>
          </table:table-cell>
          <table:table-cell table:formula="of:=IF(OR(AND([.B881]&gt;[.$G$2];[.B881]&lt;[.$G$3]);AND([.B881]&gt;[.$G$4];[.B88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1]-1" office:value-type="float" office:value="143" calcext:value-type="float">
            <text:p>143</text:p>
          </table:table-cell>
          <table:table-cell table:formula="of:=[.$E$1]/([.$E$2]-1)*[.A882]" office:value-type="float" office:value="24268.219832736" calcext:value-type="float">
            <text:p>24.27E+03</text:p>
          </table:table-cell>
          <table:table-cell table:formula="of:=IF(OR(AND([.B882]&gt;[.$G$2];[.B882]&lt;[.$G$3]);AND([.B882]&gt;[.$G$4];[.B88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2]-1" office:value-type="float" office:value="142" calcext:value-type="float">
            <text:p>142</text:p>
          </table:table-cell>
          <table:table-cell table:formula="of:=[.$E$1]/([.$E$2]-1)*[.A883]" office:value-type="float" office:value="24098.5120017378" calcext:value-type="float">
            <text:p>24.10E+03</text:p>
          </table:table-cell>
          <table:table-cell table:formula="of:=IF(OR(AND([.B883]&gt;[.$G$2];[.B883]&lt;[.$G$3]);AND([.B883]&gt;[.$G$4];[.B88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3]-1" office:value-type="float" office:value="141" calcext:value-type="float">
            <text:p>141</text:p>
          </table:table-cell>
          <table:table-cell table:formula="of:=[.$E$1]/([.$E$2]-1)*[.A884]" office:value-type="float" office:value="23928.8041707397" calcext:value-type="float">
            <text:p>23.93E+03</text:p>
          </table:table-cell>
          <table:table-cell table:formula="of:=IF(OR(AND([.B884]&gt;[.$G$2];[.B884]&lt;[.$G$3]);AND([.B884]&gt;[.$G$4];[.B88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4]-1" office:value-type="float" office:value="140" calcext:value-type="float">
            <text:p>140</text:p>
          </table:table-cell>
          <table:table-cell table:formula="of:=[.$E$1]/([.$E$2]-1)*[.A885]" office:value-type="float" office:value="23759.0963397415" calcext:value-type="float">
            <text:p>23.76E+03</text:p>
          </table:table-cell>
          <table:table-cell table:formula="of:=IF(OR(AND([.B885]&gt;[.$G$2];[.B885]&lt;[.$G$3]);AND([.B885]&gt;[.$G$4];[.B88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5]-1" office:value-type="float" office:value="139" calcext:value-type="float">
            <text:p>139</text:p>
          </table:table-cell>
          <table:table-cell table:formula="of:=[.$E$1]/([.$E$2]-1)*[.A886]" office:value-type="float" office:value="23589.3885087433" calcext:value-type="float">
            <text:p>23.59E+03</text:p>
          </table:table-cell>
          <table:table-cell table:formula="of:=IF(OR(AND([.B886]&gt;[.$G$2];[.B886]&lt;[.$G$3]);AND([.B886]&gt;[.$G$4];[.B88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6]-1" office:value-type="float" office:value="138" calcext:value-type="float">
            <text:p>138</text:p>
          </table:table-cell>
          <table:table-cell table:formula="of:=[.$E$1]/([.$E$2]-1)*[.A887]" office:value-type="float" office:value="23419.6806777452" calcext:value-type="float">
            <text:p>23.42E+03</text:p>
          </table:table-cell>
          <table:table-cell table:formula="of:=IF(OR(AND([.B887]&gt;[.$G$2];[.B887]&lt;[.$G$3]);AND([.B887]&gt;[.$G$4];[.B88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7]-1" office:value-type="float" office:value="137" calcext:value-type="float">
            <text:p>137</text:p>
          </table:table-cell>
          <table:table-cell table:formula="of:=[.$E$1]/([.$E$2]-1)*[.A888]" office:value-type="float" office:value="23249.972846747" calcext:value-type="float">
            <text:p>23.25E+03</text:p>
          </table:table-cell>
          <table:table-cell table:formula="of:=IF(OR(AND([.B888]&gt;[.$G$2];[.B888]&lt;[.$G$3]);AND([.B888]&gt;[.$G$4];[.B88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8]-1" office:value-type="float" office:value="136" calcext:value-type="float">
            <text:p>136</text:p>
          </table:table-cell>
          <table:table-cell table:formula="of:=[.$E$1]/([.$E$2]-1)*[.A889]" office:value-type="float" office:value="23080.2650157489" calcext:value-type="float">
            <text:p>23.08E+03</text:p>
          </table:table-cell>
          <table:table-cell table:formula="of:=IF(OR(AND([.B889]&gt;[.$G$2];[.B889]&lt;[.$G$3]);AND([.B889]&gt;[.$G$4];[.B88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89]-1" office:value-type="float" office:value="135" calcext:value-type="float">
            <text:p>135</text:p>
          </table:table-cell>
          <table:table-cell table:formula="of:=[.$E$1]/([.$E$2]-1)*[.A890]" office:value-type="float" office:value="22910.5571847507" calcext:value-type="float">
            <text:p>22.91E+03</text:p>
          </table:table-cell>
          <table:table-cell table:formula="of:=IF(OR(AND([.B890]&gt;[.$G$2];[.B890]&lt;[.$G$3]);AND([.B890]&gt;[.$G$4];[.B89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0]-1" office:value-type="float" office:value="134" calcext:value-type="float">
            <text:p>134</text:p>
          </table:table-cell>
          <table:table-cell table:formula="of:=[.$E$1]/([.$E$2]-1)*[.A891]" office:value-type="float" office:value="22740.8493537526" calcext:value-type="float">
            <text:p>22.74E+03</text:p>
          </table:table-cell>
          <table:table-cell table:formula="of:=IF(OR(AND([.B891]&gt;[.$G$2];[.B891]&lt;[.$G$3]);AND([.B891]&gt;[.$G$4];[.B89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1]-1" office:value-type="float" office:value="133" calcext:value-type="float">
            <text:p>133</text:p>
          </table:table-cell>
          <table:table-cell table:formula="of:=[.$E$1]/([.$E$2]-1)*[.A892]" office:value-type="float" office:value="22571.1415227544" calcext:value-type="float">
            <text:p>22.57E+03</text:p>
          </table:table-cell>
          <table:table-cell table:formula="of:=IF(OR(AND([.B892]&gt;[.$G$2];[.B892]&lt;[.$G$3]);AND([.B892]&gt;[.$G$4];[.B89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2]-1" office:value-type="float" office:value="132" calcext:value-type="float">
            <text:p>132</text:p>
          </table:table-cell>
          <table:table-cell table:formula="of:=[.$E$1]/([.$E$2]-1)*[.A893]" office:value-type="float" office:value="22401.4336917563" calcext:value-type="float">
            <text:p>22.40E+03</text:p>
          </table:table-cell>
          <table:table-cell table:formula="of:=IF(OR(AND([.B893]&gt;[.$G$2];[.B893]&lt;[.$G$3]);AND([.B893]&gt;[.$G$4];[.B89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3]-1" office:value-type="float" office:value="131" calcext:value-type="float">
            <text:p>131</text:p>
          </table:table-cell>
          <table:table-cell table:formula="of:=[.$E$1]/([.$E$2]-1)*[.A894]" office:value-type="float" office:value="22231.7258607581" calcext:value-type="float">
            <text:p>22.23E+03</text:p>
          </table:table-cell>
          <table:table-cell table:formula="of:=IF(OR(AND([.B894]&gt;[.$G$2];[.B894]&lt;[.$G$3]);AND([.B894]&gt;[.$G$4];[.B89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4]-1" office:value-type="float" office:value="130" calcext:value-type="float">
            <text:p>130</text:p>
          </table:table-cell>
          <table:table-cell table:formula="of:=[.$E$1]/([.$E$2]-1)*[.A895]" office:value-type="float" office:value="22062.01802976" calcext:value-type="float">
            <text:p>22.06E+03</text:p>
          </table:table-cell>
          <table:table-cell table:formula="of:=IF(OR(AND([.B895]&gt;[.$G$2];[.B895]&lt;[.$G$3]);AND([.B895]&gt;[.$G$4];[.B89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5]-1" office:value-type="float" office:value="129" calcext:value-type="float">
            <text:p>129</text:p>
          </table:table-cell>
          <table:table-cell table:formula="of:=[.$E$1]/([.$E$2]-1)*[.A896]" office:value-type="float" office:value="21892.3101987618" calcext:value-type="float">
            <text:p>21.89E+03</text:p>
          </table:table-cell>
          <table:table-cell table:formula="of:=IF(OR(AND([.B896]&gt;[.$G$2];[.B896]&lt;[.$G$3]);AND([.B896]&gt;[.$G$4];[.B89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6]-1" office:value-type="float" office:value="128" calcext:value-type="float">
            <text:p>128</text:p>
          </table:table-cell>
          <table:table-cell table:formula="of:=[.$E$1]/([.$E$2]-1)*[.A897]" office:value-type="float" office:value="21722.6023677637" calcext:value-type="float">
            <text:p>21.72E+03</text:p>
          </table:table-cell>
          <table:table-cell table:formula="of:=IF(OR(AND([.B897]&gt;[.$G$2];[.B897]&lt;[.$G$3]);AND([.B897]&gt;[.$G$4];[.B89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7]-1" office:value-type="float" office:value="127" calcext:value-type="float">
            <text:p>127</text:p>
          </table:table-cell>
          <table:table-cell table:formula="of:=[.$E$1]/([.$E$2]-1)*[.A898]" office:value-type="float" office:value="21552.8945367655" calcext:value-type="float">
            <text:p>21.55E+03</text:p>
          </table:table-cell>
          <table:table-cell table:formula="of:=IF(OR(AND([.B898]&gt;[.$G$2];[.B898]&lt;[.$G$3]);AND([.B898]&gt;[.$G$4];[.B89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8]-1" office:value-type="float" office:value="126" calcext:value-type="float">
            <text:p>126</text:p>
          </table:table-cell>
          <table:table-cell table:formula="of:=[.$E$1]/([.$E$2]-1)*[.A899]" office:value-type="float" office:value="21383.1867057673" calcext:value-type="float">
            <text:p>21.38E+03</text:p>
          </table:table-cell>
          <table:table-cell table:formula="of:=IF(OR(AND([.B899]&gt;[.$G$2];[.B899]&lt;[.$G$3]);AND([.B899]&gt;[.$G$4];[.B89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99]-1" office:value-type="float" office:value="125" calcext:value-type="float">
            <text:p>125</text:p>
          </table:table-cell>
          <table:table-cell table:formula="of:=[.$E$1]/([.$E$2]-1)*[.A900]" office:value-type="float" office:value="21213.4788747692" calcext:value-type="float">
            <text:p>21.21E+03</text:p>
          </table:table-cell>
          <table:table-cell table:formula="of:=IF(OR(AND([.B900]&gt;[.$G$2];[.B900]&lt;[.$G$3]);AND([.B900]&gt;[.$G$4];[.B90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0]-1" office:value-type="float" office:value="124" calcext:value-type="float">
            <text:p>124</text:p>
          </table:table-cell>
          <table:table-cell table:formula="of:=[.$E$1]/([.$E$2]-1)*[.A901]" office:value-type="float" office:value="21043.771043771" calcext:value-type="float">
            <text:p>21.04E+03</text:p>
          </table:table-cell>
          <table:table-cell table:formula="of:=IF(OR(AND([.B901]&gt;[.$G$2];[.B901]&lt;[.$G$3]);AND([.B901]&gt;[.$G$4];[.B90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1]-1" office:value-type="float" office:value="123" calcext:value-type="float">
            <text:p>123</text:p>
          </table:table-cell>
          <table:table-cell table:formula="of:=[.$E$1]/([.$E$2]-1)*[.A902]" office:value-type="float" office:value="20874.0632127729" calcext:value-type="float">
            <text:p>20.87E+03</text:p>
          </table:table-cell>
          <table:table-cell table:formula="of:=IF(OR(AND([.B902]&gt;[.$G$2];[.B902]&lt;[.$G$3]);AND([.B902]&gt;[.$G$4];[.B90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2]-1" office:value-type="float" office:value="122" calcext:value-type="float">
            <text:p>122</text:p>
          </table:table-cell>
          <table:table-cell table:formula="of:=[.$E$1]/([.$E$2]-1)*[.A903]" office:value-type="float" office:value="20704.3553817747" calcext:value-type="float">
            <text:p>20.70E+03</text:p>
          </table:table-cell>
          <table:table-cell table:formula="of:=IF(OR(AND([.B903]&gt;[.$G$2];[.B903]&lt;[.$G$3]);AND([.B903]&gt;[.$G$4];[.B90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3]-1" office:value-type="float" office:value="121" calcext:value-type="float">
            <text:p>121</text:p>
          </table:table-cell>
          <table:table-cell table:formula="of:=[.$E$1]/([.$E$2]-1)*[.A904]" office:value-type="float" office:value="20534.6475507766" calcext:value-type="float">
            <text:p>20.53E+03</text:p>
          </table:table-cell>
          <table:table-cell table:formula="of:=IF(OR(AND([.B904]&gt;[.$G$2];[.B904]&lt;[.$G$3]);AND([.B904]&gt;[.$G$4];[.B90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4]-1" office:value-type="float" office:value="120" calcext:value-type="float">
            <text:p>120</text:p>
          </table:table-cell>
          <table:table-cell table:formula="of:=[.$E$1]/([.$E$2]-1)*[.A905]" office:value-type="float" office:value="20364.9397197784" calcext:value-type="float">
            <text:p>20.36E+03</text:p>
          </table:table-cell>
          <table:table-cell table:formula="of:=IF(OR(AND([.B905]&gt;[.$G$2];[.B905]&lt;[.$G$3]);AND([.B905]&gt;[.$G$4];[.B90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5]-1" office:value-type="float" office:value="119" calcext:value-type="float">
            <text:p>119</text:p>
          </table:table-cell>
          <table:table-cell table:formula="of:=[.$E$1]/([.$E$2]-1)*[.A906]" office:value-type="float" office:value="20195.2318887803" calcext:value-type="float">
            <text:p>20.20E+03</text:p>
          </table:table-cell>
          <table:table-cell table:formula="of:=IF(OR(AND([.B906]&gt;[.$G$2];[.B906]&lt;[.$G$3]);AND([.B906]&gt;[.$G$4];[.B90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6]-1" office:value-type="float" office:value="118" calcext:value-type="float">
            <text:p>118</text:p>
          </table:table-cell>
          <table:table-cell table:formula="of:=[.$E$1]/([.$E$2]-1)*[.A907]" office:value-type="float" office:value="20025.5240577821" calcext:value-type="float">
            <text:p>20.03E+03</text:p>
          </table:table-cell>
          <table:table-cell table:formula="of:=IF(OR(AND([.B907]&gt;[.$G$2];[.B907]&lt;[.$G$3]);AND([.B907]&gt;[.$G$4];[.B90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7]-1" office:value-type="float" office:value="117" calcext:value-type="float">
            <text:p>117</text:p>
          </table:table-cell>
          <table:table-cell table:formula="of:=[.$E$1]/([.$E$2]-1)*[.A908]" office:value-type="float" office:value="19855.816226784" calcext:value-type="float">
            <text:p>19.86E+03</text:p>
          </table:table-cell>
          <table:table-cell table:formula="of:=IF(OR(AND([.B908]&gt;[.$G$2];[.B908]&lt;[.$G$3]);AND([.B908]&gt;[.$G$4];[.B90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8]-1" office:value-type="float" office:value="116" calcext:value-type="float">
            <text:p>116</text:p>
          </table:table-cell>
          <table:table-cell table:formula="of:=[.$E$1]/([.$E$2]-1)*[.A909]" office:value-type="float" office:value="19686.1083957858" calcext:value-type="float">
            <text:p>19.69E+03</text:p>
          </table:table-cell>
          <table:table-cell table:formula="of:=IF(OR(AND([.B909]&gt;[.$G$2];[.B909]&lt;[.$G$3]);AND([.B909]&gt;[.$G$4];[.B90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09]-1" office:value-type="float" office:value="115" calcext:value-type="float">
            <text:p>115</text:p>
          </table:table-cell>
          <table:table-cell table:formula="of:=[.$E$1]/([.$E$2]-1)*[.A910]" office:value-type="float" office:value="19516.4005647877" calcext:value-type="float">
            <text:p>19.52E+03</text:p>
          </table:table-cell>
          <table:table-cell table:formula="of:=IF(OR(AND([.B910]&gt;[.$G$2];[.B910]&lt;[.$G$3]);AND([.B910]&gt;[.$G$4];[.B9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0]-1" office:value-type="float" office:value="114" calcext:value-type="float">
            <text:p>114</text:p>
          </table:table-cell>
          <table:table-cell table:formula="of:=[.$E$1]/([.$E$2]-1)*[.A911]" office:value-type="float" office:value="19346.6927337895" calcext:value-type="float">
            <text:p>19.35E+03</text:p>
          </table:table-cell>
          <table:table-cell table:formula="of:=IF(OR(AND([.B911]&gt;[.$G$2];[.B911]&lt;[.$G$3]);AND([.B911]&gt;[.$G$4];[.B91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1]-1" office:value-type="float" office:value="113" calcext:value-type="float">
            <text:p>113</text:p>
          </table:table-cell>
          <table:table-cell table:formula="of:=[.$E$1]/([.$E$2]-1)*[.A912]" office:value-type="float" office:value="19176.9849027914" calcext:value-type="float">
            <text:p>19.18E+03</text:p>
          </table:table-cell>
          <table:table-cell table:formula="of:=IF(OR(AND([.B912]&gt;[.$G$2];[.B912]&lt;[.$G$3]);AND([.B912]&gt;[.$G$4];[.B9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2]-1" office:value-type="float" office:value="112" calcext:value-type="float">
            <text:p>112</text:p>
          </table:table-cell>
          <table:table-cell table:formula="of:=[.$E$1]/([.$E$2]-1)*[.A913]" office:value-type="float" office:value="19007.2770717932" calcext:value-type="float">
            <text:p>19.01E+03</text:p>
          </table:table-cell>
          <table:table-cell table:formula="of:=IF(OR(AND([.B913]&gt;[.$G$2];[.B913]&lt;[.$G$3]);AND([.B913]&gt;[.$G$4];[.B9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3]-1" office:value-type="float" office:value="111" calcext:value-type="float">
            <text:p>111</text:p>
          </table:table-cell>
          <table:table-cell table:formula="of:=[.$E$1]/([.$E$2]-1)*[.A914]" office:value-type="float" office:value="18837.569240795" calcext:value-type="float">
            <text:p>18.84E+03</text:p>
          </table:table-cell>
          <table:table-cell table:formula="of:=IF(OR(AND([.B914]&gt;[.$G$2];[.B914]&lt;[.$G$3]);AND([.B914]&gt;[.$G$4];[.B9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4]-1" office:value-type="float" office:value="110" calcext:value-type="float">
            <text:p>110</text:p>
          </table:table-cell>
          <table:table-cell table:formula="of:=[.$E$1]/([.$E$2]-1)*[.A915]" office:value-type="float" office:value="18667.8614097969" calcext:value-type="float">
            <text:p>18.67E+03</text:p>
          </table:table-cell>
          <table:table-cell table:formula="of:=IF(OR(AND([.B915]&gt;[.$G$2];[.B915]&lt;[.$G$3]);AND([.B915]&gt;[.$G$4];[.B9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5]-1" office:value-type="float" office:value="109" calcext:value-type="float">
            <text:p>109</text:p>
          </table:table-cell>
          <table:table-cell table:formula="of:=[.$E$1]/([.$E$2]-1)*[.A916]" office:value-type="float" office:value="18498.1535787987" calcext:value-type="float">
            <text:p>18.50E+03</text:p>
          </table:table-cell>
          <table:table-cell table:formula="of:=IF(OR(AND([.B916]&gt;[.$G$2];[.B916]&lt;[.$G$3]);AND([.B916]&gt;[.$G$4];[.B9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6]-1" office:value-type="float" office:value="108" calcext:value-type="float">
            <text:p>108</text:p>
          </table:table-cell>
          <table:table-cell table:formula="of:=[.$E$1]/([.$E$2]-1)*[.A917]" office:value-type="float" office:value="18328.4457478006" calcext:value-type="float">
            <text:p>18.33E+03</text:p>
          </table:table-cell>
          <table:table-cell table:formula="of:=IF(OR(AND([.B917]&gt;[.$G$2];[.B917]&lt;[.$G$3]);AND([.B917]&gt;[.$G$4];[.B9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7]-1" office:value-type="float" office:value="107" calcext:value-type="float">
            <text:p>107</text:p>
          </table:table-cell>
          <table:table-cell table:formula="of:=[.$E$1]/([.$E$2]-1)*[.A918]" office:value-type="float" office:value="18158.7379168024" calcext:value-type="float">
            <text:p>18.16E+03</text:p>
          </table:table-cell>
          <table:table-cell table:formula="of:=IF(OR(AND([.B918]&gt;[.$G$2];[.B918]&lt;[.$G$3]);AND([.B918]&gt;[.$G$4];[.B9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8]-1" office:value-type="float" office:value="106" calcext:value-type="float">
            <text:p>106</text:p>
          </table:table-cell>
          <table:table-cell table:formula="of:=[.$E$1]/([.$E$2]-1)*[.A919]" office:value-type="float" office:value="17989.0300858043" calcext:value-type="float">
            <text:p>17.99E+03</text:p>
          </table:table-cell>
          <table:table-cell table:formula="of:=IF(OR(AND([.B919]&gt;[.$G$2];[.B919]&lt;[.$G$3]);AND([.B919]&gt;[.$G$4];[.B9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19]-1" office:value-type="float" office:value="105" calcext:value-type="float">
            <text:p>105</text:p>
          </table:table-cell>
          <table:table-cell table:formula="of:=[.$E$1]/([.$E$2]-1)*[.A920]" office:value-type="float" office:value="17819.3222548061" calcext:value-type="float">
            <text:p>17.82E+03</text:p>
          </table:table-cell>
          <table:table-cell table:formula="of:=IF(OR(AND([.B920]&gt;[.$G$2];[.B920]&lt;[.$G$3]);AND([.B920]&gt;[.$G$4];[.B9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0]-1" office:value-type="float" office:value="104" calcext:value-type="float">
            <text:p>104</text:p>
          </table:table-cell>
          <table:table-cell table:formula="of:=[.$E$1]/([.$E$2]-1)*[.A921]" office:value-type="float" office:value="17649.614423808" calcext:value-type="float">
            <text:p>17.65E+03</text:p>
          </table:table-cell>
          <table:table-cell table:formula="of:=IF(OR(AND([.B921]&gt;[.$G$2];[.B921]&lt;[.$G$3]);AND([.B921]&gt;[.$G$4];[.B9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1]-1" office:value-type="float" office:value="103" calcext:value-type="float">
            <text:p>103</text:p>
          </table:table-cell>
          <table:table-cell table:formula="of:=[.$E$1]/([.$E$2]-1)*[.A922]" office:value-type="float" office:value="17479.9065928098" calcext:value-type="float">
            <text:p>17.48E+03</text:p>
          </table:table-cell>
          <table:table-cell table:formula="of:=IF(OR(AND([.B922]&gt;[.$G$2];[.B922]&lt;[.$G$3]);AND([.B922]&gt;[.$G$4];[.B9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2]-1" office:value-type="float" office:value="102" calcext:value-type="float">
            <text:p>102</text:p>
          </table:table-cell>
          <table:table-cell table:formula="of:=[.$E$1]/([.$E$2]-1)*[.A923]" office:value-type="float" office:value="17310.1987618117" calcext:value-type="float">
            <text:p>17.31E+03</text:p>
          </table:table-cell>
          <table:table-cell table:formula="of:=IF(OR(AND([.B923]&gt;[.$G$2];[.B923]&lt;[.$G$3]);AND([.B923]&gt;[.$G$4];[.B9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3]-1" office:value-type="float" office:value="101" calcext:value-type="float">
            <text:p>101</text:p>
          </table:table-cell>
          <table:table-cell table:formula="of:=[.$E$1]/([.$E$2]-1)*[.A924]" office:value-type="float" office:value="17140.4909308135" calcext:value-type="float">
            <text:p>17.14E+03</text:p>
          </table:table-cell>
          <table:table-cell table:formula="of:=IF(OR(AND([.B924]&gt;[.$G$2];[.B924]&lt;[.$G$3]);AND([.B924]&gt;[.$G$4];[.B9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4]-1" office:value-type="float" office:value="100" calcext:value-type="float">
            <text:p>100</text:p>
          </table:table-cell>
          <table:table-cell table:formula="of:=[.$E$1]/([.$E$2]-1)*[.A925]" office:value-type="float" office:value="16970.7830998154" calcext:value-type="float">
            <text:p>16.97E+03</text:p>
          </table:table-cell>
          <table:table-cell table:formula="of:=IF(OR(AND([.B925]&gt;[.$G$2];[.B925]&lt;[.$G$3]);AND([.B925]&gt;[.$G$4];[.B9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5]-1" office:value-type="float" office:value="99" calcext:value-type="float">
            <text:p>99</text:p>
          </table:table-cell>
          <table:table-cell table:formula="of:=[.$E$1]/([.$E$2]-1)*[.A926]" office:value-type="float" office:value="16801.0752688172" calcext:value-type="float">
            <text:p>16.80E+03</text:p>
          </table:table-cell>
          <table:table-cell table:formula="of:=IF(OR(AND([.B926]&gt;[.$G$2];[.B926]&lt;[.$G$3]);AND([.B926]&gt;[.$G$4];[.B9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6]-1" office:value-type="float" office:value="98" calcext:value-type="float">
            <text:p>98</text:p>
          </table:table-cell>
          <table:table-cell table:formula="of:=[.$E$1]/([.$E$2]-1)*[.A927]" office:value-type="float" office:value="16631.3674378191" calcext:value-type="float">
            <text:p>16.63E+03</text:p>
          </table:table-cell>
          <table:table-cell table:formula="of:=IF(OR(AND([.B927]&gt;[.$G$2];[.B927]&lt;[.$G$3]);AND([.B927]&gt;[.$G$4];[.B9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7]-1" office:value-type="float" office:value="97" calcext:value-type="float">
            <text:p>97</text:p>
          </table:table-cell>
          <table:table-cell table:formula="of:=[.$E$1]/([.$E$2]-1)*[.A928]" office:value-type="float" office:value="16461.6596068209" calcext:value-type="float">
            <text:p>16.46E+03</text:p>
          </table:table-cell>
          <table:table-cell table:formula="of:=IF(OR(AND([.B928]&gt;[.$G$2];[.B928]&lt;[.$G$3]);AND([.B928]&gt;[.$G$4];[.B9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8]-1" office:value-type="float" office:value="96" calcext:value-type="float">
            <text:p>96</text:p>
          </table:table-cell>
          <table:table-cell table:formula="of:=[.$E$1]/([.$E$2]-1)*[.A929]" office:value-type="float" office:value="16291.9517758227" calcext:value-type="float">
            <text:p>16.29E+03</text:p>
          </table:table-cell>
          <table:table-cell table:formula="of:=IF(OR(AND([.B929]&gt;[.$G$2];[.B929]&lt;[.$G$3]);AND([.B929]&gt;[.$G$4];[.B9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29]-1" office:value-type="float" office:value="95" calcext:value-type="float">
            <text:p>95</text:p>
          </table:table-cell>
          <table:table-cell table:formula="of:=[.$E$1]/([.$E$2]-1)*[.A930]" office:value-type="float" office:value="16122.2439448246" calcext:value-type="float">
            <text:p>16.12E+03</text:p>
          </table:table-cell>
          <table:table-cell table:formula="of:=IF(OR(AND([.B930]&gt;[.$G$2];[.B930]&lt;[.$G$3]);AND([.B930]&gt;[.$G$4];[.B9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0]-1" office:value-type="float" office:value="94" calcext:value-type="float">
            <text:p>94</text:p>
          </table:table-cell>
          <table:table-cell table:formula="of:=[.$E$1]/([.$E$2]-1)*[.A931]" office:value-type="float" office:value="15952.5361138264" calcext:value-type="float">
            <text:p>15.95E+03</text:p>
          </table:table-cell>
          <table:table-cell table:formula="of:=IF(OR(AND([.B931]&gt;[.$G$2];[.B931]&lt;[.$G$3]);AND([.B931]&gt;[.$G$4];[.B9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1]-1" office:value-type="float" office:value="93" calcext:value-type="float">
            <text:p>93</text:p>
          </table:table-cell>
          <table:table-cell table:formula="of:=[.$E$1]/([.$E$2]-1)*[.A932]" office:value-type="float" office:value="15782.8282828283" calcext:value-type="float">
            <text:p>15.78E+03</text:p>
          </table:table-cell>
          <table:table-cell table:formula="of:=IF(OR(AND([.B932]&gt;[.$G$2];[.B932]&lt;[.$G$3]);AND([.B932]&gt;[.$G$4];[.B9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2]-1" office:value-type="float" office:value="92" calcext:value-type="float">
            <text:p>92</text:p>
          </table:table-cell>
          <table:table-cell table:formula="of:=[.$E$1]/([.$E$2]-1)*[.A933]" office:value-type="float" office:value="15613.1204518301" calcext:value-type="float">
            <text:p>15.61E+03</text:p>
          </table:table-cell>
          <table:table-cell table:formula="of:=IF(OR(AND([.B933]&gt;[.$G$2];[.B933]&lt;[.$G$3]);AND([.B933]&gt;[.$G$4];[.B9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3]-1" office:value-type="float" office:value="91" calcext:value-type="float">
            <text:p>91</text:p>
          </table:table-cell>
          <table:table-cell table:formula="of:=[.$E$1]/([.$E$2]-1)*[.A934]" office:value-type="float" office:value="15443.412620832" calcext:value-type="float">
            <text:p>15.44E+03</text:p>
          </table:table-cell>
          <table:table-cell table:formula="of:=IF(OR(AND([.B934]&gt;[.$G$2];[.B934]&lt;[.$G$3]);AND([.B934]&gt;[.$G$4];[.B93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4]-1" office:value-type="float" office:value="90" calcext:value-type="float">
            <text:p>90</text:p>
          </table:table-cell>
          <table:table-cell table:formula="of:=[.$E$1]/([.$E$2]-1)*[.A935]" office:value-type="float" office:value="15273.7047898338" calcext:value-type="float">
            <text:p>15.27E+03</text:p>
          </table:table-cell>
          <table:table-cell table:formula="of:=IF(OR(AND([.B935]&gt;[.$G$2];[.B935]&lt;[.$G$3]);AND([.B935]&gt;[.$G$4];[.B93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5]-1" office:value-type="float" office:value="89" calcext:value-type="float">
            <text:p>89</text:p>
          </table:table-cell>
          <table:table-cell table:formula="of:=[.$E$1]/([.$E$2]-1)*[.A936]" office:value-type="float" office:value="15103.9969588357" calcext:value-type="float">
            <text:p>15.10E+03</text:p>
          </table:table-cell>
          <table:table-cell table:formula="of:=IF(OR(AND([.B936]&gt;[.$G$2];[.B936]&lt;[.$G$3]);AND([.B936]&gt;[.$G$4];[.B93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6]-1" office:value-type="float" office:value="88" calcext:value-type="float">
            <text:p>88</text:p>
          </table:table-cell>
          <table:table-cell table:formula="of:=[.$E$1]/([.$E$2]-1)*[.A937]" office:value-type="float" office:value="14934.2891278375" calcext:value-type="float">
            <text:p>14.93E+03</text:p>
          </table:table-cell>
          <table:table-cell table:formula="of:=IF(OR(AND([.B937]&gt;[.$G$2];[.B937]&lt;[.$G$3]);AND([.B937]&gt;[.$G$4];[.B93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7]-1" office:value-type="float" office:value="87" calcext:value-type="float">
            <text:p>87</text:p>
          </table:table-cell>
          <table:table-cell table:formula="of:=[.$E$1]/([.$E$2]-1)*[.A938]" office:value-type="float" office:value="14764.5812968394" calcext:value-type="float">
            <text:p>14.76E+03</text:p>
          </table:table-cell>
          <table:table-cell table:formula="of:=IF(OR(AND([.B938]&gt;[.$G$2];[.B938]&lt;[.$G$3]);AND([.B938]&gt;[.$G$4];[.B93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8]-1" office:value-type="float" office:value="86" calcext:value-type="float">
            <text:p>86</text:p>
          </table:table-cell>
          <table:table-cell table:formula="of:=[.$E$1]/([.$E$2]-1)*[.A939]" office:value-type="float" office:value="14594.8734658412" calcext:value-type="float">
            <text:p>14.59E+03</text:p>
          </table:table-cell>
          <table:table-cell table:formula="of:=IF(OR(AND([.B939]&gt;[.$G$2];[.B939]&lt;[.$G$3]);AND([.B939]&gt;[.$G$4];[.B93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39]-1" office:value-type="float" office:value="85" calcext:value-type="float">
            <text:p>85</text:p>
          </table:table-cell>
          <table:table-cell table:formula="of:=[.$E$1]/([.$E$2]-1)*[.A940]" office:value-type="float" office:value="14425.1656348431" calcext:value-type="float">
            <text:p>14.43E+03</text:p>
          </table:table-cell>
          <table:table-cell table:formula="of:=IF(OR(AND([.B940]&gt;[.$G$2];[.B940]&lt;[.$G$3]);AND([.B940]&gt;[.$G$4];[.B94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0]-1" office:value-type="float" office:value="84" calcext:value-type="float">
            <text:p>84</text:p>
          </table:table-cell>
          <table:table-cell table:formula="of:=[.$E$1]/([.$E$2]-1)*[.A941]" office:value-type="float" office:value="14255.4578038449" calcext:value-type="float">
            <text:p>14.26E+03</text:p>
          </table:table-cell>
          <table:table-cell table:formula="of:=IF(OR(AND([.B941]&gt;[.$G$2];[.B941]&lt;[.$G$3]);AND([.B941]&gt;[.$G$4];[.B94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1]-1" office:value-type="float" office:value="83" calcext:value-type="float">
            <text:p>83</text:p>
          </table:table-cell>
          <table:table-cell table:formula="of:=[.$E$1]/([.$E$2]-1)*[.A942]" office:value-type="float" office:value="14085.7499728467" calcext:value-type="float">
            <text:p>14.09E+03</text:p>
          </table:table-cell>
          <table:table-cell table:formula="of:=IF(OR(AND([.B942]&gt;[.$G$2];[.B942]&lt;[.$G$3]);AND([.B942]&gt;[.$G$4];[.B94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2]-1" office:value-type="float" office:value="82" calcext:value-type="float">
            <text:p>82</text:p>
          </table:table-cell>
          <table:table-cell table:formula="of:=[.$E$1]/([.$E$2]-1)*[.A943]" office:value-type="float" office:value="13916.0421418486" calcext:value-type="float">
            <text:p>13.92E+03</text:p>
          </table:table-cell>
          <table:table-cell table:formula="of:=IF(OR(AND([.B943]&gt;[.$G$2];[.B943]&lt;[.$G$3]);AND([.B943]&gt;[.$G$4];[.B94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3]-1" office:value-type="float" office:value="81" calcext:value-type="float">
            <text:p>81</text:p>
          </table:table-cell>
          <table:table-cell table:formula="of:=[.$E$1]/([.$E$2]-1)*[.A944]" office:value-type="float" office:value="13746.3343108504" calcext:value-type="float">
            <text:p>13.75E+03</text:p>
          </table:table-cell>
          <table:table-cell table:formula="of:=IF(OR(AND([.B944]&gt;[.$G$2];[.B944]&lt;[.$G$3]);AND([.B944]&gt;[.$G$4];[.B94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4]-1" office:value-type="float" office:value="80" calcext:value-type="float">
            <text:p>80</text:p>
          </table:table-cell>
          <table:table-cell table:formula="of:=[.$E$1]/([.$E$2]-1)*[.A945]" office:value-type="float" office:value="13576.6264798523" calcext:value-type="float">
            <text:p>13.58E+03</text:p>
          </table:table-cell>
          <table:table-cell table:formula="of:=IF(OR(AND([.B945]&gt;[.$G$2];[.B945]&lt;[.$G$3]);AND([.B945]&gt;[.$G$4];[.B94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5]-1" office:value-type="float" office:value="79" calcext:value-type="float">
            <text:p>79</text:p>
          </table:table-cell>
          <table:table-cell table:formula="of:=[.$E$1]/([.$E$2]-1)*[.A946]" office:value-type="float" office:value="13406.9186488541" calcext:value-type="float">
            <text:p>13.41E+03</text:p>
          </table:table-cell>
          <table:table-cell table:formula="of:=IF(OR(AND([.B946]&gt;[.$G$2];[.B946]&lt;[.$G$3]);AND([.B946]&gt;[.$G$4];[.B94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6]-1" office:value-type="float" office:value="78" calcext:value-type="float">
            <text:p>78</text:p>
          </table:table-cell>
          <table:table-cell table:formula="of:=[.$E$1]/([.$E$2]-1)*[.A947]" office:value-type="float" office:value="13237.210817856" calcext:value-type="float">
            <text:p>13.24E+03</text:p>
          </table:table-cell>
          <table:table-cell table:formula="of:=IF(OR(AND([.B947]&gt;[.$G$2];[.B947]&lt;[.$G$3]);AND([.B947]&gt;[.$G$4];[.B94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7]-1" office:value-type="float" office:value="77" calcext:value-type="float">
            <text:p>77</text:p>
          </table:table-cell>
          <table:table-cell table:formula="of:=[.$E$1]/([.$E$2]-1)*[.A948]" office:value-type="float" office:value="13067.5029868578" calcext:value-type="float">
            <text:p>13.07E+03</text:p>
          </table:table-cell>
          <table:table-cell table:formula="of:=IF(OR(AND([.B948]&gt;[.$G$2];[.B948]&lt;[.$G$3]);AND([.B948]&gt;[.$G$4];[.B94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8]-1" office:value-type="float" office:value="76" calcext:value-type="float">
            <text:p>76</text:p>
          </table:table-cell>
          <table:table-cell table:formula="of:=[.$E$1]/([.$E$2]-1)*[.A949]" office:value-type="float" office:value="12897.7951558597" calcext:value-type="float">
            <text:p>12.90E+03</text:p>
          </table:table-cell>
          <table:table-cell table:formula="of:=IF(OR(AND([.B949]&gt;[.$G$2];[.B949]&lt;[.$G$3]);AND([.B949]&gt;[.$G$4];[.B94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49]-1" office:value-type="float" office:value="75" calcext:value-type="float">
            <text:p>75</text:p>
          </table:table-cell>
          <table:table-cell table:formula="of:=[.$E$1]/([.$E$2]-1)*[.A950]" office:value-type="float" office:value="12728.0873248615" calcext:value-type="float">
            <text:p>12.73E+03</text:p>
          </table:table-cell>
          <table:table-cell table:formula="of:=IF(OR(AND([.B950]&gt;[.$G$2];[.B950]&lt;[.$G$3]);AND([.B950]&gt;[.$G$4];[.B95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0]-1" office:value-type="float" office:value="74" calcext:value-type="float">
            <text:p>74</text:p>
          </table:table-cell>
          <table:table-cell table:formula="of:=[.$E$1]/([.$E$2]-1)*[.A951]" office:value-type="float" office:value="12558.3794938634" calcext:value-type="float">
            <text:p>12.56E+03</text:p>
          </table:table-cell>
          <table:table-cell table:formula="of:=IF(OR(AND([.B951]&gt;[.$G$2];[.B951]&lt;[.$G$3]);AND([.B951]&gt;[.$G$4];[.B95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1]-1" office:value-type="float" office:value="73" calcext:value-type="float">
            <text:p>73</text:p>
          </table:table-cell>
          <table:table-cell table:formula="of:=[.$E$1]/([.$E$2]-1)*[.A952]" office:value-type="float" office:value="12388.6716628652" calcext:value-type="float">
            <text:p>12.39E+03</text:p>
          </table:table-cell>
          <table:table-cell table:formula="of:=IF(OR(AND([.B952]&gt;[.$G$2];[.B952]&lt;[.$G$3]);AND([.B952]&gt;[.$G$4];[.B95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2]-1" office:value-type="float" office:value="72" calcext:value-type="float">
            <text:p>72</text:p>
          </table:table-cell>
          <table:table-cell table:formula="of:=[.$E$1]/([.$E$2]-1)*[.A953]" office:value-type="float" office:value="12218.9638318671" calcext:value-type="float">
            <text:p>12.22E+03</text:p>
          </table:table-cell>
          <table:table-cell table:formula="of:=IF(OR(AND([.B953]&gt;[.$G$2];[.B953]&lt;[.$G$3]);AND([.B953]&gt;[.$G$4];[.B95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3]-1" office:value-type="float" office:value="71" calcext:value-type="float">
            <text:p>71</text:p>
          </table:table-cell>
          <table:table-cell table:formula="of:=[.$E$1]/([.$E$2]-1)*[.A954]" office:value-type="float" office:value="12049.2560008689" calcext:value-type="float">
            <text:p>12.05E+03</text:p>
          </table:table-cell>
          <table:table-cell table:formula="of:=IF(OR(AND([.B954]&gt;[.$G$2];[.B954]&lt;[.$G$3]);AND([.B954]&gt;[.$G$4];[.B95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4]-1" office:value-type="float" office:value="70" calcext:value-type="float">
            <text:p>70</text:p>
          </table:table-cell>
          <table:table-cell table:formula="of:=[.$E$1]/([.$E$2]-1)*[.A955]" office:value-type="float" office:value="11879.5481698708" calcext:value-type="float">
            <text:p>11.88E+03</text:p>
          </table:table-cell>
          <table:table-cell table:formula="of:=IF(OR(AND([.B955]&gt;[.$G$2];[.B955]&lt;[.$G$3]);AND([.B955]&gt;[.$G$4];[.B95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5]-1" office:value-type="float" office:value="69" calcext:value-type="float">
            <text:p>69</text:p>
          </table:table-cell>
          <table:table-cell table:formula="of:=[.$E$1]/([.$E$2]-1)*[.A956]" office:value-type="float" office:value="11709.8403388726" calcext:value-type="float">
            <text:p>11.71E+03</text:p>
          </table:table-cell>
          <table:table-cell table:formula="of:=IF(OR(AND([.B956]&gt;[.$G$2];[.B956]&lt;[.$G$3]);AND([.B956]&gt;[.$G$4];[.B95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6]-1" office:value-type="float" office:value="68" calcext:value-type="float">
            <text:p>68</text:p>
          </table:table-cell>
          <table:table-cell table:formula="of:=[.$E$1]/([.$E$2]-1)*[.A957]" office:value-type="float" office:value="11540.1325078744" calcext:value-type="float">
            <text:p>11.54E+03</text:p>
          </table:table-cell>
          <table:table-cell table:formula="of:=IF(OR(AND([.B957]&gt;[.$G$2];[.B957]&lt;[.$G$3]);AND([.B957]&gt;[.$G$4];[.B95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7]-1" office:value-type="float" office:value="67" calcext:value-type="float">
            <text:p>67</text:p>
          </table:table-cell>
          <table:table-cell table:formula="of:=[.$E$1]/([.$E$2]-1)*[.A958]" office:value-type="float" office:value="11370.4246768763" calcext:value-type="float">
            <text:p>11.37E+03</text:p>
          </table:table-cell>
          <table:table-cell table:formula="of:=IF(OR(AND([.B958]&gt;[.$G$2];[.B958]&lt;[.$G$3]);AND([.B958]&gt;[.$G$4];[.B95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8]-1" office:value-type="float" office:value="66" calcext:value-type="float">
            <text:p>66</text:p>
          </table:table-cell>
          <table:table-cell table:formula="of:=[.$E$1]/([.$E$2]-1)*[.A959]" office:value-type="float" office:value="11200.7168458781" calcext:value-type="float">
            <text:p>11.20E+03</text:p>
          </table:table-cell>
          <table:table-cell table:formula="of:=IF(OR(AND([.B959]&gt;[.$G$2];[.B959]&lt;[.$G$3]);AND([.B959]&gt;[.$G$4];[.B95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9]-1" office:value-type="float" office:value="65" calcext:value-type="float">
            <text:p>65</text:p>
          </table:table-cell>
          <table:table-cell table:formula="of:=[.$E$1]/([.$E$2]-1)*[.A960]" office:value-type="float" office:value="11031.00901488" calcext:value-type="float">
            <text:p>11.03E+03</text:p>
          </table:table-cell>
          <table:table-cell table:formula="of:=IF(OR(AND([.B960]&gt;[.$G$2];[.B960]&lt;[.$G$3]);AND([.B960]&gt;[.$G$4];[.B96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0]-1" office:value-type="float" office:value="64" calcext:value-type="float">
            <text:p>64</text:p>
          </table:table-cell>
          <table:table-cell table:formula="of:=[.$E$1]/([.$E$2]-1)*[.A961]" office:value-type="float" office:value="10861.3011838818" calcext:value-type="float">
            <text:p>10.86E+03</text:p>
          </table:table-cell>
          <table:table-cell table:formula="of:=IF(OR(AND([.B961]&gt;[.$G$2];[.B961]&lt;[.$G$3]);AND([.B961]&gt;[.$G$4];[.B96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1]-1" office:value-type="float" office:value="63" calcext:value-type="float">
            <text:p>63</text:p>
          </table:table-cell>
          <table:table-cell table:formula="of:=[.$E$1]/([.$E$2]-1)*[.A962]" office:value-type="float" office:value="10691.5933528837" calcext:value-type="float">
            <text:p>10.69E+03</text:p>
          </table:table-cell>
          <table:table-cell table:formula="of:=IF(OR(AND([.B962]&gt;[.$G$2];[.B962]&lt;[.$G$3]);AND([.B962]&gt;[.$G$4];[.B96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2]-1" office:value-type="float" office:value="62" calcext:value-type="float">
            <text:p>62</text:p>
          </table:table-cell>
          <table:table-cell table:formula="of:=[.$E$1]/([.$E$2]-1)*[.A963]" office:value-type="float" office:value="10521.8855218855" calcext:value-type="float">
            <text:p>10.52E+03</text:p>
          </table:table-cell>
          <table:table-cell table:formula="of:=IF(OR(AND([.B963]&gt;[.$G$2];[.B963]&lt;[.$G$3]);AND([.B963]&gt;[.$G$4];[.B96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3]-1" office:value-type="float" office:value="61" calcext:value-type="float">
            <text:p>61</text:p>
          </table:table-cell>
          <table:table-cell table:formula="of:=[.$E$1]/([.$E$2]-1)*[.A964]" office:value-type="float" office:value="10352.1776908874" calcext:value-type="float">
            <text:p>10.35E+03</text:p>
          </table:table-cell>
          <table:table-cell table:formula="of:=IF(OR(AND([.B964]&gt;[.$G$2];[.B964]&lt;[.$G$3]);AND([.B964]&gt;[.$G$4];[.B96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4]-1" office:value-type="float" office:value="60" calcext:value-type="float">
            <text:p>60</text:p>
          </table:table-cell>
          <table:table-cell table:formula="of:=[.$E$1]/([.$E$2]-1)*[.A965]" office:value-type="float" office:value="10182.4698598892" calcext:value-type="float">
            <text:p>10.18E+03</text:p>
          </table:table-cell>
          <table:table-cell table:formula="of:=IF(OR(AND([.B965]&gt;[.$G$2];[.B965]&lt;[.$G$3]);AND([.B965]&gt;[.$G$4];[.B96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5]-1" office:value-type="float" office:value="59" calcext:value-type="float">
            <text:p>59</text:p>
          </table:table-cell>
          <table:table-cell table:formula="of:=[.$E$1]/([.$E$2]-1)*[.A966]" office:value-type="float" office:value="10012.7620288911" calcext:value-type="float">
            <text:p>10.01E+03</text:p>
          </table:table-cell>
          <table:table-cell table:formula="of:=IF(OR(AND([.B966]&gt;[.$G$2];[.B966]&lt;[.$G$3]);AND([.B966]&gt;[.$G$4];[.B96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6]-1" office:value-type="float" office:value="58" calcext:value-type="float">
            <text:p>58</text:p>
          </table:table-cell>
          <table:table-cell table:formula="of:=[.$E$1]/([.$E$2]-1)*[.A967]" office:value-type="float" office:value="9843.05419789291" calcext:value-type="float">
            <text:p>9.84E+03</text:p>
          </table:table-cell>
          <table:table-cell table:formula="of:=IF(OR(AND([.B967]&gt;[.$G$2];[.B967]&lt;[.$G$3]);AND([.B967]&gt;[.$G$4];[.B96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7]-1" office:value-type="float" office:value="57" calcext:value-type="float">
            <text:p>57</text:p>
          </table:table-cell>
          <table:table-cell table:formula="of:=[.$E$1]/([.$E$2]-1)*[.A968]" office:value-type="float" office:value="9673.34636689475" calcext:value-type="float">
            <text:p>9.67E+03</text:p>
          </table:table-cell>
          <table:table-cell table:formula="of:=IF(OR(AND([.B968]&gt;[.$G$2];[.B968]&lt;[.$G$3]);AND([.B968]&gt;[.$G$4];[.B96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8]-1" office:value-type="float" office:value="56" calcext:value-type="float">
            <text:p>56</text:p>
          </table:table-cell>
          <table:table-cell table:formula="of:=[.$E$1]/([.$E$2]-1)*[.A969]" office:value-type="float" office:value="9503.6385358966" calcext:value-type="float">
            <text:p>9.50E+03</text:p>
          </table:table-cell>
          <table:table-cell table:formula="of:=IF(OR(AND([.B969]&gt;[.$G$2];[.B969]&lt;[.$G$3]);AND([.B969]&gt;[.$G$4];[.B96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69]-1" office:value-type="float" office:value="55" calcext:value-type="float">
            <text:p>55</text:p>
          </table:table-cell>
          <table:table-cell table:formula="of:=[.$E$1]/([.$E$2]-1)*[.A970]" office:value-type="float" office:value="9333.93070489845" calcext:value-type="float">
            <text:p>9.33E+03</text:p>
          </table:table-cell>
          <table:table-cell table:formula="of:=IF(OR(AND([.B970]&gt;[.$G$2];[.B970]&lt;[.$G$3]);AND([.B970]&gt;[.$G$4];[.B97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0]-1" office:value-type="float" office:value="54" calcext:value-type="float">
            <text:p>54</text:p>
          </table:table-cell>
          <table:table-cell table:formula="of:=[.$E$1]/([.$E$2]-1)*[.A971]" office:value-type="float" office:value="9164.22287390029" calcext:value-type="float">
            <text:p>9.16E+03</text:p>
          </table:table-cell>
          <table:table-cell table:formula="of:=IF(OR(AND([.B971]&gt;[.$G$2];[.B971]&lt;[.$G$3]);AND([.B971]&gt;[.$G$4];[.B97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1]-1" office:value-type="float" office:value="53" calcext:value-type="float">
            <text:p>53</text:p>
          </table:table-cell>
          <table:table-cell table:formula="of:=[.$E$1]/([.$E$2]-1)*[.A972]" office:value-type="float" office:value="8994.51504290214" calcext:value-type="float">
            <text:p>8.99E+03</text:p>
          </table:table-cell>
          <table:table-cell table:formula="of:=IF(OR(AND([.B972]&gt;[.$G$2];[.B972]&lt;[.$G$3]);AND([.B972]&gt;[.$G$4];[.B97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2]-1" office:value-type="float" office:value="52" calcext:value-type="float">
            <text:p>52</text:p>
          </table:table-cell>
          <table:table-cell table:formula="of:=[.$E$1]/([.$E$2]-1)*[.A973]" office:value-type="float" office:value="8824.80721190399" calcext:value-type="float">
            <text:p>8.82E+03</text:p>
          </table:table-cell>
          <table:table-cell table:formula="of:=IF(OR(AND([.B973]&gt;[.$G$2];[.B973]&lt;[.$G$3]);AND([.B973]&gt;[.$G$4];[.B97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3]-1" office:value-type="float" office:value="51" calcext:value-type="float">
            <text:p>51</text:p>
          </table:table-cell>
          <table:table-cell table:formula="of:=[.$E$1]/([.$E$2]-1)*[.A974]" office:value-type="float" office:value="8655.09938090583" calcext:value-type="float">
            <text:p>8.66E+03</text:p>
          </table:table-cell>
          <table:table-cell table:formula="of:=IF(OR(AND([.B974]&gt;[.$G$2];[.B974]&lt;[.$G$3]);AND([.B974]&gt;[.$G$4];[.B97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4]-1" office:value-type="float" office:value="50" calcext:value-type="float">
            <text:p>50</text:p>
          </table:table-cell>
          <table:table-cell table:formula="of:=[.$E$1]/([.$E$2]-1)*[.A975]" office:value-type="float" office:value="8485.39154990768" calcext:value-type="float">
            <text:p>8.49E+03</text:p>
          </table:table-cell>
          <table:table-cell table:formula="of:=IF(OR(AND([.B975]&gt;[.$G$2];[.B975]&lt;[.$G$3]);AND([.B975]&gt;[.$G$4];[.B97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5]-1" office:value-type="float" office:value="49" calcext:value-type="float">
            <text:p>49</text:p>
          </table:table-cell>
          <table:table-cell table:formula="of:=[.$E$1]/([.$E$2]-1)*[.A976]" office:value-type="float" office:value="8315.68371890953" calcext:value-type="float">
            <text:p>8.32E+03</text:p>
          </table:table-cell>
          <table:table-cell table:formula="of:=IF(OR(AND([.B976]&gt;[.$G$2];[.B976]&lt;[.$G$3]);AND([.B976]&gt;[.$G$4];[.B97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6]-1" office:value-type="float" office:value="48" calcext:value-type="float">
            <text:p>48</text:p>
          </table:table-cell>
          <table:table-cell table:formula="of:=[.$E$1]/([.$E$2]-1)*[.A977]" office:value-type="float" office:value="8145.97588791137" calcext:value-type="float">
            <text:p>8.15E+03</text:p>
          </table:table-cell>
          <table:table-cell table:formula="of:=IF(OR(AND([.B977]&gt;[.$G$2];[.B977]&lt;[.$G$3]);AND([.B977]&gt;[.$G$4];[.B97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7]-1" office:value-type="float" office:value="47" calcext:value-type="float">
            <text:p>47</text:p>
          </table:table-cell>
          <table:table-cell table:formula="of:=[.$E$1]/([.$E$2]-1)*[.A978]" office:value-type="float" office:value="7976.26805691322" calcext:value-type="float">
            <text:p>7.98E+03</text:p>
          </table:table-cell>
          <table:table-cell table:formula="of:=IF(OR(AND([.B978]&gt;[.$G$2];[.B978]&lt;[.$G$3]);AND([.B978]&gt;[.$G$4];[.B97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8]-1" office:value-type="float" office:value="46" calcext:value-type="float">
            <text:p>46</text:p>
          </table:table-cell>
          <table:table-cell table:formula="of:=[.$E$1]/([.$E$2]-1)*[.A979]" office:value-type="float" office:value="7806.56022591506" calcext:value-type="float">
            <text:p>7.81E+03</text:p>
          </table:table-cell>
          <table:table-cell table:formula="of:=IF(OR(AND([.B979]&gt;[.$G$2];[.B979]&lt;[.$G$3]);AND([.B979]&gt;[.$G$4];[.B97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79]-1" office:value-type="float" office:value="45" calcext:value-type="float">
            <text:p>45</text:p>
          </table:table-cell>
          <table:table-cell table:formula="of:=[.$E$1]/([.$E$2]-1)*[.A980]" office:value-type="float" office:value="7636.85239491691" calcext:value-type="float">
            <text:p>7.64E+03</text:p>
          </table:table-cell>
          <table:table-cell table:formula="of:=IF(OR(AND([.B980]&gt;[.$G$2];[.B980]&lt;[.$G$3]);AND([.B980]&gt;[.$G$4];[.B98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0]-1" office:value-type="float" office:value="44" calcext:value-type="float">
            <text:p>44</text:p>
          </table:table-cell>
          <table:table-cell table:formula="of:=[.$E$1]/([.$E$2]-1)*[.A981]" office:value-type="float" office:value="7467.14456391876" calcext:value-type="float">
            <text:p>7.47E+03</text:p>
          </table:table-cell>
          <table:table-cell table:formula="of:=IF(OR(AND([.B981]&gt;[.$G$2];[.B981]&lt;[.$G$3]);AND([.B981]&gt;[.$G$4];[.B98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1]-1" office:value-type="float" office:value="43" calcext:value-type="float">
            <text:p>43</text:p>
          </table:table-cell>
          <table:table-cell table:formula="of:=[.$E$1]/([.$E$2]-1)*[.A982]" office:value-type="float" office:value="7297.4367329206" calcext:value-type="float">
            <text:p>7.30E+03</text:p>
          </table:table-cell>
          <table:table-cell table:formula="of:=IF(OR(AND([.B982]&gt;[.$G$2];[.B982]&lt;[.$G$3]);AND([.B982]&gt;[.$G$4];[.B98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2]-1" office:value-type="float" office:value="42" calcext:value-type="float">
            <text:p>42</text:p>
          </table:table-cell>
          <table:table-cell table:formula="of:=[.$E$1]/([.$E$2]-1)*[.A983]" office:value-type="float" office:value="7127.72890192245" calcext:value-type="float">
            <text:p>7.13E+03</text:p>
          </table:table-cell>
          <table:table-cell table:formula="of:=IF(OR(AND([.B983]&gt;[.$G$2];[.B983]&lt;[.$G$3]);AND([.B983]&gt;[.$G$4];[.B98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3]-1" office:value-type="float" office:value="41" calcext:value-type="float">
            <text:p>41</text:p>
          </table:table-cell>
          <table:table-cell table:formula="of:=[.$E$1]/([.$E$2]-1)*[.A984]" office:value-type="float" office:value="6958.0210709243" calcext:value-type="float">
            <text:p>6.96E+03</text:p>
          </table:table-cell>
          <table:table-cell table:formula="of:=IF(OR(AND([.B984]&gt;[.$G$2];[.B984]&lt;[.$G$3]);AND([.B984]&gt;[.$G$4];[.B98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4]-1" office:value-type="float" office:value="40" calcext:value-type="float">
            <text:p>40</text:p>
          </table:table-cell>
          <table:table-cell table:formula="of:=[.$E$1]/([.$E$2]-1)*[.A985]" office:value-type="float" office:value="6788.31323992614" calcext:value-type="float">
            <text:p>6.79E+03</text:p>
          </table:table-cell>
          <table:table-cell table:formula="of:=IF(OR(AND([.B985]&gt;[.$G$2];[.B985]&lt;[.$G$3]);AND([.B985]&gt;[.$G$4];[.B98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5]-1" office:value-type="float" office:value="39" calcext:value-type="float">
            <text:p>39</text:p>
          </table:table-cell>
          <table:table-cell table:formula="of:=[.$E$1]/([.$E$2]-1)*[.A986]" office:value-type="float" office:value="6618.60540892799" calcext:value-type="float">
            <text:p>6.62E+03</text:p>
          </table:table-cell>
          <table:table-cell table:formula="of:=IF(OR(AND([.B986]&gt;[.$G$2];[.B986]&lt;[.$G$3]);AND([.B986]&gt;[.$G$4];[.B98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6]-1" office:value-type="float" office:value="38" calcext:value-type="float">
            <text:p>38</text:p>
          </table:table-cell>
          <table:table-cell table:formula="of:=[.$E$1]/([.$E$2]-1)*[.A987]" office:value-type="float" office:value="6448.89757792984" calcext:value-type="float">
            <text:p>6.45E+03</text:p>
          </table:table-cell>
          <table:table-cell table:formula="of:=IF(OR(AND([.B987]&gt;[.$G$2];[.B987]&lt;[.$G$3]);AND([.B987]&gt;[.$G$4];[.B98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7]-1" office:value-type="float" office:value="37" calcext:value-type="float">
            <text:p>37</text:p>
          </table:table-cell>
          <table:table-cell table:formula="of:=[.$E$1]/([.$E$2]-1)*[.A988]" office:value-type="float" office:value="6279.18974693168" calcext:value-type="float">
            <text:p>6.28E+03</text:p>
          </table:table-cell>
          <table:table-cell table:formula="of:=IF(OR(AND([.B988]&gt;[.$G$2];[.B988]&lt;[.$G$3]);AND([.B988]&gt;[.$G$4];[.B98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8]-1" office:value-type="float" office:value="36" calcext:value-type="float">
            <text:p>36</text:p>
          </table:table-cell>
          <table:table-cell table:formula="of:=[.$E$1]/([.$E$2]-1)*[.A989]" office:value-type="float" office:value="6109.48191593353" calcext:value-type="float">
            <text:p>6.11E+03</text:p>
          </table:table-cell>
          <table:table-cell table:formula="of:=IF(OR(AND([.B989]&gt;[.$G$2];[.B989]&lt;[.$G$3]);AND([.B989]&gt;[.$G$4];[.B98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89]-1" office:value-type="float" office:value="35" calcext:value-type="float">
            <text:p>35</text:p>
          </table:table-cell>
          <table:table-cell table:formula="of:=[.$E$1]/([.$E$2]-1)*[.A990]" office:value-type="float" office:value="5939.77408493538" calcext:value-type="float">
            <text:p>5.94E+03</text:p>
          </table:table-cell>
          <table:table-cell table:formula="of:=IF(OR(AND([.B990]&gt;[.$G$2];[.B990]&lt;[.$G$3]);AND([.B990]&gt;[.$G$4];[.B99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0]-1" office:value-type="float" office:value="34" calcext:value-type="float">
            <text:p>34</text:p>
          </table:table-cell>
          <table:table-cell table:formula="of:=[.$E$1]/([.$E$2]-1)*[.A991]" office:value-type="float" office:value="5770.06625393722" calcext:value-type="float">
            <text:p>5.77E+03</text:p>
          </table:table-cell>
          <table:table-cell table:formula="of:=IF(OR(AND([.B991]&gt;[.$G$2];[.B991]&lt;[.$G$3]);AND([.B991]&gt;[.$G$4];[.B99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1]-1" office:value-type="float" office:value="33" calcext:value-type="float">
            <text:p>33</text:p>
          </table:table-cell>
          <table:table-cell table:formula="of:=[.$E$1]/([.$E$2]-1)*[.A992]" office:value-type="float" office:value="5600.35842293907" calcext:value-type="float">
            <text:p>5.60E+03</text:p>
          </table:table-cell>
          <table:table-cell table:formula="of:=IF(OR(AND([.B992]&gt;[.$G$2];[.B992]&lt;[.$G$3]);AND([.B992]&gt;[.$G$4];[.B99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2]-1" office:value-type="float" office:value="32" calcext:value-type="float">
            <text:p>32</text:p>
          </table:table-cell>
          <table:table-cell table:formula="of:=[.$E$1]/([.$E$2]-1)*[.A993]" office:value-type="float" office:value="5430.65059194092" calcext:value-type="float">
            <text:p>5.43E+03</text:p>
          </table:table-cell>
          <table:table-cell table:formula="of:=IF(OR(AND([.B993]&gt;[.$G$2];[.B993]&lt;[.$G$3]);AND([.B993]&gt;[.$G$4];[.B99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3]-1" office:value-type="float" office:value="31" calcext:value-type="float">
            <text:p>31</text:p>
          </table:table-cell>
          <table:table-cell table:formula="of:=[.$E$1]/([.$E$2]-1)*[.A994]" office:value-type="float" office:value="5260.94276094276" calcext:value-type="float">
            <text:p>5.26E+03</text:p>
          </table:table-cell>
          <table:table-cell table:formula="of:=IF(OR(AND([.B994]&gt;[.$G$2];[.B994]&lt;[.$G$3]);AND([.B994]&gt;[.$G$4];[.B99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4]-1" office:value-type="float" office:value="30" calcext:value-type="float">
            <text:p>30</text:p>
          </table:table-cell>
          <table:table-cell table:formula="of:=[.$E$1]/([.$E$2]-1)*[.A995]" office:value-type="float" office:value="5091.23492994461" calcext:value-type="float">
            <text:p>5.09E+03</text:p>
          </table:table-cell>
          <table:table-cell table:formula="of:=IF(OR(AND([.B995]&gt;[.$G$2];[.B995]&lt;[.$G$3]);AND([.B995]&gt;[.$G$4];[.B99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5]-1" office:value-type="float" office:value="29" calcext:value-type="float">
            <text:p>29</text:p>
          </table:table-cell>
          <table:table-cell table:formula="of:=[.$E$1]/([.$E$2]-1)*[.A996]" office:value-type="float" office:value="4921.52709894645" calcext:value-type="float">
            <text:p>4.92E+03</text:p>
          </table:table-cell>
          <table:table-cell table:formula="of:=IF(OR(AND([.B996]&gt;[.$G$2];[.B996]&lt;[.$G$3]);AND([.B996]&gt;[.$G$4];[.B99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6]-1" office:value-type="float" office:value="28" calcext:value-type="float">
            <text:p>28</text:p>
          </table:table-cell>
          <table:table-cell table:formula="of:=[.$E$1]/([.$E$2]-1)*[.A997]" office:value-type="float" office:value="4751.8192679483" calcext:value-type="float">
            <text:p>4.75E+03</text:p>
          </table:table-cell>
          <table:table-cell table:formula="of:=IF(OR(AND([.B997]&gt;[.$G$2];[.B997]&lt;[.$G$3]);AND([.B997]&gt;[.$G$4];[.B99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7]-1" office:value-type="float" office:value="27" calcext:value-type="float">
            <text:p>27</text:p>
          </table:table-cell>
          <table:table-cell table:formula="of:=[.$E$1]/([.$E$2]-1)*[.A998]" office:value-type="float" office:value="4582.11143695015" calcext:value-type="float">
            <text:p>4.58E+03</text:p>
          </table:table-cell>
          <table:table-cell table:formula="of:=IF(OR(AND([.B998]&gt;[.$G$2];[.B998]&lt;[.$G$3]);AND([.B998]&gt;[.$G$4];[.B99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8]-1" office:value-type="float" office:value="26" calcext:value-type="float">
            <text:p>26</text:p>
          </table:table-cell>
          <table:table-cell table:formula="of:=[.$E$1]/([.$E$2]-1)*[.A999]" office:value-type="float" office:value="4412.40360595199" calcext:value-type="float">
            <text:p>4.41E+03</text:p>
          </table:table-cell>
          <table:table-cell table:formula="of:=IF(OR(AND([.B999]&gt;[.$G$2];[.B999]&lt;[.$G$3]);AND([.B999]&gt;[.$G$4];[.B99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99]-1" office:value-type="float" office:value="25" calcext:value-type="float">
            <text:p>25</text:p>
          </table:table-cell>
          <table:table-cell table:formula="of:=[.$E$1]/([.$E$2]-1)*[.A1000]" office:value-type="float" office:value="4242.69577495384" calcext:value-type="float">
            <text:p>4.24E+03</text:p>
          </table:table-cell>
          <table:table-cell table:formula="of:=IF(OR(AND([.B1000]&gt;[.$G$2];[.B1000]&lt;[.$G$3]);AND([.B1000]&gt;[.$G$4];[.B100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0]-1" office:value-type="float" office:value="24" calcext:value-type="float">
            <text:p>24</text:p>
          </table:table-cell>
          <table:table-cell table:formula="of:=[.$E$1]/([.$E$2]-1)*[.A1001]" office:value-type="float" office:value="4072.98794395569" calcext:value-type="float">
            <text:p>4.07E+03</text:p>
          </table:table-cell>
          <table:table-cell table:formula="of:=IF(OR(AND([.B1001]&gt;[.$G$2];[.B1001]&lt;[.$G$3]);AND([.B1001]&gt;[.$G$4];[.B100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1]-1" office:value-type="float" office:value="23" calcext:value-type="float">
            <text:p>23</text:p>
          </table:table-cell>
          <table:table-cell table:formula="of:=[.$E$1]/([.$E$2]-1)*[.A1002]" office:value-type="float" office:value="3903.28011295753" calcext:value-type="float">
            <text:p>3.90E+03</text:p>
          </table:table-cell>
          <table:table-cell table:formula="of:=IF(OR(AND([.B1002]&gt;[.$G$2];[.B1002]&lt;[.$G$3]);AND([.B1002]&gt;[.$G$4];[.B100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2]-1" office:value-type="float" office:value="22" calcext:value-type="float">
            <text:p>22</text:p>
          </table:table-cell>
          <table:table-cell table:formula="of:=[.$E$1]/([.$E$2]-1)*[.A1003]" office:value-type="float" office:value="3733.57228195938" calcext:value-type="float">
            <text:p>3.73E+03</text:p>
          </table:table-cell>
          <table:table-cell table:formula="of:=IF(OR(AND([.B1003]&gt;[.$G$2];[.B1003]&lt;[.$G$3]);AND([.B1003]&gt;[.$G$4];[.B100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3]-1" office:value-type="float" office:value="21" calcext:value-type="float">
            <text:p>21</text:p>
          </table:table-cell>
          <table:table-cell table:formula="of:=[.$E$1]/([.$E$2]-1)*[.A1004]" office:value-type="float" office:value="3563.86445096123" calcext:value-type="float">
            <text:p>3.56E+03</text:p>
          </table:table-cell>
          <table:table-cell table:formula="of:=IF(OR(AND([.B1004]&gt;[.$G$2];[.B1004]&lt;[.$G$3]);AND([.B1004]&gt;[.$G$4];[.B100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4]-1" office:value-type="float" office:value="20" calcext:value-type="float">
            <text:p>20</text:p>
          </table:table-cell>
          <table:table-cell table:formula="of:=[.$E$1]/([.$E$2]-1)*[.A1005]" office:value-type="float" office:value="3394.15661996307" calcext:value-type="float">
            <text:p>3.39E+03</text:p>
          </table:table-cell>
          <table:table-cell table:formula="of:=IF(OR(AND([.B1005]&gt;[.$G$2];[.B1005]&lt;[.$G$3]);AND([.B1005]&gt;[.$G$4];[.B100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5]-1" office:value-type="float" office:value="19" calcext:value-type="float">
            <text:p>19</text:p>
          </table:table-cell>
          <table:table-cell table:formula="of:=[.$E$1]/([.$E$2]-1)*[.A1006]" office:value-type="float" office:value="3224.44878896492" calcext:value-type="float">
            <text:p>3.22E+03</text:p>
          </table:table-cell>
          <table:table-cell table:formula="of:=IF(OR(AND([.B1006]&gt;[.$G$2];[.B1006]&lt;[.$G$3]);AND([.B1006]&gt;[.$G$4];[.B100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6]-1" office:value-type="float" office:value="18" calcext:value-type="float">
            <text:p>18</text:p>
          </table:table-cell>
          <table:table-cell table:formula="of:=[.$E$1]/([.$E$2]-1)*[.A1007]" office:value-type="float" office:value="3054.74095796676" calcext:value-type="float">
            <text:p>3.05E+03</text:p>
          </table:table-cell>
          <table:table-cell table:formula="of:=IF(OR(AND([.B1007]&gt;[.$G$2];[.B1007]&lt;[.$G$3]);AND([.B1007]&gt;[.$G$4];[.B100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7]-1" office:value-type="float" office:value="17" calcext:value-type="float">
            <text:p>17</text:p>
          </table:table-cell>
          <table:table-cell table:formula="of:=[.$E$1]/([.$E$2]-1)*[.A1008]" office:value-type="float" office:value="2885.03312696861" calcext:value-type="float">
            <text:p>2.89E+03</text:p>
          </table:table-cell>
          <table:table-cell table:formula="of:=IF(OR(AND([.B1008]&gt;[.$G$2];[.B1008]&lt;[.$G$3]);AND([.B1008]&gt;[.$G$4];[.B100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8]-1" office:value-type="float" office:value="16" calcext:value-type="float">
            <text:p>16</text:p>
          </table:table-cell>
          <table:table-cell table:formula="of:=[.$E$1]/([.$E$2]-1)*[.A1009]" office:value-type="float" office:value="2715.32529597046" calcext:value-type="float">
            <text:p>2.72E+03</text:p>
          </table:table-cell>
          <table:table-cell table:formula="of:=IF(OR(AND([.B1009]&gt;[.$G$2];[.B1009]&lt;[.$G$3]);AND([.B1009]&gt;[.$G$4];[.B100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09]-1" office:value-type="float" office:value="15" calcext:value-type="float">
            <text:p>15</text:p>
          </table:table-cell>
          <table:table-cell table:formula="of:=[.$E$1]/([.$E$2]-1)*[.A1010]" office:value-type="float" office:value="2545.6174649723" calcext:value-type="float">
            <text:p>2.55E+03</text:p>
          </table:table-cell>
          <table:table-cell table:formula="of:=IF(OR(AND([.B1010]&gt;[.$G$2];[.B1010]&lt;[.$G$3]);AND([.B1010]&gt;[.$G$4];[.B10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0]-1" office:value-type="float" office:value="14" calcext:value-type="float">
            <text:p>14</text:p>
          </table:table-cell>
          <table:table-cell table:formula="of:=[.$E$1]/([.$E$2]-1)*[.A1011]" office:value-type="float" office:value="2375.90963397415" calcext:value-type="float">
            <text:p>2.38E+03</text:p>
          </table:table-cell>
          <table:table-cell table:formula="of:=IF(OR(AND([.B1011]&gt;[.$G$2];[.B1011]&lt;[.$G$3]);AND([.B1011]&gt;[.$G$4];[.B101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1]-1" office:value-type="float" office:value="13" calcext:value-type="float">
            <text:p>13</text:p>
          </table:table-cell>
          <table:table-cell table:formula="of:=[.$E$1]/([.$E$2]-1)*[.A1012]" office:value-type="float" office:value="2206.201802976" calcext:value-type="float">
            <text:p>2.21E+03</text:p>
          </table:table-cell>
          <table:table-cell table:formula="of:=IF(OR(AND([.B1012]&gt;[.$G$2];[.B1012]&lt;[.$G$3]);AND([.B1012]&gt;[.$G$4];[.B10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2]-1" office:value-type="float" office:value="12" calcext:value-type="float">
            <text:p>12</text:p>
          </table:table-cell>
          <table:table-cell table:formula="of:=[.$E$1]/([.$E$2]-1)*[.A1013]" office:value-type="float" office:value="2036.49397197784" calcext:value-type="float">
            <text:p>2.04E+03</text:p>
          </table:table-cell>
          <table:table-cell table:formula="of:=IF(OR(AND([.B1013]&gt;[.$G$2];[.B1013]&lt;[.$G$3]);AND([.B1013]&gt;[.$G$4];[.B10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3]-1" office:value-type="float" office:value="11" calcext:value-type="float">
            <text:p>11</text:p>
          </table:table-cell>
          <table:table-cell table:formula="of:=[.$E$1]/([.$E$2]-1)*[.A1014]" office:value-type="float" office:value="1866.78614097969" calcext:value-type="float">
            <text:p>1.87E+03</text:p>
          </table:table-cell>
          <table:table-cell table:formula="of:=IF(OR(AND([.B1014]&gt;[.$G$2];[.B1014]&lt;[.$G$3]);AND([.B1014]&gt;[.$G$4];[.B10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4]-1" office:value-type="float" office:value="10" calcext:value-type="float">
            <text:p>10</text:p>
          </table:table-cell>
          <table:table-cell table:formula="of:=[.$E$1]/([.$E$2]-1)*[.A1015]" office:value-type="float" office:value="1697.07830998154" calcext:value-type="float">
            <text:p>1.70E+03</text:p>
          </table:table-cell>
          <table:table-cell table:formula="of:=IF(OR(AND([.B1015]&gt;[.$G$2];[.B1015]&lt;[.$G$3]);AND([.B1015]&gt;[.$G$4];[.B10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5]-1" office:value-type="float" office:value="9" calcext:value-type="float">
            <text:p>9</text:p>
          </table:table-cell>
          <table:table-cell table:formula="of:=[.$E$1]/([.$E$2]-1)*[.A1016]" office:value-type="float" office:value="1527.37047898338" calcext:value-type="float">
            <text:p>1.53E+03</text:p>
          </table:table-cell>
          <table:table-cell table:formula="of:=IF(OR(AND([.B1016]&gt;[.$G$2];[.B1016]&lt;[.$G$3]);AND([.B1016]&gt;[.$G$4];[.B10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6]-1" office:value-type="float" office:value="8" calcext:value-type="float">
            <text:p>8</text:p>
          </table:table-cell>
          <table:table-cell table:formula="of:=[.$E$1]/([.$E$2]-1)*[.A1017]" office:value-type="float" office:value="1357.66264798523" calcext:value-type="float">
            <text:p>1.36E+03</text:p>
          </table:table-cell>
          <table:table-cell table:formula="of:=IF(OR(AND([.B1017]&gt;[.$G$2];[.B1017]&lt;[.$G$3]);AND([.B1017]&gt;[.$G$4];[.B10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7]-1" office:value-type="float" office:value="7" calcext:value-type="float">
            <text:p>7</text:p>
          </table:table-cell>
          <table:table-cell table:formula="of:=[.$E$1]/([.$E$2]-1)*[.A1018]" office:value-type="float" office:value="1187.95481698708" calcext:value-type="float">
            <text:p>1.19E+03</text:p>
          </table:table-cell>
          <table:table-cell table:formula="of:=IF(OR(AND([.B1018]&gt;[.$G$2];[.B1018]&lt;[.$G$3]);AND([.B1018]&gt;[.$G$4];[.B10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8]-1" office:value-type="float" office:value="6" calcext:value-type="float">
            <text:p>6</text:p>
          </table:table-cell>
          <table:table-cell table:formula="of:=[.$E$1]/([.$E$2]-1)*[.A1019]" office:value-type="float" office:value="1018.24698598892" calcext:value-type="float">
            <text:p>1.02E+03</text:p>
          </table:table-cell>
          <table:table-cell table:formula="of:=IF(OR(AND([.B1019]&gt;[.$G$2];[.B1019]&lt;[.$G$3]);AND([.B1019]&gt;[.$G$4];[.B10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19]-1" office:value-type="float" office:value="5" calcext:value-type="float">
            <text:p>5</text:p>
          </table:table-cell>
          <table:table-cell table:formula="of:=[.$E$1]/([.$E$2]-1)*[.A1020]" office:value-type="float" office:value="848.539154990768" calcext:value-type="float">
            <text:p>848.54E+00</text:p>
          </table:table-cell>
          <table:table-cell table:formula="of:=IF(OR(AND([.B1020]&gt;[.$G$2];[.B1020]&lt;[.$G$3]);AND([.B1020]&gt;[.$G$4];[.B10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20]-1" office:value-type="float" office:value="4" calcext:value-type="float">
            <text:p>4</text:p>
          </table:table-cell>
          <table:table-cell table:formula="of:=[.$E$1]/([.$E$2]-1)*[.A1021]" office:value-type="float" office:value="678.831323992614" calcext:value-type="float">
            <text:p>678.83E+00</text:p>
          </table:table-cell>
          <table:table-cell table:formula="of:=IF(OR(AND([.B1021]&gt;[.$G$2];[.B1021]&lt;[.$G$3]);AND([.B1021]&gt;[.$G$4];[.B10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21]-1" office:value-type="float" office:value="3" calcext:value-type="float">
            <text:p>3</text:p>
          </table:table-cell>
          <table:table-cell table:formula="of:=[.$E$1]/([.$E$2]-1)*[.A1022]" office:value-type="float" office:value="509.123492994461" calcext:value-type="float">
            <text:p>509.12E+00</text:p>
          </table:table-cell>
          <table:table-cell table:formula="of:=IF(OR(AND([.B1022]&gt;[.$G$2];[.B1022]&lt;[.$G$3]);AND([.B1022]&gt;[.$G$4];[.B10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22]-1" office:value-type="float" office:value="2" calcext:value-type="float">
            <text:p>2</text:p>
          </table:table-cell>
          <table:table-cell table:formula="of:=[.$E$1]/([.$E$2]-1)*[.A1023]" office:value-type="float" office:value="339.415661996307" calcext:value-type="float">
            <text:p>339.42E+00</text:p>
          </table:table-cell>
          <table:table-cell table:formula="of:=IF(OR(AND([.B1023]&gt;[.$G$2];[.B1023]&lt;[.$G$3]);AND([.B1023]&gt;[.$G$4];[.B10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23]-1" office:value-type="float" office:value="1" calcext:value-type="float">
            <text:p>1</text:p>
          </table:table-cell>
          <table:table-cell table:formula="of:=[.$E$1]/([.$E$2]-1)*[.A1024]" office:value-type="float" office:value="169.707830998154" calcext:value-type="float">
            <text:p>169.71E+00</text:p>
          </table:table-cell>
          <table:table-cell table:formula="of:=IF(OR(AND([.B1024]&gt;[.$G$2];[.B1024]&lt;[.$G$3]);AND([.B1024]&gt;[.$G$4];[.B10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24]-1" office:value-type="float" office:value="0" calcext:value-type="float">
            <text:p>0</text:p>
          </table:table-cell>
          <table:table-cell table:formula="of:=[.$E$1]/([.$E$2]-1)*[.A1025]" office:value-type="float" office:value="0" calcext:value-type="float">
            <text:p>0.00E+00</text:p>
          </table:table-cell>
          <table:table-cell table:formula="of:=IF(OR(AND([.B1025]&gt;[.$G$2];[.B1025]&lt;[.$G$3]);AND([.B1025]&gt;[.$G$4];[.B1025]&lt;[.$G$5]));1;0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2:06:28.4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4:40:16.280000000</meta:creation-date>
    <dc:date>2021-11-03T02:31:20.393000000</dc:date>
    <meta:editing-duration>PT34M37S</meta:editing-duration>
    <meta:editing-cycles>3</meta:editing-cycles>
    <meta:generator>LibreOffice/7.2.2.2$Windows_X86_64 LibreOffice_project/02b2acce88a210515b4a5bb2e46cbfb63fe97d56</meta:generator>
    <meta:document-statistic meta:table-count="1" meta:cell-count="3088" meta:object-count="0"/>
  </office:meta>
</office:document-meta>
</file>